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2.29cm" fo:padding-top="0.142cm" fo:padding-bottom="0.142cm" fo:padding-left="0.267cm" fo:padding-right="0.267cm" draw:shadow="visible" draw:shadow-opacity="50%"/>
      <style:paragraph-properties style:writing-mode="lr-tb"/>
    </style:style>
    <style:style style:name="gr2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896cm" fo:min-width="1.91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dash" draw:stroke-dash="Long_20_Dash" svg:stroke-width="0.035cm" svg:stroke-color="#ff4000" draw:marker-start-width="0.252cm" draw:marker-end-width="0.252cm" draw:fill="none" draw:textarea-horizontal-align="justify" draw:textarea-vertical-align="middle" draw:auto-grow-height="false" fo:min-height="0.21cm" fo:min-width="1.992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0.323cm" fo:min-width="1.978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319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0.21cm" fo:min-width="1.992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draw:stroke="dash" draw:stroke-dash="Dot"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Dot"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draw:marker-start-width="0.252cm" draw:marker-end-width="0.252cm" draw:fill-color="#b4c7dc" draw:textarea-horizontal-align="justify" draw:textarea-vertical-align="middle" draw:auto-grow-height="false" fo:min-height="0.614cm" fo:min-width="1.262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draw:marker-start-width="0.252cm" draw:marker-end-width="0.252cm" draw:fill-color="#b4c7dc" draw:textarea-horizontal-align="justify" draw:textarea-vertical-align="middle" draw:auto-grow-height="false" fo:min-height="0.732cm" fo:min-width="2.00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4" style:family="graphic" style:parent-style-name="standard">
      <style:graphic-properties svg:stroke-width="0.035cm" draw:marker-start-width="0.252cm" draw:marker-end-width="0.252cm" draw:fill-color="#b4c7dc" draw:textarea-horizontal-align="justify" draw:textarea-vertical-align="middle" draw:auto-grow-height="false" fo:min-height="0.478cm" fo:min-width="2.006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draw:marker-start-width="0.252cm" draw:marker-end-width="0.252cm" draw:fill-color="#b4c7dc" draw:textarea-horizontal-align="justify" draw:textarea-vertical-align="middle" draw:auto-grow-height="false" fo:min-height="0.478cm" fo:min-width="1.371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2.365cm" fo:padding-top="0.142cm" fo:padding-bottom="0.142cm" fo:padding-left="0.267cm" fo:padding-right="0.267cm" draw:shadow="visible" draw:shadow-opacity="50%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8" style:family="graphic" style:parent-style-name="standard" style:list-style-name="L1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3.526cm" fo:padding-top="0.142cm" fo:padding-bottom="0.142cm" fo:padding-left="0.267cm" fo:padding-right="0.267cm" draw:shadow="visible" draw:shadow-opacity="50%"/>
      <style:paragraph-properties style:writing-mode="lr-tb"/>
    </style:style>
    <style:style style:name="gr19" style:family="graphic" style:parent-style-name="standard" style:list-style-name="L1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3.526cm" fo:padding-top="0.142cm" fo:padding-bottom="0.142cm" fo:padding-left="0.267cm" fo:padding-right="0.267cm" draw:shadow="visible" draw:shadow-opacity="50%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517cm"/>
      <style:paragraph-properties style:writing-mode="lr-tb"/>
    </style:style>
    <style:style style:name="gr21" style:family="graphic" style:parent-style-name="standard" style:list-style-name="L1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5.533cm" fo:padding-top="0.142cm" fo:padding-bottom="0.142cm" fo:padding-left="0.267cm" fo:padding-right="0.267cm" draw:shadow="visible" draw:shadow-opacity="50%"/>
      <style:paragraph-properties style:writing-mode="lr-tb"/>
    </style:style>
    <style:style style:name="gr22" style:family="graphic" style:parent-style-name="standard" style:list-style-name="L1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4.16cm" fo:padding-top="0.142cm" fo:padding-bottom="0.142cm" fo:padding-left="0.267cm" fo:padding-right="0.267cm" draw:shadow="visible" draw:shadow-opacity="50%"/>
      <style:paragraph-properties style:writing-mode="lr-tb"/>
    </style:style>
    <style:style style:name="gr23" style:family="graphic" style:parent-style-name="objectwithoutfill">
      <style:graphic-properties svg:stroke-width="0.035cm" svg:stroke-color="#ff4000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draw:marker-start-width="0.252cm" draw:marker-end-width="0.252cm" draw:fill-color="#b4c7dc" draw:textarea-horizontal-align="justify" draw:textarea-vertical-align="middle" draw:auto-grow-height="false" fo:min-height="0.614cm" fo:min-width="0.364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svg:stroke-width="0.035cm" svg:stroke-color="#ff4000" draw:marker-start-width="0.252cm" draw:marker-end-width="0.252cm" draw:fill-color="#ffaa95" draw:textarea-horizontal-align="justify" draw:textarea-vertical-align="middle" draw:auto-grow-height="false" fo:min-height="0.614cm" fo:min-width="0.364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3.526cm" fo:padding-top="0.142cm" fo:padding-bottom="0.142cm" fo:padding-left="0.267cm" fo:padding-right="0.267cm" draw:shadow="visible" draw:shadow-opacity="50%"/>
      <style:paragraph-properties style:writing-mode="lr-tb"/>
    </style:style>
    <style:style style:name="gr27" style:family="graphic" style:parent-style-name="standard">
      <style:graphic-properties svg:stroke-width="0.035cm" svg:stroke-color="#800080" draw:marker-start-width="0.252cm" draw:marker-end-width="0.252cm" draw:fill-color="#b7b3ca" draw:textarea-horizontal-align="justify" draw:textarea-vertical-align="middle" draw:auto-grow-height="false" fo:min-height="0.614cm" fo:min-width="0.364cm" fo:padding-top="0.142cm" fo:padding-bottom="0.142cm" fo:padding-left="0.267cm" fo:padding-right="0.267cm"/>
      <style:paragraph-properties style:writing-mode="lr-tb"/>
    </style:style>
    <style:style style:name="gr28" style:family="graphic" style:parent-style-name="objectwithoutfill">
      <style:graphic-properties svg:stroke-width="0.035cm" svg:stroke-color="#00a933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35cm" svg:stroke-color="#800080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24cm" fo:min-width="1.498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1.621cm" fo:padding-top="0.142cm" fo:padding-bottom="0.142cm" fo:padding-left="0.267cm" fo:padding-right="0.267cm" draw:shadow="visible" draw:shadow-opacity="50%"/>
      <style:paragraph-properties style:writing-mode="lr-tb"/>
    </style:style>
    <style:style style:name="gr32" style:family="graphic" style:parent-style-name="objectwithoutfill">
      <style:graphic-properties svg:stroke-width="0.035cm" svg:stroke-color="#2a6099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svg:stroke-width="0.035cm" svg:stroke-color="#ff0000" draw:marker-start-width="0.252cm" draw:marker-end="Symmetric_20_Arrow" draw:marker-end-width="0.352cm" draw:fill="none" draw:opacity="100%" draw:opacity-name="Transparency_20_5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ff0000" draw:marker-start-width="0.252cm" draw:marker-end-width="0.252cm" draw:fill="none" draw:opacity="100%" draw:opacity-name="Transparency_20_5" draw:textarea-horizontal-align="justify" draw:textarea-vertical-align="middle" draw:auto-grow-height="false" fo:min-height="0.224cm" fo:min-width="1.498cm" fo:padding-top="0.142cm" fo:padding-bottom="0.142cm" fo:padding-left="0.267cm" fo:padding-right="0.267cm"/>
      <style:paragraph-properties style:writing-mode="lr-tb"/>
    </style:style>
    <style:style style:name="gr35" style:family="graphic" style:parent-style-name="objectwithoutfill">
      <style:graphic-properties svg:stroke-width="0.035cm" svg:stroke-color="#ff4000" draw:marker-start-width="0.252cm" draw:marker-end="Symmetric_20_Arrow" draw:marker-end-width="0.352cm" draw:fill="none" draw:opacity="100%" draw:opacity-name="Transparency_20_6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svg:stroke-color="#ff4000" draw:marker-start-width="0.252cm" draw:marker-end-width="0.252cm" draw:fill="none" draw:opacity="100%" draw:opacity-name="Transparency_20_6" draw:textarea-horizontal-align="justify" draw:textarea-vertical-align="middle" draw:auto-grow-height="false" fo:min-height="0.224cm" fo:min-width="1.498cm" fo:padding-top="0.142cm" fo:padding-bottom="0.142cm" fo:padding-left="0.267cm" fo:padding-right="0.267cm"/>
      <style:paragraph-properties style:writing-mode="lr-tb"/>
    </style:style>
    <style:style style:name="gr37" style:family="graphic" style:parent-style-name="objectwithoutfill">
      <style:graphic-properties svg:stroke-width="0.035cm" svg:stroke-color="#ff4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8" style:family="graphic" style:parent-style-name="objectwithoutfill">
      <style:graphic-properties svg:stroke-width="0.035cm" svg:stroke-color="#80008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732cm" fo:min-width="2.006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>
      <style:graphic-properties svg:stroke-width="0.035cm" svg:stroke-color="#55308d" draw:marker-start-width="0.252cm" draw:marker-end-width="0.252cm" draw:fill="solid" draw:fill-color="#ffffff" draw:textarea-horizontal-align="justify" draw:textarea-vertical-align="middle" draw:auto-grow-height="false" fo:min-height="0.732cm" fo:min-width="2.006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>
      <style:graphic-properties draw:stroke="dash" draw:stroke-dash="Dashed_20__28_var_29_"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614cm" fo:min-width="0.364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>
      <style:graphic-properties svg:stroke-width="0.035cm" svg:stroke-color="#ff4000" draw:marker-start-width="0.252cm" draw:marker-end-width="0.252cm" draw:fill-color="#ffd8ce" draw:textarea-horizontal-align="justify" draw:textarea-vertical-align="middle" draw:auto-grow-height="false" fo:min-height="0.614cm" fo:min-width="0.364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614cm" fo:min-width="0.364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>
      <style:graphic-properties svg:stroke-width="0.035cm" svg:stroke-color="#ff4000" draw:marker-start-width="0.252cm" draw:marker-end-width="0.252cm" draw:fill-color="#ffd8ce" draw:textarea-horizontal-align="justify" draw:textarea-vertical-align="middle" draw:auto-grow-height="false" fo:min-height="0.794cm" fo:min-width="0.544cm" fo:padding-top="0.142cm" fo:padding-bottom="0.142cm" fo:padding-left="0.267cm" fo:padding-right="0.267cm"/>
      <style:paragraph-properties style:writing-mode="lr-tb"/>
    </style:style>
    <style:style style:name="gr45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2.256cm" fo:padding-top="0.142cm" fo:padding-bottom="0.142cm" fo:padding-left="0.267cm" fo:padding-right="0.267cm" draw:shadow="visible" draw:shadow-opacity="50%"/>
      <style:paragraph-properties style:writing-mode="lr-tb"/>
    </style:style>
    <style:style style:name="gr46" style:family="graphic" style:parent-style-name="standard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732cm" fo:min-width="1.371cm" fo:padding-top="0.142cm" fo:padding-bottom="0.142cm" fo:padding-left="0.267cm" fo:padding-right="0.267cm"/>
      <style:paragraph-properties style:writing-mode="lr-tb"/>
    </style:style>
    <style:style style:name="gr47" style:family="graphic" style:parent-style-name="standard">
      <style:graphic-properties draw:stroke="none" svg:stroke-color="#000000" draw:fill="solid" draw:fill-color="#ffffff" draw:textarea-vertical-align="middle" fo:min-height="0.512cm"/>
      <style:paragraph-properties style:writing-mode="lr-tb"/>
    </style:style>
    <style:style style:name="gr48" style:family="graphic" style:parent-style-name="standard">
      <style:graphic-properties svg:stroke-width="0.053cm" svg:stroke-color="#2a6099" draw:marker-start-width="0.279cm" draw:marker-end-width="0.279cm" draw:fill="solid" draw:fill-color="#ffffff" draw:textarea-horizontal-align="justify" draw:textarea-vertical-align="middle" draw:auto-grow-height="false" fo:min-height="0.794cm" fo:min-width="0.544cm" fo:padding-top="0.151cm" fo:padding-bottom="0.151cm" fo:padding-left="0.276cm" fo:padding-right="0.276cm"/>
      <style:paragraph-properties style:writing-mode="lr-tb"/>
    </style:style>
    <style:style style:name="gr49" style:family="graphic" style:parent-style-name="objectwithoutfill">
      <style:graphic-properties svg:stroke-width="0.053cm" svg:stroke-color="#2a6099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794cm" fo:min-width="0.544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>
      <style:graphic-properties svg:stroke-width="0.053cm" svg:stroke-color="#2a6099" draw:marker-start-width="0.279cm" draw:marker-end-width="0.279cm" draw:fill="solid" draw:fill-color="#ffffff" draw:textarea-horizontal-align="justify" draw:textarea-vertical-align="middle" draw:auto-grow-height="false" fo:min-height="0.732cm" fo:min-width="1.371cm" fo:padding-top="0.151cm" fo:padding-bottom="0.151cm" fo:padding-left="0.276cm" fo:padding-right="0.276cm"/>
      <style:paragraph-properties style:writing-mode="lr-tb"/>
    </style:style>
    <style:style style:name="gr52" style:family="graphic" style:parent-style-name="objectwithoutfill">
      <style:graphic-properties svg:stroke-width="0.053cm" svg:stroke-color="#800080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54" style:family="graphic" style:parent-style-name="standard">
      <style:graphic-properties svg:stroke-width="0.053cm" svg:stroke-color="#800080" draw:marker-start-width="0.279cm" draw:marker-end-width="0.279cm" draw:fill="solid" draw:fill-color="#ffffff" draw:textarea-horizontal-align="justify" draw:textarea-vertical-align="middle" draw:auto-grow-height="false" fo:min-height="0.776cm" fo:min-width="0.526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>
      <style:graphic-properties svg:stroke-width="0.053cm" svg:stroke-color="#800080" draw:marker-start-width="0.279cm" draw:marker-end-width="0.279cm" draw:fill="solid" draw:fill-color="#ffffff" draw:textarea-horizontal-align="justify" draw:textarea-vertical-align="middle" draw:auto-grow-height="false" fo:min-height="0.776cm" fo:min-width="0.706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>
      <style:graphic-properties draw:stroke="dash" draw:stroke-dash="Dashed_20__28_var_29_" svg:stroke-width="0.053cm" draw:marker-start-width="0.279cm" draw:marker-end-width="0.279cm" draw:fill="solid" draw:fill-color="#ffffff" draw:textarea-horizontal-align="justify" draw:textarea-vertical-align="middle" draw:auto-grow-height="false" fo:min-height="0.776cm" fo:min-width="0.706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>
      <style:graphic-properties draw:stroke="none" svg:stroke-width="0.053cm" svg:stroke-color="#2a6099" draw:marker-start-width="0.279cm" draw:marker-end-width="0.279cm" draw:fill="solid" draw:fill-color="#ffffff" draw:textarea-vertical-align="middle" fo:min-height="0.512cm"/>
      <style:paragraph-properties style:writing-mode="lr-tb"/>
    </style:style>
    <style:style style:name="gr58" style:family="graphic" style:parent-style-name="standard">
      <style:graphic-properties draw:stroke="dash" draw:stroke-dash="Dashed_20__28_var_29_" svg:stroke-width="0.053cm" draw:marker-start-width="0.279cm" draw:marker-end-width="0.279cm" draw:fill="solid" draw:fill-color="#ffffff" draw:textarea-horizontal-align="justify" draw:textarea-vertical-align="middle" draw:auto-grow-height="false" fo:min-height="0.776cm" fo:min-width="1.244cm" fo:padding-top="0.151cm" fo:padding-bottom="0.151cm" fo:padding-left="0.276cm" fo:padding-right="0.276cm"/>
      <style:paragraph-properties style:writing-mode="lr-tb"/>
    </style:style>
    <style:style style:name="gr59" style:family="graphic" style:parent-style-name="standard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534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vertical-align="middle" fo:min-height="0.512cm"/>
      <style:paragraph-properties style:writing-mode="lr-tb"/>
    </style:style>
    <style:style style:name="gr62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63" style:family="graphic" style:parent-style-name="standard">
      <style:graphic-properties svg:stroke-width="0.035cm" svg:stroke-color="#2a6099" draw:marker-start-width="0.252cm" draw:marker-end-width="0.252cm" draw:fill-color="#dee6ef" draw:textarea-horizontal-align="justify" draw:textarea-vertical-align="middle" draw:auto-grow-height="false" fo:min-height="0.404cm" fo:min-width="2.567cm" fo:padding-top="0.142cm" fo:padding-bottom="0.142cm" fo:padding-left="0.267cm" fo:padding-right="0.267cm"/>
      <style:paragraph-properties style:writing-mode="lr-tb"/>
    </style:style>
    <style:style style:name="gr64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65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66" style:family="graphic" style:parent-style-name="standard">
      <style:graphic-properties svg:stroke-width="0.035cm" svg:stroke-color="#2a6099" draw:marker-start-width="0.252cm" draw:marker-end-width="0.252cm" draw:fill-color="#dee6ef" draw:textarea-horizontal-align="justify" draw:textarea-vertical-align="middle" draw:auto-grow-height="false" fo:min-height="0.438cm" fo:min-width="5.776cm" fo:padding-top="0.142cm" fo:padding-bottom="0.142cm" fo:padding-left="0.267cm" fo:padding-right="0.267cm"/>
      <style:paragraph-properties style:writing-mode="lr-tb"/>
    </style:style>
    <style:style style:name="gr67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68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69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70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2.006cm" fo:padding-top="0.142cm" fo:padding-bottom="0.142cm" fo:padding-left="0.267cm" fo:padding-right="0.267cm"/>
      <style:paragraph-properties style:writing-mode="lr-tb"/>
    </style:style>
    <style:style style:name="gr71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2.006cm" fo:padding-top="0.142cm" fo:padding-bottom="0.142cm" fo:padding-left="0.267cm" fo:padding-right="0.267cm"/>
      <style:paragraph-properties style:writing-mode="lr-tb"/>
    </style:style>
    <style:style style:name="gr72" style:family="graphic" style:parent-style-name="standard">
      <style:graphic-properties svg:stroke-width="0.035cm" svg:stroke-color="#800080" draw:marker-start-width="0.252cm" draw:marker-end-width="0.252cm" draw:fill-color="#b7b3ca" draw:textarea-horizontal-align="justify" draw:textarea-vertical-align="middle" draw:auto-grow-height="false" fo:min-height="0.076cm" fo:min-width="0cm" fo:padding-top="0.142cm" fo:padding-bottom="0.142cm" fo:padding-left="0.267cm" fo:padding-right="0.267cm"/>
      <style:paragraph-properties style:writing-mode="lr-tb"/>
    </style:style>
    <style:style style:name="gr73" style:family="graphic" style:parent-style-name="standard">
      <style:graphic-properties svg:stroke-width="0.035cm" svg:stroke-color="#800080" draw:marker-start-width="0.252cm" draw:marker-end-width="0.252cm" draw:fill="hatch" draw:fill-color="#b7b3ca" draw:fill-hatch-name="Black_20_45_20_Degrees" draw:textarea-horizontal-align="justify" draw:textarea-vertical-align="middle" draw:auto-grow-height="false" fo:min-height="0.076cm" fo:min-width="0cm" fo:padding-top="0.142cm" fo:padding-bottom="0.142cm" fo:padding-left="0.267cm" fo:padding-right="0.267cm"/>
      <style:paragraph-properties style:writing-mode="lr-tb"/>
    </style:style>
    <style:style style:name="gr74" style:family="graphic" style:parent-style-name="standard">
      <style:graphic-properties svg:stroke-width="0.035cm" svg:stroke-color="#2a6099" draw:marker-start-width="0.252cm" draw:marker-end-width="0.252cm" draw:fill-color="#dee6ef" draw:textarea-horizontal-align="justify" draw:textarea-vertical-align="middle" draw:auto-grow-height="false" fo:min-height="0.404cm" fo:min-width="3.71cm" fo:padding-top="0.142cm" fo:padding-bottom="0.142cm" fo:padding-left="0.267cm" fo:padding-right="0.267cm"/>
      <style:paragraph-properties style:writing-mode="lr-tb"/>
    </style:style>
    <style:style style:name="gr75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76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77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78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79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7.086cm" fo:padding-top="0.142cm" fo:padding-bottom="0.142cm" fo:padding-left="0.267cm" fo:padding-right="0.267cm"/>
      <style:paragraph-properties style:writing-mode="lr-tb"/>
    </style:style>
    <style:style style:name="gr80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7.086cm" fo:padding-top="0.142cm" fo:padding-bottom="0.142cm" fo:padding-left="0.267cm" fo:padding-right="0.267cm"/>
      <style:paragraph-properties style:writing-mode="lr-tb"/>
    </style:style>
    <style:style style:name="gr81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5.816cm" fo:padding-top="0.142cm" fo:padding-bottom="0.142cm" fo:padding-left="0.267cm" fo:padding-right="0.267cm"/>
      <style:paragraph-properties style:writing-mode="lr-tb"/>
    </style:style>
    <style:style style:name="gr82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3.276cm" fo:padding-top="0.142cm" fo:padding-bottom="0.142cm" fo:padding-left="0.267cm" fo:padding-right="0.267cm"/>
      <style:paragraph-properties style:writing-mode="lr-tb"/>
    </style:style>
    <style:style style:name="gr83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3.276cm" fo:padding-top="0.142cm" fo:padding-bottom="0.142cm" fo:padding-left="0.267cm" fo:padding-right="0.267cm"/>
      <style:paragraph-properties style:writing-mode="lr-tb"/>
    </style:style>
    <style:style style:name="gr84" style:family="graphic" style:parent-style-name="standard">
      <style:graphic-properties svg:stroke-width="0.035cm" svg:stroke-color="#2a6099" draw:marker-start-width="0.252cm" draw:marker-end-width="0.252cm" draw:fill-color="#ffffff" draw:textarea-horizontal-align="justify" draw:textarea-vertical-align="middle" draw:auto-grow-height="false" fo:min-height="0.404cm" fo:min-width="3.202cm" fo:padding-top="0.142cm" fo:padding-bottom="0.142cm" fo:padding-left="0.267cm" fo:padding-right="0.267cm"/>
      <style:paragraph-properties style:writing-mode="lr-tb"/>
    </style:style>
    <style:style style:name="gr85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3.276cm" fo:padding-top="0.142cm" fo:padding-bottom="0.142cm" fo:padding-left="0.267cm" fo:padding-right="0.267cm"/>
      <style:paragraph-properties style:writing-mode="lr-tb"/>
    </style:style>
    <style:style style:name="gr86" style:family="graphic" style:parent-style-name="standard">
      <style:graphic-properties svg:stroke-width="0.035cm" svg:stroke-color="#ff4000" draw:marker-start-width="0.252cm" draw:marker-end-width="0.252cm" draw:fill-color="#ffd8ce" draw:textarea-horizontal-align="justify" draw:textarea-vertical-align="middle" draw:auto-grow-height="false" fo:min-height="0.404cm" fo:min-width="3.202cm" fo:padding-top="0.142cm" fo:padding-bottom="0.142cm" fo:padding-left="0.267cm" fo:padding-right="0.267cm"/>
      <style:paragraph-properties style:writing-mode="lr-tb"/>
    </style:style>
    <style:style style:name="gr87" style:family="graphic" style:parent-style-name="objectwithoutfill">
      <style:graphic-properties svg:stroke-width="0.053cm" svg:stroke-color="#2a6099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88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89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100%" fo:min-height="4.029cm" fo:padding-top="0.142cm" fo:padding-bottom="0.142cm" fo:padding-left="0.267cm" fo:padding-right="0.267cm" draw:shadow="visible" draw:shadow-opacity="50%"/>
      <style:paragraph-properties style:writing-mode="lr-tb"/>
    </style:style>
    <style:style style:name="gr90" style:family="graphic" style:parent-style-name="standard" style:list-style-name="L1">
      <style:graphic-properties svg:stroke-width="0.035cm" svg:stroke-color="#ff4000" draw:marker-start-width="0.252cm" draw:marker-end-width="0.252cm" draw:fill="solid" draw:fill-color="#ffffff" draw:textarea-horizontal-align="justify" draw:textarea-vertical-align="middle" draw:auto-grow-height="false" fo:min-height="0.478cm" fo:min-width="3.276cm" fo:padding-top="0.142cm" fo:padding-bottom="0.142cm" fo:padding-left="0.267cm" fo:padding-right="0.267cm"/>
      <style:paragraph-properties style:writing-mode="lr-tb"/>
    </style:style>
    <style:style style:name="gr91" style:family="graphic" style:parent-style-name="objectwithoutfill">
      <style:graphic-properties draw:stroke="dash" draw:stroke-dash="Dashed_20__28_var_29_" svg:stroke-width="0.053cm" svg:stroke-color="#2a6099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92" style:family="graphic" style:parent-style-name="objectwithoutfill">
      <style:graphic-properties draw:stroke="dash" draw:stroke-dash="Dashed_20__28_var_29_" svg:stroke-width="0.053cm" svg:stroke-color="#2a6099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93" style:family="graphic" style:parent-style-name="standard">
      <style:graphic-properties svg:stroke-width="0.035cm" svg:stroke-color="#2a6099" draw:marker-start-width="0.252cm" draw:marker-end-width="0.252cm" draw:fill-color="#dee6ef" draw:textarea-horizontal-align="justify" draw:textarea-vertical-align="middle" draw:auto-grow-height="false" fo:min-height="0.404cm" fo:min-width="3.202cm" fo:padding-top="0.142cm" fo:padding-bottom="0.142cm" fo:padding-left="0.267cm" fo:padding-right="0.267cm"/>
      <style:paragraph-properties style:writing-mode="lr-tb"/>
    </style:style>
    <style:style style:name="gr94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100%" fo:min-height="2.764cm" fo:padding-top="0.142cm" fo:padding-bottom="0.142cm" fo:padding-left="0.267cm" fo:padding-right="0.267cm" draw:shadow="visible" draw:shadow-opacity="50%"/>
      <style:paragraph-properties style:writing-mode="lr-tb"/>
    </style:style>
    <style:style style:name="gr95" style:family="graphic" style:parent-style-name="standard">
      <style:graphic-properties svg:stroke-width="0.071cm" svg:stroke-color="#2a6099" draw:marker-start-width="0.306cm" draw:marker-end-width="0.306cm" draw:fill-color="#ffffff" draw:textarea-horizontal-align="justify" draw:textarea-vertical-align="middle" draw:auto-grow-height="false" fo:min-height="0.844cm" fo:min-width="3.134cm" fo:padding-top="0.16cm" fo:padding-bottom="0.16cm" fo:padding-left="0.285cm" fo:padding-right="0.285cm"/>
      <style:paragraph-properties style:writing-mode="lr-tb"/>
    </style:style>
    <style:style style:name="gr96" style:family="graphic" style:parent-style-name="standard">
      <style:graphic-properties svg:stroke-width="0.071cm" svg:stroke-color="#2a6099" draw:marker-start-width="0.306cm" draw:marker-end-width="0.306cm" draw:fill-color="#ffffff" draw:textarea-horizontal-align="justify" draw:textarea-vertical-align="middle" draw:auto-grow-height="false" fo:min-height="0.404cm" fo:min-width="3.202cm" fo:padding-top="0.16cm" fo:padding-bottom="0.16cm" fo:padding-left="0.285cm" fo:padding-right="0.285cm"/>
      <style:paragraph-properties style:writing-mode="lr-tb"/>
    </style:style>
    <style:style style:name="gr97" style:family="graphic" style:parent-style-name="objectwithoutfill">
      <style:graphic-properties svg:stroke-width="0.053cm" svg:stroke-color="#80008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98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100%" fo:min-height="2.891cm" fo:padding-top="0.142cm" fo:padding-bottom="0.142cm" fo:padding-left="0.267cm" fo:padding-right="0.267cm" draw:shadow="visible" draw:shadow-opacity="50%"/>
      <style:paragraph-properties style:writing-mode="lr-tb"/>
    </style:style>
    <style:style style:name="gr99" style:family="graphic" style:parent-style-name="standard">
      <style:graphic-properties svg:stroke-width="0.071cm" svg:stroke-color="#2a6099" draw:marker-start-width="0.306cm" draw:marker-end-width="0.306cm" draw:fill-color="#ffffff" draw:textarea-horizontal-align="justify" draw:textarea-vertical-align="middle" draw:auto-grow-height="false" fo:min-height="0.368cm" fo:min-width="4.436cm" fo:padding-top="0.16cm" fo:padding-bottom="0.16cm" fo:padding-left="0.285cm" fo:padding-right="0.285cm"/>
      <style:paragraph-properties style:writing-mode="lr-tb"/>
    </style:style>
    <style:style style:name="gr100" style:family="graphic" style:parent-style-name="standard">
      <style:graphic-properties svg:stroke-width="0.071cm" svg:stroke-color="#2a6099" draw:marker-start-width="0.306cm" draw:marker-end-width="0.306cm" draw:fill-color="#ffffff" draw:textarea-horizontal-align="justify" draw:textarea-vertical-align="middle" draw:auto-grow-height="false" fo:min-height="0.826cm" fo:min-width="3.116cm" fo:padding-top="0.16cm" fo:padding-bottom="0.16cm" fo:padding-left="0.285cm" fo:padding-right="0.285cm"/>
      <style:paragraph-properties style:writing-mode="lr-tb"/>
    </style:style>
    <style:style style:name="gr101" style:family="graphic" style:parent-style-name="standard">
      <style:graphic-properties svg:stroke-width="0.071cm" svg:stroke-color="#2a6099" draw:marker-start-width="0.306cm" draw:marker-end-width="0.306cm" draw:fill-color="#ffffff" draw:textarea-horizontal-align="justify" draw:textarea-vertical-align="middle" draw:auto-grow-height="false" fo:min-height="0.368cm" fo:min-width="3.166cm" fo:padding-top="0.16cm" fo:padding-bottom="0.16cm" fo:padding-left="0.285cm" fo:padding-right="0.285cm"/>
      <style:paragraph-properties style:writing-mode="lr-tb"/>
    </style:style>
    <style:style style:name="gr102" style:family="graphic" style:parent-style-name="objectwithoutfill">
      <style:graphic-properties svg:stroke-width="0.053cm" svg:stroke-color="#c9211e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03" style:family="graphic" style:parent-style-name="objectwithoutfill">
      <style:graphic-properties svg:stroke-width="0.053cm" svg:stroke-color="#c9211e" draw:marker-start-width="0.279cm" draw:marker-end="" draw:marker-end-width="0.379cm" draw:fill="solid" draw:fill-color="#ffffff" draw:textarea-vertical-align="middle" fo:padding-top="0.151cm" fo:padding-bottom="0.151cm" fo:padding-left="0.276cm" fo:padding-right="0.276cm"/>
    </style:style>
    <style:style style:name="gr104" style:family="graphic" style:parent-style-name="standard">
      <style:graphic-properties draw:stroke="none" svg:stroke-color="#000000" draw:fill="solid" draw:fill-color="#ffffff" fo:min-height="0.357cm"/>
      <style:paragraph-properties style:writing-mode="lr-tb"/>
    </style:style>
    <style:style style:name="gr105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100%" fo:min-height="3.526cm" fo:padding-top="0.142cm" fo:padding-bottom="0.142cm" fo:padding-left="0.267cm" fo:padding-right="0.267cm" draw:shadow="visible" draw:shadow-opacity="50%"/>
      <style:paragraph-properties style:writing-mode="lr-tb"/>
    </style:style>
    <style:style style:name="gr106" style:family="graphic" style:parent-style-name="standard" style:list-style-name="L1">
      <style:graphic-properties svg:stroke-width="0.035cm" svg:stroke-color="#2a6099" draw:marker-start-width="0.252cm" draw:marker-end-width="0.252cm" draw:fill="solid" draw:fill-color="#ffffff" draw:textarea-horizontal-align="justify" draw:textarea-vertical-align="middle" draw:auto-grow-height="false" fo:min-height="0.478cm" fo:min-width="3.276cm" fo:padding-top="0.142cm" fo:padding-bottom="0.142cm" fo:padding-left="0.267cm" fo:padding-right="0.267cm"/>
      <style:paragraph-properties style:writing-mode="lr-tb"/>
    </style:style>
    <style:style style:name="gr107" style:family="graphic" style:parent-style-name="standard">
      <style:graphic-properties draw:stroke="solid" draw:stroke-dash="Dashed_20__28_var_29_" svg:stroke-width="0.035cm" svg:stroke-color="#2a6099" draw:marker-start-width="0.252cm" draw:marker-end-width="0.252cm" draw:fill-color="#ffffff" draw:textarea-horizontal-align="justify" draw:textarea-vertical-align="middle" draw:auto-grow-height="false" fo:min-height="0.404cm" fo:min-width="4.472cm" fo:padding-top="0.142cm" fo:padding-bottom="0.142cm" fo:padding-left="0.267cm" fo:padding-right="0.267cm"/>
      <style:paragraph-properties style:writing-mode="lr-tb"/>
    </style:style>
    <style:style style:name="gr108" style:family="graphic" style:parent-style-name="standard">
      <style:graphic-properties draw:stroke="none" svg:stroke-color="#2a6099" draw:fill="none" draw:fill-color="#ffffff" fo:min-height="0.319cm"/>
      <style:paragraph-properties style:writing-mode="lr-tb"/>
    </style:style>
    <style:style style:name="gr109" style:family="graphic" style:parent-style-name="standard" style:list-style-name="L1">
      <style:graphic-properties svg:stroke-width="0.035cm" svg:stroke-color="#2a6099" draw:marker-start-width="0.252cm" draw:marker-end-width="0.252cm" draw:fill="solid" draw:fill-color="#ffffff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style:writing-mode="lr-tb"/>
    </style:style>
    <style:style style:name="gr110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100%" fo:min-height="3.907cm" fo:padding-top="0.142cm" fo:padding-bottom="0.142cm" fo:padding-left="0.267cm" fo:padding-right="0.267cm" draw:shadow="visible" draw:shadow-opacity="50%"/>
      <style:paragraph-properties style:writing-mode="lr-tb"/>
    </style:style>
    <style:style style:name="gr111" style:family="graphic" style:parent-style-name="standard">
      <style:graphic-properties draw:stroke="solid" draw:stroke-dash="Dashed_20__28_var_29_" svg:stroke-width="0.053cm" svg:stroke-color="#00a933" draw:marker-start-width="0.279cm" draw:marker-end-width="0.279cm" draw:fill-color="#ffffff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112" style:family="graphic" style:parent-style-name="objectwithoutfill">
      <style:graphic-properties svg:stroke-width="0.053cm" svg:stroke-color="#00a933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13" style:family="graphic" style:parent-style-name="objectwithoutfill">
      <style:graphic-properties svg:stroke-width="0.053cm" svg:stroke-color="#00a933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14" style:family="graphic" style:parent-style-name="standard" style:list-style-name="L1">
      <style:graphic-properties svg:stroke-width="0.035cm" svg:stroke-color="#2a6099" draw:marker-start-width="0.252cm" draw:marker-end-width="0.252cm" draw:fill="solid" draw:fill-color="#ffffff" draw:textarea-horizontal-align="justify" draw:textarea-vertical-align="middle" draw:auto-grow-height="false" fo:min-height="0.478cm" fo:min-width="3.276cm" fo:padding-top="0.142cm" fo:padding-bottom="0.142cm" fo:padding-left="0.267cm" fo:padding-right="0.267cm"/>
      <style:paragraph-properties style:writing-mode="lr-tb"/>
    </style:style>
    <style:style style:name="gr115" style:family="graphic" style:parent-style-name="standard" style:list-style-name="L1">
      <style:graphic-properties svg:stroke-width="0.035cm" svg:stroke-color="#2a6099" draw:marker-start-width="0.252cm" draw:marker-end-width="0.252cm" draw:fill="solid" draw:fill-color="#ffffff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style:writing-mode="lr-tb"/>
    </style:style>
    <style:style style:name="gr116" style:family="graphic" style:parent-style-name="standard">
      <style:graphic-properties draw:stroke="solid" draw:stroke-dash="Dashed_20__28_var_29_" svg:stroke-width="0.035cm" svg:stroke-color="#2a6099" draw:marker-start-width="0.252cm" draw:marker-end-width="0.252cm" draw:fill-color="#ffffff" draw:textarea-horizontal-align="justify" draw:textarea-vertical-align="middle" draw:auto-grow-height="false" fo:min-height="0.404cm" fo:min-width="3.202cm" fo:padding-top="0.142cm" fo:padding-bottom="0.142cm" fo:padding-left="0.267cm" fo:padding-right="0.267cm"/>
      <style:paragraph-properties style:writing-mode="lr-tb"/>
    </style:style>
    <style:style style:name="gr117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100%" fo:min-height="6.066cm" fo:padding-top="0.142cm" fo:padding-bottom="0.142cm" fo:padding-left="0.267cm" fo:padding-right="0.267cm" draw:shadow="visible" draw:shadow-opacity="50%"/>
      <style:paragraph-properties style:writing-mode="lr-tb"/>
    </style:style>
    <style:style style:name="gr118" style:family="graphic" style:parent-style-name="standard">
      <style:graphic-properties svg:stroke-width="0.071cm" svg:stroke-color="#2a6099" draw:marker-start-width="0.306cm" draw:marker-end-width="0.306cm" draw:fill-color="#ffffff" draw:textarea-horizontal-align="justify" draw:textarea-vertical-align="middle" draw:auto-grow-height="false" fo:min-height="0.862cm" fo:min-width="3.152cm" fo:padding-top="0.16cm" fo:padding-bottom="0.16cm" fo:padding-left="0.285cm" fo:padding-right="0.285cm"/>
      <style:paragraph-properties style:writing-mode="lr-tb"/>
    </style:style>
    <style:style style:name="gr119" style:family="graphic" style:parent-style-name="standard">
      <style:graphic-properties svg:stroke-width="0.053cm" svg:stroke-color="#800080" draw:marker-start-width="0.279cm" draw:marker-end-width="0.279cm" draw:fill="solid" draw:fill-color="#ffffff" draw:textarea-horizontal-align="justify" draw:textarea-vertical-align="middle" draw:auto-grow-height="false" fo:min-height="0.867cm" fo:min-width="0.886cm" fo:padding-top="0.151cm" fo:padding-bottom="0.151cm" fo:padding-left="0.276cm" fo:padding-right="0.276cm"/>
      <style:paragraph-properties style:writing-mode="lr-tb"/>
    </style:style>
    <style:style style:name="gr120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100%" fo:min-height="6.955cm" fo:padding-top="0.142cm" fo:padding-bottom="0.142cm" fo:padding-left="0.267cm" fo:padding-right="0.267cm" draw:shadow="visible" draw:shadow-opacity="50%"/>
      <style:paragraph-properties style:writing-mode="lr-tb"/>
    </style:style>
    <style:style style:name="gr121" style:family="graphic" style:parent-style-name="standard" style:list-style-name="L1">
      <style:graphic-properties svg:stroke-width="0.035cm" svg:stroke-color="#2a6099" draw:marker-start-width="0.252cm" draw:marker-end-width="0.252cm" draw:fill="solid" draw:fill-color="#ffffff" draw:textarea-horizontal-align="justify" draw:textarea-vertical-align="middle" draw:auto-grow-height="false" fo:min-height="0.478cm" fo:min-width="3.276cm" fo:padding-top="0.142cm" fo:padding-bottom="0.142cm" fo:padding-left="0.267cm" fo:padding-right="0.267cm"/>
      <style:paragraph-properties style:writing-mode="lr-tb"/>
    </style:style>
    <style:style style:name="gr122" style:family="graphic" style:parent-style-name="standard">
      <style:graphic-properties draw:stroke="solid" draw:stroke-dash="Dashed_20__28_var_29_" svg:stroke-width="0.035cm" svg:stroke-color="#2a6099" draw:marker-start-width="0.252cm" draw:marker-end-width="0.252cm" draw:fill-color="#ffffff" draw:textarea-horizontal-align="justify" draw:textarea-vertical-align="middle" draw:auto-grow-height="false" fo:min-height="0.404cm" fo:min-width="5.742cm" fo:padding-top="0.142cm" fo:padding-bottom="0.142cm" fo:padding-left="0.267cm" fo:padding-right="0.267cm"/>
      <style:paragraph-properties style:writing-mode="lr-tb"/>
    </style:style>
    <style:style style:name="gr123" style:family="graphic" style:parent-style-name="standard" style:list-style-name="L1">
      <style:graphic-properties svg:stroke-width="0.035cm" svg:stroke-color="#2a6099" draw:marker-start-width="0.252cm" draw:marker-end-width="0.252cm" draw:fill="solid" draw:fill-color="#ffffff" draw:textarea-horizontal-align="justify" draw:textarea-vertical-align="middle" draw:auto-grow-height="false" fo:min-height="0.478cm" fo:min-width="3.276cm" fo:padding-top="0.142cm" fo:padding-bottom="0.142cm" fo:padding-left="0.267cm" fo:padding-right="0.267cm"/>
      <style:paragraph-properties style:writing-mode="lr-tb"/>
    </style:style>
    <style:style style:name="gr124" style:family="graphic" style:parent-style-name="standard" style:list-style-name="L1">
      <style:graphic-properties svg:stroke-width="0.035cm" svg:stroke-color="#2a6099" draw:marker-start-width="0.252cm" draw:marker-end-width="0.252cm" draw:fill="solid" draw:fill-color="#ffffff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style:writing-mode="lr-tb"/>
    </style:style>
    <style:style style:name="gr125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100%" fo:min-height="4.796cm" fo:padding-top="0.142cm" fo:padding-bottom="0.142cm" fo:padding-left="0.267cm" fo:padding-right="0.267cm" draw:shadow="visible" draw:shadow-opacity="50%"/>
      <style:paragraph-properties style:writing-mode="lr-tb"/>
    </style:style>
    <style:style style:name="gr126" style:family="graphic" style:parent-style-name="objectwithoutfill">
      <style:graphic-properties svg:stroke-width="0.212cm" svg:stroke-color="#ff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27" style:family="graphic" style:parent-style-name="standard">
      <style:graphic-properties draw:stroke="solid" draw:stroke-dash="Dashed_20__28_var_29_" svg:stroke-width="0.053cm" svg:stroke-color="#00a933" draw:marker-start-width="0.279cm" draw:marker-end-width="0.279cm" draw:fill-color="#afd095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128" style:family="graphic" style:parent-style-name="standard">
      <style:graphic-properties draw:stroke="none" svg:stroke-color="#2a6099" draw:fill="none" draw:fill-color="#ffffff" fo:min-height="0.357cm"/>
      <style:paragraph-properties style:writing-mode="lr-tb"/>
    </style:style>
    <style:style style:name="gr129" style:family="graphic" style:parent-style-name="standard" style:list-style-name="L1">
      <style:graphic-properties svg:stroke-width="0.035cm" svg:stroke-color="#2a6099" draw:marker-start-width="0.252cm" draw:marker-end-width="0.252cm" draw:fill="solid" draw:fill-color="#ffffff" draw:textarea-horizontal-align="justify" draw:textarea-vertical-align="middle" draw:auto-grow-height="false" fo:min-height="0.478cm" fo:min-width="3.276cm" fo:padding-top="0.142cm" fo:padding-bottom="0.142cm" fo:padding-left="0.267cm" fo:padding-right="0.267cm"/>
      <style:paragraph-properties style:writing-mode="lr-tb"/>
    </style:style>
    <style:style style:name="gr130" style:family="graphic" style:parent-style-name="standard">
      <style:graphic-properties draw:stroke="solid" draw:stroke-dash="Dashed_20__28_var_29_" svg:stroke-width="0.035cm" svg:stroke-color="#2a6099" draw:marker-start-width="0.252cm" draw:marker-end-width="0.252cm" draw:fill-color="#ffffff" draw:textarea-horizontal-align="justify" draw:textarea-vertical-align="middle" draw:auto-grow-height="false" fo:min-height="0.404cm" fo:min-width="4.726cm" fo:padding-top="0.142cm" fo:padding-bottom="0.142cm" fo:padding-left="0.267cm" fo:padding-right="0.267cm"/>
      <style:paragraph-properties style:writing-mode="lr-tb"/>
    </style:style>
    <style:style style:name="gr131" style:family="graphic" style:parent-style-name="standard" style:list-style-name="L1">
      <style:graphic-properties svg:stroke-width="0.035cm" svg:stroke-color="#2a6099" draw:marker-start-width="0.252cm" draw:marker-end-width="0.252cm" draw:fill="solid" draw:fill-color="#ffffff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style:writing-mode="lr-tb"/>
    </style:style>
    <style:style style:name="gr132" style:family="graphic" style:parent-style-name="standard">
      <style:graphic-properties svg:stroke-width="0.035cm" svg:stroke-color="#ff4000" draw:marker-start-width="0.252cm" draw:marker-end-width="0.252cm" draw:fill-color="#ffffff" draw:opacity="100%" draw:textarea-horizontal-align="justify" draw:textarea-vertical-align="middle" draw:auto-grow-height="false" fo:min-height="0.404cm" fo:min-width="2.821cm" fo:padding-top="0.142cm" fo:padding-bottom="0.142cm" fo:padding-left="0.267cm" fo:padding-right="0.267cm"/>
      <style:paragraph-properties style:writing-mode="lr-tb"/>
    </style:style>
    <style:style style:name="gr133" style:family="graphic" style:parent-style-name="objectwithoutfill">
      <style:graphic-properties svg:stroke-width="0.053cm" svg:stroke-color="#ff4000" draw:marker-start-width="0.279cm" draw:marker-end="Symmetric_20_Arrow" draw:marker-end-width="0.379cm" draw:fill="none" draw:opacity="100%" draw:textarea-vertical-align="middle" fo:padding-top="0.151cm" fo:padding-bottom="0.151cm" fo:padding-left="0.276cm" fo:padding-right="0.276cm"/>
    </style:style>
    <style:style style:name="gr134" style:family="graphic" style:parent-style-name="standard">
      <style:graphic-properties svg:stroke-width="0.071cm" svg:stroke-color="#ff4000" draw:marker-start-width="0.306cm" draw:marker-end-width="0.306cm" draw:fill-color="#ffffff" draw:opacity="100%" draw:textarea-horizontal-align="justify" draw:textarea-vertical-align="middle" draw:auto-grow-height="false" fo:min-height="0.368cm" fo:min-width="2.531cm" fo:padding-top="0.16cm" fo:padding-bottom="0.16cm" fo:padding-left="0.285cm" fo:padding-right="0.285cm"/>
      <style:paragraph-properties style:writing-mode="lr-tb"/>
    </style:style>
    <style:style style:name="gr135" style:family="graphic" style:parent-style-name="objectwithoutfill">
      <style:graphic-properties svg:stroke-width="0.053cm" svg:stroke-color="#ff4000" draw:marker-start-width="0.279cm" draw:marker-end="" draw:marker-end-width="0.379cm" draw:fill="none" draw:opacity="100%" draw:textarea-vertical-align="middle" fo:padding-top="0.151cm" fo:padding-bottom="0.151cm" fo:padding-left="0.276cm" fo:padding-right="0.276cm"/>
    </style:style>
    <style:style style:name="gr136" style:family="graphic" style:parent-style-name="standard">
      <style:graphic-properties draw:stroke="none" svg:stroke-color="#ff4000" draw:fill="none" draw:fill-color="#ffffff" draw:opacity="100%" fo:min-height="0.357cm"/>
      <style:paragraph-properties style:writing-mode="lr-tb"/>
    </style:style>
    <style:style style:name="gr137" style:family="graphic" style:parent-style-name="standard" style:list-style-name="L1">
      <style:graphic-properties draw:stroke="dash" draw:stroke-dash="Fine_20_Dashed" svg:stroke-width="0.035cm" svg:stroke-color="#000000" draw:marker-start-width="0.252cm" draw:marker-end-width="0.252cm" draw:fill="solid" draw:fill-color="#ffffff" draw:opacity="100%" fo:min-height="2.256cm" fo:padding-top="0.142cm" fo:padding-bottom="0.142cm" fo:padding-left="0.267cm" fo:padding-right="0.267cm" draw:shadow="visible" draw:shadow-opacity="50%"/>
      <style:paragraph-properties style:writing-mode="lr-tb"/>
    </style:style>
    <style:style style:name="gr138" style:family="graphic" style:parent-style-name="standard">
      <style:graphic-properties svg:stroke-width="0.035cm" svg:stroke-color="#ff4000" draw:marker-start-width="0.252cm" draw:marker-end-width="0.252cm" draw:fill-color="#ffaa95" draw:textarea-horizontal-align="justify" draw:textarea-vertical-align="middle" draw:auto-grow-height="false" fo:min-height="0.794cm" fo:min-width="0.544cm" fo:padding-top="0.142cm" fo:padding-bottom="0.142cm" fo:padding-left="0.267cm" fo:padding-right="0.267cm"/>
      <style:paragraph-properties style:writing-mode="lr-tb"/>
    </style:style>
    <style:style style:name="gr139" style:family="graphic" style:parent-style-name="standard">
      <style:graphic-properties svg:stroke-width="0.053cm" svg:stroke-color="#2a6099" draw:marker-start-width="0.279cm" draw:marker-end-width="0.279cm" draw:fill="solid" draw:fill-color="#ffffff" draw:textarea-horizontal-align="justify" draw:textarea-vertical-align="middle" draw:auto-grow-height="false" fo:min-height="0.776cm" fo:min-width="0.526cm" fo:padding-top="0.151cm" fo:padding-bottom="0.151cm" fo:padding-left="0.276cm" fo:padding-right="0.276cm"/>
      <style:paragraph-properties style:writing-mode="lr-tb"/>
    </style:style>
    <style:style style:name="gr140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776cm" fo:min-width="0.526cm" fo:padding-top="0.151cm" fo:padding-bottom="0.151cm" fo:padding-left="0.276cm" fo:padding-right="0.276cm"/>
      <style:paragraph-properties style:writing-mode="lr-tb"/>
    </style:style>
    <style:style style:name="gr141" style:family="graphic" style:parent-style-name="standard">
      <style:graphic-properties svg:stroke-width="0.053cm" svg:stroke-color="#2a6099" draw:marker-start-width="0.279cm" draw:marker-end-width="0.279cm" draw:fill="solid" draw:fill-color="#ffffff" draw:textarea-horizontal-align="justify" draw:textarea-vertical-align="middle" draw:auto-grow-height="false" fo:min-height="0.714cm" fo:min-width="1.353cm" fo:padding-top="0.151cm" fo:padding-bottom="0.151cm" fo:padding-left="0.276cm" fo:padding-right="0.276cm"/>
      <style:paragraph-properties style:writing-mode="lr-tb"/>
    </style:style>
    <style:style style:name="gr142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3.441cm" fo:padding-top="0.142cm" fo:padding-bottom="0.142cm" fo:padding-left="0.267cm" fo:padding-right="0.267cm" draw:shadow="visible" draw:shadow-opacity="50%"/>
      <style:paragraph-properties style:writing-mode="lr-tb"/>
    </style:style>
    <style:style style:name="gr143" style:family="graphic" style:parent-style-name="standard">
      <style:graphic-properties draw:stroke="dash" draw:stroke-dash="Dashed_20__28_var_29_" svg:stroke-width="0.053cm" draw:marker-start-width="0.279cm" draw:marker-end-width="0.279cm" draw:fill="solid" draw:fill-color="#ffffff" draw:textarea-horizontal-align="justify" draw:textarea-vertical-align="middle" draw:auto-grow-height="false" fo:min-height="0.776cm" fo:min-width="0.707cm" fo:padding-top="0.151cm" fo:padding-bottom="0.151cm" fo:padding-left="0.276cm" fo:padding-right="0.276cm"/>
      <style:paragraph-properties style:writing-mode="lr-tb"/>
    </style:style>
    <style:style style:name="gr144" style:family="graphic" style:parent-style-name="standard">
      <style:graphic-properties draw:stroke="none" svg:stroke-color="#000000" draw:fill="solid" draw:fill-color="#ffffff" draw:textarea-vertical-align="middle" fo:min-height="0.713cm"/>
      <style:paragraph-properties style:writing-mode="lr-tb"/>
    </style:style>
    <style:style style:name="gr145" style:family="graphic" style:parent-style-name="standard">
      <style:graphic-properties draw:stroke="dash" draw:stroke-dash="Dashed_20__28_var_29_" svg:stroke-width="0.053cm" draw:marker-start-width="0.279cm" draw:marker-end-width="0.279cm" draw:fill="solid" draw:fill-color="#ffffff" draw:textarea-horizontal-align="justify" draw:textarea-vertical-align="middle" draw:auto-grow-height="false" fo:min-height="0.776cm" fo:min-width="0.886cm" fo:padding-top="0.151cm" fo:padding-bottom="0.151cm" fo:padding-left="0.276cm" fo:padding-right="0.276cm"/>
      <style:paragraph-properties style:writing-mode="lr-tb"/>
    </style:style>
    <style:style style:name="gr146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4.161cm" fo:padding-top="0.142cm" fo:padding-bottom="0.142cm" fo:padding-left="0.267cm" fo:padding-right="0.267cm" draw:shadow="visible" draw:shadow-opacity="50%"/>
      <style:paragraph-properties style:writing-mode="lr-tb"/>
    </style:style>
    <style:style style:name="gr147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4.288cm" fo:padding-top="0.142cm" fo:padding-bottom="0.142cm" fo:padding-left="0.267cm" fo:padding-right="0.267cm" draw:shadow="visible" draw:shadow-opacity="50%"/>
      <style:paragraph-properties style:writing-mode="lr-tb"/>
    </style:style>
    <style:style style:name="gr148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0.986cm" fo:padding-top="0.142cm" fo:padding-bottom="0.142cm" fo:padding-left="0.267cm" fo:padding-right="0.267cm" draw:shadow="visible" draw:shadow-opacity="50%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51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6.701cm" fo:padding-top="0.142cm" fo:padding-bottom="0.142cm" fo:padding-left="0.267cm" fo:padding-right="0.267cm" draw:shadow="visible" draw:shadow-opacity="50%"/>
      <style:paragraph-properties style:writing-mode="lr-tb"/>
    </style:style>
    <style:style style:name="gr152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6.066cm" fo:padding-top="0.142cm" fo:padding-bottom="0.142cm" fo:padding-left="0.267cm" fo:padding-right="0.267cm" draw:shadow="visible" draw:shadow-opacity="50%"/>
      <style:paragraph-properties style:writing-mode="lr-tb"/>
    </style:style>
    <style:style style:name="gr153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4.509cm" fo:padding-top="0.142cm" fo:padding-bottom="0.142cm" fo:padding-left="0.267cm" fo:padding-right="0.267cm" draw:shadow="visible" draw:shadow-opacity="50%"/>
      <style:paragraph-properties style:writing-mode="lr-tb"/>
    </style:style>
    <style:style style:name="gr154" style:family="graphic" style:parent-style-name="standard">
      <style:graphic-properties svg:stroke-width="0.053cm" svg:stroke-color="#95231f" draw:marker-start-width="0.279cm" draw:marker-end-width="0.279cm" draw:fill="solid" draw:fill-color="#f58220" draw:textarea-horizontal-align="justify" draw:textarea-vertical-align="middle" draw:auto-grow-height="false" fo:min-height="0.46cm" fo:min-width="0.718cm" fo:padding-top="0.151cm" fo:padding-bottom="0.151cm" fo:padding-left="0.276cm" fo:padding-right="0.276cm"/>
    </style:style>
    <style:style style:name="gr155" style:family="graphic" style:parent-style-name="standard">
      <style:graphic-properties svg:stroke-width="0.053cm" svg:stroke-color="#95231f" draw:marker-start-width="0.279cm" draw:marker-end-width="0.279cm" draw:fill="solid" draw:fill-color="#f58220" draw:textarea-horizontal-align="justify" draw:textarea-vertical-align="middle" draw:auto-grow-height="false" fo:min-height="0.043cm" fo:min-width="0.174cm" fo:padding-top="0.151cm" fo:padding-bottom="0.151cm" fo:padding-left="0.276cm" fo:padding-right="0.276cm"/>
    </style:style>
    <style:style style:name="gr156" style:family="graphic" style:parent-style-name="standard">
      <style:graphic-properties svg:stroke-width="0.053cm" svg:stroke-color="#95231f" draw:marker-start-width="0.279cm" draw:marker-end-width="0.279cm" draw:fill="solid" draw:fill-color="#f58220" draw:textarea-horizontal-align="justify" draw:textarea-vertical-align="middle" draw:auto-grow-height="false" fo:min-height="0.043cm" fo:min-width="0.173cm" fo:padding-top="0.151cm" fo:padding-bottom="0.151cm" fo:padding-left="0.276cm" fo:padding-right="0.276cm"/>
    </style:style>
    <style:style style:name="gr157" style:family="graphic" style:parent-style-name="objectwithoutfill">
      <style:graphic-properties svg:stroke-width="0.053cm" svg:stroke-color="#95231f" draw:marker-start-width="0.279cm" draw:marker-end-width="0.279cm" draw:fill="solid" draw:fill-color="#f58220" draw:textarea-vertical-align="middle" fo:padding-top="0.151cm" fo:padding-bottom="0.151cm" fo:padding-left="0.276cm" fo:padding-right="0.276cm"/>
    </style:style>
    <style:style style:name="gr158" style:family="graphic" style:parent-style-name="standard">
      <style:graphic-properties svg:stroke-width="0.053cm" svg:stroke-color="#95231f" draw:marker-start-width="0.279cm" draw:marker-end-width="0.279cm" draw:fill="solid" draw:fill-color="#f58220" draw:textarea-horizontal-align="justify" draw:textarea-vertical-align="middle" draw:auto-grow-height="false" fo:min-height="0.058cm" fo:min-width="0cm" fo:padding-top="0.151cm" fo:padding-bottom="0.151cm" fo:padding-left="0.276cm" fo:padding-right="0.276cm"/>
    </style:style>
    <style:style style:name="gr159" style:family="graphic" style:parent-style-name="standard">
      <style:graphic-properties svg:stroke-width="0.053cm" svg:stroke-color="#003d73" draw:marker-start-width="0.279cm" draw:marker-end-width="0.279cm" draw:textarea-horizontal-align="justify" draw:textarea-vertical-align="middle" draw:auto-grow-height="false" fo:min-height="0.058cm" fo:min-width="0cm" fo:padding-top="0.151cm" fo:padding-bottom="0.151cm" fo:padding-left="0.276cm" fo:padding-right="0.276cm"/>
    </style:style>
    <style:style style:name="gr160" style:family="graphic" style:parent-style-name="objectwithoutfill">
      <style:graphic-properties svg:stroke-width="0.053cm" svg:stroke-color="#003d7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1" style:family="graphic" style:parent-style-name="standard">
      <style:graphic-properties svg:stroke-width="0.053cm" svg:stroke-color="#003d73" draw:marker-start-width="0.279cm" draw:marker-end-width="0.279cm" draw:textarea-horizontal-align="justify" draw:textarea-vertical-align="middle" draw:auto-grow-height="false" fo:min-height="0.386cm" fo:min-width="0.898cm" fo:padding-top="0.151cm" fo:padding-bottom="0.151cm" fo:padding-left="0.276cm" fo:padding-right="0.276cm"/>
      <style:paragraph-properties style:writing-mode="lr-tb"/>
    </style:style>
    <style:style style:name="gr162" style:family="graphic" style:parent-style-name="objectwithoutfill">
      <style:graphic-properties svg:stroke-width="0.159cm" svg:stroke-color="#003d73" draw:marker-start-width="0.438cm" draw:marker-end="Arrow" draw:marker-end-width="0.438cm" draw:fill="none" draw:textarea-vertical-align="middle" fo:padding-top="0.204cm" fo:padding-bottom="0.204cm" fo:padding-left="0.329cm" fo:padding-right="0.329cm"/>
    </style:style>
    <style:style style:name="gr163" style:family="graphic" style:parent-style-name="standard">
      <style:graphic-properties svg:stroke-width="0.035cm" svg:stroke-color="#95231f" draw:marker-start-width="0.252cm" draw:marker-end-width="0.252cm" draw:fill="none" draw:textarea-horizontal-align="justify" draw:textarea-vertical-align="middle" draw:auto-grow-height="false" fo:min-height="0cm" fo:min-width="0.228cm" fo:padding-top="0.142cm" fo:padding-bottom="0.142cm" fo:padding-left="0.267cm" fo:padding-right="0.267cm"/>
    </style:style>
    <style:style style:name="gr164" style:family="graphic" style:parent-style-name="objectwithoutfill">
      <style:graphic-properties svg:stroke-width="0.035cm" svg:stroke-color="#95231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5" style:family="graphic" style:parent-style-name="objectwithoutfill">
      <style:graphic-properties svg:stroke-width="0.053cm" svg:stroke-color="#800080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6" style:family="graphic" style:parent-style-name="objectwithoutfill">
      <style:graphic-properties draw:stroke="dash" draw:stroke-dash="Dashed_20__28_var_29_" svg:stroke-width="0.053cm" svg:stroke-color="#800080" draw:marker-start="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7" style:family="graphic" style:parent-style-name="objectwithoutfill">
      <style:graphic-properties svg:stroke-width="0.053cm" svg:stroke-color="#800080" draw:marker-start="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8" style:family="graphic" style:parent-style-name="objectwithoutfill">
      <style:graphic-properties draw:stroke="dash" draw:stroke-dash="Dashed_20__28_var_29_" svg:stroke-width="0.053cm" svg:stroke-color="#800080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9" style:family="graphic" style:parent-style-name="standard">
      <style:graphic-properties svg:stroke-width="0.053cm" svg:stroke-color="#800080" draw:marker-start-width="0.279cm" draw:marker-end-width="0.279cm" draw:fill="solid" draw:fill-color="#e0c2cd" draw:textarea-horizontal-align="justify" draw:textarea-vertical-align="middle" draw:auto-grow-height="false" fo:min-height="0.158cm" fo:min-width="0.67cm" fo:padding-top="0.151cm" fo:padding-bottom="0.151cm" fo:padding-left="0.276cm" fo:padding-right="0.276cm"/>
    </style:style>
    <style:style style:name="gr170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4.831cm" fo:padding-top="0.142cm" fo:padding-bottom="0.142cm" fo:padding-left="0.267cm" fo:padding-right="0.267cm" draw:shadow="visible" draw:shadow-opacity="50%"/>
      <style:paragraph-properties style:writing-mode="lr-tb"/>
    </style:style>
    <style:style style:name="gr171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4.415cm" fo:padding-top="0.142cm" fo:padding-bottom="0.142cm" fo:padding-left="0.267cm" fo:padding-right="0.267cm" draw:shadow="visible" draw:shadow-opacity="50%"/>
      <style:paragraph-properties style:writing-mode="lr-tb"/>
    </style:style>
    <style:style style:name="gr172" style:family="graphic" style:parent-style-name="standard">
      <style:graphic-properties svg:stroke-width="0.053cm" svg:stroke-color="#00a933" draw:marker-start-width="0.279cm" draw:marker-end-width="0.279cm" draw:fill="solid" draw:fill-color="#dde8cb" draw:textarea-horizontal-align="justify" draw:textarea-vertical-align="middle" draw:auto-grow-height="false" fo:min-height="0.158cm" fo:min-width="0.67cm" fo:padding-top="0.151cm" fo:padding-bottom="0.151cm" fo:padding-left="0.276cm" fo:padding-right="0.276cm"/>
    </style:style>
    <style:style style:name="gr173" style:family="graphic" style:parent-style-name="objectwithoutfill">
      <style:graphic-properties draw:stroke="dash" draw:stroke-dash="Dashed_20__28_var_29_" svg:stroke-width="0.053cm" svg:stroke-color="#00a933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4" style:family="graphic" style:parent-style-name="objectwithoutfill">
      <style:graphic-properties svg:stroke-width="0.053cm" svg:stroke-color="#00a933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5" style:family="graphic" style:parent-style-name="objectwithoutfill">
      <style:graphic-properties svg:stroke-width="0.053cm" svg:stroke-color="#00a933" draw:marker-start="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6" style:family="graphic" style:parent-style-name="objectwithoutfill">
      <style:graphic-properties draw:stroke="solid" draw:stroke-dash="Dashed_20__28_var_29_" svg:stroke-width="0.053cm" svg:stroke-color="#800080" draw:marker-start="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7" style:family="graphic" style:parent-style-name="objectwithoutfill">
      <style:graphic-properties svg:stroke-width="0.053cm" svg:stroke-color="#800080" draw:marker-start="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78" style:family="graphic" style:parent-style-name="objectwithoutfill">
      <style:graphic-properties draw:stroke="solid" draw:stroke-dash="Long_20_Dash" svg:stroke-width="0.053cm" svg:stroke-color="#afd095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9" style:family="graphic" style:parent-style-name="objectwithoutfill">
      <style:graphic-properties draw:stroke="solid" draw:stroke-dash="Long_20_Dash" svg:stroke-width="0.053cm" svg:stroke-color="#afd095" draw:marker-start="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0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4.796cm" fo:padding-top="0.142cm" fo:padding-bottom="0.142cm" fo:padding-left="0.267cm" fo:padding-right="0.267cm" draw:shadow="visible" draw:shadow-opacity="50%"/>
      <style:paragraph-properties style:writing-mode="lr-tb"/>
    </style:style>
    <style:style style:name="gr181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ffffff" draw:opacity="89%" fo:min-height="5.431cm" fo:padding-top="0.142cm" fo:padding-bottom="0.142cm" fo:padding-left="0.267cm" fo:padding-right="0.267cm" draw:shadow="visible" draw:shadow-opacity="50%"/>
      <style:paragraph-properties style:writing-mode="lr-tb"/>
    </style:style>
    <style:style style:name="P1" style:family="paragraph">
      <loext:graphic-properties draw:fill="solid" draw:fill-color="#ffffff" draw:opacity="89%"/>
      <style:paragraph-properties style:writing-mode="lr-tb"/>
      <style:text-properties fo:color="#000000" loext:opacity="100%" fo:font-size="10pt"/>
    </style:style>
    <style:style style:name="P2" style:family="paragraph">
      <style:paragraph-properties fo:text-align="center" style:writing-mode="lr-tb"/>
      <style:text-properties fo:font-size="9pt"/>
    </style:style>
    <style:style style:name="P3" style:family="paragraph">
      <loext:graphic-properties draw:fill="none"/>
      <style:paragraph-properties fo:text-align="center" style:writing-mode="lr-tb"/>
      <style:text-properties fo:font-size="9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7" style:family="paragraph">
      <style:paragraph-properties fo:text-align="center" style:writing-mode="lr-tb"/>
      <style:text-properties fo:color="#2a6099" loext:opacity="100%" fo:font-size="9pt"/>
    </style:style>
    <style:style style:name="P8" style:family="paragraph">
      <loext:graphic-properties draw:fill-color="#b4c7dc"/>
      <style:paragraph-properties fo:text-align="center" style:writing-mode="lr-tb"/>
      <style:text-properties fo:color="#2a6099" loext:opacity="100%" fo:font-size="9pt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Liberation Mono" fo:font-size="12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solid" draw:fill-color="#ffffff" draw:opacity="89%"/>
      <style:paragraph-properties fo:margin-left="0cm" fo:margin-right="0cm" fo:margin-top="0cm" fo:margin-bottom="0cm" fo:line-height="100%" fo:text-indent="0cm" style:writing-mode="lr-tb"/>
      <style:text-properties fo:color="#000000" loext:opacity="100%" fo:font-size="1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999999" loext:opacity="100%" style:font-name="Liberation Mono" fo:font-size="12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808080" loext:opacity="100%" style:font-name="Liberation Mono" fo:font-size="12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Liberation Mono" fo:font-size="14pt"/>
    </style:style>
    <style:style style:name="P18" style:family="paragraph">
      <style:paragraph-properties fo:text-align="center" style:writing-mode="lr-tb"/>
      <style:text-properties fo:color="#ff4000" loext:opacity="100%" fo:font-size="9pt"/>
    </style:style>
    <style:style style:name="P19" style:family="paragraph">
      <loext:graphic-properties draw:fill-color="#ffaa95"/>
      <style:paragraph-properties fo:text-align="center" style:writing-mode="lr-tb"/>
      <style:text-properties fo:color="#ff4000" loext:opacity="100%" fo:font-size="9pt"/>
    </style:style>
    <style:style style:name="P20" style:family="paragraph">
      <style:paragraph-properties fo:text-align="center" style:writing-mode="lr-tb"/>
      <style:text-properties fo:color="#800080" loext:opacity="100%" fo:font-size="9pt"/>
    </style:style>
    <style:style style:name="P21" style:family="paragraph">
      <loext:graphic-properties draw:fill-color="#b7b3ca"/>
      <style:paragraph-properties fo:text-align="center" style:writing-mode="lr-tb"/>
      <style:text-properties fo:color="#800080" loext:opacity="100%" fo:font-size="9pt"/>
    </style:style>
    <style:style style:name="P22" style:family="paragraph">
      <loext:graphic-properties draw:fill="none" draw:opacity="100%" draw:opacity-name="Transparency_20_5"/>
      <style:paragraph-properties fo:text-align="center"/>
      <style:text-properties fo:color="#ff0000" loext:opacity="100%"/>
    </style:style>
    <style:style style:name="P23" style:family="paragraph">
      <style:paragraph-properties fo:text-align="center" style:writing-mode="lr-tb"/>
      <style:text-properties fo:color="#ff0000" loext:opacity="100%" fo:font-size="9pt"/>
    </style:style>
    <style:style style:name="P24" style:family="paragraph">
      <loext:graphic-properties draw:fill="none" draw:opacity="100%" draw:opacity-name="Transparency_20_5"/>
      <style:paragraph-properties fo:text-align="center" style:writing-mode="lr-tb"/>
      <style:text-properties fo:color="#ff0000" loext:opacity="100%" fo:font-size="9pt"/>
    </style:style>
    <style:style style:name="P25" style:family="paragraph">
      <loext:graphic-properties draw:fill="none" draw:opacity="100%" draw:opacity-name="Transparency_20_6"/>
      <style:paragraph-properties fo:text-align="center"/>
      <style:text-properties fo:color="#ff8000" loext:opacity="100%"/>
    </style:style>
    <style:style style:name="P26" style:family="paragraph">
      <style:paragraph-properties fo:text-align="center" style:writing-mode="lr-tb"/>
      <style:text-properties fo:color="#ff8000" loext:opacity="100%" fo:font-size="9pt"/>
    </style:style>
    <style:style style:name="P27" style:family="paragraph">
      <loext:graphic-properties draw:fill="none" draw:opacity="100%" draw:opacity-name="Transparency_20_6"/>
      <style:paragraph-properties fo:text-align="center" style:writing-mode="lr-tb"/>
      <style:text-properties fo:color="#ff8000" loext:opacity="100%" fo:font-size="9pt"/>
    </style:style>
    <style:style style:name="P28" style:family="paragraph">
      <style:paragraph-properties fo:text-align="center" style:writing-mode="lr-tb"/>
      <style:text-properties fo:color="#000000" loext:opacity="100%" fo:font-size="9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000000" loext:opacity="100%" fo:font-size="9pt"/>
    </style:style>
    <style:style style:name="P30" style:family="paragraph">
      <loext:graphic-properties draw:fill="solid" draw:fill-color="#ffffff"/>
      <style:paragraph-properties fo:text-align="center" style:writing-mode="lr-tb"/>
      <style:text-properties fo:color="#800080" loext:opacity="100%" fo:font-size="9pt"/>
    </style:style>
    <style:style style:name="P31" style:family="paragraph">
      <loext:graphic-properties draw:fill="solid" draw:fill-color="#ffffff"/>
      <style:paragraph-properties fo:text-align="center" style:writing-mode="lr-tb"/>
      <style:text-properties fo:color="#ff4000" loext:opacity="100%" fo:font-size="9pt"/>
    </style:style>
    <style:style style:name="P32" style:family="paragraph">
      <loext:graphic-properties draw:fill-color="#ffd8ce"/>
      <style:paragraph-properties fo:text-align="center" style:writing-mode="lr-tb"/>
      <style:text-properties fo:color="#ff4000" loext:opacity="100%" fo:font-size="9pt"/>
    </style:style>
    <style:style style:name="P33" style:family="paragraph">
      <loext:graphic-properties draw:fill-color="#dee6ef"/>
      <style:paragraph-properties fo:text-align="center" style:writing-mode="lr-tb"/>
      <style:text-properties fo:color="#2a6099" loext:opacity="100%" fo:font-size="9pt"/>
    </style:style>
    <style:style style:name="P34" style:family="paragraph">
      <loext:graphic-properties draw:fill="solid" draw:fill-color="#ffffff"/>
      <style:paragraph-properties fo:text-align="center" style:writing-mode="lr-tb"/>
      <style:text-properties fo:color="#2a6099" loext:opacity="100%" fo:font-size="9pt"/>
    </style:style>
    <style:style style:name="P35" style:family="paragraph">
      <loext:graphic-properties draw:fill="none"/>
      <style:paragraph-properties fo:text-align="center"/>
      <style:text-properties fo:color="#2a6099" loext:opacity="100%"/>
    </style:style>
    <style:style style:name="P36" style:family="paragraph">
      <style:paragraph-properties fo:text-align="start"/>
    </style:style>
    <style:style style:name="P37" style:family="paragraph">
      <loext:graphic-properties draw:fill="none" draw:fill-color="#ffffff"/>
      <style:paragraph-properties fo:text-align="start" style:writing-mode="lr-tb"/>
      <style:text-properties fo:color="#800080" loext:opacity="100%" fo:font-size="9pt"/>
    </style:style>
    <style:style style:name="P38" style:family="paragraph">
      <style:paragraph-properties fo:text-align="center" style:writing-mode="lr-tb"/>
      <style:text-properties fo:color="#800080" loext:opacity="100%" fo:font-size="8pt"/>
    </style:style>
    <style:style style:name="P39" style:family="paragraph">
      <loext:graphic-properties draw:fill="solid" draw:fill-color="#ffffff"/>
      <style:paragraph-properties fo:text-align="center" style:writing-mode="lr-tb"/>
      <style:text-properties fo:color="#800080" loext:opacity="100%" fo:font-size="8pt"/>
    </style:style>
    <style:style style:name="P40" style:family="paragraph">
      <loext:graphic-properties draw:fill="none" draw:fill-color="#ffffff"/>
      <style:paragraph-properties fo:text-align="start" style:writing-mode="lr-tb"/>
      <style:text-properties fo:color="#800080" loext:opacity="100%" fo:font-size="8pt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4000" loext:opacity="100%" style:font-name="Liberation Mono" fo:font-size="9pt"/>
    </style:style>
    <style:style style:name="P42" style:family="paragraph">
      <loext:graphic-properties draw:fill="solid" draw:fill-color="#ffffff"/>
      <style:paragraph-properties fo:text-align="center" style:writing-mode="lr-tb"/>
      <style:text-properties fo:color="#ff4000" loext:opacity="100%" style:font-name="Liberation Mono" fo:font-size="9pt"/>
    </style:style>
    <style:style style:name="P43" style:family="paragraph">
      <loext:graphic-properties draw:fill="none" draw:fill-color="#ffffff"/>
      <style:paragraph-properties style:writing-mode="lr-tb"/>
      <style:text-properties fo:font-size="12pt" style:text-underline-style="solid" style:text-underline-width="auto" style:text-underline-color="font-color"/>
    </style:style>
    <style:style style:name="P44" style:family="paragraph">
      <loext:graphic-properties draw:fill="none" draw:fill-color="#ffffff"/>
      <style:paragraph-properties fo:text-align="end" style:writing-mode="lr-tb"/>
      <style:text-properties fo:font-size="12pt" style:text-underline-style="solid" style:text-underline-width="auto" style:text-underline-color="font-color"/>
    </style:style>
    <style:style style:name="P45" style:family="paragraph">
      <loext:graphic-properties draw:fill="none" draw:fill-color="#ffffff"/>
      <style:paragraph-properties fo:text-align="start" style:writing-mode="lr-tb"/>
      <style:text-properties fo:font-size="9pt"/>
    </style:style>
    <style:style style:name="P46" style:family="paragraph">
      <style:paragraph-properties fo:text-align="center" style:writing-mode="lr-tb"/>
      <style:text-properties fo:color="#ff4000" loext:opacity="100%" style:font-name="Liberation Mono" fo:font-size="9pt"/>
    </style:style>
    <style:style style:name="P4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4000" loext:opacity="100%" style:font-name="Liberation Mono" fo:font-size="9pt"/>
    </style:style>
    <style:style style:name="P48" style:family="paragraph">
      <style:paragraph-properties fo:text-align="center" style:writing-mode="lr-tb"/>
      <style:text-properties fo:color="#2a6099" loext:opacity="100%" fo:font-size="8pt"/>
    </style:style>
    <style:style style:name="P49" style:family="paragraph">
      <loext:graphic-properties draw:fill-color="#dee6ef"/>
      <style:paragraph-properties fo:text-align="center" style:writing-mode="lr-tb"/>
      <style:text-properties fo:color="#2a6099" loext:opacity="100%" fo:font-size="8pt"/>
    </style:style>
    <style:style style:name="P50" style:family="paragraph">
      <loext:graphic-properties draw:fill="hatch" draw:fill-color="#b7b3ca" draw:fill-hatch-name="Black_20_45_20_Degrees"/>
      <style:paragraph-properties fo:text-align="center" style:writing-mode="lr-tb"/>
      <style:text-properties fo:color="#800080" loext:opacity="100%" fo:font-size="9pt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4000" loext:opacity="100%" style:font-name="Liberation Mono" fo:font-size="8pt"/>
    </style:style>
    <style:style style:name="P5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4000" loext:opacity="100%" style:font-name="Liberation Mono" fo:font-size="8pt"/>
    </style:style>
    <style:style style:name="P53" style:family="paragraph">
      <loext:graphic-properties draw:fill-color="#ffffff"/>
      <style:paragraph-properties fo:text-align="center" style:writing-mode="lr-tb"/>
      <style:text-properties fo:color="#2a6099" loext:opacity="100%" fo:font-size="8pt"/>
    </style:style>
    <style:style style:name="P54" style:family="paragraph">
      <style:paragraph-properties fo:text-align="center" style:writing-mode="lr-tb"/>
      <style:text-properties fo:color="#ff4000" loext:opacity="100%" fo:font-size="8pt"/>
    </style:style>
    <style:style style:name="P55" style:family="paragraph">
      <loext:graphic-properties draw:fill-color="#ffd8ce"/>
      <style:paragraph-properties fo:text-align="center" style:writing-mode="lr-tb"/>
      <style:text-properties fo:color="#ff4000" loext:opacity="100%" fo:font-size="8pt"/>
    </style:style>
    <style:style style:name="P56" style:family="paragraph">
      <loext:graphic-properties draw:fill="none" draw:fill-color="#ffffff"/>
      <style:paragraph-properties fo:text-align="center" style:writing-mode="lr-tb"/>
      <style:text-properties fo:color="#2a6099" loext:opacity="100%" fo:font-size="8pt"/>
    </style:style>
    <style:style style:name="P57" style:family="paragraph">
      <loext:graphic-properties draw:fill="solid" draw:fill-color="#ffffff" draw:opacity="100%"/>
      <style:paragraph-properties style:writing-mode="lr-tb"/>
      <style:text-properties fo:color="#000000" loext:opacity="100%" fo:font-size="10pt"/>
    </style:style>
    <style:style style:name="P58" style:family="paragraph">
      <loext:graphic-properties draw:fill="none"/>
      <style:paragraph-properties fo:text-align="center"/>
      <style:text-properties fo:color="#c9211e" loext:opacity="100%"/>
    </style:style>
    <style:style style:name="P59" style:family="paragraph">
      <loext:graphic-properties draw:fill="solid" draw:fill-color="#ffffff"/>
      <style:paragraph-properties fo:text-align="center"/>
      <style:text-properties fo:color="#c9211e" loext:opacity="100%"/>
    </style:style>
    <style:style style:name="P60" style:family="paragraph">
      <loext:graphic-properties draw:fill="solid" draw:fill-color="#ffffff"/>
      <style:paragraph-properties fo:text-align="start" style:writing-mode="lr-tb"/>
      <style:text-properties fo:color="#c9211e" loext:opacity="100%" fo:font-size="8pt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Liberation Mono" fo:font-size="8pt"/>
    </style:style>
    <style:style style:name="P6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Liberation Mono" fo:font-size="8pt"/>
    </style:style>
    <style:style style:name="P63" style:family="paragraph">
      <style:paragraph-properties fo:margin-left="0cm" fo:margin-right="0cm" fo:margin-top="0cm" fo:margin-bottom="0cm" fo:line-height="100%" fo:text-align="start" fo:text-indent="0cm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800080" loext:opacity="100%" fo:font-size="8pt"/>
    </style:style>
    <style:style style:name="P65" style:family="paragraph">
      <loext:graphic-properties draw:fill-color="#ffffff"/>
      <style:paragraph-properties fo:text-align="center"/>
    </style:style>
    <style:style style:name="P66" style:family="paragraph">
      <loext:graphic-properties draw:fill="solid" draw:fill-color="#ffffff" draw:opacity="100%"/>
      <style:paragraph-properties fo:margin-left="0cm" fo:margin-right="0cm" fo:margin-top="0cm" fo:margin-bottom="0cm" fo:line-height="100%" fo:text-indent="0cm" style:writing-mode="lr-tb"/>
      <style:text-properties fo:color="#000000" loext:opacity="100%" fo:font-size="10pt"/>
    </style:style>
    <style:style style:name="P67" style:family="paragraph">
      <loext:graphic-properties draw:fill="none" draw:fill-color="#ffffff"/>
      <style:paragraph-properties fo:text-align="start" style:writing-mode="lr-tb"/>
      <style:text-properties fo:color="#2a6099" loext:opacity="100%" fo:font-size="8pt"/>
    </style:style>
    <style:style style:name="P68" style:family="paragraph">
      <loext:graphic-properties draw:fill-color="#afd095"/>
      <style:paragraph-properties fo:text-align="center"/>
    </style:style>
    <style:style style:name="P69" style:family="paragraph">
      <loext:graphic-properties draw:fill-color="#ffffff" draw:opacity="100%"/>
      <style:paragraph-properties fo:text-align="center" style:writing-mode="lr-tb"/>
      <style:text-properties fo:color="#ff4000" loext:opacity="100%" fo:font-size="8pt"/>
    </style:style>
    <style:style style:name="P70" style:family="paragraph">
      <loext:graphic-properties draw:fill="none" draw:opacity="100%"/>
      <style:paragraph-properties fo:text-align="center"/>
    </style:style>
    <style:style style:name="P71" style:family="paragraph">
      <loext:graphic-properties draw:fill="none" draw:fill-color="#ffffff" draw:opacity="100%"/>
      <style:paragraph-properties fo:text-align="start" style:writing-mode="lr-tb"/>
      <style:text-properties fo:color="#ff4000" loext:opacity="100%" fo:font-size="8pt"/>
    </style:style>
    <style:style style:name="P72" style:family="paragraph">
      <style:paragraph-properties fo:margin-left="0cm" fo:margin-right="0cm" fo:margin-top="0cm" fo:margin-bottom="0cm" fo:line-height="100%" fo:text-indent="0cm" style:writing-mode="lr-tb"/>
    </style:style>
    <style:style style:name="P73" style:family="paragraph">
      <loext:graphic-properties draw:fill="none" draw:fill-color="#ffffff"/>
      <style:paragraph-properties fo:text-align="center" style:writing-mode="lr-tb"/>
      <style:text-properties fo:color="#808080" loext:opacity="100%" fo:font-size="14pt"/>
    </style:style>
    <style:style style:name="P74" style:family="paragraph">
      <loext:graphic-properties draw:fill="solid" draw:fill-color="#ffffff" draw:opacity="89%"/>
      <style:paragraph-properties style:writing-mode="lr-tb"/>
      <style:text-properties fo:color="#000000" loext:opacity="100%" fo:font-size="7pt" style:font-size-asian="7pt" style:font-size-complex="7pt"/>
    </style:style>
    <style:style style:name="P75" style:family="paragraph">
      <loext:graphic-properties draw:fill="solid" draw:fill-color="#ffffff" draw:opacity="89%"/>
      <style:paragraph-properties style:writing-mode="lr-tb"/>
      <style:text-properties fo:color="#000000" loext:opacity="100%" fo:font-size="7pt"/>
    </style:style>
    <style:style style:name="P76" style:family="paragraph">
      <loext:graphic-properties draw:fill="solid" draw:fill-color="#ffffff" draw:opacity="89%"/>
      <style:paragraph-properties style:writing-mode="lr-tb"/>
      <style:text-properties fo:color="#000000" loext:opacity="100%" fo:font-size="8pt"/>
    </style:style>
    <style:style style:name="P77" style:family="paragraph">
      <loext:graphic-properties draw:fill="solid" draw:fill-color="#f58220"/>
      <style:paragraph-properties fo:text-align="center"/>
    </style:style>
    <style:style style:name="P78" style:family="paragraph">
      <style:paragraph-properties fo:text-align="center" style:writing-mode="lr-tb"/>
      <style:text-properties style:font-name="Ubuntu" fo:font-size="12pt" style:font-size-asian="12pt" style:font-size-complex="12pt"/>
    </style:style>
    <style:style style:name="P79" style:family="paragraph">
      <loext:graphic-properties draw:fill="solid" draw:fill-color="#e0c2cd"/>
      <style:paragraph-properties fo:text-align="center"/>
    </style:style>
    <style:style style:name="P80" style:family="paragraph">
      <loext:graphic-properties draw:fill="solid" draw:fill-color="#dde8cb"/>
      <style:paragraph-properties fo:text-align="center"/>
    </style:style>
    <style:style style:name="T1" style:family="text">
      <style:text-properties fo:color="#000000" loext:opacity="100%" fo:font-size="10pt"/>
    </style:style>
    <style:style style:name="T2" style:family="text">
      <style:text-properties fo:font-size="9pt"/>
    </style:style>
    <style:style style:name="T3" style:family="text">
      <style:text-properties fo:font-size="8pt"/>
    </style:style>
    <style:style style:name="T4" style:family="text">
      <style:text-properties fo:color="#2a6099" loext:opacity="100%" fo:font-size="9pt"/>
    </style:style>
    <style:style style:name="T5" style:family="text">
      <style:text-properties fo:font-size="12pt"/>
    </style:style>
    <style:style style:name="T6" style:family="text">
      <style:text-properties fo:color="#000000" loext:opacity="100%" fo:font-size="10pt" fo:font-weight="bold" style:font-weight-asian="bold" style:font-weight-complex="bold"/>
    </style:style>
    <style:style style:name="T7" style:family="text">
      <style:text-properties style:font-name="Liberation Mono" fo:font-size="12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text-shadow="none" style:text-underline-style="none" fo:font-weight="normal" style:letter-kerning="true" style:font-name-asian="Noto Sans CJK SC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999999" loext:opacity="100%" style:font-name="Liberation Mono" fo:font-size="12pt"/>
    </style:style>
    <style:style style:name="T12" style:family="text">
      <style:text-properties fo:color="#808080" loext:opacity="100%" style:font-name="Liberation Mono" fo:font-size="12pt"/>
    </style:style>
    <style:style style:name="T13" style:family="text">
      <style:text-properties style:font-name="Liberation Mono" fo:font-size="10pt" style:font-size-asian="10pt" style:font-size-complex="10pt"/>
    </style:style>
    <style:style style:name="T14" style:family="text">
      <style:text-properties style:font-name="Liberation Mono" fo:font-size="14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0pt" fo:text-shadow="none" style:text-underline-style="none" fo:font-weight="normal" style:letter-kerning="true" style:font-name-asian="Noto Sans CJK SC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text-shadow="none" style:text-underline-style="none" fo:font-weight="bold" style:letter-kerning="true" style:font-name-asian="Noto Sans CJK SC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17" style:family="text">
      <style:text-properties fo:color="#ff4000" loext:opacity="100%" fo:font-size="9pt"/>
    </style:style>
    <style:style style:name="T18" style:family="text">
      <style:text-properties fo:color="#800080" loext:opacity="100%" fo:font-size="9pt"/>
    </style:style>
    <style:style style:name="T19" style:family="text">
      <style:text-properties fo:color="#000000" loext:opacity="100%" fo:font-size="10pt" fo:font-style="italic" style:font-style-asian="italic" style:font-style-complex="italic"/>
    </style:style>
    <style:style style:name="T20" style:family="text">
      <style:text-properties fo:color="#ff0000" loext:opacity="100%" fo:font-size="9pt"/>
    </style:style>
    <style:style style:name="T21" style:family="text">
      <style:text-properties fo:color="#ff8000" loext:opacity="100%" fo:font-size="9pt"/>
    </style:style>
    <style:style style:name="T22" style:family="text">
      <style:text-properties fo:color="#ff8000" loext:opacity="100%" fo:font-size="10pt"/>
    </style:style>
    <style:style style:name="T23" style:family="text">
      <style:text-properties fo:color="#800080" loext:opacity="100%" fo:font-size="10pt"/>
    </style:style>
    <style:style style:name="T24" style:family="text">
      <style:text-properties fo:color="#00a933" loext:opacity="100%" fo:font-size="10pt"/>
    </style:style>
    <style:style style:name="T25" style:family="text">
      <style:text-properties fo:color="#000000" loext:opacity="100%" fo:font-size="9pt"/>
    </style:style>
    <style:style style:name="T26" style:family="text">
      <style:text-properties fo:color="#2a6099" loext:opacity="100%" fo:font-size="10pt"/>
    </style:style>
    <style:style style:name="T27" style:family="text">
      <style:text-properties fo:color="#000000" loext:opacity="100%" style:font-name="Liberation Mono" fo:font-size="9pt" style:font-size-asian="9pt" style:font-size-complex="9pt"/>
    </style:style>
    <style:style style:name="T28" style:family="text">
      <style:text-properties fo:color="#800080" loext:opacity="100%" fo:font-size="8pt"/>
    </style:style>
    <style:style style:name="T29" style:family="text">
      <style:text-properties fo:color="#ff4000" loext:opacity="100%" style:font-name="Liberation Mono" fo:font-size="9pt"/>
    </style:style>
    <style:style style:name="T30" style:family="text">
      <style:text-properties fo:font-size="12pt" style:text-underline-style="solid" style:text-underline-width="auto" style:text-underline-color="font-color"/>
    </style:style>
    <style:style style:name="T31" style:family="text">
      <style:text-properties fo:font-variant="normal" fo:text-transform="none" fo:color="#ff4000" loext:opacity="100%" style:text-outline="false" style:text-line-through-style="none" style:text-line-through-type="none" style:font-name="Liberation Mono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a6099" loext:opacity="100%" fo:font-size="8pt"/>
    </style:style>
    <style:style style:name="T33" style:family="text">
      <style:text-properties fo:color="#ff4000" loext:opacity="100%" style:font-name="Liberation Mono" fo:font-size="8pt"/>
    </style:style>
    <style:style style:name="T34" style:family="text">
      <style:text-properties fo:font-variant="normal" fo:text-transform="none" fo:color="#ff4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ff4000" loext:opacity="100%" fo:font-size="8pt"/>
    </style:style>
    <style:style style:name="T36" style:family="text">
      <style:text-properties fo:color="#000000" loext:opacity="100%" style:font-name="Liberation Sans2" fo:font-size="10pt" style:font-size-asian="9pt" style:font-size-complex="9pt"/>
    </style:style>
    <style:style style:name="T37" style:family="text">
      <style:text-properties fo:color="#000000" loext:opacity="100%" style:font-name="Liberation Mono" fo:font-size="10pt" style:font-size-asian="9pt" style:font-size-complex="9pt"/>
    </style:style>
    <style:style style:name="T38" style:family="text">
      <style:text-properties fo:color="#c9211e" loext:opacity="100%" fo:font-size="8pt"/>
    </style:style>
    <style:style style:name="T39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a6099" loext:opacity="100%" style:font-name="Liberation Mono" fo:font-size="8pt"/>
    </style:style>
    <style:style style:name="T41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0000" loext:opacity="100%" fo:font-size="10pt"/>
    </style:style>
    <style:style style:name="T43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0pt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loext:opacity="100%" style:font-name="Liberation Mono" fo:font-size="8pt" style:font-size-asian="8pt" style:font-size-complex="8pt"/>
    </style:style>
    <style:style style:name="T51" style:family="text">
      <style:text-properties fo:color="#808080" loext:opacity="100%" fo:font-size="14pt"/>
    </style:style>
    <style:style style:name="T52" style:family="text">
      <style:text-properties fo:color="#ff0000" loext:opacity="100%" style:font-name="Liberation Mono" fo:font-size="8pt" fo:font-weight="bold" style:font-size-asian="8pt" style:font-weight-asian="bold" style:font-size-complex="8pt" style:font-weight-complex="bold"/>
    </style:style>
    <style:style style:name="T53" style:family="text">
      <style:text-properties fo:color="#000000" loext:opacity="100%" style:font-name="Liberation Mono" fo:font-size="8pt" fo:font-weight="normal" style:font-size-asian="8pt" style:font-weight-asian="normal" style:font-size-complex="8pt" style:font-weight-complex="normal"/>
    </style:style>
    <style:style style:name="T54" style:family="text">
      <style:text-properties fo:color="#000000" loext:opacity="100%" style:font-name="Liberation Mono" fo:font-size="7pt" style:font-size-asian="7pt" style:font-size-complex="7pt"/>
    </style:style>
    <style:style style:name="T55" style:family="text">
      <style:text-properties fo:color="#000000" loext:opacity="100%" style:font-name="Liberation Mono" fo:font-size="7pt" style:font-size-asian="8pt" style:font-size-complex="8pt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7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ff0000" loext:opacity="100%" style:font-name="Liberation Mono" fo:font-size="7pt" fo:font-weight="bold" style:font-size-asian="8pt" style:font-weight-asian="bold" style:font-size-complex="8pt" style:font-weight-complex="bold"/>
    </style:style>
    <style:style style:name="T58" style:family="text">
      <style:text-properties fo:color="#00a933" loext:opacity="100%" style:font-name="Liberation Mono" fo:font-size="7pt" fo:font-weight="bold" style:font-size-asian="8pt" style:font-weight-asian="bold" style:font-size-complex="8pt" style:font-weight-complex="bold"/>
    </style:style>
    <style:style style:name="T59" style:family="text">
      <style:text-properties fo:color="#2a6099" loext:opacity="100%" style:font-name="Liberation Mono" fo:font-size="7pt" fo:font-weight="bold" style:font-size-asian="8pt" style:font-weight-asian="bold" style:font-size-complex="8pt" style:font-weight-complex="bold"/>
    </style:style>
    <style:style style:name="T60" style:family="text">
      <style:text-properties style:font-name="Ubuntu" fo:font-size="12pt" style:font-size-asian="12pt" style:font-size-complex="12pt"/>
    </style:style>
    <style:style style:name="T61" style:family="text">
      <style:text-properties fo:color="#ff4000" loext:opacity="100%" fo:font-size="10pt"/>
    </style:style>
    <style:style style:name="T62" style:family="text">
      <style:text-properties fo:font-variant="normal" fo:text-transform="none" fo:color="#ff0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ff4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4000" loext:opacity="100%" style:font-name="Liberation Mono" fo:font-size="8pt" style:font-size-asian="8pt" style:font-size-complex="8pt"/>
    </style:style>
    <style:style style:name="T65" style:family="text">
      <style:text-properties fo:font-variant="normal" fo:text-transform="none" fo:color="#00a933" loext:opacity="10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7cm" svg:height="2.574cm" svg:x="3.175cm" svg:y="10.795cm">
          <draw:text-box>
            <text:p><text:span text:style-name="T1">The </text:span><text:span text:style-name="T1">basic </text:span><text:span text:style-name="T1">XML </text:span><text:span text:style-name="T1">docume</text:span><text:span text:style-name="T1">nt model </text:span><text:span text:style-name="T1">consists </text:span><text:span text:style-name="T1">of a tree </text:span><text:span text:style-name="T1">of </text:span><text:span text:style-name="T1">Element</text:span><text:span text:style-name="T1">s where </text:span><text:span text:style-name="T1">each </text:span><text:span text:style-name="T1">Element </text:span><text:span text:style-name="T1">may </text:span><text:span text:style-name="T1">have </text:span><text:span text:style-name="T1">attribute</text:span><text:span text:style-name="T1">s which </text:span><text:span text:style-name="T1">have a </text:span><text:span text:style-name="T1">value, </text:span><text:span text:style-name="T1">and </text:span><text:span text:style-name="T1">child </text:span><text:span text:style-name="T1">element</text:span><text:span text:style-name="T1">s which </text:span><text:span text:style-name="T1">may be </text:span><text:span text:style-name="T1">content </text:span><text:span text:style-name="T1">or other </text:span><text:span text:style-name="T1">element</text:span><text:span text:style-name="T1">s. <text:s/></text:span><text:span text:style-name="T1">Parent/c</text:span><text:span text:style-name="T1">hild </text:span><text:span text:style-name="T1">relations</text:span><text:span text:style-name="T1">hips are </text:span><text:span text:style-name="T1">implicit, </text:span><text:span text:style-name="T1">other </text:span><text:span text:style-name="T1">referenc</text:span><text:span text:style-name="T1">es </text:span><text:span text:style-name="T1">between </text:span><text:span text:style-name="T1">element</text:span><text:span text:style-name="T1">s may </text:span><text:span text:style-name="T1">use </text:span><text:span text:style-name="T1">special </text:span><text:span text:style-name="T1">ID and </text:span><text:span text:style-name="T1">IDREF </text:span><text:span text:style-name="T1">attribute</text:span><text:span text:style-name="T1">s.</text:span></text:p>
          </draw:text-box>
        </draw:frame>
        <draw:custom-shape draw:style-name="gr2" draw:text-style-name="P2" draw:layer="layout" svg:width="2.54cm" svg:height="1.27cm" svg:x="3.175cm" svg:y="3.81cm">
          <text:p text:style-name="P2"><text:span text:style-name="T2">Eleme</text:span><text:span text:style-name="T2">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27cm" svg:x="9.525cm" svg:y="3.175cm">
          <text:p text:style-name="P2"><text:span text:style-name="T2">E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4cm" svg:height="1.27cm" svg:x="9.525cm" svg:y="9.017cm">
          <text:p text:style-name="P2"><text:span text:style-name="T2">E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0.508cm" svg:x="9.525cm" svg:y="1.905cm">
          <text:p text:style-name="P2"><text:span text:style-name="T2">Con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0.508cm" svg:x="14.605cm" svg:y="3.556cm">
          <text:p text:style-name="P2"><text:span text:style-name="T2">Con</text:span><text:span text:style-name="T2">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4cm" svg:height="0.508cm" svg:x="9.525cm" svg:y="7.747cm">
          <text:p text:style-name="P2"><text:span text:style-name="T2">Con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4cm" svg:height="0.635cm" svg:x="5.715cm" svg:y="5.715cm">
          <text:p text:style-name="P2"><text:span text:style-name="T2">Co</text:span><text:span text:style-name="T2">nte</text:span><text:span text:style-name="T2">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4.445cm" svg:y1="5.08cm" svg:x2="4.445cm" svg:y2="6.096cm">
          <text:p/>
        </draw:line>
        <draw:line draw:style-name="gr6" draw:text-style-name="P4" draw:layer="layout" svg:x1="4.445cm" svg:y1="6.096cm" svg:x2="5.715cm" svg:y2="6.096cm">
          <text:p/>
        </draw:line>
        <draw:custom-shape draw:style-name="gr4" draw:text-style-name="P3" draw:layer="layout" svg:width="2.54cm" svg:height="0.635cm" svg:x="5.715cm" svg:y="6.985cm">
          <text:p text:style-name="P2"><text:span text:style-name="T2">Con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4.064cm" svg:y1="5.08cm" svg:x2="4.064cm" svg:y2="7.366cm">
          <text:p/>
        </draw:line>
        <draw:line draw:style-name="gr6" draw:text-style-name="P4" draw:layer="layout" svg:x1="4.064cm" svg:y1="7.366cm" svg:x2="5.715cm" svg:y2="7.366cm">
          <text:p/>
        </draw:line>
        <draw:frame draw:style-name="gr7" draw:text-style-name="P6" draw:layer="layout" svg:width="1.27cm" svg:height="0.569cm" svg:x="4.064cm" svg:y="7.366cm">
          <draw:text-box>
            <text:p text:style-name="P5"><text:span text:style-name="T3">attr2</text:span></text:p>
          </draw:text-box>
        </draw:frame>
        <draw:frame draw:style-name="gr7" draw:text-style-name="P6" draw:layer="layout" svg:width="1.27cm" svg:height="0.569cm" svg:x="4.064cm" svg:y="6.096cm">
          <draw:text-box>
            <text:p text:style-name="P5"><text:span text:style-name="T3">attr1</text:span></text:p>
          </draw:text-box>
        </draw:frame>
        <draw:custom-shape draw:style-name="gr8" draw:text-style-name="P3" draw:layer="layout" svg:width="2.54cm" svg:height="0.508cm" svg:x="12.065cm" svg:y="5.207cm">
          <text:p text:style-name="P2"><text:span text:style-name="T2">Con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0.795cm" svg:y1="4.445cm" svg:x2="10.795cm" svg:y2="5.461cm">
          <text:p/>
        </draw:line>
        <draw:line draw:style-name="gr6" draw:text-style-name="P4" draw:layer="layout" svg:x1="10.795cm" svg:y1="5.461cm" svg:x2="12.065cm" svg:y2="5.461cm">
          <text:p/>
        </draw:line>
        <draw:custom-shape draw:style-name="gr8" draw:text-style-name="P3" draw:layer="layout" svg:width="2.54cm" svg:height="0.508cm" svg:x="12.065cm" svg:y="6.477cm">
          <text:p text:style-name="P2"><text:span text:style-name="T2">Con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0.414cm" svg:y1="4.445cm" svg:x2="10.414cm" svg:y2="6.731cm">
          <text:p/>
        </draw:line>
        <draw:line draw:style-name="gr6" draw:text-style-name="P4" draw:layer="layout" svg:x1="10.414cm" svg:y1="6.731cm" svg:x2="12.065cm" svg:y2="6.731cm">
          <text:p/>
        </draw:line>
        <draw:frame draw:style-name="gr7" draw:text-style-name="P6" draw:layer="layout" svg:width="1.27cm" svg:height="0.569cm" svg:x="10.414cm" svg:y="6.731cm">
          <draw:text-box>
            <text:p text:style-name="P5"><text:span text:style-name="T3">attr1</text:span></text:p>
          </draw:text-box>
        </draw:frame>
        <draw:frame draw:style-name="gr7" draw:text-style-name="P6" draw:layer="layout" svg:width="1.27cm" svg:height="0.569cm" svg:x="10.414cm" svg:y="5.461cm">
          <draw:text-box>
            <text:p text:style-name="P5"><text:span text:style-name="T3">attr1</text:span></text:p>
          </draw:text-box>
        </draw:frame>
        <draw:line draw:style-name="gr9" draw:text-style-name="P4" draw:layer="layout" svg:x1="12.065cm" svg:y1="3.81cm" svg:x2="14.605cm" svg:y2="3.81cm">
          <text:p/>
        </draw:line>
        <draw:line draw:style-name="gr10" draw:text-style-name="P4" draw:layer="layout" svg:x1="5.715cm" svg:y1="4.445cm" svg:x2="8.89cm" svg:y2="4.445cm">
          <text:p/>
        </draw:line>
        <draw:line draw:style-name="gr9" draw:text-style-name="P4" draw:layer="layout" svg:x1="8.89cm" svg:y1="2.159cm" svg:x2="9.525cm" svg:y2="2.159cm">
          <text:p/>
        </draw:line>
        <draw:line draw:style-name="gr9" draw:text-style-name="P4" draw:layer="layout" svg:x1="8.89cm" svg:y1="3.81cm" svg:x2="9.525cm" svg:y2="3.81cm">
          <text:p/>
        </draw:line>
        <draw:line draw:style-name="gr9" draw:text-style-name="P4" draw:layer="layout" svg:x1="8.89cm" svg:y1="8.001cm" svg:x2="9.525cm" svg:y2="8.001cm">
          <text:p/>
        </draw:line>
        <draw:line draw:style-name="gr9" draw:text-style-name="P4" draw:layer="layout" svg:x1="8.89cm" svg:y1="9.652cm" svg:x2="9.525cm" svg:y2="9.652cm">
          <text:p/>
        </draw:line>
        <draw:line draw:style-name="gr10" draw:text-style-name="P4" draw:layer="layout" svg:x1="8.89cm" svg:y1="2.159cm" svg:x2="8.89cm" svg:y2="9.652cm">
          <text:p/>
        </draw:line>
      </draw:page>
      <draw:page draw:name="page2" draw:style-name="dp1" draw:master-page-name="Default">
        <draw:line draw:style-name="gr6" draw:text-style-name="P4" draw:layer="layout" svg:x1="6.985cm" svg:y1="3.81cm" svg:x2="13.335cm" svg:y2="3.81cm">
          <text:p/>
        </draw:line>
        <draw:frame draw:style-name="gr7" draw:text-style-name="P6" draw:layer="layout" svg:width="3.81cm" svg:height="0.569cm" svg:x="8.255cm" svg:y="3.81cm">
          <draw:text-box>
            <text:p text:style-name="P5"><text:span text:style-name="T3">IRI</text:span></text:p>
          </draw:text-box>
        </draw:frame>
        <draw:custom-shape draw:style-name="gr11" draw:text-style-name="P8" draw:layer="layout" svg:width="2.54cm" svg:height="1.27cm" svg:x="4.445cm" svg:y="3.175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2.54cm" svg:height="1.27cm" svg:x="13.335cm" svg:y="3.175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6.985cm" svg:y1="5.715cm" svg:x2="13.335cm" svg:y2="5.715cm">
          <text:p/>
        </draw:line>
        <draw:frame draw:style-name="gr7" draw:text-style-name="P6" draw:layer="layout" svg:width="3.81cm" svg:height="0.569cm" svg:x="8.255cm" svg:y="5.715cm">
          <draw:text-box>
            <text:p text:style-name="P5"><text:span text:style-name="T3">IRI</text:span></text:p>
          </draw:text-box>
        </draw:frame>
        <draw:custom-shape draw:style-name="gr11" draw:text-style-name="P8" draw:layer="layout" svg:width="2.54cm" svg:height="1.27cm" svg:x="4.445cm" svg:y="5.08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2.54cm" svg:height="1.016cm" svg:x="13.335cm" svg:y="5.207cm">
          <text:p text:style-name="P7"><text:span text:style-name="T4">Literal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81cm" svg:height="0.762cm" svg:x="4.445cm" svg:y="1.905cm">
          <draw:text-box>
            <text:p><text:span text:style-name="T5">( Subject,</text:span></text:p>
          </draw:text-box>
        </draw:frame>
        <draw:frame draw:style-name="gr13" draw:text-style-name="P10" draw:layer="layout" svg:width="3.81cm" svg:height="0.762cm" svg:x="8.255cm" svg:y="1.905cm">
          <draw:text-box>
            <text:p text:style-name="P5"><text:span text:style-name="T5">Predicate,</text:span></text:p>
          </draw:text-box>
        </draw:frame>
        <draw:frame draw:style-name="gr13" draw:text-style-name="P9" draw:layer="layout" svg:width="3.81cm" svg:height="0.762cm" svg:x="12.065cm" svg:y="1.905cm">
          <draw:text-box>
            <text:p text:style-name="P11"><text:span text:style-name="T5">Object )</text:span></text:p>
          </draw:text-box>
        </draw:frame>
        <draw:line draw:style-name="gr6" draw:text-style-name="P4" draw:layer="layout" svg:x1="6.985cm" svg:y1="7.62cm" svg:x2="12.7cm" svg:y2="7.62cm">
          <text:p/>
        </draw:line>
        <draw:frame draw:style-name="gr7" draw:text-style-name="P6" draw:layer="layout" svg:width="3.81cm" svg:height="0.569cm" svg:x="8.255cm" svg:y="7.62cm">
          <draw:text-box>
            <text:p text:style-name="P5"><text:span text:style-name="T3">IRI</text:span></text:p>
          </draw:text-box>
        </draw:frame>
        <draw:custom-shape draw:style-name="gr11" draw:text-style-name="P8" draw:layer="layout" svg:width="2.54cm" svg:height="1.27cm" svg:x="4.445cm" svg:y="6.985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2.54cm" svg:height="0.762cm" svg:x="12.7cm" svg:y="7.239cm">
          <text:p text:style-name="P7"><text:span text:style-name="T4">Literal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985cm" svg:y1="9.525cm" svg:x2="12.7cm" svg:y2="9.525cm">
          <text:p/>
        </draw:line>
        <draw:frame draw:style-name="gr7" draw:text-style-name="P6" draw:layer="layout" svg:width="3.81cm" svg:height="0.569cm" svg:x="8.255cm" svg:y="9.525cm">
          <draw:text-box>
            <text:p text:style-name="P5"><text:span text:style-name="T3">IRI</text:span></text:p>
          </draw:text-box>
        </draw:frame>
        <draw:custom-shape draw:style-name="gr11" draw:text-style-name="P8" draw:layer="layout" svg:width="2.54cm" svg:height="1.27cm" svg:x="4.445cm" svg:y="8.89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2.54cm" svg:height="0.762cm" svg:x="12.7cm" svg:y="9.144cm">
          <text:p text:style-name="P7"><text:span text:style-name="T4">Literal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.905cm" svg:height="0.762cm" svg:x="15.24cm" svg:y="7.239cm">
          <text:p text:style-name="P7"><text:span text:style-name="T4">language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.905cm" svg:height="0.762cm" svg:x="15.24cm" svg:y="9.144cm">
          <text:p text:style-name="P7"><text:span text:style-name="T4">datatype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13.97cm" svg:height="2.649cm" svg:x="3.175cm" svg:y="10.795cm">
          <draw:text-box>
            <text:p><text:span text:style-name="T1">The basic RDF graph model consists of a set of (subject, predicate, object) statements. <text:s/>The subject and predicates are IRIs, the object may be another node or a literal. <text:s/>Literals may have a language or datatype (XSD Datatype).</text:span></text:p>
            <text:p><text:span text:style-name="T1"/></text:p>
            <text:p><text:span text:style-name="T1">Subject and object IRIs may be globally unique (good for sharing) or “blank” (unique only within a graph). <text:s/></text:span><text:span text:style-name="T6">IRIs do not have encoded content - things, not strings.</text:span></text:p>
          </draw:text-box>
        </draw:frame>
      </draw:page>
      <draw:page draw:name="page3" draw:style-name="dp1" draw:master-page-name="Default">
        <draw:frame draw:style-name="gr17" draw:text-style-name="P12" draw:layer="layout" svg:width="16.51cm" svg:height="0.889cm" svg:x="1.905cm" svg:y="1.905cm">
          <draw:text-box>
            <text:p text:style-name="P5"><text:span text:style-name="T7">http://www.w3.org/2001/XMLSchema#float</text:span></text:p>
          </draw:text-box>
        </draw:frame>
        <draw:frame draw:style-name="gr18" draw:text-style-name="P14" draw:layer="layout" svg:width="13.97cm" svg:height="3.81cm" svg:x="3.175cm" svg:y="8.255cm">
          <draw:text-box>
            <text:p text:style-name="P13"><text:span text:style-name="T8">An IRI is an internationalized URI which often looks like a URL. <text:s/>It starts with a </text:span><text:span text:style-name="T9">scheme</text:span><text:span text:style-name="T8"> and is followed by a bunch of content with syntax that is specified by the scheme. <text:s/>For RDF content that is intended to be shared via the Semantic Web, the scheme is often </text:span><text:span text:style-name="T9">http</text:span><text:span text:style-name="T8"> or </text:span><text:span text:style-name="T9">https</text:span><text:span text:style-name="T10">.</text:span></text:p>
            <text:p text:style-name="P13"><text:span text:style-name="T10"/></text:p>
            <text:p text:style-name="P13"><text:span text:style-name="T10">Content negotiation is used to determine what serialization syntax is acceptable to the client and available from the server.</text:span></text:p>
          </draw:text-box>
        </draw:frame>
      </draw:page>
      <draw:page draw:name="page4" draw:style-name="dp1" draw:master-page-name="Default">
        <draw:frame draw:style-name="gr17" draw:text-style-name="P15" draw:layer="layout" svg:width="16.51cm" svg:height="0.889cm" svg:x="1.905cm" svg:y="1.905cm">
          <draw:text-box>
            <text:p text:style-name="P5"><text:span text:style-name="T11">http://www.w3.org/2001/XMLSchema#float</text:span></text:p>
          </draw:text-box>
        </draw:frame>
        <draw:frame draw:style-name="gr17" draw:text-style-name="P12" draw:layer="layout" svg:width="16.51cm" svg:height="0.889cm" svg:x="1.905cm" svg:y="3.81cm">
          <draw:text-box>
            <text:p text:style-name="P5"><text:span text:style-name="T7">&lt;http://www.w3.org/2001/XMLSchema#float&gt;</text:span></text:p>
          </draw:text-box>
        </draw:frame>
        <draw:frame draw:style-name="gr19" draw:text-style-name="P14" draw:layer="layout" svg:width="13.97cm" svg:height="3.81cm" svg:x="3.175cm" svg:y="8.255cm">
          <draw:text-box>
            <text:p text:style-name="P13"><text:span text:style-name="T8">Depending on the serialization, the IRI is enclosed in angle brackets. <text:s/>In RDF/XML the IRI might be an attribute value, so it is simply enclosed in quotes.</text:span></text:p>
          </draw:text-box>
        </draw:frame>
      </draw:page>
      <draw:page draw:name="page5" draw:style-name="dp1" draw:master-page-name="Default">
        <draw:frame draw:style-name="gr17" draw:text-style-name="P16" draw:layer="layout" svg:width="16.51cm" svg:height="0.889cm" svg:x="1.905cm" svg:y="1.905cm">
          <draw:text-box>
            <text:p text:style-name="P5"><text:span text:style-name="T12">http://www.w3.org/2001/XMLSchema#float</text:span></text:p>
          </draw:text-box>
        </draw:frame>
        <draw:frame draw:style-name="gr17" draw:text-style-name="P16" draw:layer="layout" svg:width="16.51cm" svg:height="0.889cm" svg:x="1.905cm" svg:y="3.835cm">
          <draw:text-box>
            <text:p text:style-name="P5"><text:span text:style-name="T12">&lt;http://www.w3.org/2001/XMLSchema#float&gt;</text:span></text:p>
          </draw:text-box>
        </draw:frame>
        <draw:frame draw:style-name="gr20" draw:text-style-name="P17" draw:layer="layout" svg:width="13.97cm" svg:height="1.767cm" svg:x="3.175cm" svg:y="5.715cm">
          <draw:text-box>
            <text:p text:style-name="P5"><text:span text:style-name="T13">PREFIX xsd: &lt;http://www.w3.org/2001/XMLSchema#&gt; .</text:span></text:p>
            <text:p text:style-name="P5"><text:span text:style-name="T14"/></text:p>
            <text:p text:style-name="P5"><text:span text:style-name="T14">xsd:float</text:span></text:p>
          </draw:text-box>
        </draw:frame>
        <draw:frame draw:style-name="gr21" draw:text-style-name="P14" draw:layer="layout" svg:width="13.97cm" svg:height="5.817cm" svg:x="3.175cm" svg:y="8.255cm">
          <draw:text-box>
            <text:p text:style-name="P13"><text:span text:style-name="T8">On of the more common serialization formats called </text:span><text:span text:style-name="T9">Turtle</text:span><text:span text:style-name="T8"> is designed to be easily exchanged between users in chat rooms and email so there is a mechanism to provide a prefix shortcut and drop the angle brackets. <text:s/>There are also syntax shortcuts for blank nodes…</text:span></text:p>
            <text:p text:style-name="P13"><text:span text:style-name="T8"/></text:p>
            <text:p text:style-name="P13"><text:span text:style-name="T15">ex:a ex:likes [ a ex:Car ] .</text:span></text:p>
            <text:p text:style-name="P13"><text:span text:style-name="T15"/></text:p>
            <text:p text:style-name="P13"><text:span text:style-name="T8">...repeating elements…</text:span></text:p>
            <text:p text:style-name="P13"><text:span text:style-name="T8"/></text:p>
            <text:p text:style-name="P13"><text:span text:style-name="T15">ex:a ex:hasChild ex:b, ex:c, ex:d .</text:span></text:p>
            <text:p text:style-name="P13"><text:span text:style-name="T8"/></text:p>
            <text:p text:style-name="P13"><text:span text:style-name="T8">...and lists:</text:span></text:p>
            <text:p text:style-name="P13"><text:span text:style-name="T8"/></text:p>
            <text:p text:style-name="P13"><text:span text:style-name="T15">ex:a ex:contacts ( ex:b ex:c ex:d ) .</text:span></text:p>
          </draw:text-box>
        </draw:frame>
      </draw:page>
      <draw:page draw:name="page6" draw:style-name="dp1" draw:master-page-name="Default">
        <draw:frame draw:style-name="gr17" draw:text-style-name="P16" draw:layer="layout" svg:width="16.51cm" svg:height="0.889cm" svg:x="1.905cm" svg:y="1.916cm">
          <draw:text-box>
            <text:p text:style-name="P5"><text:span text:style-name="T12">&lt;http://data.ashrae.org/bacnet/2020#present-value&gt;</text:span></text:p>
          </draw:text-box>
        </draw:frame>
        <draw:frame draw:style-name="gr20" draw:text-style-name="P17" draw:layer="layout" svg:width="13.97cm" svg:height="1.767cm" svg:x="3.175cm" svg:y="4.456cm">
          <draw:text-box>
            <text:p text:style-name="P5"><text:span text:style-name="T13">PREFIX bacnet: &lt;http://data.ashrae.org/bacnet/2020#&gt; .</text:span></text:p>
            <text:p text:style-name="P5"><text:span text:style-name="T14"/></text:p>
            <text:p text:style-name="P5"><text:span text:style-name="T14">bacnet:present-value</text:span></text:p>
          </draw:text-box>
        </draw:frame>
        <draw:frame draw:style-name="gr22" draw:text-style-name="P14" draw:layer="layout" svg:width="13.97cm" svg:height="4.444cm" svg:x="3.175cm" svg:y="8.256cm">
          <draw:text-box>
            <text:p text:style-name="P13"><text:span text:style-name="T8">I’m assuming that this IRI is available to use.</text:span></text:p>
            <text:p text:style-name="P13"><text:span text:style-name="T8"/></text:p>
            <text:list text:style-name="L1">
              <text:list-item>
                <text:p text:style-name="P13"><text:span text:style-name="T16">UpperCamelCase</text:span><text:span text:style-name="T8"> for class names and special “named individuals”</text:span><text:span text:style-name="T8"><text:line-break/></text:span><text:span text:style-name="T8"/></text:p>
              </text:list-item>
              <text:list-item>
                <text:p text:style-name="P13"><text:span text:style-name="T16">camelCase</text:span><text:span text:style-name="T8"> for predicate names</text:span><text:span text:style-name="T8"><text:line-break/></text:span><text:span text:style-name="T8"/></text:p>
              </text:list-item>
              <text:list-item>
                <text:p text:style-name="P13"><text:span text:style-name="T16">Pascal_Snake_Case</text:span><text:span text:style-name="T8"> where it is used in the standard</text:span><text:span text:style-name="T8"><text:line-break/></text:span><text:span text:style-name="T8"/></text:p>
              </text:list-item>
              <text:list-item>
                <text:p text:style-name="P13"><text:span text:style-name="T16">spinal-case</text:span><text:span text:style-name="T8"> to match ASN.1 names</text:span></text:p>
              </text:list-item>
            </text:list>
          </draw:text-box>
        </draw:frame>
      </draw:page>
      <draw:page draw:name="page7" draw:style-name="dp1" draw:master-page-name="Default">
        <draw:line draw:style-name="gr23" draw:text-style-name="P4" draw:layer="layout" svg:x1="5.715cm" svg:y1="4.191cm" svg:x2="8.89cm" svg:y2="2.794cm">
          <text:p/>
        </draw:line>
        <draw:custom-shape draw:style-name="gr24" draw:text-style-name="P8" draw:layer="layout" svg:width="1.27cm" svg:height="1.27cm" svg:x="6.985cm" svg:y="5.08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.27cm" svg:height="1.27cm" svg:x="8.89cm" svg:y="1.905cm">
          <text:p text:style-name="P18"><text:span text:style-name="T17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" draw:layer="layout" svg:width="13.97cm" svg:height="3.81cm" svg:x="3.175cm" svg:y="9.525cm">
          <draw:text-box>
            <text:p><text:span text:style-name="T1">Nodes are “in” a graph in the context of a statement, and do not belong to any specific graph (with the exception of “blank nodes”). <text:s/>Where the IRI for a node is a shared identifier for a specific concept, it is typically “defined” in a specific graph (vocabulary, taxonomy, ontology) using other shared concept identifiers.</text:span></text:p>
            <text:p><text:span text:style-name="T1"/></text:p>
            <text:p><text:span text:style-name="T1">RDF contains core definitions, RDFS contains higher layer concepts like Class (set) subClassOf (membership relation between sets), and Properties (the names of things that are predicates).</text:span></text:p>
          </draw:text-box>
        </draw:frame>
        <draw:custom-shape draw:style-name="gr24" draw:text-style-name="P8" draw:layer="layout" svg:width="1.27cm" svg:height="1.27cm" svg:x="4.446cm" svg:y="3.811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1.27cm" svg:height="1.27cm" svg:x="10.795cm" svg:y="3.81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draw:layer="layout" svg:width="1.27cm" svg:height="1.27cm" svg:x="13.335cm" svg:y="5.08cm">
          <text:p text:style-name="P20"><text:span text:style-name="T1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5.588cm" svg:y1="4.953cm" svg:x2="6.985cm" svg:y2="5.588cm">
          <text:p/>
        </draw:line>
        <draw:line draw:style-name="gr28" draw:text-style-name="P4" draw:layer="layout" svg:x1="8.255cm" svg:y1="5.334cm" svg:x2="10.668cm" svg:y2="4.445cm">
          <text:p/>
        </draw:line>
        <draw:line draw:style-name="gr28" draw:text-style-name="P4" draw:layer="layout" svg:x1="10.795cm" svg:y1="4.953cm" svg:x2="8.382cm" svg:y2="5.842cm">
          <text:p/>
        </draw:line>
        <draw:line draw:style-name="gr23" draw:text-style-name="P4" draw:layer="layout" svg:x1="10.033cm" svg:y1="3.048cm" svg:x2="10.922cm" svg:y2="3.937cm">
          <text:p/>
        </draw:line>
        <draw:line draw:style-name="gr29" draw:text-style-name="P4" draw:layer="layout" svg:x1="12.065cm" svg:y1="4.699cm" svg:x2="13.335cm" svg:y2="5.334cm">
          <text:p/>
        </draw:line>
        <draw:line draw:style-name="gr23" draw:text-style-name="P4" draw:layer="layout" svg:x1="11.811cm" svg:y1="3.81cm" svg:x2="13.335cm" svg:y2="2.54cm">
          <text:p/>
        </draw:line>
        <draw:line draw:style-name="gr6" draw:text-style-name="P4" draw:layer="layout" svg:x1="5.08cm" svg:y1="5.207cm" svg:x2="5.08cm" svg:y2="6.223cm">
          <text:p/>
        </draw:line>
        <draw:line draw:style-name="gr28" draw:text-style-name="P4" draw:layer="layout" svg:x1="12.065cm" svg:y1="4.191cm" svg:x2="13.843cm" svg:y2="3.683cm">
          <text:p/>
        </draw:line>
        <draw:custom-shape draw:style-name="gr30" draw:text-style-name="P3" draw:layer="layout" svg:width="2.032cm" svg:height="0.508cm" svg:x="13.462cm" svg:y="2.286cm">
          <text:p text:style-name="P2"><text:span text:style-name="T2">Literal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2.032cm" svg:height="0.508cm" svg:x="13.97cm" svg:y="3.429cm">
          <text:p text:style-name="P2"><text:span text:style-name="T2">Literal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2.032cm" svg:height="0.508cm" svg:x="4.064cm" svg:y="6.35cm">
          <text:p text:style-name="P2"><text:span text:style-name="T2">Literal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line draw:style-name="gr23" draw:text-style-name="P4" draw:layer="layout" svg:x1="5.715cm" svg:y1="5.715cm" svg:x2="8.763cm" svg:y2="5.715cm">
          <text:p/>
        </draw:line>
        <draw:custom-shape draw:style-name="gr24" draw:text-style-name="P8" draw:layer="layout" svg:width="1.27cm" svg:height="1.27cm" svg:x="15.24cm" svg:y="1.905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.27cm" svg:height="1.27cm" svg:x="8.89cm" svg:y="5.08cm">
          <text:p text:style-name="P18"><text:span text:style-name="T17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" draw:layer="layout" svg:width="13.97cm" svg:height="1.905cm" svg:x="3.175cm" svg:y="12.065cm">
          <draw:text-box>
            <text:p><text:span text:style-name="T1">RDF Predicates (properties or relationships) do not have additional attribute/value content (leading to the growth of </text:span><text:span text:style-name="T19">labeled property graphs</text:span><text:span text:style-name="T1">) so to refine a relationship an additional node is introduced. <text:s/>This successive refinement called </text:span><text:span text:style-name="T6">reification</text:span><text:span text:style-name="T1"> can be repeated as necessary.</text:span></text:p>
          </draw:text-box>
        </draw:frame>
        <draw:custom-shape draw:style-name="gr24" draw:text-style-name="P8" draw:layer="layout" svg:width="1.27cm" svg:height="1.27cm" svg:x="3.81cm" svg:y="1.905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draw:layer="layout" svg:width="1.27cm" svg:height="1.27cm" svg:x="6.35cm" svg:y="9.525cm">
          <text:p text:style-name="P20"><text:span text:style-name="T1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4" draw:layer="layout" svg:x1="5.207cm" svg:y1="2.54cm" svg:x2="15.113cm" svg:y2="2.54cm">
          <text:p/>
        </draw:line>
        <draw:line draw:style-name="gr29" draw:text-style-name="P4" draw:layer="layout" svg:x1="5.08cm" svg:y1="10.16cm" svg:x2="6.223cm" svg:y2="10.16cm">
          <text:p/>
        </draw:line>
        <draw:line draw:style-name="gr23" draw:text-style-name="P4" draw:layer="layout" svg:x1="14.351cm" svg:y1="5.715cm" svg:x2="15.24cm" svg:y2="4.826cm">
          <text:p/>
        </draw:line>
        <draw:line draw:style-name="gr33" draw:text-style-name="P22" draw:layer="layout" svg:x1="9.525cm" svg:y1="2.54cm" svg:x2="10.033cm" svg:y2="1.905cm">
          <text:p/>
        </draw:line>
        <draw:custom-shape draw:style-name="gr34" draw:text-style-name="P24" draw:layer="layout" svg:width="2.032cm" svg:height="0.508cm" svg:x="10.16cm" svg:y="1.651cm">
          <text:p text:style-name="P23"><text:span text:style-name="T20">Literal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.27cm" svg:height="1.27cm" svg:x="15.24cm" svg:y="3.81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1.27cm" svg:height="1.27cm" svg:x="3.81cm" svg:y="3.81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4" draw:layer="layout" svg:x1="5.207cm" svg:y1="4.445cm" svg:x2="15.113cm" svg:y2="4.445cm">
          <text:p/>
        </draw:line>
        <draw:line draw:style-name="gr35" draw:text-style-name="P25" draw:layer="layout" svg:x1="10.033cm" svg:y1="6.223cm" svg:x2="10.414cm" svg:y2="6.604cm">
          <text:p/>
        </draw:line>
        <draw:custom-shape draw:style-name="gr36" draw:text-style-name="P27" draw:layer="layout" svg:width="2.032cm" svg:height="0.508cm" svg:x="10.541cm" svg:y="6.35cm">
          <text:p text:style-name="P26"><text:span text:style-name="T21">Literal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7" draw:text-style-name="P4" draw:layer="layout" svg:x1="10.287cm" svg:y1="5.715cm" svg:x2="14.351cm" svg:y2="5.715cm">
          <text:p/>
        </draw:line>
        <draw:line draw:style-name="gr37" draw:text-style-name="P4" draw:layer="layout" svg:x1="5.715cm" svg:y1="5.715cm" svg:x2="4.953cm" svg:y2="4.953cm">
          <text:p/>
        </draw:line>
        <draw:line draw:style-name="gr23" draw:text-style-name="P4" draw:layer="layout" svg:x1="5.715cm" svg:y1="8.89cm" svg:x2="8.763cm" svg:y2="8.89cm">
          <text:p/>
        </draw:line>
        <draw:custom-shape draw:style-name="gr25" draw:text-style-name="P19" draw:layer="layout" svg:width="1.27cm" svg:height="1.27cm" svg:x="8.89cm" svg:y="8.255cm">
          <text:p text:style-name="P18"><text:span text:style-name="T17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14.351cm" svg:y1="8.89cm" svg:x2="15.24cm" svg:y2="8.001cm">
          <text:p/>
        </draw:line>
        <draw:custom-shape draw:style-name="gr24" draw:text-style-name="P8" draw:layer="layout" svg:width="1.27cm" svg:height="1.27cm" svg:x="15.24cm" svg:y="6.985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1.27cm" svg:height="1.27cm" svg:x="3.81cm" svg:y="6.985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4" draw:layer="layout" svg:x1="5.207cm" svg:y1="7.62cm" svg:x2="15.113cm" svg:y2="7.62cm">
          <text:p/>
        </draw:line>
        <draw:line draw:style-name="gr35" draw:text-style-name="P25" draw:layer="layout" svg:x1="10.033cm" svg:y1="9.398cm" svg:x2="10.414cm" svg:y2="9.779cm">
          <text:p/>
        </draw:line>
        <draw:custom-shape draw:style-name="gr36" draw:text-style-name="P27" draw:layer="layout" svg:width="2.032cm" svg:height="0.508cm" svg:x="10.541cm" svg:y="9.525cm">
          <text:p text:style-name="P26"><text:span text:style-name="T21">Literal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7" draw:text-style-name="P4" draw:layer="layout" svg:x1="10.287cm" svg:y1="8.89cm" svg:x2="14.351cm" svg:y2="8.89cm">
          <text:p/>
        </draw:line>
        <draw:line draw:style-name="gr37" draw:text-style-name="P4" draw:layer="layout" svg:x1="5.715cm" svg:y1="8.89cm" svg:x2="4.953cm" svg:y2="8.128cm">
          <text:p/>
        </draw:line>
        <draw:line draw:style-name="gr29" draw:text-style-name="P4" draw:layer="layout" svg:x1="8.255cm" svg:y1="10.16cm" svg:x2="9.017cm" svg:y2="9.398cm">
          <text:p/>
        </draw:line>
        <draw:line draw:style-name="gr38" draw:text-style-name="P4" draw:layer="layout" svg:x1="7.747cm" svg:y1="10.16cm" svg:x2="8.255cm" svg:y2="10.16cm">
          <text:p/>
        </draw:line>
        <draw:line draw:style-name="gr38" draw:text-style-name="P4" draw:layer="layout" svg:x1="4.699cm" svg:y1="8.382cm" svg:x2="5.08cm" svg:y2="10.16cm">
          <text:p/>
        </draw:line>
      </draw:page>
      <draw:page draw:name="page9" draw:style-name="dp1" draw:master-page-name="Default">
        <draw:frame draw:style-name="gr26" draw:text-style-name="P1" draw:layer="layout" svg:width="13.97cm" svg:height="3.81cm" svg:x="3.175cm" svg:y="9.525cm">
          <draw:text-box>
            <text:p><text:span text:style-name="T1">While predicate IRIs as used in a statement do not have a value, they are still IRIs and appear as a node in some other ontology. <text:s/>For example, the predicate </text:span><text:span text:style-name="T22">ex:hasFather</text:span><text:span text:style-name="T1"> is used in a graph of family members, which is defined to be an </text:span><text:span text:style-name="T23">rdf:Property</text:span><text:span text:style-name="T1"> with an </text:span><text:span text:style-name="T23">rdfs:domain</text:span><text:span text:style-name="T1"> and </text:span><text:span text:style-name="T23">rdfs:range</text:span><text:span text:style-name="T1"> of </text:span><text:span text:style-name="T24">ex2:Person</text:span><text:span text:style-name="T1">.</text:span></text:p>
          </draw:text-box>
        </draw:frame>
        <draw:custom-shape draw:style-name="gr24" draw:text-style-name="P8" draw:layer="layout" svg:width="1.27cm" svg:height="1.27cm" svg:x="3.81cm" svg:y="1.905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draw:layer="layout" svg:width="1.27cm" svg:height="1.27cm" svg:x="8.89cm" svg:y="5.715cm">
          <text:p text:style-name="P20"><text:span text:style-name="T1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4" draw:layer="layout" svg:x1="5.207cm" svg:y1="2.54cm" svg:x2="13.97cm" svg:y2="2.54cm">
          <text:p/>
        </draw:line>
        <draw:line draw:style-name="gr23" draw:text-style-name="P4" draw:layer="layout" svg:x1="9.017cm" svg:y1="3.048cm" svg:x2="8.128cm" svg:y2="3.937cm">
          <text:p/>
        </draw:line>
        <draw:line draw:style-name="gr29" draw:text-style-name="P4" draw:layer="layout" svg:x1="10.287cm" svg:y1="6.35cm" svg:x2="13.843cm" svg:y2="6.35cm">
          <text:p/>
        </draw:line>
        <draw:custom-shape draw:style-name="gr39" draw:text-style-name="P29" draw:layer="layout" svg:width="2.54cm" svg:height="1.016cm" svg:x="13.97cm" svg:y="2.032cm">
          <text:p text:style-name="P28"><text:span text:style-name="T25">Literal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.27cm" svg:height="1.27cm" svg:x="6.985cm" svg:y="3.81cm">
          <text:p text:style-name="P18"><text:span text:style-name="T17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8.382cm" svg:y1="4.445cm" svg:x2="11.938cm" svg:y2="4.445cm">
          <text:p/>
        </draw:line>
        <draw:custom-shape draw:style-name="gr40" draw:text-style-name="P30" draw:layer="layout" svg:width="2.54cm" svg:height="1.016cm" svg:x="13.97cm" svg:y="5.842cm">
          <text:p text:style-name="P20"><text:span text:style-name="T18">Literal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1.27cm" svg:height="1.27cm" svg:x="8.89cm" svg:y="1.905cm">
          <text:p text:style-name="P18"><text:span text:style-name="T17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8.128cm" svg:y1="4.953cm" svg:x2="9.017cm" svg:y2="5.842cm">
          <text:p/>
        </draw:line>
        <draw:custom-shape draw:style-name="gr25" draw:text-style-name="P19" draw:layer="layout" svg:width="1.27cm" svg:height="1.27cm" svg:x="12.065cm" svg:y="3.81cm">
          <text:p text:style-name="P18"><text:span text:style-name="T17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42" draw:text-style-name="P32" draw:layer="layout" svg:width="1.27cm" svg:height="1.27cm" svg:x="8.89cm" svg:y="3.81cm">
          <text:p text:style-name="P18"><text:span text:style-name="T17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" draw:layer="layout" svg:width="13.97cm" svg:height="3.81cm" svg:x="3.175cm" svg:y="9.525cm">
          <draw:text-box>
            <text:p><text:span text:style-name="T1">A refinement design pattern is also used for literal values. <text:s/>In many cases (like names and identifiers) the literal value is directly encoded in the graph, these are “L1” values.</text:span></text:p>
            <text:p><text:span text:style-name="T1"/></text:p>
            <text:p><text:span text:style-name="T1">Where there is additional provenence information about the value, or a reference for where to go to get a value, an intermediate node is introduced, “L2” values.</text:span></text:p>
            <text:p><text:span text:style-name="T1"/></text:p>
            <text:p><text:span text:style-name="T1">In some rare cases where versioning is used or the same value is represented in multiple ways, another node is introduced, an “L3” value.</text:span></text:p>
          </draw:text-box>
        </draw:frame>
        <draw:custom-shape draw:style-name="gr43" draw:text-style-name="P33" draw:layer="layout" svg:width="1.27cm" svg:height="1.27cm" svg:x="3.81cm" svg:y="1.905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draw:layer="layout" svg:width="1.27cm" svg:height="1.27cm" svg:x="10.795cm" svg:y="5.715cm">
          <text:p text:style-name="P20"><text:span text:style-name="T1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4" draw:layer="layout" svg:x1="5.207cm" svg:y1="2.54cm" svg:x2="13.843cm" svg:y2="2.54cm">
          <text:p/>
        </draw:line>
        <draw:line draw:style-name="gr23" draw:text-style-name="P4" draw:layer="layout" svg:x1="10.287cm" svg:y1="4.445cm" svg:x2="13.843cm" svg:y2="4.445cm">
          <text:p/>
        </draw:line>
        <draw:custom-shape draw:style-name="gr43" draw:text-style-name="P33" draw:layer="layout" svg:width="1.27cm" svg:height="1.27cm" svg:x="3.81cm" svg:y="3.81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4" draw:layer="layout" svg:x1="5.207cm" svg:y1="4.445cm" svg:x2="8.763cm" svg:y2="4.445cm">
          <text:p/>
        </draw:line>
        <draw:line draw:style-name="gr29" draw:text-style-name="P4" draw:layer="layout" svg:x1="12.192cm" svg:y1="6.35cm" svg:x2="13.843cm" svg:y2="6.35cm">
          <text:p/>
        </draw:line>
        <draw:custom-shape draw:style-name="gr39" draw:text-style-name="P29" draw:layer="layout" svg:width="2.54cm" svg:height="1.016cm" svg:x="13.97cm" svg:y="2.032cm">
          <text:p text:style-name="P28"><text:span text:style-name="T25">Literal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2.54cm" svg:height="1.016cm" svg:x="13.97cm" svg:y="3.937cm">
          <text:p text:style-name="P28"><text:span text:style-name="T25">Literal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draw:layer="layout" svg:width="1.27cm" svg:height="1.27cm" svg:x="6.985cm" svg:y="5.715cm">
          <text:p text:style-name="P18"><text:span text:style-name="T17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8.382cm" svg:y1="6.35cm" svg:x2="10.668cm" svg:y2="6.35cm">
          <text:p/>
        </draw:line>
        <draw:custom-shape draw:style-name="gr43" draw:text-style-name="P33" draw:layer="layout" svg:width="1.27cm" svg:height="1.27cm" svg:x="3.81cm" svg:y="5.715cm">
          <text:p text:style-name="P7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4" draw:layer="layout" svg:x1="5.207cm" svg:y1="6.35cm" svg:x2="6.858cm" svg:y2="6.35cm">
          <text:p/>
        </draw:line>
        <draw:custom-shape draw:style-name="gr39" draw:text-style-name="P29" draw:layer="layout" svg:width="2.54cm" svg:height="1.016cm" svg:x="13.97cm" svg:y="5.842cm">
          <text:p text:style-name="P28"><text:span text:style-name="T25">Literal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44" draw:text-style-name="P32" draw:layer="layout" svg:width="1.524cm" svg:height="1.524cm" svg:x="8.763cm" svg:y="7.493cm">
          <text:p text:style-name="P18"><text:span text:style-name="T17">ex: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" draw:layer="layout" svg:width="13.97cm" svg:height="2.54cm" svg:x="3.175cm" svg:y="10.795cm">
          <draw:text-box>
            <text:p><text:span text:style-name="T1">The basic BACnet/RDF model is very simple, there is a </text:span><text:span text:style-name="T23">rdf:Class</text:span><text:span text:style-name="T1"> called </text:span><text:span text:style-name="T26">Device</text:span><text:span text:style-name="T1">, an </text:span><text:span text:style-name="T23">rdf:Property</text:span><text:span text:style-name="T1"> called </text:span><text:span text:style-name="T26">hasObject</text:span><text:span text:style-name="T1">, which references another </text:span><text:span text:style-name="T23">rdf:Class</text:span><text:span text:style-name="T1"> called </text:span><text:span text:style-name="T26">Object</text:span><text:span text:style-name="T1">.</text:span></text:p>
            <text:p><text:span text:style-name="T1"/></text:p>
            <text:p><text:span text:style-name="T27">&lt;ex:a&gt; bacnet:hasObject &lt;ex:b&gt; .</text:span></text:p>
            <text:p><text:span text:style-name="T27">&lt;ex:b&gt; bacnet:some-property 12 .</text:span></text:p>
          </draw:text-box>
        </draw:frame>
        <draw:line draw:style-name="gr23" draw:text-style-name="P4" draw:layer="layout" svg:x1="10.414cm" svg:y1="8.255cm" svg:x2="14.478cm" svg:y2="8.255cm">
          <text:p/>
        </draw:line>
        <draw:custom-shape draw:style-name="gr44" draw:text-style-name="P32" draw:layer="layout" svg:width="1.524cm" svg:height="1.524cm" svg:x="3.683cm" svg:y="7.493cm">
          <text:p text:style-name="P18"><text:span text:style-name="T17">ex: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5.334cm" svg:y1="8.255cm" svg:x2="8.636cm" svg:y2="8.255cm">
          <text:p/>
        </draw:line>
        <draw:custom-shape draw:style-name="gr46" draw:text-style-name="P31" draw:layer="layout" svg:width="1.905cm" svg:height="1.016cm" svg:x="14.605cm" svg:y="7.747cm">
          <text:p text:style-name="P18"><text:span text:style-name="T17">12</text:span></text:p>
          <draw:enhanced-geometry svg:viewBox="0 0 21600 21600" draw:type="rectangle" draw:enhanced-path="M 0 0 L 21600 0 21600 21600 0 21600 0 0 Z N"/>
        </draw:custom-shape>
        <draw:frame draw:style-name="gr47" draw:text-style-name="P31" draw:layer="layout" svg:width="2.032cm" svg:height="0.762cm" svg:x="5.969cm" svg:y="7.874cm">
          <draw:text-box>
            <text:p text:style-name="P5"><text:span text:style-name="T17">hasObject</text:span></text:p>
          </draw:text-box>
        </draw:frame>
        <draw:custom-shape draw:style-name="gr48" draw:text-style-name="P34" draw:layer="layout" svg:width="1.524cm" svg:height="1.524cm" svg:x="8.763cm" svg:y="4.953cm">
          <text:p text:style-name="P7"><text:span text:style-name="T4">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5" draw:layer="layout" svg:x1="10.414cm" svg:y1="5.715cm" svg:x2="14.478cm" svg:y2="5.715cm">
          <text:p/>
        </draw:line>
        <draw:custom-shape draw:style-name="gr50" draw:text-style-name="P34" draw:layer="layout" svg:width="1.524cm" svg:height="1.524cm" svg:x="3.683cm" svg:y="4.953cm">
          <text:p text:style-name="P7"><text:span text:style-name="T4">De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4" draw:layer="layout" svg:x1="5.334cm" svg:y1="5.715cm" svg:x2="8.636cm" svg:y2="5.715cm">
          <text:p/>
        </draw:line>
        <draw:custom-shape draw:style-name="gr51" draw:text-style-name="P34" draw:layer="layout" svg:width="1.905cm" svg:height="1.016cm" svg:x="14.605cm" svg:y="5.207cm">
          <text:p text:style-name="P7"><text:span text:style-name="T4">Value</text:span></text:p>
          <draw:enhanced-geometry svg:viewBox="0 0 21600 21600" draw:type="rectangle" draw:enhanced-path="M 0 0 L 21600 0 21600 21600 0 21600 0 0 Z N"/>
        </draw:custom-shape>
        <draw:line draw:style-name="gr52" draw:text-style-name="P4" draw:layer="layout" svg:x1="9.525cm" svg:y1="7.366cm" svg:x2="9.525cm" svg:y2="6.604cm">
          <text:p/>
        </draw:line>
        <draw:line draw:style-name="gr52" draw:text-style-name="P4" draw:layer="layout" svg:x1="4.445cm" svg:y1="7.366cm" svg:x2="4.445cm" svg:y2="6.604cm">
          <text:p/>
        </draw:line>
        <draw:frame draw:style-name="gr53" draw:text-style-name="P37" draw:layer="layout" svg:width="2.54cm" svg:height="0.607cm" svg:x="4.445cm" svg:y="6.632cm">
          <draw:text-box>
            <text:p text:style-name="P36"><text:span text:style-name="T18">rdf:type</text:span></text:p>
          </draw:text-box>
        </draw:frame>
        <draw:frame draw:style-name="gr53" draw:text-style-name="P37" draw:layer="layout" svg:width="2.54cm" svg:height="0.607cm" svg:x="9.525cm" svg:y="6.632cm">
          <draw:text-box>
            <text:p text:style-name="P36"><text:span text:style-name="T18">rdf:type</text:span></text:p>
          </draw:text-box>
        </draw:frame>
        <draw:custom-shape draw:style-name="gr54" draw:text-style-name="P39" draw:layer="layout" svg:width="1.524cm" svg:height="1.524cm" svg:x="3.683cm" svg:y="2.413cm">
          <text:p text:style-name="P38"><text:span text:style-name="T28">rdf: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4.445cm" svg:y1="4.826cm" svg:x2="4.445cm" svg:y2="4.064cm">
          <text:p/>
        </draw:line>
        <draw:frame draw:style-name="gr53" draw:text-style-name="P40" draw:layer="layout" svg:width="2.54cm" svg:height="0.607cm" svg:x="4.445cm" svg:y="4.092cm">
          <draw:text-box>
            <text:p text:style-name="P36"><text:span text:style-name="T28">rdf:type</text:span></text:p>
          </draw:text-box>
        </draw:frame>
        <draw:custom-shape draw:style-name="gr55" draw:text-style-name="P39" draw:layer="layout" svg:width="1.778cm" svg:height="1.524cm" svg:x="6.096cm" svg:y="2.413cm">
          <text:p text:style-name="P38"><text:span text:style-name="T28">rdf: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6.985cm" svg:y1="4.826cm" svg:x2="6.985cm" svg:y2="4.064cm">
          <text:p/>
        </draw:line>
        <draw:frame draw:style-name="gr53" draw:text-style-name="P40" draw:layer="layout" svg:width="1.524cm" svg:height="0.607cm" svg:x="6.985cm" svg:y="4.092cm">
          <draw:text-box>
            <text:p text:style-name="P36"><text:span text:style-name="T28">rdf:type</text:span></text:p>
          </draw:text-box>
        </draw:frame>
        <draw:custom-shape draw:style-name="gr56" draw:text-style-name="P34" draw:layer="layout" svg:width="1.778cm" svg:height="1.524cm" svg:x="6.096cm" svg:y="4.953cm">
          <text:p text:style-name="P7"><text:span text:style-name="T4">has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31" draw:layer="layout" svg:width="2.667cm" svg:height="0.762cm" svg:x="11.049cm" svg:y="7.874cm">
          <draw:text-box>
            <text:p text:style-name="P5"><text:span text:style-name="T17">some-property</text:span></text:p>
          </draw:text-box>
        </draw:frame>
        <draw:custom-shape draw:style-name="gr55" draw:text-style-name="P39" draw:layer="layout" svg:width="1.778cm" svg:height="1.524cm" svg:x="11.43cm" svg:y="2.413cm">
          <text:p text:style-name="P38"><text:span text:style-name="T28">rdf: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12.319cm" svg:y1="4.826cm" svg:x2="12.319cm" svg:y2="4.064cm">
          <text:p/>
        </draw:line>
        <draw:custom-shape draw:style-name="gr58" draw:text-style-name="P34" draw:layer="layout" svg:width="2.54cm" svg:height="1.524cm" svg:x="11.049cm" svg:y="4.953cm">
          <text:p text:style-name="P7"><text:span text:style-name="T4">some-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custom-shape draw:style-name="gr59" draw:text-style-name="P42" draw:layer="layout" svg:width="6.35cm" svg:height="0.762cm" svg:x="10.795cm" svg:y="4.445cm">
          <text:p text:style-name="P41"><text:span text:style-name="T29">"true"^^xsd:boolean</text:span></text:p>
          <draw:enhanced-geometry svg:viewBox="0 0 21600 21600" draw:type="rectangle" draw:enhanced-path="M 0 0 L 21600 0 21600 21600 0 21600 0 0 Z N"/>
        </draw:custom-shape>
        <draw:frame draw:style-name="gr13" draw:text-style-name="P43" draw:layer="layout" svg:width="4.445cm" svg:height="0.762cm" svg:x="3.175cm" svg:y="1.927cm">
          <draw:text-box>
            <text:p><text:span text:style-name="T30">Primitive Data Type</text:span></text:p>
          </draw:text-box>
        </draw:frame>
        <draw:frame draw:style-name="gr60" draw:text-style-name="P44" draw:layer="layout" svg:width="3.81cm" svg:height="0.784cm" svg:x="13.335cm" svg:y="1.883cm">
          <draw:text-box>
            <text:p text:style-name="P11"><text:span text:style-name="T30">Encoded Literal</text:span></text:p>
          </draw:text-box>
        </draw:frame>
        <draw:frame draw:style-name="gr61" draw:text-style-name="P45" draw:layer="layout" svg:width="3.81cm" svg:height="0.762cm" svg:x="3.175cm" svg:y="3.175cm">
          <draw:text-box>
            <text:p text:style-name="P36"><text:span text:style-name="T2">Null</text:span></text:p>
          </draw:text-box>
        </draw:frame>
        <draw:frame draw:style-name="gr61" draw:text-style-name="P45" draw:layer="layout" svg:width="3.81cm" svg:height="0.762cm" svg:x="3.175cm" svg:y="4.445cm">
          <draw:text-box>
            <text:p text:style-name="P36"><text:span text:style-name="T2">Boolean</text:span></text:p>
          </draw:text-box>
        </draw:frame>
        <draw:frame draw:style-name="gr61" draw:text-style-name="P45" draw:layer="layout" svg:width="3.81cm" svg:height="0.762cm" svg:x="3.175cm" svg:y="5.715cm">
          <draw:text-box>
            <text:p text:style-name="P36"><text:span text:style-name="T2">Unsigned Integer</text:span></text:p>
          </draw:text-box>
        </draw:frame>
        <draw:frame draw:style-name="gr61" draw:text-style-name="P45" draw:layer="layout" svg:width="3.81cm" svg:height="0.762cm" svg:x="3.175cm" svg:y="6.985cm">
          <draw:text-box>
            <text:p text:style-name="P36"><text:span text:style-name="T2">Signed Integer</text:span></text:p>
          </draw:text-box>
        </draw:frame>
        <draw:frame draw:style-name="gr61" draw:text-style-name="P45" draw:layer="layout" svg:width="3.81cm" svg:height="0.762cm" svg:x="3.175cm" svg:y="8.255cm">
          <draw:text-box>
            <text:p text:style-name="P36"><text:span text:style-name="T2">Real</text:span></text:p>
          </draw:text-box>
        </draw:frame>
        <draw:frame draw:style-name="gr61" draw:text-style-name="P45" draw:layer="layout" svg:width="3.81cm" svg:height="0.762cm" svg:x="3.175cm" svg:y="9.525cm">
          <draw:text-box>
            <text:p text:style-name="P36"><text:span text:style-name="T2">Double</text:span></text:p>
          </draw:text-box>
        </draw:frame>
        <draw:frame draw:style-name="gr61" draw:text-style-name="P45" draw:layer="layout" svg:width="3.81cm" svg:height="0.762cm" svg:x="3.175cm" svg:y="10.795cm">
          <draw:text-box>
            <text:p text:style-name="P36"><text:span text:style-name="T2">Octet String</text:span></text:p>
          </draw:text-box>
        </draw:frame>
        <draw:custom-shape draw:style-name="gr59" draw:text-style-name="P42" draw:layer="layout" svg:width="6.35cm" svg:height="0.762cm" svg:x="10.795cm" svg:y="5.715cm">
          <text:p text:style-name="P46"><text:span text:style-name="T29">"64"^^xsd:nonNegativeInteger</text:span></text:p>
          <draw:enhanced-geometry svg:viewBox="0 0 21600 21600" draw:type="rectangle" draw:enhanced-path="M 0 0 L 21600 0 21600 21600 0 21600 0 0 Z N"/>
        </draw:custom-shape>
        <draw:custom-shape draw:style-name="gr62" draw:text-style-name="P47" draw:layer="layout" svg:width="6.35cm" svg:height="0.762cm" svg:x="10.795cm" svg:y="6.985cm">
          <text:p text:style-name="P41"><text:span text:style-name="T29">"64"^^xsd:integer</text:span></text:p>
          <draw:enhanced-geometry svg:viewBox="0 0 21600 21600" draw:type="rectangle" draw:enhanced-path="M 0 0 L 21600 0 21600 21600 0 21600 0 0 Z N"/>
        </draw:custom-shape>
        <draw:custom-shape draw:style-name="gr59" draw:text-style-name="P42" draw:layer="layout" svg:width="6.35cm" svg:height="0.762cm" svg:x="10.795cm" svg:y="8.255cm">
          <text:p text:style-name="P46"><text:span text:style-name="T29">"75.3"^^xsd:float</text:span></text:p>
          <draw:enhanced-geometry svg:viewBox="0 0 21600 21600" draw:type="rectangle" draw:enhanced-path="M 0 0 L 21600 0 21600 21600 0 21600 0 0 Z N"/>
        </draw:custom-shape>
        <draw:custom-shape draw:style-name="gr59" draw:text-style-name="P42" draw:layer="layout" svg:width="6.35cm" svg:height="0.762cm" svg:x="10.795cm" svg:y="9.525cm">
          <text:p text:style-name="P46"><text:span text:style-name="T29">"75.3"^^xsd:double</text:span></text:p>
          <draw:enhanced-geometry svg:viewBox="0 0 21600 21600" draw:type="rectangle" draw:enhanced-path="M 0 0 L 21600 0 21600 21600 0 21600 0 0 Z N"/>
        </draw:custom-shape>
        <draw:custom-shape draw:style-name="gr59" draw:text-style-name="P42" draw:layer="layout" svg:width="6.35cm" svg:height="0.762cm" svg:x="10.795cm" svg:y="10.795cm">
          <text:p text:style-name="P46"><text:span text:style-name="T29">"DEADBEEF"^^xsd:hexString</text:span></text:p>
          <draw:enhanced-geometry svg:viewBox="0 0 21600 21600" draw:type="rectangle" draw:enhanced-path="M 0 0 L 21600 0 21600 21600 0 21600 0 0 Z N"/>
        </draw:custom-shape>
        <draw:frame draw:style-name="gr61" draw:text-style-name="P45" draw:layer="layout" svg:width="3.81cm" svg:height="0.762cm" svg:x="3.175cm" svg:y="12.065cm">
          <draw:text-box>
            <text:p text:style-name="P36"><text:span text:style-name="T2">Character String</text:span></text:p>
          </draw:text-box>
        </draw:frame>
        <draw:custom-shape draw:style-name="gr59" draw:text-style-name="P42" draw:layer="layout" svg:width="6.35cm" svg:height="0.762cm" svg:x="10.795cm" svg:y="12.065cm">
          <text:p text:style-name="P41"><text:span text:style-name="T31">"Hello, world!</text:span><text:span text:style-name="T29">"</text:span></text:p>
          <draw:enhanced-geometry svg:viewBox="0 0 21600 21600" draw:type="rectangle" draw:enhanced-path="M 0 0 L 21600 0 21600 21600 0 21600 0 0 Z N"/>
        </draw:custom-shape>
        <draw:custom-shape draw:style-name="gr63" draw:text-style-name="P49" draw:layer="layout" svg:width="3.175cm" svg:height="0.762cm" svg:x="13.97cm" svg:y="3.175cm">
          <text:p text:style-name="P48"><text:span text:style-name="T32">bacnet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3" draw:style-name="dp1" draw:master-page-name="Default">
        <draw:frame draw:style-name="gr13" draw:text-style-name="P43" draw:layer="layout" svg:width="4.445cm" svg:height="0.762cm" svg:x="3.185cm" svg:y="1.936cm">
          <draw:text-box>
            <text:p><text:span text:style-name="T30">Primitive Data Type</text:span></text:p>
          </draw:text-box>
        </draw:frame>
        <draw:frame draw:style-name="gr60" draw:text-style-name="P44" draw:layer="layout" svg:width="3.81cm" svg:height="0.784cm" svg:x="13.335cm" svg:y="1.905cm">
          <draw:text-box>
            <text:p text:style-name="P11"><text:span text:style-name="T30">Encoded Literal</text:span></text:p>
          </draw:text-box>
        </draw:frame>
        <draw:frame draw:style-name="gr61" draw:text-style-name="P45" draw:layer="layout" svg:width="3.81cm" svg:height="0.762cm" svg:x="3.175cm" svg:y="4.953cm">
          <draw:text-box>
            <text:p text:style-name="P36"><text:span text:style-name="T2">Enumerated</text:span></text:p>
          </draw:text-box>
        </draw:frame>
        <draw:custom-shape draw:style-name="gr64" draw:text-style-name="P47" draw:layer="layout" svg:width="6.35cm" svg:height="0.762cm" svg:x="10.795cm" svg:y="3.175cm">
          <text:p text:style-name="P41"><text:span text:style-name="T31">"degrees-fahrenheit</text:span><text:span text:style-name="T29">"</text:span></text:p>
          <draw:enhanced-geometry svg:viewBox="0 0 21600 21600" draw:type="rectangle" draw:enhanced-path="M 0 0 L 21600 0 21600 21600 0 21600 0 0 Z N"/>
        </draw:custom-shape>
        <draw:custom-shape draw:style-name="gr65" draw:text-style-name="P47" draw:layer="layout" svg:width="6.35cm" svg:height="0.762cm" svg:x="10.795cm" svg:y="5.715cm">
          <text:p text:style-name="P41"><text:span text:style-name="T31">64</text:span></text:p>
          <draw:enhanced-geometry svg:viewBox="0 0 21600 21600" draw:type="rectangle" draw:enhanced-path="M 0 0 L 21600 0 21600 21600 0 21600 0 0 Z N"/>
        </draw:custom-shape>
        <draw:custom-shape draw:style-name="gr66" draw:text-style-name="P49" draw:layer="layout" svg:width="6.35cm" svg:height="0.762cm" svg:x="10.795cm" svg:y="6.985cm">
          <text:p text:style-name="P48"><text:span text:style-name="T32">bacnet:EngineeringUnits-degrees-fahrenhe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7" draw:layer="layout" svg:width="6.35cm" svg:height="0.762cm" svg:x="10.795cm" svg:y="4.445cm">
          <text:p text:style-name="P41"><text:span text:style-name="T31">"64</text:span><text:span text:style-name="T29">"</text:span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68" draw:text-style-name="P47" draw:layer="layout" svg:width="6.35cm" svg:height="0.762cm" svg:x="10.795cm" svg:y="3.175cm">
          <text:p text:style-name="P41"><text:span text:style-name="T31">"in-alarm;fault</text:span><text:span text:style-name="T29">"</text:span></text:p>
          <draw:enhanced-geometry svg:viewBox="0 0 21600 21600" draw:type="rectangle" draw:enhanced-path="M 0 0 L 21600 0 21600 21600 0 21600 0 0 Z N"/>
        </draw:custom-shape>
        <draw:frame draw:style-name="gr13" draw:text-style-name="P43" draw:layer="layout" svg:width="4.445cm" svg:height="0.762cm" svg:x="3.185cm" svg:y="1.936cm">
          <draw:text-box>
            <text:p><text:span text:style-name="T30">Primitive Data Type</text:span></text:p>
          </draw:text-box>
        </draw:frame>
        <draw:frame draw:style-name="gr60" draw:text-style-name="P44" draw:layer="layout" svg:width="3.81cm" svg:height="0.784cm" svg:x="13.335cm" svg:y="1.905cm">
          <draw:text-box>
            <text:p text:style-name="P11"><text:span text:style-name="T30">Encoded Literal</text:span></text:p>
          </draw:text-box>
        </draw:frame>
        <draw:frame draw:style-name="gr61" draw:text-style-name="P45" draw:layer="layout" svg:width="3.81cm" svg:height="0.762cm" svg:x="3.175cm" svg:y="5.715cm">
          <draw:text-box>
            <text:p text:style-name="P36"><text:span text:style-name="T2">Bit String</text:span></text:p>
          </draw:text-box>
        </draw:frame>
        <draw:custom-shape draw:style-name="gr69" draw:text-style-name="P47" draw:layer="layout" svg:width="6.35cm" svg:height="0.762cm" svg:x="10.795cm" svg:y="4.445cm">
          <text:p text:style-name="P41"><text:span text:style-name="T31">"0;1</text:span><text:span text:style-name="T29">"</text:span></text:p>
          <draw:enhanced-geometry svg:viewBox="0 0 21600 21600" draw:type="rectangle" draw:enhanced-path="M 0 0 L 21600 0 21600 21600 0 21600 0 0 Z N"/>
        </draw:custom-shape>
        <draw:custom-shape draw:style-name="gr70" draw:text-style-name="P47" draw:layer="layout" svg:width="2.54cm" svg:height="0.762cm" svg:x="10.795cm" svg:y="6.985cm">
          <text:p text:style-name="P41"><text:span text:style-name="T31">"in-alarm</text:span><text:span text:style-name="T29">"</text:span></text:p>
          <draw:enhanced-geometry svg:viewBox="0 0 21600 21600" draw:type="rectangle" draw:enhanced-path="M 0 0 L 21600 0 21600 21600 0 21600 0 0 Z N"/>
        </draw:custom-shape>
        <draw:custom-shape draw:style-name="gr71" draw:text-style-name="P47" draw:layer="layout" svg:width="2.54cm" svg:height="0.762cm" svg:x="13.97cm" svg:y="6.985cm">
          <text:p text:style-name="P41"><text:span text:style-name="T31">"fault</text:span><text:span text:style-name="T29">"</text:span></text:p>
          <draw:enhanced-geometry svg:viewBox="0 0 21600 21600" draw:type="rectangle" draw:enhanced-path="M 0 0 L 21600 0 21600 21600 0 21600 0 0 Z N"/>
        </draw:custom-shape>
        <draw:custom-shape draw:style-name="gr72" draw:text-style-name="P21" draw:layer="layout" svg:width="0.508cm" svg:height="0.508cm" svg:x="11.81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12.319cm" svg:y1="6.223cm" svg:x2="14.986cm" svg:y2="6.223cm">
          <text:p/>
        </draw:line>
        <draw:custom-shape draw:style-name="gr72" draw:text-style-name="P21" draw:layer="layout" svg:width="0.508cm" svg:height="0.508cm" svg:x="14.986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15.494cm" svg:y1="6.223cm" svg:x2="16.637cm" svg:y2="6.223cm">
          <text:p/>
        </draw:line>
        <draw:custom-shape draw:style-name="gr73" draw:text-style-name="P50" draw:layer="layout" svg:width="0.508cm" svg:height="0.508cm" svg:x="16.637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12.065cm" svg:y1="6.477cm" svg:x2="12.065cm" svg:y2="6.985cm">
          <text:p/>
        </draw:line>
        <draw:line draw:style-name="gr29" draw:text-style-name="P4" draw:layer="layout" svg:x1="15.24cm" svg:y1="6.477cm" svg:x2="15.24cm" svg:y2="6.985cm">
          <text:p/>
        </draw:line>
        <draw:custom-shape draw:style-name="gr74" draw:text-style-name="P49" draw:layer="layout" svg:width="4.318cm" svg:height="0.762cm" svg:x="10.795cm" svg:y="9.525cm">
          <text:p text:style-name="P48"><text:span text:style-name="T32">bacnet:StatusFlags-in-ala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21" draw:layer="layout" svg:width="0.508cm" svg:height="0.508cm" svg:x="12.7cm" svg:y="8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13.208cm" svg:y1="8.763cm" svg:x2="15.24cm" svg:y2="8.763cm">
          <text:p/>
        </draw:line>
        <draw:custom-shape draw:style-name="gr73" draw:text-style-name="P50" draw:layer="layout" svg:width="0.508cm" svg:height="0.508cm" svg:x="15.24cm" svg:y="8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" draw:layer="layout" svg:x1="12.954cm" svg:y1="9.017cm" svg:x2="12.954cm" svg:y2="9.525cm">
          <text:p/>
        </draw:line>
      </draw:page>
      <draw:page draw:name="page15" draw:style-name="dp1" draw:master-page-name="Default">
        <draw:frame draw:style-name="gr13" draw:text-style-name="P43" draw:layer="layout" svg:width="4.445cm" svg:height="0.762cm" svg:x="3.185cm" svg:y="1.936cm">
          <draw:text-box>
            <text:p><text:span text:style-name="T30">Primitive Data Type</text:span></text:p>
          </draw:text-box>
        </draw:frame>
        <draw:frame draw:style-name="gr60" draw:text-style-name="P44" draw:layer="layout" svg:width="3.82cm" svg:height="0.784cm" svg:x="13.335cm" svg:y="1.914cm">
          <draw:text-box>
            <text:p text:style-name="P11"><text:span text:style-name="T30">Encoded Literal</text:span></text:p>
          </draw:text-box>
        </draw:frame>
        <draw:frame draw:style-name="gr61" draw:text-style-name="P45" draw:layer="layout" svg:width="3.81cm" svg:height="0.762cm" svg:x="3.185cm" svg:y="3.184cm">
          <draw:text-box>
            <text:p text:style-name="P36"><text:span text:style-name="T2">Date</text:span></text:p>
          </draw:text-box>
        </draw:frame>
        <draw:frame draw:style-name="gr61" draw:text-style-name="P45" draw:layer="layout" svg:width="3.81cm" svg:height="0.762cm" svg:x="3.175cm" svg:y="10.795cm">
          <draw:text-box>
            <text:p text:style-name="P36"><text:span text:style-name="T2">Object Identifier</text:span></text:p>
          </draw:text-box>
        </draw:frame>
        <draw:custom-shape draw:style-name="gr75" draw:text-style-name="P47" draw:layer="layout" svg:width="6.35cm" svg:height="0.762cm" svg:x="10.795cm" svg:y="3.175cm">
          <text:p text:style-name="P41"><text:span text:style-name="T31">"2021-10-21 *</text:span><text:span text:style-name="T29">"</text:span></text:p>
          <draw:enhanced-geometry svg:viewBox="0 0 21600 21600" draw:type="rectangle" draw:enhanced-path="M 0 0 L 21600 0 21600 21600 0 21600 0 0 Z N"/>
        </draw:custom-shape>
        <draw:custom-shape draw:style-name="gr76" draw:text-style-name="P47" draw:layer="layout" svg:width="6.35cm" svg:height="0.762cm" svg:x="10.795cm" svg:y="7.62cm">
          <text:p text:style-name="P41"><text:span text:style-name="T31">"11:30:35.23</text:span><text:span text:style-name="T29">"</text:span></text:p>
          <draw:enhanced-geometry svg:viewBox="0 0 21600 21600" draw:type="rectangle" draw:enhanced-path="M 0 0 L 21600 0 21600 21600 0 21600 0 0 Z N"/>
        </draw:custom-shape>
        <draw:custom-shape draw:style-name="gr77" draw:text-style-name="P47" draw:layer="layout" svg:width="6.35cm" svg:height="0.762cm" svg:x="10.795cm" svg:y="12.065cm">
          <text:p text:style-name="P41"><text:span text:style-name="T31">"2,12</text:span><text:span text:style-name="T29">"</text:span></text:p>
          <draw:enhanced-geometry svg:viewBox="0 0 21600 21600" draw:type="rectangle" draw:enhanced-path="M 0 0 L 21600 0 21600 21600 0 21600 0 0 Z N"/>
        </draw:custom-shape>
        <draw:frame draw:style-name="gr61" draw:text-style-name="P45" draw:layer="layout" svg:width="3.81cm" svg:height="0.762cm" svg:x="3.175cm" svg:y="7.62cm">
          <draw:text-box>
            <text:p text:style-name="P36"><text:span text:style-name="T2">Time</text:span></text:p>
          </draw:text-box>
        </draw:frame>
        <draw:custom-shape draw:style-name="gr78" draw:text-style-name="P47" draw:layer="layout" svg:width="6.35cm" svg:height="0.762cm" svg:x="10.795cm" svg:y="10.795cm">
          <text:p text:style-name="P41"><text:span text:style-name="T31">"analog-value,12</text:span><text:span text:style-name="T29">"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7.62cm" svg:height="0.762cm" svg:x="9.525cm" svg:y="5.715cm">
          <text:p text:style-name="P41"><text:span text:style-name="T31">"2021-10-21 *</text:span><text:span text:style-name="T29">"^^bacnet:Date</text:span></text:p>
          <draw:enhanced-geometry svg:viewBox="0 0 21600 21600" draw:type="rectangle" draw:enhanced-path="M 0 0 L 21600 0 21600 21600 0 21600 0 0 Z N"/>
        </draw:custom-shape>
        <draw:custom-shape draw:style-name="gr80" draw:text-style-name="P47" draw:layer="layout" svg:width="7.62cm" svg:height="0.762cm" svg:x="9.525cm" svg:y="4.445cm">
          <text:p text:style-name="P41"><text:span text:style-name="T31">"2021-10-21</text:span><text:span text:style-name="T29">"^^xsd:date</text:span></text:p>
          <draw:enhanced-geometry svg:viewBox="0 0 21600 21600" draw:type="rectangle" draw:enhanced-path="M 0 0 L 21600 0 21600 21600 0 21600 0 0 Z N"/>
        </draw:custom-shape>
        <draw:custom-shape draw:style-name="gr81" draw:text-style-name="P47" draw:layer="layout" svg:width="6.35cm" svg:height="0.762cm" svg:x="10.795cm" svg:y="8.89cm">
          <text:p text:style-name="P41"><text:span text:style-name="T31">"11:30:35.23</text:span><text:span text:style-name="T29">"^^xsd:time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frame draw:style-name="gr13" draw:text-style-name="P43" draw:layer="layout" svg:width="4.445cm" svg:height="0.762cm" svg:x="3.185cm" svg:y="1.936cm">
          <draw:text-box>
            <text:p><text:span text:style-name="T30">Sequence</text:span></text:p>
          </draw:text-box>
        </draw:frame>
        <draw:frame draw:style-name="gr60" draw:text-style-name="P44" draw:layer="layout" svg:width="3.81cm" svg:height="0.784cm" svg:x="13.345cm" svg:y="1.914cm">
          <draw:text-box>
            <text:p text:style-name="P11"><text:span text:style-name="T30">Pattern</text:span></text:p>
          </draw:text-box>
        </draw:frame>
        <draw:custom-shape draw:style-name="gr82" draw:text-style-name="P52" draw:layer="layout" svg:width="3.81cm" svg:height="0.762cm" svg:x="13.335cm" svg:y="5.715cm">
          <text:p text:style-name="P51"><text:span text:style-name="T33">6</text:span></text:p>
          <draw:enhanced-geometry svg:viewBox="0 0 21600 21600" draw:type="rectangle" draw:enhanced-path="M 0 0 L 21600 0 21600 21600 0 21600 0 0 Z N"/>
        </draw:custom-shape>
        <draw:custom-shape draw:style-name="gr83" draw:text-style-name="P52" draw:layer="layout" svg:width="3.81cm" svg:height="0.762cm" svg:x="13.335cm" svg:y="4.445cm">
          <text:p text:style-name="P51"><text:span text:style-name="T34">"device,32</text:span><text:span text:style-name="T33">"</text:span></text:p>
          <draw:enhanced-geometry svg:viewBox="0 0 21600 21600" draw:type="rectangle" draw:enhanced-path="M 0 0 L 21600 0 21600 21600 0 21600 0 0 Z N"/>
        </draw:custom-shape>
        <draw:custom-shape draw:style-name="gr84" draw:text-style-name="P53" draw:layer="layout" svg:width="3.81cm" svg:height="0.762cm" svg:x="3.175cm" svg:y="3.175cm">
          <text:p text:style-name="P48"><text:span text:style-name="T32">bacnet:AddressBin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3" draw:layer="layout" svg:width="3.81cm" svg:height="0.762cm" svg:x="8.255cm" svg:y="3.175cm">
          <text:p text:style-name="P48"><text:span text:style-name="T32">bacnet:Addr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52" draw:layer="layout" svg:width="3.81cm" svg:height="0.762cm" svg:x="13.335cm" svg:y="7.874cm">
          <text:p text:style-name="P51"><text:span text:style-name="T33">"4A"^^xsd:hexString</text:span></text:p>
          <draw:enhanced-geometry svg:viewBox="0 0 21600 21600" draw:type="rectangle" draw:enhanced-path="M 0 0 L 21600 0 21600 21600 0 21600 0 0 Z N"/>
        </draw:custom-shape>
        <draw:custom-shape draw:style-name="gr86" draw:text-style-name="P55" draw:layer="layout" svg:width="3.81cm" svg:height="0.762cm" svg:x="3.175cm" svg:y="5.334cm">
          <text:p text:style-name="P54"><text:span text:style-name="T35">_:a123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5" draw:layer="layout" svg:width="3.81cm" svg:height="0.762cm" svg:x="8.255cm" svg:y="6.604cm">
          <text:p text:style-name="P54"><text:span text:style-name="T35">_:b234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3.81cm" svg:y1="5.207cm" svg:x2="3.81cm" svg:y2="4.064cm">
          <text:p/>
        </draw:line>
        <draw:frame draw:style-name="gr53" draw:text-style-name="P40" draw:layer="layout" svg:width="1.651cm" svg:height="0.607cm" svg:x="3.81cm" svg:y="4.473cm">
          <draw:text-box>
            <text:p text:style-name="P36"><text:span text:style-name="T28">rdf:type</text:span></text:p>
          </draw:text-box>
        </draw:frame>
        <draw:line draw:style-name="gr49" draw:text-style-name="P4" draw:layer="layout" svg:x1="6.35cm" svg:y1="4.826cm" svg:x2="13.208cm" svg:y2="4.826cm">
          <text:p/>
        </draw:line>
        <draw:line draw:style-name="gr87" draw:text-style-name="P4" draw:layer="layout" svg:x1="6.35cm" svg:y1="5.207cm" svg:x2="6.35cm" svg:y2="4.826cm">
          <text:p/>
        </draw:line>
        <draw:line draw:style-name="gr49" draw:text-style-name="P4" draw:layer="layout" svg:x1="9.144cm" svg:y1="6.096cm" svg:x2="13.208cm" svg:y2="6.096cm">
          <text:p/>
        </draw:line>
        <draw:line draw:style-name="gr87" draw:text-style-name="P4" draw:layer="layout" svg:x1="9.144cm" svg:y1="6.477cm" svg:x2="9.144cm" svg:y2="6.096cm">
          <text:p/>
        </draw:line>
        <draw:line draw:style-name="gr49" draw:text-style-name="P4" draw:layer="layout" svg:x1="9.144cm" svg:y1="8.255cm" svg:x2="13.208cm" svg:y2="8.255cm">
          <text:p/>
        </draw:line>
        <draw:line draw:style-name="gr87" draw:text-style-name="P4" draw:layer="layout" svg:x1="9.144cm" svg:y1="8.255cm" svg:x2="9.144cm" svg:y2="7.493cm">
          <text:p/>
        </draw:line>
        <draw:line draw:style-name="gr52" draw:text-style-name="P4" draw:layer="layout" svg:x1="8.636cm" svg:y1="6.477cm" svg:x2="8.636cm" svg:y2="4.064cm">
          <text:p/>
        </draw:line>
        <draw:frame draw:style-name="gr53" draw:text-style-name="P40" draw:layer="layout" svg:width="2.54cm" svg:height="0.607cm" svg:x="8.636cm" svg:y="5.108cm">
          <draw:text-box>
            <text:p text:style-name="P36"><text:span text:style-name="T28">rdf:type</text:span></text:p>
          </draw:text-box>
        </draw:frame>
        <draw:line draw:style-name="gr49" draw:text-style-name="P4" draw:layer="layout" svg:x1="3.81cm" svg:y1="6.985cm" svg:x2="8.128cm" svg:y2="6.985cm">
          <text:p/>
        </draw:line>
        <draw:line draw:style-name="gr87" draw:text-style-name="P4" draw:layer="layout" svg:x1="3.81cm" svg:y1="6.985cm" svg:x2="3.81cm" svg:y2="6.223cm">
          <text:p/>
        </draw:line>
        <draw:frame draw:style-name="gr88" draw:text-style-name="P56" draw:layer="layout" svg:width="3.81cm" svg:height="0.635cm" svg:x="9.271cm" svg:y="5.588cm">
          <draw:text-box>
            <text:p text:style-name="P5"><text:span text:style-name="T32">bacnet:network-number</text:span></text:p>
          </draw:text-box>
        </draw:frame>
        <draw:frame draw:style-name="gr88" draw:text-style-name="P56" draw:layer="layout" svg:width="3.81cm" svg:height="0.635cm" svg:x="9.271cm" svg:y="7.747cm">
          <draw:text-box>
            <text:p text:style-name="P5"><text:span text:style-name="T32">bacnet:mac-address</text:span></text:p>
          </draw:text-box>
        </draw:frame>
        <draw:frame draw:style-name="gr88" draw:text-style-name="P56" draw:layer="layout" svg:width="3.81cm" svg:height="0.635cm" svg:x="9.271cm" svg:y="4.318cm">
          <draw:text-box>
            <text:p text:style-name="P5"><text:span text:style-name="T32">bacnet:device-identifier</text:span></text:p>
          </draw:text-box>
        </draw:frame>
        <draw:frame draw:style-name="gr88" draw:text-style-name="P56" draw:layer="layout" svg:width="3.81cm" svg:height="0.635cm" svg:x="4.191cm" svg:y="6.477cm">
          <draw:text-box>
            <text:p text:style-name="P5"><text:span text:style-name="T32">bacnet:device-address</text:span></text:p>
          </draw:text-box>
        </draw:frame>
        <draw:frame draw:style-name="gr89" draw:text-style-name="P57" draw:layer="layout" svg:width="12.7cm" svg:height="4.313cm" svg:x="3.81cm" svg:y="9.53cm">
          <draw:text-box>
            <text:p><text:span text:style-name="T1">This is simpler than what you might expect:</text:span></text:p>
            <text:p><text:span text:style-name="T1"/></text:p>
            <text:p><text:span text:style-name="T27">&lt;ex:a&gt; bacnet:device-address-binding (</text:span></text:p>
            <text:p><text:span text:style-name="T27"><text:s text:c="8"/></text:span><text:span text:style-name="T27">[ bacnet:device-identifier “device,32” ;</text:span></text:p>
            <text:p><text:span text:style-name="T27"><text:s text:c="10"/></text:span><text:span text:style-name="T27">bacnet:device-address [</text:span></text:p>
            <text:p><text:span text:style-name="T27"><text:s text:c="12"/></text:span><text:span text:style-name="T27">bacnet:network-number 6 ;</text:span></text:p>
            <text:p><text:span text:style-name="T27"><text:s text:c="12"/></text:span><text:span text:style-name="T27">bacnet:mac-address “4A”^^xsd:hexString</text:span></text:p>
            <text:p><text:span text:style-name="T27"><text:s text:c="10"/></text:span><text:span text:style-name="T27">]</text:span></text:p>
            <text:p><text:span text:style-name="T27"><text:s text:c="8"/></text:span><text:span text:style-name="T27">]</text:span></text:p>
            <text:p><text:span text:style-name="T27"><text:s text:c="4"/></text:span><text:span text:style-name="T27">) .</text:span></text:p>
            <text:p><text:span text:style-name="T27"/></text:p>
          </draw:text-box>
        </draw:frame>
      </draw:page>
      <draw:page draw:name="page17" draw:style-name="dp1" draw:master-page-name="Default">
        <draw:frame draw:style-name="gr13" draw:text-style-name="P43" draw:layer="layout" svg:width="4.445cm" svg:height="0.762cm" svg:x="3.185cm" svg:y="1.936cm">
          <draw:text-box>
            <text:p><text:span text:style-name="T30">Choice</text:span></text:p>
          </draw:text-box>
        </draw:frame>
        <draw:frame draw:style-name="gr60" draw:text-style-name="P44" draw:layer="layout" svg:width="3.81cm" svg:height="0.784cm" svg:x="13.345cm" svg:y="1.914cm">
          <draw:text-box>
            <text:p text:style-name="P11"><text:span text:style-name="T30">Pattern</text:span></text:p>
          </draw:text-box>
        </draw:frame>
        <draw:custom-shape draw:style-name="gr90" draw:text-style-name="P52" draw:layer="layout" svg:width="3.81cm" svg:height="0.762cm" svg:x="12.065cm" svg:y="5.588cm">
          <text:p text:style-name="P51"><text:span text:style-name="T29">"0.05"^^xsd:float</text:span></text:p>
          <draw:enhanced-geometry svg:viewBox="0 0 21600 21600" draw:type="rectangle" draw:enhanced-path="M 0 0 L 21600 0 21600 21600 0 21600 0 0 Z N"/>
        </draw:custom-shape>
        <draw:custom-shape draw:style-name="gr84" draw:text-style-name="P53" draw:layer="layout" svg:width="3.81cm" svg:height="0.762cm" svg:x="5.08cm" svg:y="3.937cm">
          <text:p text:style-name="P48"><text:span text:style-name="T32">bacnet:ClientCO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5" draw:layer="layout" svg:width="3.81cm" svg:height="0.762cm" svg:x="5.08cm" svg:y="6.477cm">
          <text:p text:style-name="P54"><text:span text:style-name="T35">_:c345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1" draw:text-style-name="P4" draw:layer="layout" svg:x1="7.874cm" svg:y1="5.969cm" svg:x2="11.938cm" svg:y2="5.969cm">
          <text:p/>
        </draw:line>
        <draw:line draw:style-name="gr92" draw:text-style-name="P4" draw:layer="layout" svg:x1="7.874cm" svg:y1="6.35cm" svg:x2="7.874cm" svg:y2="5.969cm">
          <text:p/>
        </draw:line>
        <draw:line draw:style-name="gr91" draw:text-style-name="P4" draw:layer="layout" svg:x1="7.874cm" svg:y1="8.128cm" svg:x2="11.938cm" svg:y2="8.128cm">
          <text:p/>
        </draw:line>
        <draw:line draw:style-name="gr92" draw:text-style-name="P4" draw:layer="layout" svg:x1="7.874cm" svg:y1="8.128cm" svg:x2="7.874cm" svg:y2="7.366cm">
          <text:p/>
        </draw:line>
        <draw:line draw:style-name="gr52" draw:text-style-name="P4" draw:layer="layout" svg:x1="5.715cm" svg:y1="6.35cm" svg:x2="5.715cm" svg:y2="4.826cm">
          <text:p/>
        </draw:line>
        <draw:frame draw:style-name="gr53" draw:text-style-name="P40" draw:layer="layout" svg:width="1.524cm" svg:height="0.607cm" svg:x="5.715cm" svg:y="5.334cm">
          <draw:text-box>
            <text:p text:style-name="P36"><text:span text:style-name="T28">rdf:type</text:span></text:p>
          </draw:text-box>
        </draw:frame>
        <draw:frame draw:style-name="gr88" draw:text-style-name="P56" draw:layer="layout" svg:width="3.81cm" svg:height="0.635cm" svg:x="8.001cm" svg:y="5.461cm">
          <draw:text-box>
            <text:p text:style-name="P5"><text:span text:style-name="T32">bacnet:real-increment</text:span></text:p>
          </draw:text-box>
        </draw:frame>
        <draw:frame draw:style-name="gr88" draw:text-style-name="P56" draw:layer="layout" svg:width="3.81cm" svg:height="0.635cm" svg:x="8.001cm" svg:y="7.62cm">
          <draw:text-box>
            <text:p text:style-name="P5"><text:span text:style-name="T32">bacnet:default-increment</text:span></text:p>
          </draw:text-box>
        </draw:frame>
        <draw:custom-shape draw:style-name="gr93" draw:text-style-name="P49" draw:layer="layout" svg:width="3.81cm" svg:height="0.762cm" svg:x="12.065cm" svg:y="7.747cm">
          <text:p text:style-name="P48"><text:span text:style-name="T32">bacnet: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57" draw:layer="layout" svg:width="12.7cm" svg:height="3.048cm" svg:x="3.81cm" svg:y="9.525cm">
          <draw:text-box>
            <text:p><text:span text:style-name="T1">What you might expect:</text:span></text:p>
            <text:p><text:span text:style-name="T1"/></text:p>
            <text:p><text:span text:style-name="T27">&lt;ex:a&gt; bacnet:client-cov-increment [</text:span></text:p>
            <text:p><text:span text:style-name="T27"><text:s text:c="12"/></text:span><text:span text:style-name="T27">bacnet:real-increment “0.05”^^xsd:float</text:span></text:p>
            <text:p><text:span text:style-name="T27"><text:s text:c="4"/></text:span><text:span text:style-name="T27">] .</text:span></text:p>
            <text:p><text:span text:style-name="T27"/></text:p>
          </draw:text-box>
        </draw:frame>
      </draw:page>
      <draw:page draw:name="page18" draw:style-name="dp1" draw:master-page-name="Default">
        <draw:custom-shape draw:style-name="gr95" draw:text-style-name="P53" draw:layer="layout" svg:width="3.81cm" svg:height="1.27cm" svg:x="1.905cm" svg:y="6.477cm">
          <text:p text:style-name="P48"><text:span text:style-name="T32">bacnet:AnalogValue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3" draw:layer="layout" svg:width="3.81cm" svg:height="0.762cm" svg:x="1.905cm" svg:y="4.445cm">
          <text:p text:style-name="P48"><text:span text:style-name="T32">bacnet: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9" draw:layer="layout" svg:width="1.524cm" svg:height="1.524cm" svg:x="3.049cm" svg:y="1.906cm">
          <text:p text:style-name="P38"><text:span text:style-name="T28">rdf: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3.811cm" svg:y1="4.319cm" svg:x2="3.811cm" svg:y2="3.557cm">
          <text:p/>
        </draw:line>
        <draw:frame draw:style-name="gr53" draw:text-style-name="P40" draw:layer="layout" svg:width="2.54cm" svg:height="0.607cm" svg:x="3.81cm" svg:y="3.585cm">
          <draw:text-box>
            <text:p text:style-name="P36"><text:span text:style-name="T28">rdf:type</text:span></text:p>
          </draw:text-box>
        </draw:frame>
        <draw:line draw:style-name="gr52" draw:text-style-name="P4" draw:layer="layout" svg:x1="3.81cm" svg:y1="6.35cm" svg:x2="3.811cm" svg:y2="5.334cm">
          <text:p/>
        </draw:line>
        <draw:frame draw:style-name="gr53" draw:text-style-name="P40" draw:layer="layout" svg:width="2.54cm" svg:height="0.607cm" svg:x="3.81cm" svg:y="5.616cm">
          <draw:text-box>
            <text:p text:style-name="P36"><text:span text:style-name="T28">rdf:subClassOf</text:span></text:p>
          </draw:text-box>
        </draw:frame>
        <draw:frame draw:style-name="gr53" draw:text-style-name="P40" draw:layer="layout" svg:width="1.905cm" svg:height="0.607cm" svg:x="6.35cm" svg:y="3.584cm">
          <draw:text-box>
            <text:p text:style-name="P36"><text:span text:style-name="T28">rdf:type</text:span></text:p>
          </draw:text-box>
        </draw:frame>
        <draw:line draw:style-name="gr52" draw:text-style-name="P4" draw:layer="layout" svg:x1="6.35cm" svg:y1="2.667cm" svg:x2="4.699cm" svg:y2="2.667cm">
          <text:p/>
        </draw:line>
        <draw:line draw:style-name="gr97" draw:text-style-name="P4" draw:layer="layout" svg:x1="6.35cm" svg:y1="6.731cm" svg:x2="5.842cm" svg:y2="6.731cm">
          <text:p/>
        </draw:line>
        <draw:line draw:style-name="gr97" draw:text-style-name="P4" draw:layer="layout" svg:x1="6.35cm" svg:y1="6.731cm" svg:x2="6.35cm" svg:y2="2.667cm">
          <text:p/>
        </draw:line>
        <draw:frame draw:style-name="gr98" draw:text-style-name="P57" draw:layer="layout" svg:width="12.7cm" svg:height="3.175cm" svg:x="3.81cm" svg:y="9.525cm">
          <draw:text-box>
            <text:p><text:span text:style-name="T1">This is an explicit reference to the type:</text:span></text:p>
            <text:p><text:span text:style-name="T1"/></text:p>
            <text:p><text:span text:style-name="T27"><text:s text:c="4"/></text:span><text:span text:style-name="T27">&lt;ex:a&gt; a bacnet:AnalogValueObject .</text:span></text:p>
            <text:p><text:span text:style-name="T27"/></text:p>
            <text:p text:style-name="P13"><text:span text:style-name="T36">This is an implicit reference to the type with a property and enumerated value:</text:span></text:p>
            <text:p text:style-name="P13"><text:span text:style-name="T37"/></text:p>
            <text:p text:style-name="P13"><text:span text:style-name="T27"><text:s text:c="4"/></text:span><text:span text:style-name="T27">&lt;ex:a&gt; bacnet:object-type bacnet:ObjectType.analog-value .</text:span></text:p>
          </draw:text-box>
        </draw:frame>
      </draw:page>
      <draw:page draw:name="page19" draw:style-name="dp1" draw:master-page-name="Default">
        <draw:custom-shape draw:style-name="gr99" draw:text-style-name="P53" draw:layer="layout" svg:width="5.08cm" svg:height="0.762cm" svg:x="7.62cm" svg:y="2.286cm">
          <text:p text:style-name="P48"><text:span text:style-name="T32">bacnet: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3" draw:layer="layout" svg:width="3.81cm" svg:height="1.27cm" svg:x="1.905cm" svg:y="6.477cm">
          <text:p text:style-name="P48"><text:span text:style-name="T32">bacnet:AnalogValue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3" draw:layer="layout" svg:width="3.81cm" svg:height="0.762cm" svg:x="1.905cm" svg:y="4.445cm">
          <text:p text:style-name="P48"><text:span text:style-name="T32">bacnet: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9" draw:layer="layout" svg:width="1.524cm" svg:height="1.524cm" svg:x="3.049cm" svg:y="1.906cm">
          <text:p text:style-name="P38"><text:span text:style-name="T28">rdf: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3.811cm" svg:y1="4.319cm" svg:x2="3.811cm" svg:y2="3.557cm">
          <text:p/>
        </draw:line>
        <draw:frame draw:style-name="gr53" draw:text-style-name="P40" draw:layer="layout" svg:width="2.54cm" svg:height="0.607cm" svg:x="3.81cm" svg:y="3.585cm">
          <draw:text-box>
            <text:p text:style-name="P36"><text:span text:style-name="T28">rdf:type</text:span></text:p>
          </draw:text-box>
        </draw:frame>
        <draw:line draw:style-name="gr52" draw:text-style-name="P4" draw:layer="layout" svg:x1="3.81cm" svg:y1="6.35cm" svg:x2="3.811cm" svg:y2="5.334cm">
          <text:p/>
        </draw:line>
        <draw:frame draw:style-name="gr53" draw:text-style-name="P40" draw:layer="layout" svg:width="2.54cm" svg:height="0.607cm" svg:x="3.81cm" svg:y="5.616cm">
          <draw:text-box>
            <text:p text:style-name="P36"><text:span text:style-name="T28">rdf:subClassOf</text:span></text:p>
          </draw:text-box>
        </draw:frame>
        <draw:custom-shape draw:style-name="gr99" draw:text-style-name="P53" draw:layer="layout" svg:width="5.08cm" svg:height="0.762cm" svg:x="10.16cm" svg:y="3.937cm">
          <text:p text:style-name="P48"><text:span text:style-name="T32">bacnet:Proprietary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3" draw:layer="layout" svg:width="5.08cm" svg:height="0.762cm" svg:x="10.16cm" svg:y="5.08cm">
          <text:p text:style-name="P48"><text:span text:style-name="T32">bacnet:Standard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8.89cm" svg:y1="5.461cm" svg:x2="8.89cm" svg:y2="3.175cm">
          <text:p/>
        </draw:line>
        <draw:frame draw:style-name="gr53" draw:text-style-name="P40" draw:layer="layout" svg:width="2.54cm" svg:height="0.607cm" svg:x="8.89cm" svg:y="3.302cm">
          <draw:text-box>
            <text:p text:style-name="P36"><text:span text:style-name="T28">rdf:subClassOf</text:span></text:p>
          </draw:text-box>
        </draw:frame>
        <draw:line draw:style-name="gr97" draw:text-style-name="P4" draw:layer="layout" svg:x1="10.033cm" svg:y1="4.318cm" svg:x2="8.89cm" svg:y2="4.318cm">
          <text:p/>
        </draw:line>
        <draw:line draw:style-name="gr97" draw:text-style-name="P4" draw:layer="layout" svg:x1="10.033cm" svg:y1="5.461cm" svg:x2="8.89cm" svg:y2="5.461cm">
          <text:p/>
        </draw:line>
        <draw:line draw:style-name="gr102" draw:text-style-name="P58" draw:layer="layout" svg:x1="17.145cm" svg:y1="5.461cm" svg:x2="15.367cm" svg:y2="5.461cm">
          <text:p/>
        </draw:line>
        <draw:line draw:style-name="gr102" draw:text-style-name="P58" draw:layer="layout" svg:x1="17.145cm" svg:y1="4.318cm" svg:x2="15.367cm" svg:y2="4.318cm">
          <text:p/>
        </draw:line>
        <draw:line draw:style-name="gr103" draw:text-style-name="P59" draw:layer="layout" svg:x1="17.145cm" svg:y1="5.461cm" svg:x2="17.145cm" svg:y2="4.318cm">
          <text:p/>
        </draw:line>
        <draw:frame draw:style-name="gr104" draw:text-style-name="P60" draw:layer="layout" svg:width="2.54cm" svg:height="0.607cm" svg:x="16.002cm" svg:y="4.572cm">
          <draw:text-box>
            <text:p text:style-name="P36"><text:span text:style-name="T38">owl:disjointWith</text:span></text:p>
          </draw:text-box>
        </draw:frame>
        <draw:frame draw:style-name="gr53" draw:text-style-name="P40" draw:layer="layout" svg:width="1.905cm" svg:height="0.607cm" svg:x="6.35cm" svg:y="3.584cm">
          <draw:text-box>
            <text:p text:style-name="P36"><text:span text:style-name="T28">rdf:type</text:span></text:p>
          </draw:text-box>
        </draw:frame>
        <draw:line draw:style-name="gr52" draw:text-style-name="P4" draw:layer="layout" svg:x1="7.493cm" svg:y1="2.667cm" svg:x2="4.699cm" svg:y2="2.667cm">
          <text:p/>
        </draw:line>
        <draw:line draw:style-name="gr97" draw:text-style-name="P4" draw:layer="layout" svg:x1="6.35cm" svg:y1="6.731cm" svg:x2="5.842cm" svg:y2="6.731cm">
          <text:p/>
        </draw:line>
        <draw:line draw:style-name="gr97" draw:text-style-name="P4" draw:layer="layout" svg:x1="6.35cm" svg:y1="6.731cm" svg:x2="6.35cm" svg:y2="2.667cm">
          <text:p/>
        </draw:line>
        <draw:custom-shape draw:style-name="gr99" draw:text-style-name="P53" draw:layer="layout" svg:width="5.08cm" svg:height="0.762cm" svg:x="10.16cm" svg:y="7.112cm">
          <text:p text:style-name="P48"><text:span text:style-name="T32">bacnet:Extended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12.699cm" svg:y1="6.985cm" svg:x2="12.7cm" svg:y2="5.969cm">
          <text:p/>
        </draw:line>
        <draw:frame draw:style-name="gr53" draw:text-style-name="P40" draw:layer="layout" svg:width="2.54cm" svg:height="0.607cm" svg:x="12.7cm" svg:y="6.223cm">
          <draw:text-box>
            <text:p text:style-name="P36"><text:span text:style-name="T28">rdf:subClassOf</text:span></text:p>
          </draw:text-box>
        </draw:frame>
        <draw:frame draw:style-name="gr105" draw:text-style-name="P57" draw:layer="layout" svg:width="12.7cm" svg:height="3.81cm" svg:x="3.81cm" svg:y="9.525cm">
          <draw:text-box>
            <text:p><text:span text:style-name="T1">BACnet enumerations are divided into two disjoint classes; those specified in the standard and those provided by a vendor. <text:s/>The standard enumerations are divided into two subclasses; those that are fixed and those that can be extended by a vendor.</text:span></text:p>
          </draw:text-box>
        </draw:frame>
      </draw:page>
      <draw:page draw:name="page20" draw:style-name="dp1" draw:master-page-name="Default">
        <draw:custom-shape draw:style-name="gr106" draw:text-style-name="P62" draw:layer="layout" svg:width="3.81cm" svg:height="0.762cm" svg:x="11.557cm" svg:y="10.922cm">
          <text:p text:style-name="P61"><text:span text:style-name="T39">"analog-value</text:span><text:span text:style-name="T40">"</text:span></text:p>
          <draw:enhanced-geometry svg:viewBox="0 0 21600 21600" draw:type="rectangle" draw:enhanced-path="M 0 0 L 21600 0 21600 21600 0 21600 0 0 Z N"/>
        </draw:custom-shape>
        <draw:custom-shape draw:style-name="gr107" draw:text-style-name="P53" draw:layer="layout" svg:width="5.08cm" svg:height="0.762cm" svg:x="5.207cm" svg:y="11.811cm">
          <text:p text:style-name="P48"><text:span text:style-name="T32">bacnet:ObjectType-analog-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3" draw:layer="layout" svg:width="5.08cm" svg:height="0.762cm" svg:x="7.62cm" svg:y="2.286cm">
          <text:p text:style-name="P48"><text:span text:style-name="T32">bacnet: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3" draw:layer="layout" svg:width="3.81cm" svg:height="1.27cm" svg:x="1.905cm" svg:y="6.477cm">
          <text:p text:style-name="P48"><text:span text:style-name="T32">bacnet:AnalogValue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3" draw:layer="layout" svg:width="3.81cm" svg:height="0.762cm" svg:x="1.905cm" svg:y="4.445cm">
          <text:p text:style-name="P48"><text:span text:style-name="T32">bacnet: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9" draw:layer="layout" svg:width="1.524cm" svg:height="1.524cm" svg:x="3.049cm" svg:y="1.906cm">
          <text:p text:style-name="P38"><text:span text:style-name="T28">rdf: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3.811cm" svg:y1="4.319cm" svg:x2="3.811cm" svg:y2="3.557cm">
          <text:p/>
        </draw:line>
        <draw:frame draw:style-name="gr53" draw:text-style-name="P40" draw:layer="layout" svg:width="2.54cm" svg:height="0.607cm" svg:x="3.81cm" svg:y="3.585cm">
          <draw:text-box>
            <text:p text:style-name="P36"><text:span text:style-name="T28">rdf:type</text:span></text:p>
          </draw:text-box>
        </draw:frame>
        <draw:line draw:style-name="gr52" draw:text-style-name="P4" draw:layer="layout" svg:x1="3.81cm" svg:y1="6.35cm" svg:x2="3.811cm" svg:y2="5.334cm">
          <text:p/>
        </draw:line>
        <draw:frame draw:style-name="gr53" draw:text-style-name="P40" draw:layer="layout" svg:width="2.54cm" svg:height="0.607cm" svg:x="3.81cm" svg:y="5.616cm">
          <draw:text-box>
            <text:p text:style-name="P36"><text:span text:style-name="T28">rdf:subClassOf</text:span></text:p>
          </draw:text-box>
        </draw:frame>
        <draw:custom-shape draw:style-name="gr107" draw:text-style-name="P53" draw:layer="layout" svg:width="5.08cm" svg:height="0.762cm" svg:x="10.16cm" svg:y="9.144cm">
          <text:p text:style-name="P48"><text:span text:style-name="T32">bacnet:Object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3" draw:layer="layout" svg:width="5.08cm" svg:height="0.762cm" svg:x="10.16cm" svg:y="3.937cm">
          <text:p text:style-name="P48"><text:span text:style-name="T32">bacnet:Proprietary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3" draw:layer="layout" svg:width="5.08cm" svg:height="0.762cm" svg:x="10.16cm" svg:y="5.08cm">
          <text:p text:style-name="P48"><text:span text:style-name="T32">bacnet:Standard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8.89cm" svg:y1="5.461cm" svg:x2="8.89cm" svg:y2="3.175cm">
          <text:p/>
        </draw:line>
        <draw:frame draw:style-name="gr53" draw:text-style-name="P40" draw:layer="layout" svg:width="2.54cm" svg:height="0.607cm" svg:x="8.89cm" svg:y="3.302cm">
          <draw:text-box>
            <text:p text:style-name="P36"><text:span text:style-name="T28">rdf:subClassOf</text:span></text:p>
          </draw:text-box>
        </draw:frame>
        <draw:line draw:style-name="gr97" draw:text-style-name="P4" draw:layer="layout" svg:x1="10.033cm" svg:y1="4.318cm" svg:x2="8.89cm" svg:y2="4.318cm">
          <text:p/>
        </draw:line>
        <draw:line draw:style-name="gr97" draw:text-style-name="P4" draw:layer="layout" svg:x1="10.033cm" svg:y1="5.461cm" svg:x2="8.89cm" svg:y2="5.461cm">
          <text:p/>
        </draw:line>
        <draw:line draw:style-name="gr102" draw:text-style-name="P58" draw:layer="layout" svg:x1="17.145cm" svg:y1="5.461cm" svg:x2="15.367cm" svg:y2="5.461cm">
          <text:p/>
        </draw:line>
        <draw:line draw:style-name="gr102" draw:text-style-name="P58" draw:layer="layout" svg:x1="17.145cm" svg:y1="4.318cm" svg:x2="15.367cm" svg:y2="4.318cm">
          <text:p/>
        </draw:line>
        <draw:line draw:style-name="gr103" draw:text-style-name="P59" draw:layer="layout" svg:x1="17.145cm" svg:y1="5.461cm" svg:x2="17.145cm" svg:y2="4.318cm">
          <text:p/>
        </draw:line>
        <draw:frame draw:style-name="gr104" draw:text-style-name="P60" draw:layer="layout" svg:width="2.54cm" svg:height="0.607cm" svg:x="16.002cm" svg:y="4.572cm">
          <draw:text-box>
            <text:p text:style-name="P36"><text:span text:style-name="T38">owl:disjointWith</text:span></text:p>
          </draw:text-box>
        </draw:frame>
        <draw:line draw:style-name="gr52" draw:text-style-name="P4" draw:layer="layout" svg:x1="12.7cm" svg:y1="9.017cm" svg:x2="12.701cm" svg:y2="8.001cm">
          <text:p/>
        </draw:line>
        <draw:frame draw:style-name="gr53" draw:text-style-name="P40" draw:layer="layout" svg:width="2.54cm" svg:height="0.607cm" svg:x="12.7cm" svg:y="8.283cm">
          <draw:text-box>
            <text:p text:style-name="P63"><text:span text:style-name="T41">rdf:</text:span><text:span text:style-name="T28">type</text:span></text:p>
          </draw:text-box>
        </draw:frame>
        <draw:frame draw:style-name="gr53" draw:text-style-name="P40" draw:layer="layout" svg:width="1.905cm" svg:height="0.607cm" svg:x="6.35cm" svg:y="3.584cm">
          <draw:text-box>
            <text:p text:style-name="P36"><text:span text:style-name="T28">rdf:type</text:span></text:p>
          </draw:text-box>
        </draw:frame>
        <draw:line draw:style-name="gr52" draw:text-style-name="P4" draw:layer="layout" svg:x1="7.493cm" svg:y1="2.667cm" svg:x2="4.699cm" svg:y2="2.667cm">
          <text:p/>
        </draw:line>
        <draw:line draw:style-name="gr97" draw:text-style-name="P4" draw:layer="layout" svg:x1="6.35cm" svg:y1="6.731cm" svg:x2="5.842cm" svg:y2="6.731cm">
          <text:p/>
        </draw:line>
        <draw:line draw:style-name="gr97" draw:text-style-name="P4" draw:layer="layout" svg:x1="6.35cm" svg:y1="6.731cm" svg:x2="6.35cm" svg:y2="2.667cm">
          <text:p/>
        </draw:line>
        <draw:line draw:style-name="gr49" draw:text-style-name="P4" draw:layer="layout" svg:x1="7.62cm" svg:y1="10.541cm" svg:x2="7.62cm" svg:y2="10.033cm">
          <text:p/>
        </draw:line>
        <draw:frame draw:style-name="gr108" draw:text-style-name="P56" draw:layer="layout" svg:width="3.81cm" svg:height="0.569cm" svg:x="8.255cm" svg:y="10.033cm">
          <draw:text-box>
            <text:p text:style-name="P5"><text:span text:style-name="T32">bacnet:memberClass</text:span></text:p>
          </draw:text-box>
        </draw:frame>
        <draw:custom-shape draw:style-name="gr109" draw:text-style-name="P62" draw:layer="layout" svg:width="5.08cm" svg:height="0.762cm" svg:x="11.557cm" svg:y="12.7cm">
          <text:p text:style-name="P61"><text:span text:style-name="T40">"2"^^xsd:nonNegativeInteger</text:span></text:p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9.652cm" svg:y1="11.303cm" svg:x2="11.43cm" svg:y2="11.303cm">
          <text:p/>
        </draw:line>
        <draw:line draw:style-name="gr49" draw:text-style-name="P4" draw:layer="layout" svg:x1="9.652cm" svg:y1="13.081cm" svg:x2="11.43cm" svg:y2="13.081cm">
          <text:p/>
        </draw:line>
        <draw:line draw:style-name="gr87" draw:text-style-name="P4" draw:layer="layout" svg:x1="9.652cm" svg:y1="11.684cm" svg:x2="9.652cm" svg:y2="11.303cm">
          <text:p/>
        </draw:line>
        <draw:line draw:style-name="gr87" draw:text-style-name="P4" draw:layer="layout" svg:x1="9.652cm" svg:y1="13.081cm" svg:x2="9.652cm" svg:y2="12.7cm">
          <text:p/>
        </draw:line>
        <draw:custom-shape draw:style-name="gr99" draw:text-style-name="P53" draw:layer="layout" svg:width="5.08cm" svg:height="0.762cm" svg:x="10.16cm" svg:y="7.112cm">
          <text:p text:style-name="P48"><text:span text:style-name="T32">bacnet:Extended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12.699cm" svg:y1="6.985cm" svg:x2="12.7cm" svg:y2="5.969cm">
          <text:p/>
        </draw:line>
        <draw:frame draw:style-name="gr53" draw:text-style-name="P40" draw:layer="layout" svg:width="2.54cm" svg:height="0.607cm" svg:x="12.7cm" svg:y="6.223cm">
          <draw:text-box>
            <text:p text:style-name="P36"><text:span text:style-name="T28">rdf:subClassOf</text:span></text:p>
          </draw:text-box>
        </draw:frame>
        <draw:frame draw:style-name="gr110" draw:text-style-name="P57" draw:layer="layout" svg:width="13.208cm" svg:height="4.191cm" svg:x="3.556cm" svg:y="3.175cm">
          <draw:text-box>
            <text:p><text:span text:style-name="T1">An ObjectType (a.k.a. BACnetObjectType or “0-BACnetObjectType”) is a class that is a subtype of an enumeration that can be extended. <text:s/>It has a member class, which is the set of all named individuals of that enumeration. <text:s/>Each instance URI is constructed based on the enumeration and the ASN.1 name.</text:span></text:p>
            <text:p><text:span text:style-name="T1"/></text:p>
            <text:p><text:span text:style-name="T1">It is a single concept with two representations, a string that is the ASN.1 name and the value when it is encoded. <text:s/>Vendor object types are IRIs like </text:span><text:span text:style-name="T42">cu:ObjectType-neuron</text:span><text:span text:style-name="T1">, that are members of </text:span><text:span text:style-name="T42">cu:ObjectType</text:span><text:span text:style-name="T1"> that includes/extends </text:span><text:span text:style-name="T26">bacnet:ObjectType</text:span><text:span text:style-name="T1">.</text:span></text:p>
          </draw:text-box>
        </draw:frame>
        <draw:line draw:style-name="gr87" draw:text-style-name="P4" draw:layer="layout" svg:x1="12.7cm" svg:y1="10.033cm" svg:x2="12.7cm" svg:y2="10.541cm">
          <text:p/>
        </draw:line>
        <draw:line draw:style-name="gr87" draw:text-style-name="P4" draw:layer="layout" svg:x1="7.62cm" svg:y1="10.541cm" svg:x2="12.7cm" svg:y2="10.541cm">
          <text:p/>
        </draw:line>
        <draw:custom-shape draw:style-name="gr107" draw:text-style-name="P53" draw:layer="layout" svg:width="5.08cm" svg:height="0.762cm" svg:x="3.175cm" svg:y="9.144cm">
          <text:p text:style-name="P48"><text:span text:style-name="T32">bacnet:ObjectTypeEnumeration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5.715cm" svg:y1="11.684cm" svg:x2="5.716cm" svg:y2="10.033cm">
          <text:p/>
        </draw:line>
        <draw:frame draw:style-name="gr53" draw:text-style-name="P64" draw:layer="layout" svg:width="1.905cm" svg:height="0.607cm" svg:x="5.715cm" svg:y="10.541cm">
          <draw:text-box>
            <text:p text:style-name="P63"><text:span text:style-name="T41">rdf:</text:span><text:span text:style-name="T28">type</text:span></text:p>
          </draw:text-box>
        </draw:frame>
      </draw:page>
      <draw:page draw:name="page21" draw:style-name="dp1" draw:master-page-name="Default">
        <draw:custom-shape draw:style-name="gr99" draw:text-style-name="P53" draw:layer="layout" svg:width="5.08cm" svg:height="0.762cm" svg:x="7.62cm" svg:y="2.286cm">
          <text:p text:style-name="P48"><text:span text:style-name="T32">bacnet: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3" draw:layer="layout" svg:width="3.81cm" svg:height="1.27cm" svg:x="1.905cm" svg:y="6.477cm">
          <text:p text:style-name="P48"><text:span text:style-name="T32">bacnet:AnalogValue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3" draw:layer="layout" svg:width="3.81cm" svg:height="0.762cm" svg:x="1.905cm" svg:y="4.445cm">
          <text:p text:style-name="P48"><text:span text:style-name="T32">bacnet: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9" draw:layer="layout" svg:width="1.524cm" svg:height="1.524cm" svg:x="3.049cm" svg:y="1.906cm">
          <text:p text:style-name="P38"><text:span text:style-name="T28">rdf: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3.811cm" svg:y1="4.319cm" svg:x2="3.811cm" svg:y2="3.557cm">
          <text:p/>
        </draw:line>
        <draw:frame draw:style-name="gr53" draw:text-style-name="P40" draw:layer="layout" svg:width="2.54cm" svg:height="0.607cm" svg:x="3.81cm" svg:y="3.585cm">
          <draw:text-box>
            <text:p text:style-name="P36"><text:span text:style-name="T28">rdf:type</text:span></text:p>
          </draw:text-box>
        </draw:frame>
        <draw:line draw:style-name="gr52" draw:text-style-name="P4" draw:layer="layout" svg:x1="3.81cm" svg:y1="6.35cm" svg:x2="3.811cm" svg:y2="5.334cm">
          <text:p/>
        </draw:line>
        <draw:frame draw:style-name="gr53" draw:text-style-name="P40" draw:layer="layout" svg:width="2.54cm" svg:height="0.607cm" svg:x="3.81cm" svg:y="5.616cm">
          <draw:text-box>
            <text:p text:style-name="P36"><text:span text:style-name="T28">rdf:subClassOf</text:span></text:p>
          </draw:text-box>
        </draw:frame>
        <draw:custom-shape draw:style-name="gr99" draw:text-style-name="P53" draw:layer="layout" svg:width="5.08cm" svg:height="0.762cm" svg:x="10.16cm" svg:y="3.937cm">
          <text:p text:style-name="P48"><text:span text:style-name="T32">bacnet:Proprietary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3" draw:layer="layout" svg:width="5.08cm" svg:height="0.762cm" svg:x="10.16cm" svg:y="5.08cm">
          <text:p text:style-name="P48"><text:span text:style-name="T32">bacnet:Standard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8.89cm" svg:y1="5.461cm" svg:x2="8.89cm" svg:y2="3.175cm">
          <text:p/>
        </draw:line>
        <draw:frame draw:style-name="gr53" draw:text-style-name="P40" draw:layer="layout" svg:width="2.54cm" svg:height="0.607cm" svg:x="8.89cm" svg:y="3.302cm">
          <draw:text-box>
            <text:p text:style-name="P36"><text:span text:style-name="T28">rdf:subClassOf</text:span></text:p>
          </draw:text-box>
        </draw:frame>
        <draw:line draw:style-name="gr97" draw:text-style-name="P4" draw:layer="layout" svg:x1="10.033cm" svg:y1="4.318cm" svg:x2="8.89cm" svg:y2="4.318cm">
          <text:p/>
        </draw:line>
        <draw:line draw:style-name="gr97" draw:text-style-name="P4" draw:layer="layout" svg:x1="10.033cm" svg:y1="5.461cm" svg:x2="8.89cm" svg:y2="5.461cm">
          <text:p/>
        </draw:line>
        <draw:line draw:style-name="gr102" draw:text-style-name="P58" draw:layer="layout" svg:x1="17.145cm" svg:y1="5.461cm" svg:x2="15.367cm" svg:y2="5.461cm">
          <text:p/>
        </draw:line>
        <draw:line draw:style-name="gr102" draw:text-style-name="P58" draw:layer="layout" svg:x1="17.145cm" svg:y1="4.318cm" svg:x2="15.367cm" svg:y2="4.318cm">
          <text:p/>
        </draw:line>
        <draw:line draw:style-name="gr103" draw:text-style-name="P59" draw:layer="layout" svg:x1="17.145cm" svg:y1="5.461cm" svg:x2="17.145cm" svg:y2="4.318cm">
          <text:p/>
        </draw:line>
        <draw:frame draw:style-name="gr104" draw:text-style-name="P60" draw:layer="layout" svg:width="2.54cm" svg:height="0.607cm" svg:x="16.002cm" svg:y="4.572cm">
          <draw:text-box>
            <text:p text:style-name="P36"><text:span text:style-name="T38">owl:disjointWith</text:span></text:p>
          </draw:text-box>
        </draw:frame>
        <draw:custom-shape draw:style-name="gr111" draw:text-style-name="P65" draw:layer="layout" svg:width="0.762cm" svg:height="0.762cm" svg:x="2.159cm" svg:y="10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4" draw:layer="layout" svg:x1="2.54cm" svg:y1="8.763cm" svg:x2="2.54cm" svg:y2="10.16cm">
          <text:p/>
        </draw:line>
        <draw:line draw:style-name="gr113" draw:text-style-name="P4" draw:layer="layout" svg:x1="3.175cm" svg:y1="10.033cm" svg:x2="2.921cm" svg:y2="10.287cm">
          <text:p/>
        </draw:line>
        <draw:frame draw:style-name="gr53" draw:text-style-name="P40" draw:layer="layout" svg:width="1.905cm" svg:height="0.607cm" svg:x="6.35cm" svg:y="3.584cm">
          <draw:text-box>
            <text:p text:style-name="P36"><text:span text:style-name="T28">rdf:type</text:span></text:p>
          </draw:text-box>
        </draw:frame>
        <draw:line draw:style-name="gr52" draw:text-style-name="P4" draw:layer="layout" svg:x1="7.493cm" svg:y1="2.667cm" svg:x2="4.699cm" svg:y2="2.667cm">
          <text:p/>
        </draw:line>
        <draw:line draw:style-name="gr97" draw:text-style-name="P4" draw:layer="layout" svg:x1="6.35cm" svg:y1="6.731cm" svg:x2="5.842cm" svg:y2="6.731cm">
          <text:p/>
        </draw:line>
        <draw:line draw:style-name="gr97" draw:text-style-name="P4" draw:layer="layout" svg:x1="6.35cm" svg:y1="6.731cm" svg:x2="6.35cm" svg:y2="2.667cm">
          <text:p/>
        </draw:line>
        <draw:line draw:style-name="gr52" draw:text-style-name="P4" draw:layer="layout" svg:x1="6.35cm" svg:y1="7.493cm" svg:x2="6.35cm" svg:y2="8.255cm">
          <text:p/>
        </draw:line>
        <draw:line draw:style-name="gr97" draw:text-style-name="P4" draw:layer="layout" svg:x1="6.35cm" svg:y1="7.493cm" svg:x2="5.842cm" svg:y2="7.493cm">
          <text:p/>
        </draw:line>
        <draw:custom-shape draw:style-name="gr111" draw:text-style-name="P65" draw:layer="layout" svg:width="0.762cm" svg:height="0.762cm" svg:x="5.969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4" draw:layer="layout" svg:x1="3.175cm" svg:y1="10.033cm" svg:x2="5.08cm" svg:y2="10.033cm">
          <text:p/>
        </draw:line>
        <draw:line draw:style-name="gr112" draw:text-style-name="P4" draw:layer="layout" svg:x1="2.54cm" svg:y1="12.192cm" svg:x2="5.08cm" svg:y2="12.192cm">
          <text:p/>
        </draw:line>
        <draw:line draw:style-name="gr113" draw:text-style-name="P4" draw:layer="layout" svg:x1="2.54cm" svg:y1="12.192cm" svg:x2="2.54cm" svg:y2="11.176cm">
          <text:p/>
        </draw:line>
        <draw:custom-shape draw:style-name="gr99" draw:text-style-name="P53" draw:layer="layout" svg:width="5.08cm" svg:height="0.762cm" svg:x="10.16cm" svg:y="7.112cm">
          <text:p text:style-name="P48"><text:span text:style-name="T32">bacnet:Extended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12.699cm" svg:y1="6.985cm" svg:x2="12.7cm" svg:y2="5.969cm">
          <text:p/>
        </draw:line>
        <draw:frame draw:style-name="gr53" draw:text-style-name="P40" draw:layer="layout" svg:width="2.54cm" svg:height="0.607cm" svg:x="12.7cm" svg:y="6.223cm">
          <draw:text-box>
            <text:p text:style-name="P36"><text:span text:style-name="T28">rdf:subClassOf</text:span></text:p>
          </draw:text-box>
        </draw:frame>
        <draw:line draw:style-name="gr113" draw:text-style-name="P4" draw:layer="layout" svg:x1="2.54cm" svg:y1="8.763cm" svg:x2="5.842cm" svg:y2="8.763cm">
          <text:p/>
        </draw:line>
        <draw:custom-shape draw:style-name="gr114" draw:text-style-name="P62" draw:layer="layout" svg:width="3.81cm" svg:height="0.762cm" svg:x="11.557cm" svg:y="10.931cm">
          <text:p text:style-name="P61"><text:span text:style-name="T39">"analog-value</text:span><text:span text:style-name="T40">"</text:span></text:p>
          <draw:enhanced-geometry svg:viewBox="0 0 21600 21600" draw:type="rectangle" draw:enhanced-path="M 0 0 L 21600 0 21600 21600 0 21600 0 0 Z N"/>
        </draw:custom-shape>
        <draw:custom-shape draw:style-name="gr107" draw:text-style-name="P53" draw:layer="layout" svg:width="5.08cm" svg:height="0.762cm" svg:x="5.207cm" svg:y="11.82cm">
          <text:p text:style-name="P48"><text:span text:style-name="T32">bacnet:ObjectType.analog-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53" draw:layer="layout" svg:width="5.08cm" svg:height="0.762cm" svg:x="10.16cm" svg:y="9.153cm">
          <text:p text:style-name="P48"><text:span text:style-name="T32">bacnet:Object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12.7cm" svg:y1="9.026cm" svg:x2="12.701cm" svg:y2="8.01cm">
          <text:p/>
        </draw:line>
        <draw:frame draw:style-name="gr53" draw:text-style-name="P40" draw:layer="layout" svg:width="2.54cm" svg:height="0.607cm" svg:x="12.7cm" svg:y="8.292cm">
          <draw:text-box>
            <text:p text:style-name="P63"><text:span text:style-name="T41">rdf:</text:span><text:span text:style-name="T28">type</text:span></text:p>
          </draw:text-box>
        </draw:frame>
        <draw:custom-shape draw:style-name="gr115" draw:text-style-name="P62" draw:layer="layout" svg:width="5.08cm" svg:height="0.762cm" svg:x="11.557cm" svg:y="12.709cm">
          <text:p text:style-name="P61"><text:span text:style-name="T40">"2"^^xsd:nonNegativeInteger</text:span></text:p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9.652cm" svg:y1="11.312cm" svg:x2="11.43cm" svg:y2="11.312cm">
          <text:p/>
        </draw:line>
        <draw:line draw:style-name="gr49" draw:text-style-name="P4" draw:layer="layout" svg:x1="9.652cm" svg:y1="13.09cm" svg:x2="11.43cm" svg:y2="13.09cm">
          <text:p/>
        </draw:line>
        <draw:line draw:style-name="gr87" draw:text-style-name="P4" draw:layer="layout" svg:x1="9.652cm" svg:y1="11.693cm" svg:x2="9.652cm" svg:y2="11.312cm">
          <text:p/>
        </draw:line>
        <draw:line draw:style-name="gr87" draw:text-style-name="P4" draw:layer="layout" svg:x1="9.652cm" svg:y1="13.09cm" svg:x2="9.652cm" svg:y2="12.709cm">
          <text:p/>
        </draw:line>
        <draw:custom-shape draw:style-name="gr116" draw:text-style-name="P53" draw:layer="layout" svg:width="3.81cm" svg:height="0.762cm" svg:x="5.208cm" svg:y="9.653cm">
          <text:p text:style-name="P48"><text:span text:style-name="T32">bacnet:object-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7" draw:text-style-name="P57" draw:layer="layout" svg:width="8.255cm" svg:height="6.35cm" svg:x="9.525cm" svg:y="3.81cm">
          <draw:text-box>
            <text:p><text:span text:style-name="T1">The </text:span><text:span text:style-name="T6">Shapes Constraint Language</text:span><text:span text:style-name="T1"> (SHACL) is used to validate that some “thing” that says it is an instance of a </text:span><text:span text:style-name="T6">bacnet:AnalogValueObject</text:span><text:span text:style-name="T1"> then it must have a </text:span><text:span text:style-name="T6">bacnet:object-type</text:span><text:span text:style-name="T1"> property having a value “analog-value” as being valid, other combinations are an error.</text:span></text:p>
            <text:p><text:span text:style-name="T1"/></text:p>
            <text:p><text:span text:style-name="T10">This is composed of two pieces, a </text:span><text:span text:style-name="T43">sh:NodeShape</text:span><text:span text:style-name="T10"> that matches the “node” and an </text:span><text:span text:style-name="T43">sh:PropertyShape</text:span><text:span text:style-name="T10"> that matches the predicate and value.</text:span></text:p>
            <text:p text:style-name="P13"><text:span text:style-name="T1"/></text:p>
            <text:p text:style-name="P13"><text:span text:style-name="T1">There can be additional rules that “fill in” one RDF statement if the other one doesn’t exist.</text:span></text:p>
          </draw:text-box>
        </draw:frame>
      </draw:page>
      <draw:page draw:name="page22" draw:style-name="dp1" draw:master-page-name="Default">
        <draw:line draw:style-name="gr52" draw:text-style-name="P4" draw:layer="layout" svg:x1="7.366cm" svg:y1="9.525cm" svg:x2="7.366cm" svg:y2="3.683cm">
          <text:p/>
        </draw:line>
        <draw:custom-shape draw:style-name="gr118" draw:text-style-name="P53" draw:layer="layout" svg:width="3.81cm" svg:height="1.27cm" svg:x="1.905cm" svg:y="6.477cm">
          <text:p text:style-name="P48"><text:span text:style-name="T32">bacnet:AnalogValue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3" draw:layer="layout" svg:width="3.81cm" svg:height="0.762cm" svg:x="1.905cm" svg:y="4.445cm">
          <text:p text:style-name="P48"><text:span text:style-name="T32">bacnet: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9" draw:layer="layout" svg:width="1.524cm" svg:height="1.524cm" svg:x="3.049cm" svg:y="1.906cm">
          <text:p text:style-name="P38"><text:span text:style-name="T28">rdf: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3.811cm" svg:y1="4.319cm" svg:x2="3.811cm" svg:y2="3.557cm">
          <text:p/>
        </draw:line>
        <draw:frame draw:style-name="gr53" draw:text-style-name="P40" draw:layer="layout" svg:width="2.54cm" svg:height="0.607cm" svg:x="3.81cm" svg:y="3.585cm">
          <draw:text-box>
            <text:p text:style-name="P36"><text:span text:style-name="T28">rdf:type</text:span></text:p>
          </draw:text-box>
        </draw:frame>
        <draw:line draw:style-name="gr52" draw:text-style-name="P4" draw:layer="layout" svg:x1="3.81cm" svg:y1="6.35cm" svg:x2="3.811cm" svg:y2="5.334cm">
          <text:p/>
        </draw:line>
        <draw:frame draw:style-name="gr53" draw:text-style-name="P40" draw:layer="layout" svg:width="2.54cm" svg:height="0.607cm" svg:x="3.81cm" svg:y="5.616cm">
          <draw:text-box>
            <text:p text:style-name="P36"><text:span text:style-name="T28">rdf:subClassOf</text:span></text:p>
          </draw:text-box>
        </draw:frame>
        <draw:custom-shape draw:style-name="gr116" draw:text-style-name="P53" draw:layer="layout" svg:width="3.81cm" svg:height="0.762cm" svg:x="5.207cm" svg:y="9.652cm">
          <text:p text:style-name="P48"><text:span text:style-name="T32">bacnet:object-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5" draw:layer="layout" svg:width="0.762cm" svg:height="0.762cm" svg:x="2.159cm" svg:y="10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4" draw:layer="layout" svg:x1="2.54cm" svg:y1="8.763cm" svg:x2="2.54cm" svg:y2="10.16cm">
          <text:p/>
        </draw:line>
        <draw:line draw:style-name="gr113" draw:text-style-name="P4" draw:layer="layout" svg:x1="3.175cm" svg:y1="10.033cm" svg:x2="2.921cm" svg:y2="10.287cm">
          <text:p/>
        </draw:line>
        <draw:line draw:style-name="gr52" draw:text-style-name="P4" draw:layer="layout" svg:x1="6.35cm" svg:y1="7.493cm" svg:x2="6.35cm" svg:y2="8.255cm">
          <text:p/>
        </draw:line>
        <draw:line draw:style-name="gr97" draw:text-style-name="P4" draw:layer="layout" svg:x1="6.35cm" svg:y1="7.493cm" svg:x2="5.842cm" svg:y2="7.493cm">
          <text:p/>
        </draw:line>
        <draw:custom-shape draw:style-name="gr111" draw:text-style-name="P65" draw:layer="layout" svg:width="0.762cm" svg:height="0.762cm" svg:x="5.969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4" draw:layer="layout" svg:x1="3.175cm" svg:y1="10.033cm" svg:x2="5.08cm" svg:y2="10.033cm">
          <text:p/>
        </draw:line>
        <draw:line draw:style-name="gr113" draw:text-style-name="P4" draw:layer="layout" svg:x1="2.54cm" svg:y1="8.763cm" svg:x2="5.842cm" svg:y2="8.763cm">
          <text:p/>
        </draw:line>
        <draw:custom-shape draw:style-name="gr119" draw:text-style-name="P39" draw:layer="layout" svg:width="2.032cm" svg:height="1.651cm" svg:x="6.35cm" svg:y="1.905cm">
          <text:p text:style-name="P38"><text:span text:style-name="T28">rdf: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0" draw:layer="layout" svg:width="1.524cm" svg:height="0.607cm" svg:x="7.366cm" svg:y="4.445cm">
          <draw:text-box>
            <text:p text:style-name="P36"><text:span text:style-name="T28">rdf:type</text:span></text:p>
          </draw:text-box>
        </draw:frame>
        <draw:frame draw:style-name="gr120" draw:text-style-name="P57" draw:layer="layout" svg:width="7.874cm" svg:height="7.239cm" svg:x="10.006cm" svg:y="3.657cm">
          <draw:text-box>
            <text:p><text:span text:style-name="T1">A similar design pattern is used for the </text:span><text:span text:style-name="T26">bacnet:object-type</text:span><text:span text:style-name="T1">, which in terms of RDF is simply a property (the predicate part of a triple).</text:span></text:p>
            <text:p><text:span text:style-name="T1"/></text:p>
            <text:p text:style-name="P13"><text:span text:style-name="T10">By defining an RDF </text:span><text:span text:style-name="T9">data model</text:span><text:span text:style-name="T10"> using SHACL rules, rather than an OWL </text:span><text:span text:style-name="T9">ontology</text:span><text:span text:style-name="T10">, it is possible to use the same property/predicate in multiple contexts (like </text:span><text:span text:style-name="T44">bacnet:present-value</text:span><text:span text:style-name="T10">) and validate different combinations of what would otherwise be the </text:span><text:span text:style-name="T9">domain</text:span><text:span text:style-name="T10"> and </text:span><text:span text:style-name="T9">range</text:span><text:span text:style-name="T10">. <text:s/>It not only reduces the cognative load on the user, but significantly reduces the computation necessary to validate an instance of the model.</text:span></text:p>
          </draw:text-box>
        </draw:frame>
        <draw:line draw:style-name="gr112" draw:text-style-name="P4" draw:layer="layout" svg:x1="2.537cm" svg:y1="12.188cm" svg:x2="5.077cm" svg:y2="12.188cm">
          <text:p/>
        </draw:line>
        <draw:line draw:style-name="gr113" draw:text-style-name="P4" draw:layer="layout" svg:x1="2.537cm" svg:y1="12.188cm" svg:x2="2.537cm" svg:y2="11.172cm">
          <text:p/>
        </draw:line>
        <draw:custom-shape draw:style-name="gr107" draw:text-style-name="P53" draw:layer="layout" svg:width="5.08cm" svg:height="0.762cm" svg:x="5.204cm" svg:y="11.816cm">
          <text:p text:style-name="P48"><text:span text:style-name="T32">bacnet:ObjectType.analog-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3" draw:style-name="dp1" draw:master-page-name="Default">
        <draw:line draw:style-name="gr52" draw:text-style-name="P4" draw:layer="layout" svg:x1="7.366cm" svg:y1="9.525cm" svg:x2="7.366cm" svg:y2="3.683cm">
          <text:p/>
        </draw:line>
        <draw:custom-shape draw:style-name="gr121" draw:text-style-name="P62" draw:layer="layout" svg:width="3.81cm" svg:height="0.762cm" svg:x="5.207cm" svg:y="10.922cm">
          <text:p text:style-name="P61"><text:span text:style-name="T39">"analog-value</text:span><text:span text:style-name="T40">"</text:span></text:p>
          <draw:enhanced-geometry svg:viewBox="0 0 21600 21600" draw:type="rectangle" draw:enhanced-path="M 0 0 L 21600 0 21600 21600 0 21600 0 0 Z N"/>
        </draw:custom-shape>
        <draw:custom-shape draw:style-name="gr100" draw:text-style-name="P53" draw:layer="layout" svg:width="3.81cm" svg:height="1.27cm" svg:x="1.905cm" svg:y="6.477cm">
          <text:p text:style-name="P48"><text:span text:style-name="T32">bacnet:AnalogValue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3" draw:layer="layout" svg:width="3.81cm" svg:height="0.762cm" svg:x="1.905cm" svg:y="4.445cm">
          <text:p text:style-name="P48"><text:span text:style-name="T32">bacnet: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9" draw:layer="layout" svg:width="1.524cm" svg:height="1.524cm" svg:x="3.049cm" svg:y="1.906cm">
          <text:p text:style-name="P38"><text:span text:style-name="T28">rdf: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3.811cm" svg:y1="4.319cm" svg:x2="3.811cm" svg:y2="3.557cm">
          <text:p/>
        </draw:line>
        <draw:frame draw:style-name="gr53" draw:text-style-name="P40" draw:layer="layout" svg:width="2.54cm" svg:height="0.607cm" svg:x="3.81cm" svg:y="3.585cm">
          <draw:text-box>
            <text:p text:style-name="P36"><text:span text:style-name="T28">rdf:type</text:span></text:p>
          </draw:text-box>
        </draw:frame>
        <draw:line draw:style-name="gr52" draw:text-style-name="P4" draw:layer="layout" svg:x1="3.81cm" svg:y1="6.35cm" svg:x2="3.811cm" svg:y2="5.334cm">
          <text:p/>
        </draw:line>
        <draw:frame draw:style-name="gr53" draw:text-style-name="P40" draw:layer="layout" svg:width="2.54cm" svg:height="0.607cm" svg:x="3.81cm" svg:y="5.616cm">
          <draw:text-box>
            <text:p text:style-name="P36"><text:span text:style-name="T28">rdf:subClassOf</text:span></text:p>
          </draw:text-box>
        </draw:frame>
        <draw:custom-shape draw:style-name="gr122" draw:text-style-name="P53" draw:layer="layout" svg:width="6.35cm" svg:height="0.762cm" svg:x="11.43cm" svg:y="8.255cm">
          <text:p text:style-name="P48"><text:span text:style-name="T32">bacnet:PropertyIdentifierEnumeration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3" draw:layer="layout" svg:width="5.08cm" svg:height="0.762cm" svg:x="12.065cm" svg:y="2.032cm">
          <text:p text:style-name="P48"><text:span text:style-name="T32">bacnet:Standard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13.335cm" svg:y1="6.096cm" svg:x2="13.336cm" svg:y2="5.08cm">
          <text:p/>
        </draw:line>
        <draw:frame draw:style-name="gr53" draw:text-style-name="P40" draw:layer="layout" svg:width="2.54cm" svg:height="0.607cm" svg:x="13.335cm" svg:y="5.362cm">
          <draw:text-box>
            <text:p text:style-name="P63"><text:span text:style-name="T41">rdf:</text:span><text:span text:style-name="T28">type</text:span></text:p>
          </draw:text-box>
        </draw:frame>
        <draw:custom-shape draw:style-name="gr116" draw:text-style-name="P53" draw:layer="layout" svg:width="3.81cm" svg:height="0.762cm" svg:x="5.207cm" svg:y="9.652cm">
          <text:p text:style-name="P48"><text:span text:style-name="T32">bacnet:object-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5" draw:layer="layout" svg:width="0.762cm" svg:height="0.762cm" svg:x="2.159cm" svg:y="10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4" draw:layer="layout" svg:x1="2.54cm" svg:y1="8.763cm" svg:x2="2.54cm" svg:y2="10.16cm">
          <text:p/>
        </draw:line>
        <draw:line draw:style-name="gr113" draw:text-style-name="P4" draw:layer="layout" svg:x1="3.175cm" svg:y1="10.033cm" svg:x2="2.921cm" svg:y2="10.287cm">
          <text:p/>
        </draw:line>
        <draw:line draw:style-name="gr52" draw:text-style-name="P4" draw:layer="layout" svg:x1="6.35cm" svg:y1="7.493cm" svg:x2="6.35cm" svg:y2="8.255cm">
          <text:p/>
        </draw:line>
        <draw:line draw:style-name="gr97" draw:text-style-name="P4" draw:layer="layout" svg:x1="6.35cm" svg:y1="7.493cm" svg:x2="5.842cm" svg:y2="7.493cm">
          <text:p/>
        </draw:line>
        <draw:custom-shape draw:style-name="gr111" draw:text-style-name="P65" draw:layer="layout" svg:width="0.762cm" svg:height="0.762cm" svg:x="5.969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4" draw:layer="layout" svg:x1="3.175cm" svg:y1="10.033cm" svg:x2="5.08cm" svg:y2="10.033cm">
          <text:p/>
        </draw:line>
        <draw:line draw:style-name="gr112" draw:text-style-name="P4" draw:layer="layout" svg:x1="3.175cm" svg:y1="11.303cm" svg:x2="5.08cm" svg:y2="11.303cm">
          <text:p/>
        </draw:line>
        <draw:line draw:style-name="gr113" draw:text-style-name="P4" draw:layer="layout" svg:x1="3.175cm" svg:y1="11.303cm" svg:x2="2.921cm" svg:y2="11.049cm">
          <text:p/>
        </draw:line>
        <draw:custom-shape draw:style-name="gr99" draw:text-style-name="P53" draw:layer="layout" svg:width="5.08cm" svg:height="0.762cm" svg:x="12.065cm" svg:y="4.191cm">
          <text:p text:style-name="P48"><text:span text:style-name="T32">bacnet:Extended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13.335cm" svg:y1="4.064cm" svg:x2="13.336cm" svg:y2="2.921cm">
          <text:p/>
        </draw:line>
        <draw:frame draw:style-name="gr53" draw:text-style-name="P40" draw:layer="layout" svg:width="2.54cm" svg:height="0.607cm" svg:x="13.335cm" svg:y="3.203cm">
          <draw:text-box>
            <text:p text:style-name="P36"><text:span text:style-name="T28">rdf:subClassOf</text:span></text:p>
          </draw:text-box>
        </draw:frame>
        <draw:line draw:style-name="gr113" draw:text-style-name="P4" draw:layer="layout" svg:x1="2.54cm" svg:y1="8.763cm" svg:x2="5.842cm" svg:y2="8.763cm">
          <text:p/>
        </draw:line>
        <draw:custom-shape draw:style-name="gr123" draw:text-style-name="P62" draw:layer="layout" svg:width="3.81cm" svg:height="0.762cm" svg:x="14.605cm" svg:y="10.414cm">
          <text:p text:style-name="P61"><text:span text:style-name="T39">"object-type</text:span><text:span text:style-name="T40">"</text:span></text:p>
          <draw:enhanced-geometry svg:viewBox="0 0 21600 21600" draw:type="rectangle" draw:enhanced-path="M 0 0 L 21600 0 21600 21600 0 21600 0 0 Z N"/>
        </draw:custom-shape>
        <draw:custom-shape draw:style-name="gr107" draw:text-style-name="P53" draw:layer="layout" svg:width="5.08cm" svg:height="0.762cm" svg:x="10.795cm" svg:y="11.684cm">
          <text:p text:style-name="P48"><text:span text:style-name="T32">bacnet:PropertyIdentifier.object-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62" draw:layer="layout" svg:width="5.08cm" svg:height="0.762cm" svg:x="13.335cm" svg:y="12.954cm">
          <text:p text:style-name="P61"><text:span text:style-name="T40">"79"^^xsd:nonNegativeInteger</text:span></text:p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13.335cm" svg:y1="10.795cm" svg:x2="14.478cm" svg:y2="10.795cm">
          <text:p/>
        </draw:line>
        <draw:line draw:style-name="gr49" draw:text-style-name="P4" draw:layer="layout" svg:x1="12.065cm" svg:y1="13.335cm" svg:x2="13.208cm" svg:y2="13.335cm">
          <text:p/>
        </draw:line>
        <draw:line draw:style-name="gr87" draw:text-style-name="P4" draw:layer="layout" svg:x1="13.335cm" svg:y1="11.557cm" svg:x2="13.335cm" svg:y2="10.795cm">
          <text:p/>
        </draw:line>
        <draw:line draw:style-name="gr87" draw:text-style-name="P4" draw:layer="layout" svg:x1="12.065cm" svg:y1="13.335cm" svg:x2="12.065cm" svg:y2="12.573cm">
          <text:p/>
        </draw:line>
        <draw:custom-shape draw:style-name="gr119" draw:text-style-name="P39" draw:layer="layout" svg:width="2.032cm" svg:height="1.651cm" svg:x="6.35cm" svg:y="1.905cm">
          <text:p text:style-name="P38"><text:span text:style-name="T28">rdf: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0" draw:layer="layout" svg:width="1.524cm" svg:height="0.607cm" svg:x="7.366cm" svg:y="4.445cm">
          <draw:text-box>
            <text:p text:style-name="P36"><text:span text:style-name="T28">rdf:type</text:span></text:p>
          </draw:text-box>
        </draw:frame>
        <draw:frame draw:style-name="gr125" draw:text-style-name="P66" draw:layer="layout" svg:width="8.89cm" svg:height="5.08cm" svg:x="2.159cm" svg:y="5.969cm">
          <draw:text-box>
            <text:p text:style-name="P13"><text:span text:style-name="T45">A PropertyIdentifier (a.k.a. BACnetPropertyIdentifier) is an enumeration and follows the same pattern as all other enumerations, it is also </text:span><text:span text:style-name="T1">an instance of an extended enumerated.</text:span></text:p>
            <text:p text:style-name="P13"><text:span text:style-name="T1"/></text:p>
            <text:p text:style-name="P13"><text:span text:style-name="T10">It is a single concept with two representations, a string that is the ASN.1 name and the value when it is encoded. <text:s/>Vendor property identifiers are IRIs like </text:span><text:span text:style-name="T46">cu:PropertyIdentifier.synapse</text:span><text:span text:style-name="T10">, that are instances of </text:span><text:span text:style-name="T46">cu:PropertyIdentifierEnumerationValue</text:span><text:span text:style-name="T1">.</text:span><text:span text:style-name="T47"> </text:span></text:p>
          </draw:text-box>
        </draw:frame>
        <draw:custom-shape draw:style-name="gr107" draw:text-style-name="P53" draw:layer="layout" svg:width="5.08cm" svg:height="0.762cm" svg:x="12.065cm" svg:y="6.223cm">
          <text:p text:style-name="P48"><text:span text:style-name="T32">bacnet:PropertyIdentif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9" draw:text-style-name="P4" draw:layer="layout" svg:x1="12.7cm" svg:y1="7.112cm" svg:x2="12.7cm" svg:y2="8.128cm">
          <text:p/>
        </draw:line>
        <draw:frame draw:style-name="gr108" draw:text-style-name="P67" draw:layer="layout" svg:width="3.81cm" svg:height="0.569cm" svg:x="12.7cm" svg:y="7.239cm">
          <draw:text-box>
            <text:p text:style-name="P36"><text:span text:style-name="T32">bacnet:memberClass</text:span></text:p>
          </draw:text-box>
        </draw:frame>
        <draw:line draw:style-name="gr52" draw:text-style-name="P4" draw:layer="layout" svg:x1="12.7cm" svg:y1="11.557cm" svg:x2="12.701cm" svg:y2="9.144cm">
          <text:p/>
        </draw:line>
        <draw:frame draw:style-name="gr53" draw:text-style-name="P40" draw:layer="layout" svg:width="2.54cm" svg:height="0.607cm" svg:x="12.7cm" svg:y="9.426cm">
          <draw:text-box>
            <text:p text:style-name="P63"><text:span text:style-name="T41">rdf:</text:span><text:span text:style-name="T28">type</text:span></text:p>
          </draw:text-box>
        </draw:frame>
      </draw:page>
      <draw:page draw:name="page24" draw:style-name="dp1" draw:master-page-name="Default">
        <draw:line draw:style-name="gr52" draw:text-style-name="P4" draw:layer="layout" svg:x1="7.366cm" svg:y1="9.525cm" svg:x2="7.366cm" svg:y2="3.683cm">
          <text:p/>
        </draw:line>
        <draw:line draw:style-name="gr126" draw:text-style-name="P4" draw:layer="layout" svg:x1="7.366cm" svg:y1="6.604cm" svg:x2="7.366cm" svg:y2="7.239cm">
          <text:p/>
        </draw:line>
        <draw:custom-shape draw:style-name="gr100" draw:text-style-name="P53" draw:layer="layout" svg:width="3.81cm" svg:height="1.27cm" svg:x="1.905cm" svg:y="6.477cm">
          <text:p text:style-name="P48"><text:span text:style-name="T32">bacnet:AnalogValue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3" draw:layer="layout" svg:width="3.81cm" svg:height="0.762cm" svg:x="1.905cm" svg:y="4.445cm">
          <text:p text:style-name="P48"><text:span text:style-name="T32">bacnet: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9" draw:layer="layout" svg:width="1.524cm" svg:height="1.524cm" svg:x="3.049cm" svg:y="1.906cm">
          <text:p text:style-name="P38"><text:span text:style-name="T28">rdf: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3.811cm" svg:y1="4.319cm" svg:x2="3.811cm" svg:y2="3.557cm">
          <text:p/>
        </draw:line>
        <draw:frame draw:style-name="gr53" draw:text-style-name="P40" draw:layer="layout" svg:width="2.54cm" svg:height="0.607cm" svg:x="3.81cm" svg:y="3.585cm">
          <draw:text-box>
            <text:p text:style-name="P36"><text:span text:style-name="T28">rdf:type</text:span></text:p>
          </draw:text-box>
        </draw:frame>
        <draw:line draw:style-name="gr52" draw:text-style-name="P4" draw:layer="layout" svg:x1="3.81cm" svg:y1="6.35cm" svg:x2="3.811cm" svg:y2="5.334cm">
          <text:p/>
        </draw:line>
        <draw:frame draw:style-name="gr53" draw:text-style-name="P40" draw:layer="layout" svg:width="2.54cm" svg:height="0.607cm" svg:x="3.81cm" svg:y="5.616cm">
          <draw:text-box>
            <text:p text:style-name="P36"><text:span text:style-name="T28">rdf:subClassOf</text:span></text:p>
          </draw:text-box>
        </draw:frame>
        <draw:custom-shape draw:style-name="gr107" draw:text-style-name="P53" draw:layer="layout" svg:width="5.08cm" svg:height="0.762cm" svg:x="12.065cm" svg:y="6.223cm">
          <text:p text:style-name="P48"><text:span text:style-name="T32">bacnet:PropertyIdentif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3" draw:layer="layout" svg:width="5.08cm" svg:height="0.762cm" svg:x="12.065cm" svg:y="2.032cm">
          <text:p text:style-name="P48"><text:span text:style-name="T32">bacnet:Standard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13.335cm" svg:y1="6.096cm" svg:x2="13.336cm" svg:y2="5.08cm">
          <text:p/>
        </draw:line>
        <draw:frame draw:style-name="gr53" draw:text-style-name="P40" draw:layer="layout" svg:width="2.54cm" svg:height="0.607cm" svg:x="13.335cm" svg:y="5.362cm">
          <draw:text-box>
            <text:p text:style-name="P63"><text:span text:style-name="T41">rdf:</text:span><text:span text:style-name="T28">type</text:span></text:p>
          </draw:text-box>
        </draw:frame>
        <draw:custom-shape draw:style-name="gr116" draw:text-style-name="P53" draw:layer="layout" svg:width="3.81cm" svg:height="0.762cm" svg:x="5.207cm" svg:y="9.652cm">
          <text:p text:style-name="P48"><text:span text:style-name="T32">bacnet:present-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68" draw:layer="layout" svg:width="0.762cm" svg:height="0.762cm" svg:x="2.159cm" svg:y="10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4" draw:layer="layout" svg:x1="2.54cm" svg:y1="8.763cm" svg:x2="2.54cm" svg:y2="10.16cm">
          <text:p/>
        </draw:line>
        <draw:line draw:style-name="gr113" draw:text-style-name="P4" draw:layer="layout" svg:x1="3.175cm" svg:y1="10.033cm" svg:x2="2.921cm" svg:y2="10.287cm">
          <text:p/>
        </draw:line>
        <draw:line draw:style-name="gr52" draw:text-style-name="P4" draw:layer="layout" svg:x1="6.35cm" svg:y1="7.493cm" svg:x2="6.35cm" svg:y2="8.255cm">
          <text:p/>
        </draw:line>
        <draw:line draw:style-name="gr97" draw:text-style-name="P4" draw:layer="layout" svg:x1="6.35cm" svg:y1="7.493cm" svg:x2="5.842cm" svg:y2="7.493cm">
          <text:p/>
        </draw:line>
        <draw:custom-shape draw:style-name="gr111" draw:text-style-name="P65" draw:layer="layout" svg:width="0.762cm" svg:height="0.762cm" svg:x="5.969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2" draw:text-style-name="P4" draw:layer="layout" svg:x1="3.175cm" svg:y1="10.033cm" svg:x2="5.08cm" svg:y2="10.033cm">
          <text:p/>
        </draw:line>
        <draw:line draw:style-name="gr49" draw:text-style-name="P4" draw:layer="layout" svg:x1="12.7cm" svg:y1="7.112cm" svg:x2="12.7cm" svg:y2="9.525cm">
          <text:p/>
        </draw:line>
        <draw:frame draw:style-name="gr128" draw:text-style-name="P67" draw:layer="layout" svg:width="3.175cm" svg:height="0.607cm" svg:x="12.7cm" svg:y="7.493cm">
          <draw:text-box>
            <text:p text:style-name="P36"><text:span text:style-name="T32">bacnet:hasMember</text:span></text:p>
          </draw:text-box>
        </draw:frame>
        <draw:custom-shape draw:style-name="gr99" draw:text-style-name="P53" draw:layer="layout" svg:width="5.08cm" svg:height="0.762cm" svg:x="12.065cm" svg:y="4.191cm">
          <text:p text:style-name="P48"><text:span text:style-name="T32">bacnet:ExtendedEnumer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4" draw:layer="layout" svg:x1="13.335cm" svg:y1="4.064cm" svg:x2="13.336cm" svg:y2="2.921cm">
          <text:p/>
        </draw:line>
        <draw:frame draw:style-name="gr53" draw:text-style-name="P40" draw:layer="layout" svg:width="2.54cm" svg:height="0.607cm" svg:x="13.335cm" svg:y="3.203cm">
          <draw:text-box>
            <text:p text:style-name="P36"><text:span text:style-name="T28">rdf:subClassOf</text:span></text:p>
          </draw:text-box>
        </draw:frame>
        <draw:line draw:style-name="gr113" draw:text-style-name="P4" draw:layer="layout" svg:x1="2.54cm" svg:y1="8.763cm" svg:x2="5.842cm" svg:y2="8.763cm">
          <text:p/>
        </draw:line>
        <draw:custom-shape draw:style-name="gr129" draw:text-style-name="P62" draw:layer="layout" svg:width="3.81cm" svg:height="0.762cm" svg:x="14.605cm" svg:y="8.636cm">
          <text:p text:style-name="P61"><text:span text:style-name="T39">"present-value</text:span><text:span text:style-name="T40">"</text:span></text:p>
          <draw:enhanced-geometry svg:viewBox="0 0 21600 21600" draw:type="rectangle" draw:enhanced-path="M 0 0 L 21600 0 21600 21600 0 21600 0 0 Z N"/>
        </draw:custom-shape>
        <draw:custom-shape draw:style-name="gr130" draw:text-style-name="P53" draw:layer="layout" svg:width="5.334cm" svg:height="0.762cm" svg:x="10.668cm" svg:y="9.652cm">
          <text:p text:style-name="P48"><text:span text:style-name="T32">bacnet:PropertyIdentifier.present-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62" draw:layer="layout" svg:width="5.08cm" svg:height="0.762cm" svg:x="13.335cm" svg:y="10.668cm">
          <text:p text:style-name="P61"><text:span text:style-name="T40">"85"^^xsd:nonNegativeInteger</text:span></text:p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13.335cm" svg:y1="9.017cm" svg:x2="14.605cm" svg:y2="9.017cm">
          <text:p/>
        </draw:line>
        <draw:line draw:style-name="gr49" draw:text-style-name="P4" draw:layer="layout" svg:x1="12.065cm" svg:y1="11.049cm" svg:x2="13.335cm" svg:y2="11.049cm">
          <text:p/>
        </draw:line>
        <draw:line draw:style-name="gr87" draw:text-style-name="P4" draw:layer="layout" svg:x1="13.335cm" svg:y1="9.525cm" svg:x2="13.335cm" svg:y2="9.017cm">
          <text:p/>
        </draw:line>
        <draw:line draw:style-name="gr87" draw:text-style-name="P4" draw:layer="layout" svg:x1="12.065cm" svg:y1="11.049cm" svg:x2="12.065cm" svg:y2="10.541cm">
          <text:p/>
        </draw:line>
        <draw:custom-shape draw:style-name="gr119" draw:text-style-name="P39" draw:layer="layout" svg:width="2.032cm" svg:height="1.651cm" svg:x="6.35cm" svg:y="1.905cm">
          <text:p text:style-name="P38"><text:span text:style-name="T28">rdf: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0" draw:layer="layout" svg:width="1.524cm" svg:height="0.607cm" svg:x="7.366cm" svg:y="4.445cm">
          <draw:text-box>
            <text:p text:style-name="P36"><text:span text:style-name="T28">rdf:type</text:span></text:p>
          </draw:text-box>
        </draw:frame>
        <draw:custom-shape draw:style-name="gr132" draw:text-style-name="P69" draw:layer="layout" svg:width="3.429cm" svg:height="0.762cm" svg:x="8.128cm" svg:y="7.747cm">
          <text:p text:style-name="P54"><text:span text:style-name="T35">bacnet:Present_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3" draw:text-style-name="P70" draw:layer="layout" svg:x1="8.636cm" svg:y1="9.525cm" svg:x2="8.636cm" svg:y2="8.636cm">
          <text:p/>
        </draw:line>
        <draw:custom-shape draw:style-name="gr134" draw:text-style-name="P69" draw:layer="layout" svg:width="3.175cm" svg:height="0.762cm" svg:x="8.255cm" svg:y="5.334cm">
          <text:p text:style-name="P54"><text:span text:style-name="T35">bacnet:Proper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3" draw:text-style-name="P70" draw:layer="layout" svg:x1="9.779cm" svg:y1="7.62cm" svg:x2="9.779cm" svg:y2="6.223cm">
          <text:p/>
        </draw:line>
        <draw:line draw:style-name="gr133" draw:text-style-name="P70" draw:layer="layout" svg:x1="11.049cm" svg:y1="8.636cm" svg:x2="11.049cm" svg:y2="9.525cm">
          <text:p/>
        </draw:line>
        <draw:line draw:style-name="gr133" draw:text-style-name="P70" draw:layer="layout" svg:x1="9.144cm" svg:y1="7.112cm" svg:x2="5.842cm" svg:y2="7.112cm">
          <text:p/>
        </draw:line>
        <draw:line draw:style-name="gr135" draw:text-style-name="P70" draw:layer="layout" svg:x1="9.144cm" svg:y1="7.62cm" svg:x2="9.144cm" svg:y2="7.112cm">
          <text:p/>
        </draw:line>
        <draw:frame draw:style-name="gr136" draw:text-style-name="P71" draw:layer="layout" svg:width="2.794cm" svg:height="0.607cm" svg:x="6.35cm" svg:y="6.632cm">
          <draw:text-box>
            <text:p text:style-name="P36"><text:span text:style-name="T35">bacnet:propertyOf</text:span></text:p>
          </draw:text-box>
        </draw:frame>
        <draw:frame draw:style-name="gr137" draw:text-style-name="P66" draw:layer="layout" svg:width="14.097cm" svg:height="2.54cm" svg:x="3.175cm" svg:y="11.303cm">
          <draw:text-box>
            <text:p text:style-name="P72"><text:span text:style-name="T1">This section which would related the predicate </text:span><text:span text:style-name="T26">bacnet:present-value</text:span><text:span text:style-name="T1"> with the enumeration </text:span><text:span text:style-name="T26">bacnet:PropertyIdentifier.present-value</text:span><text:span text:style-name="T1"> is omitted from this version of the model because it would be part of the </text:span><text:span text:style-name="T6">ontology</text:span><text:span text:style-name="T1"> not the </text:span><text:span text:style-name="T6">data</text:span><text:span text:style-name="T1">.</text:span></text:p>
          </draw:text-box>
        </draw:frame>
      </draw:page>
      <draw:page draw:name="page25" draw:style-name="dp1" draw:master-page-name="Default">
        <draw:custom-shape draw:style-name="gr138" draw:text-style-name="P19" draw:layer="layout" svg:width="1.524cm" svg:height="1.524cm" svg:x="8.763cm" svg:y="7.493cm">
          <text:p text:style-name="P18"><text:span text:style-name="T17">ex: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" draw:layer="layout" svg:width="13.97cm" svg:height="2.54cm" svg:x="3.175cm" svg:y="10.795cm">
          <draw:text-box>
            <text:p><text:span text:style-name="T1">This an L1 model, one hop from the object to the value and the predicate matches the ASN.1 property name as expressed in CSML.</text:span></text:p>
            <text:p><text:span text:style-name="T1"/></text:p>
            <text:p><text:span text:style-name="T48">&lt;</text:span><text:span text:style-name="T49">bacnet://1234</text:span><text:span text:style-name="T48">&gt; bacnet:hasObject &lt;</text:span><text:span text:style-name="T50">bacnet://1234/analog-value,1</text:span><text:span text:style-name="T27">&gt; .</text:span></text:p>
            <text:p><text:span text:style-name="T48">&lt;</text:span><text:span text:style-name="T50">bacnet://1234/analog-value,1</text:span><text:span text:style-name="T27">&gt; bacnet:some-property 12 .</text:span></text:p>
          </draw:text-box>
        </draw:frame>
        <draw:line draw:style-name="gr23" draw:text-style-name="P4" draw:layer="layout" svg:x1="10.414cm" svg:y1="8.255cm" svg:x2="14.478cm" svg:y2="8.255cm">
          <text:p/>
        </draw:line>
        <draw:custom-shape draw:style-name="gr138" draw:text-style-name="P19" draw:layer="layout" svg:width="1.524cm" svg:height="1.524cm" svg:x="3.683cm" svg:y="7.493cm">
          <text:p text:style-name="P18"><text:span text:style-name="T17">ex: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5.334cm" svg:y1="8.255cm" svg:x2="8.636cm" svg:y2="8.255cm">
          <text:p/>
        </draw:line>
        <draw:custom-shape draw:style-name="gr46" draw:text-style-name="P31" draw:layer="layout" svg:width="1.905cm" svg:height="1.016cm" svg:x="14.605cm" svg:y="7.747cm">
          <text:p text:style-name="P18"><text:span text:style-name="T17">12</text:span></text:p>
          <draw:enhanced-geometry svg:viewBox="0 0 21600 21600" draw:type="rectangle" draw:enhanced-path="M 0 0 L 21600 0 21600 21600 0 21600 0 0 Z N"/>
        </draw:custom-shape>
        <draw:frame draw:style-name="gr47" draw:text-style-name="P31" draw:layer="layout" svg:width="2.032cm" svg:height="0.762cm" svg:x="5.969cm" svg:y="7.874cm">
          <draw:text-box>
            <text:p text:style-name="P5"><text:span text:style-name="T17">hasObject</text:span></text:p>
          </draw:text-box>
        </draw:frame>
        <draw:custom-shape draw:style-name="gr139" draw:text-style-name="P34" draw:layer="layout" svg:width="1.524cm" svg:height="1.524cm" svg:x="8.763cm" svg:y="4.953cm">
          <text:p text:style-name="P7"><text:span text:style-name="T4">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5" draw:layer="layout" svg:x1="10.414cm" svg:y1="5.715cm" svg:x2="14.478cm" svg:y2="5.715cm">
          <text:p/>
        </draw:line>
        <draw:custom-shape draw:style-name="gr140" draw:text-style-name="P34" draw:layer="layout" svg:width="1.524cm" svg:height="1.524cm" svg:x="3.683cm" svg:y="4.953cm">
          <text:p text:style-name="P7"><text:span text:style-name="T4">De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4" draw:layer="layout" svg:x1="5.334cm" svg:y1="5.715cm" svg:x2="8.636cm" svg:y2="5.715cm">
          <text:p/>
        </draw:line>
        <draw:custom-shape draw:style-name="gr141" draw:text-style-name="P34" draw:layer="layout" svg:width="1.905cm" svg:height="1.016cm" svg:x="14.605cm" svg:y="5.207cm">
          <text:p text:style-name="P7"><text:span text:style-name="T4">Value</text:span></text:p>
          <draw:enhanced-geometry svg:viewBox="0 0 21600 21600" draw:type="rectangle" draw:enhanced-path="M 0 0 L 21600 0 21600 21600 0 21600 0 0 Z N"/>
        </draw:custom-shape>
        <draw:line draw:style-name="gr52" draw:text-style-name="P4" draw:layer="layout" svg:x1="9.525cm" svg:y1="7.366cm" svg:x2="9.525cm" svg:y2="6.604cm">
          <text:p/>
        </draw:line>
        <draw:line draw:style-name="gr52" draw:text-style-name="P4" draw:layer="layout" svg:x1="4.445cm" svg:y1="7.366cm" svg:x2="4.445cm" svg:y2="6.604cm">
          <text:p/>
        </draw:line>
        <draw:frame draw:style-name="gr53" draw:text-style-name="P37" draw:layer="layout" svg:width="2.54cm" svg:height="0.607cm" svg:x="4.445cm" svg:y="6.632cm">
          <draw:text-box>
            <text:p text:style-name="P36"><text:span text:style-name="T18">rdf:type</text:span></text:p>
          </draw:text-box>
        </draw:frame>
        <draw:frame draw:style-name="gr53" draw:text-style-name="P37" draw:layer="layout" svg:width="2.54cm" svg:height="0.607cm" svg:x="9.525cm" svg:y="6.632cm">
          <draw:text-box>
            <text:p text:style-name="P36"><text:span text:style-name="T18">rdf:type</text:span></text:p>
          </draw:text-box>
        </draw:frame>
        <draw:custom-shape draw:style-name="gr54" draw:text-style-name="P39" draw:layer="layout" svg:width="1.524cm" svg:height="1.524cm" svg:x="3.683cm" svg:y="2.413cm">
          <text:p text:style-name="P38"><text:span text:style-name="T28">rdf: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4.445cm" svg:y1="4.826cm" svg:x2="4.445cm" svg:y2="4.064cm">
          <text:p/>
        </draw:line>
        <draw:frame draw:style-name="gr53" draw:text-style-name="P40" draw:layer="layout" svg:width="2.54cm" svg:height="0.607cm" svg:x="4.445cm" svg:y="4.092cm">
          <draw:text-box>
            <text:p text:style-name="P36"><text:span text:style-name="T28">rdf:type</text:span></text:p>
          </draw:text-box>
        </draw:frame>
        <draw:custom-shape draw:style-name="gr55" draw:text-style-name="P39" draw:layer="layout" svg:width="1.778cm" svg:height="1.524cm" svg:x="6.096cm" svg:y="2.413cm">
          <text:p text:style-name="P38"><text:span text:style-name="T28">rdf: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6.985cm" svg:y1="4.826cm" svg:x2="6.985cm" svg:y2="4.064cm">
          <text:p/>
        </draw:line>
        <draw:frame draw:style-name="gr53" draw:text-style-name="P40" draw:layer="layout" svg:width="2.54cm" svg:height="0.607cm" svg:x="6.985cm" svg:y="4.092cm">
          <draw:text-box>
            <text:p text:style-name="P36"><text:span text:style-name="T28">rdf:type</text:span></text:p>
          </draw:text-box>
        </draw:frame>
        <draw:custom-shape draw:style-name="gr56" draw:text-style-name="P34" draw:layer="layout" svg:width="1.778cm" svg:height="1.524cm" svg:x="6.096cm" svg:y="4.953cm">
          <text:p text:style-name="P7"><text:span text:style-name="T4">has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31" draw:layer="layout" svg:width="2.667cm" svg:height="0.762cm" svg:x="11.049cm" svg:y="7.874cm">
          <draw:text-box>
            <text:p text:style-name="P5"><text:span text:style-name="T17">some-property</text:span></text:p>
          </draw:text-box>
        </draw:frame>
        <draw:custom-shape draw:style-name="gr55" draw:text-style-name="P39" draw:layer="layout" svg:width="1.778cm" svg:height="1.524cm" svg:x="11.431cm" svg:y="2.414cm">
          <text:p text:style-name="P38"><text:span text:style-name="T28">rdf: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12.32cm" svg:y1="4.827cm" svg:x2="12.32cm" svg:y2="4.065cm">
          <text:p/>
        </draw:line>
        <draw:custom-shape draw:style-name="gr58" draw:text-style-name="P34" draw:layer="layout" svg:width="2.54cm" svg:height="1.524cm" svg:x="11.05cm" svg:y="4.954cm">
          <text:p text:style-name="P7"><text:span text:style-name="T4">some-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6" draw:style-name="dp1" draw:master-page-name="Default">
        <draw:custom-shape draw:style-name="gr138" draw:text-style-name="P19" draw:layer="layout" svg:width="1.524cm" svg:height="1.524cm" svg:x="12.192cm" svg:y="7.493cm">
          <text:p text:style-name="P18"><text:span text:style-name="T17">ex: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1" draw:layer="layout" svg:width="13.97cm" svg:height="3.725cm" svg:x="3.175cm" svg:y="10.16cm">
          <draw:text-box>
            <text:p><text:span text:style-name="T1">This an L2 model, two hops from the property through a Property to the value.</text:span></text:p>
            <text:p><text:span text:style-name="T1"/></text:p>
            <text:p><text:span text:style-name="T50">&lt;bacnet://1234&gt; bacnet:hasObject &lt;bacnet://1234/analog-value,1&gt; .</text:span></text:p>
            <text:p><text:span text:style-name="T49">&lt;bacnet://1234/analog-value,1&gt; bacnet:hasProperty</text:span></text:p>
            <text:p><text:span text:style-name="T49"><text:s text:c="4"/></text:span><text:span text:style-name="T50">&lt;bacnet://1234/analog-value,1/some-property&gt; .</text:span></text:p>
            <text:p text:style-name="P13"><text:span text:style-name="T50"/></text:p>
            <text:p text:style-name="P13"><text:span text:style-name="T50">&lt;bacnet://1234/analog-value,1/some-property&gt; bacnet:hasValue 12 .</text:span></text:p>
            <text:p text:style-name="P13"><text:span text:style-name="T50"/></text:p>
            <text:p text:style-name="P13"><text:span text:style-name="T50">&lt;bacnet://1234/analog-value,1/some-property&gt; a bacnet:Present_Value .</text:span></text:p>
            <text:p text:style-name="P13"><text:span text:style-name="T37"/></text:p>
          </draw:text-box>
        </draw:frame>
        <draw:line draw:style-name="gr23" draw:text-style-name="P4" draw:layer="layout" svg:x1="13.843cm" svg:y1="8.255cm" svg:x2="16.383cm" svg:y2="8.255cm">
          <text:p/>
        </draw:line>
        <draw:custom-shape draw:style-name="gr138" draw:text-style-name="P19" draw:layer="layout" svg:width="1.524cm" svg:height="1.524cm" svg:x="2.413cm" svg:y="7.493cm">
          <text:p text:style-name="P18"><text:span text:style-name="T17">ex: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" draw:layer="layout" svg:x1="4.064cm" svg:y1="8.255cm" svg:x2="7.366cm" svg:y2="8.255cm">
          <text:p/>
        </draw:line>
        <draw:custom-shape draw:style-name="gr46" draw:text-style-name="P31" draw:layer="layout" svg:width="1.905cm" svg:height="1.016cm" svg:x="16.51cm" svg:y="7.747cm">
          <text:p text:style-name="P18"><text:span text:style-name="T17">12</text:span></text:p>
          <draw:enhanced-geometry svg:viewBox="0 0 21600 21600" draw:type="rectangle" draw:enhanced-path="M 0 0 L 21600 0 21600 21600 0 21600 0 0 Z N"/>
        </draw:custom-shape>
        <draw:frame draw:style-name="gr47" draw:text-style-name="P31" draw:layer="layout" svg:width="2.032cm" svg:height="0.762cm" svg:x="4.699cm" svg:y="7.874cm">
          <draw:text-box>
            <text:p text:style-name="P5"><text:span text:style-name="T17">hasObject</text:span></text:p>
          </draw:text-box>
        </draw:frame>
        <draw:custom-shape draw:style-name="gr139" draw:text-style-name="P34" draw:layer="layout" svg:width="1.524cm" svg:height="1.524cm" svg:x="12.192cm" svg:y="4.953cm">
          <text:p text:style-name="P7"><text:span text:style-name="T4">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5" draw:layer="layout" svg:x1="13.843cm" svg:y1="5.715cm" svg:x2="16.383cm" svg:y2="5.715cm">
          <text:p/>
        </draw:line>
        <draw:custom-shape draw:style-name="gr140" draw:text-style-name="P34" draw:layer="layout" svg:width="1.524cm" svg:height="1.524cm" svg:x="2.413cm" svg:y="4.953cm">
          <text:p text:style-name="P7"><text:span text:style-name="T4">De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4" draw:layer="layout" svg:x1="4.064cm" svg:y1="5.715cm" svg:x2="7.366cm" svg:y2="5.715cm">
          <text:p/>
        </draw:line>
        <draw:custom-shape draw:style-name="gr141" draw:text-style-name="P34" draw:layer="layout" svg:width="1.905cm" svg:height="1.016cm" svg:x="16.51cm" svg:y="5.207cm">
          <text:p text:style-name="P7"><text:span text:style-name="T4">Value</text:span></text:p>
          <draw:enhanced-geometry svg:viewBox="0 0 21600 21600" draw:type="rectangle" draw:enhanced-path="M 0 0 L 21600 0 21600 21600 0 21600 0 0 Z N"/>
        </draw:custom-shape>
        <draw:line draw:style-name="gr52" draw:text-style-name="P4" draw:layer="layout" svg:x1="12.954cm" svg:y1="7.366cm" svg:x2="12.954cm" svg:y2="6.604cm">
          <text:p/>
        </draw:line>
        <draw:line draw:style-name="gr52" draw:text-style-name="P4" draw:layer="layout" svg:x1="3.175cm" svg:y1="7.366cm" svg:x2="3.175cm" svg:y2="6.604cm">
          <text:p/>
        </draw:line>
        <draw:frame draw:style-name="gr53" draw:text-style-name="P37" draw:layer="layout" svg:width="2.54cm" svg:height="0.607cm" svg:x="3.175cm" svg:y="6.632cm">
          <draw:text-box>
            <text:p text:style-name="P36"><text:span text:style-name="T18">rdf:type</text:span></text:p>
          </draw:text-box>
        </draw:frame>
        <draw:frame draw:style-name="gr53" draw:text-style-name="P37" draw:layer="layout" svg:width="2.54cm" svg:height="0.607cm" svg:x="12.954cm" svg:y="6.632cm">
          <draw:text-box>
            <text:p text:style-name="P36"><text:span text:style-name="T18">rdf:type</text:span></text:p>
          </draw:text-box>
        </draw:frame>
        <draw:custom-shape draw:style-name="gr54" draw:text-style-name="P39" draw:layer="layout" svg:width="1.524cm" svg:height="1.524cm" svg:x="2.413cm" svg:y="2.413cm">
          <text:p text:style-name="P38"><text:span text:style-name="T28">rdf: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3.175cm" svg:y1="4.826cm" svg:x2="3.175cm" svg:y2="4.064cm">
          <text:p/>
        </draw:line>
        <draw:frame draw:style-name="gr53" draw:text-style-name="P40" draw:layer="layout" svg:width="2.54cm" svg:height="0.607cm" svg:x="3.175cm" svg:y="4.092cm">
          <draw:text-box>
            <text:p text:style-name="P36"><text:span text:style-name="T28">rdf:type</text:span></text:p>
          </draw:text-box>
        </draw:frame>
        <draw:custom-shape draw:style-name="gr55" draw:text-style-name="P39" draw:layer="layout" svg:width="1.778cm" svg:height="1.524cm" svg:x="4.826cm" svg:y="2.413cm">
          <text:p text:style-name="P38"><text:span text:style-name="T28">rdf: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5.715cm" svg:y1="4.826cm" svg:x2="5.715cm" svg:y2="4.064cm">
          <text:p/>
        </draw:line>
        <draw:frame draw:style-name="gr53" draw:text-style-name="P40" draw:layer="layout" svg:width="2.54cm" svg:height="0.607cm" svg:x="5.715cm" svg:y="4.092cm">
          <draw:text-box>
            <text:p text:style-name="P36"><text:span text:style-name="T28">rdf:type</text:span></text:p>
          </draw:text-box>
        </draw:frame>
        <draw:custom-shape draw:style-name="gr56" draw:text-style-name="P34" draw:layer="layout" svg:width="1.778cm" svg:height="1.524cm" svg:x="4.826cm" svg:y="4.953cm">
          <text:p text:style-name="P7"><text:span text:style-name="T4">has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31" draw:layer="layout" svg:width="1.905cm" svg:height="0.762cm" svg:x="13.97cm" svg:y="7.874cm">
          <draw:text-box>
            <text:p text:style-name="P5"><text:span text:style-name="T17">hasValue</text:span></text:p>
          </draw:text-box>
        </draw:frame>
        <draw:custom-shape draw:style-name="gr55" draw:text-style-name="P39" draw:layer="layout" svg:width="1.778cm" svg:height="1.524cm" svg:x="14.097cm" svg:y="2.413cm">
          <text:p text:style-name="P38"><text:span text:style-name="T28">rdf: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14.986cm" svg:y1="4.826cm" svg:x2="14.986cm" svg:y2="4.064cm">
          <text:p/>
        </draw:line>
        <draw:custom-shape draw:style-name="gr143" draw:text-style-name="P34" draw:layer="layout" svg:width="1.779cm" svg:height="1.524cm" svg:x="14.097cm" svg:y="4.953cm">
          <text:p text:style-name="P7"><text:span text:style-name="T4">has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9" draw:layer="layout" svg:width="1.524cm" svg:height="1.524cm" svg:x="7.493cm" svg:y="7.493cm">
          <text:p text:style-name="P18"><text:span text:style-name="T17">ex: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34" draw:layer="layout" svg:width="1.524cm" svg:height="1.524cm" svg:x="7.493cm" svg:y="4.953cm">
          <text:p text:style-name="P7"><text:span text:style-name="T4">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8.255cm" svg:y1="7.366cm" svg:x2="8.255cm" svg:y2="6.604cm">
          <text:p/>
        </draw:line>
        <draw:line draw:style-name="gr23" draw:text-style-name="P4" draw:layer="layout" svg:x1="9.144cm" svg:y1="8.255cm" svg:x2="12.065cm" svg:y2="8.255cm">
          <text:p/>
        </draw:line>
        <draw:frame draw:style-name="gr144" draw:text-style-name="P31" draw:layer="layout" svg:width="2.286cm" svg:height="0.963cm" svg:x="9.398cm" svg:y="7.747cm">
          <draw:text-box>
            <text:p text:style-name="P5"><text:span text:style-name="T17">hasProperty</text:span></text:p>
          </draw:text-box>
        </draw:frame>
        <draw:line draw:style-name="gr49" draw:text-style-name="P35" draw:layer="layout" svg:x1="9.144cm" svg:y1="5.714cm" svg:x2="12.065cm" svg:y2="5.715cm">
          <text:p/>
        </draw:line>
        <draw:custom-shape draw:style-name="gr55" draw:text-style-name="P39" draw:layer="layout" svg:width="1.778cm" svg:height="1.524cm" svg:x="9.652cm" svg:y="2.413cm">
          <text:p text:style-name="P38"><text:span text:style-name="T28">rdf: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4" draw:layer="layout" svg:x1="10.541cm" svg:y1="4.826cm" svg:x2="10.541cm" svg:y2="4.064cm">
          <text:p/>
        </draw:line>
        <draw:custom-shape draw:style-name="gr145" draw:text-style-name="P34" draw:layer="layout" svg:width="2.032cm" svg:height="1.524cm" svg:x="9.525cm" svg:y="4.953cm">
          <text:p text:style-name="P7"><text:span text:style-name="T4">has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7" draw:style-name="dp1" draw:master-page-name="Default">
        <draw:frame draw:style-name="gr146" draw:text-style-name="P1" draw:layer="layout" svg:width="15.24cm" svg:height="4.445cm" svg:x="1.905cm" svg:y="1.905cm">
          <draw:text-box>
            <text:p><text:span text:style-name="T50">&lt;?xml version="1.0" encoding="UTF-8"?&gt;</text:span></text:p>
            <text:p><text:span text:style-name="T50">&lt;CSML xmlns="http://bacnet.org/csml/1.2" defaultLocale="en-US"&gt;</text:span></text:p>
            <text:p><text:span text:style-name="T50"><text:s text:c="4"/></text:span><text:span text:style-name="T50">&lt;!--</text:span></text:p>
            <text:p><text:span text:style-name="T50"><text:s text:c="8"/></text:span><text:span text:style-name="T50">Define a test sequence with a single required null.</text:span></text:p>
            <text:p><text:span text:style-name="T50"><text:s text:c="4"/></text:span><text:span text:style-name="T50">--&gt;</text:span></text:p>
            <text:p><text:span text:style-name="T50"><text:s text:c="4"/></text:span><text:span text:style-name="T50">&lt;Definitions&gt;</text:span></text:p>
            <text:p><text:span text:style-name="T50"><text:s text:c="8"/></text:span><text:span text:style-name="T50">&lt;Sequence name="0-BACnetTestSequence"&gt;</text:span></text:p>
            <text:p><text:span text:style-name="T50"><text:s text:c="12"/></text:span><text:span text:style-name="T50">&lt;Null name="null"/&gt;</text:span></text:p>
            <text:p><text:span text:style-name="T50"><text:s text:c="8"/></text:span><text:span text:style-name="T50">&lt;/Sequence&gt;</text:span></text:p>
            <text:p><text:span text:style-name="T50"><text:s text:c="4"/></text:span><text:span text:style-name="T50">&lt;/Definitions&gt;</text:span></text:p>
            <text:p><text:span text:style-name="T50">&lt;/CSML&gt;</text:span></text:p>
            <text:p><text:span text:style-name="T50"/></text:p>
          </draw:text-box>
        </draw:frame>
        <draw:frame draw:style-name="gr147" draw:text-style-name="P1" draw:layer="layout" svg:width="15.24cm" svg:height="4.572cm" svg:x="1.905cm" svg:y="6.985cm">
          <draw:text-box>
            <text:p><text:span text:style-name="T50">@prefix bacnet: &lt;http://data.ashrae.org/bacnet/2020#&gt; .</text:span></text:p>
            <text:p><text:span text:style-name="T50">@prefix sh: &lt;http://www.w3.org/ns/shacl#&gt; .</text:span></text:p>
            <text:p><text:span text:style-name="T50"/></text:p>
            <text:p><text:span text:style-name="T50">bacnet:TestSequence a sh:NodeShape ;</text:span></text:p>
            <text:p><text:span text:style-name="T50"><text:s text:c="4"/></text:span><text:span text:style-name="T50">sh:property [</text:span></text:p>
            <text:p><text:span text:style-name="T50"><text:s text:c="8"/></text:span><text:span text:style-name="T50">a sh:PropertyShape ;</text:span></text:p>
            <text:p><text:span text:style-name="T49"><text:s text:c="8"/></text:span><text:span text:style-name="T50">sh:path bacnet:null ;</text:span></text:p>
            <text:p><text:span text:style-name="T50"><text:s text:c="8"/></text:span><text:span text:style-name="T50">sh:hasValue bacnet:Null ;</text:span></text:p>
            <text:p><text:span text:style-name="T50"><text:s text:c="8"/></text:span><text:span text:style-name="T50">sh:maxCount 1 ;</text:span></text:p>
            <text:p><text:span text:style-name="T50"><text:s text:c="8"/></text:span><text:span text:style-name="T50">sh:minCount 1 ;</text:span></text:p>
            <text:p><text:span text:style-name="T50"><text:s text:c="8"/></text:span><text:span text:style-name="T50">] .</text:span></text:p>
          </draw:text-box>
        </draw:frame>
        <draw:frame draw:style-name="gr148" draw:text-style-name="P1" draw:layer="layout" svg:width="15.24cm" svg:height="1.27cm" svg:x="1.905cm" svg:y="12.065cm">
          <draw:text-box>
            <text:p><text:span text:style-name="T49">&lt;ex:1&gt; bacnet:null </text:span><text:span text:style-name="T50">bacnet:Null .</text:span></text:p>
          </draw:text-box>
        </draw:frame>
        <draw:frame draw:style-name="gr149" draw:text-style-name="P73" draw:layer="layout" svg:width="4.445cm" svg:height="0.962cm" draw:transform="rotate (1.5707963267949) translate (0.889cm 6.35cm)">
          <draw:text-box>
            <text:p text:style-name="P5"><text:span text:style-name="T51">CSML</text:span></text:p>
          </draw:text-box>
        </draw:frame>
        <draw:frame draw:style-name="gr150" draw:text-style-name="P73" draw:layer="layout" svg:width="4.445cm" svg:height="0.806cm" draw:transform="rotate (1.5707963267949) translate (0.889cm 11.43cm)">
          <draw:text-box>
            <text:p text:style-name="P5"><text:span text:style-name="T51">SHACL</text:span></text:p>
          </draw:text-box>
        </draw:frame>
        <draw:frame draw:style-name="gr150" draw:text-style-name="P73" draw:layer="layout" svg:width="1.27cm" svg:height="0.806cm" draw:transform="rotate (1.5707963267949) translate (0.889cm 13.335cm)">
          <draw:text-box>
            <text:p text:style-name="P5"><text:span text:style-name="T51">Ex</text:span></text:p>
          </draw:text-box>
        </draw:frame>
      </draw:page>
      <draw:page draw:name="page28" draw:style-name="dp1" draw:master-page-name="Default">
        <draw:frame draw:style-name="gr146" draw:text-style-name="P1" draw:layer="layout" svg:width="15.24cm" svg:height="4.445cm" svg:x="1.905cm" svg:y="1.905cm">
          <draw:text-box>
            <text:p><text:span text:style-name="T50">&lt;?xml version="1.0" encoding="UTF-8"?&gt;</text:span></text:p>
            <text:p><text:span text:style-name="T50">&lt;CSML xmlns="http://bacnet.org/csml/1.2" defaultLocale="en-US"&gt;</text:span></text:p>
            <text:p><text:span text:style-name="T50"><text:s text:c="4"/></text:span><text:span text:style-name="T50">&lt;!--</text:span></text:p>
            <text:p><text:span text:style-name="T50"><text:s text:c="8"/></text:span><text:span text:style-name="T50">Define a test sequence with a single optional null.</text:span></text:p>
            <text:p><text:span text:style-name="T50"><text:s text:c="4"/></text:span><text:span text:style-name="T50">--&gt;</text:span></text:p>
            <text:p><text:span text:style-name="T50"><text:s text:c="4"/></text:span><text:span text:style-name="T50">&lt;Definitions&gt;</text:span></text:p>
            <text:p><text:span text:style-name="T50"><text:s text:c="8"/></text:span><text:span text:style-name="T50">&lt;Sequence name="0-BACnetTestSequence"&gt;</text:span></text:p>
            <text:p><text:span text:style-name="T50"><text:s text:c="12"/></text:span><text:span text:style-name="T50">&lt;Null name="null" </text:span><text:span text:style-name="T52">optional="true"</text:span><text:span text:style-name="T50">/&gt;</text:span></text:p>
            <text:p><text:span text:style-name="T50"><text:s text:c="8"/></text:span><text:span text:style-name="T50">&lt;/Sequence&gt;</text:span></text:p>
            <text:p><text:span text:style-name="T50"><text:s text:c="4"/></text:span><text:span text:style-name="T50">&lt;/Definitions&gt;</text:span></text:p>
            <text:p><text:span text:style-name="T50">&lt;/CSML&gt;</text:span></text:p>
            <text:p><text:span text:style-name="T50"/></text:p>
          </draw:text-box>
        </draw:frame>
        <draw:frame draw:style-name="gr147" draw:text-style-name="P1" draw:layer="layout" svg:width="15.24cm" svg:height="4.572cm" svg:x="1.905cm" svg:y="6.985cm">
          <draw:text-box>
            <text:p><text:span text:style-name="T50">@prefix bacnet: &lt;http://data.ashrae.org/bacnet/2020#&gt; .</text:span></text:p>
            <text:p><text:span text:style-name="T50">@prefix sh: &lt;http://www.w3.org/ns/shacl#&gt; .</text:span></text:p>
            <text:p><text:span text:style-name="T50"/></text:p>
            <text:p><text:span text:style-name="T50">bacnet:TestSequence a sh:NodeShape ;</text:span></text:p>
            <text:p><text:span text:style-name="T50"><text:s text:c="4"/></text:span><text:span text:style-name="T50">sh:property [</text:span></text:p>
            <text:p><text:span text:style-name="T50"><text:s text:c="8"/></text:span><text:span text:style-name="T50">a sh:PropertyShape ;</text:span></text:p>
            <text:p><text:span text:style-name="T49"><text:s text:c="8"/></text:span><text:span text:style-name="T50">sh:path bacnet:null ;</text:span></text:p>
            <text:p><text:span text:style-name="T50"><text:s text:c="8"/></text:span><text:span text:style-name="T50">sh:hasValue bacnet:Null ;</text:span></text:p>
            <text:p><text:span text:style-name="T50"><text:s text:c="8"/></text:span><text:span text:style-name="T50">sh:maxCount 1 ;</text:span></text:p>
            <text:p><text:span text:style-name="T50"><text:s text:c="8"/></text:span><text:span text:style-name="T52">sh:minCount 0</text:span><text:span text:style-name="T50"> ;</text:span></text:p>
            <text:p><text:span text:style-name="T50"><text:s text:c="8"/></text:span><text:span text:style-name="T50">] .</text:span></text:p>
          </draw:text-box>
        </draw:frame>
        <draw:frame draw:style-name="gr148" draw:text-style-name="P1" draw:layer="layout" svg:width="15.24cm" svg:height="1.27cm" svg:x="1.905cm" svg:y="12.065cm">
          <draw:text-box>
            <text:p><text:span text:style-name="T49">&lt;ex:1&gt; bacnet:null </text:span><text:span text:style-name="T50">bacnet:Null .</text:span></text:p>
          </draw:text-box>
        </draw:frame>
        <draw:frame draw:style-name="gr149" draw:text-style-name="P73" draw:layer="layout" svg:width="4.445cm" svg:height="0.962cm" draw:transform="rotate (1.5707963267949) translate (0.889cm 6.35cm)">
          <draw:text-box>
            <text:p text:style-name="P5"><text:span text:style-name="T51">CSML</text:span></text:p>
          </draw:text-box>
        </draw:frame>
        <draw:frame draw:style-name="gr150" draw:text-style-name="P73" draw:layer="layout" svg:width="4.445cm" svg:height="0.806cm" draw:transform="rotate (1.5707963267949) translate (0.889cm 11.43cm)">
          <draw:text-box>
            <text:p text:style-name="P5"><text:span text:style-name="T51">SHACL</text:span></text:p>
          </draw:text-box>
        </draw:frame>
        <draw:frame draw:style-name="gr150" draw:text-style-name="P73" draw:layer="layout" svg:width="1.27cm" svg:height="0.806cm" draw:transform="rotate (1.5707963267949) translate (0.889cm 13.335cm)">
          <draw:text-box>
            <text:p text:style-name="P5"><text:span text:style-name="T51">Ex</text:span></text:p>
          </draw:text-box>
        </draw:frame>
      </draw:page>
      <draw:page draw:name="page29" draw:style-name="dp1" draw:master-page-name="Default">
        <draw:frame draw:style-name="gr146" draw:text-style-name="P1" draw:layer="layout" svg:width="15.24cm" svg:height="4.445cm" svg:x="1.905cm" svg:y="1.905cm">
          <draw:text-box>
            <text:p><text:span text:style-name="T50">&lt;?xml version="1.0" encoding="UTF-8"?&gt;</text:span></text:p>
            <text:p><text:span text:style-name="T50">&lt;CSML xmlns="http://bacnet.org/csml/1.2" defaultLocale="en-US"&gt;</text:span></text:p>
            <text:p><text:span text:style-name="T50"><text:s text:c="4"/></text:span><text:span text:style-name="T50">&lt;Definitions&gt;</text:span></text:p>
            <text:p><text:span text:style-name="T50"><text:s text:c="8"/></text:span><text:span text:style-name="T50">&lt;Sequence name="0-BACnetTestSequence"&gt;</text:span></text:p>
            <text:p><text:span text:style-name="T50"><text:s text:c="12"/></text:span><text:span text:style-name="T50">&lt;Boolean name="boolean"/&gt;</text:span></text:p>
            <text:p><text:span text:style-name="T50"><text:s text:c="8"/></text:span><text:span text:style-name="T50">&lt;/Sequence&gt;</text:span></text:p>
            <text:p><text:span text:style-name="T50"><text:s text:c="4"/></text:span><text:span text:style-name="T50">&lt;/Definitions&gt;</text:span></text:p>
            <text:p><text:span text:style-name="T50">&lt;/CSML&gt;</text:span></text:p>
            <text:p><text:span text:style-name="T50"/></text:p>
            <text:p><text:span text:style-name="T50"/></text:p>
          </draw:text-box>
        </draw:frame>
        <draw:frame draw:style-name="gr147" draw:text-style-name="P1" draw:layer="layout" svg:width="15.24cm" svg:height="4.572cm" svg:x="1.905cm" svg:y="6.985cm">
          <draw:text-box>
            <text:p><text:span text:style-name="T50">@prefix bacnet: &lt;http://data.ashrae.org/bacnet/2020#&gt; .</text:span></text:p>
            <text:p><text:span text:style-name="T50">@prefix sh: &lt;http://www.w3.org/ns/shacl#&gt; .</text:span></text:p>
            <text:p><text:span text:style-name="T52">@prefix xsd: &lt;http://www.w3.org/2001/XMLSchema#&gt; .</text:span></text:p>
            <text:p><text:span text:style-name="T50"/></text:p>
            <text:p><text:span text:style-name="T50">bacnet:TestSequence a sh:NodeShape ;</text:span></text:p>
            <text:p><text:span text:style-name="T50"><text:s text:c="4"/></text:span><text:span text:style-name="T50">sh:property [ a sh:PropertyShape ;</text:span></text:p>
            <text:p><text:span text:style-name="T50"><text:s text:c="12"/></text:span><text:span text:style-name="T50">sh:datatype </text:span><text:span text:style-name="T52">xsd:boolean</text:span><text:span text:style-name="T50"> ;</text:span></text:p>
            <text:p><text:span text:style-name="T50"><text:s text:c="12"/></text:span><text:span text:style-name="T50">sh:maxCount 1 ;</text:span></text:p>
            <text:p><text:span text:style-name="T50"><text:s text:c="12"/></text:span><text:span text:style-name="T50">sh:minCount 1 ;</text:span></text:p>
            <text:p><text:span text:style-name="T50"><text:s text:c="12"/></text:span><text:span text:style-name="T50">sh:path bacnet:boolean ] .</text:span></text:p>
          </draw:text-box>
        </draw:frame>
        <draw:frame draw:style-name="gr148" draw:text-style-name="P1" draw:layer="layout" svg:width="15.24cm" svg:height="1.27cm" svg:x="1.905cm" svg:y="12.065cm">
          <draw:text-box>
            <text:p><text:span text:style-name="T49">&lt;ex:1&gt; bacnet:boolean true</text:span><text:span text:style-name="T50"> .</text:span></text:p>
          </draw:text-box>
        </draw:frame>
        <draw:frame draw:style-name="gr149" draw:text-style-name="P73" draw:layer="layout" svg:width="4.445cm" svg:height="0.962cm" draw:transform="rotate (1.5707963267949) translate (0.889cm 6.35cm)">
          <draw:text-box>
            <text:p text:style-name="P5"><text:span text:style-name="T51">CSML</text:span></text:p>
          </draw:text-box>
        </draw:frame>
        <draw:frame draw:style-name="gr150" draw:text-style-name="P73" draw:layer="layout" svg:width="4.445cm" svg:height="0.806cm" draw:transform="rotate (1.5707963267949) translate (0.889cm 11.43cm)">
          <draw:text-box>
            <text:p text:style-name="P5"><text:span text:style-name="T51">SHACL</text:span></text:p>
          </draw:text-box>
        </draw:frame>
        <draw:frame draw:style-name="gr150" draw:text-style-name="P73" draw:layer="layout" svg:width="1.27cm" svg:height="0.806cm" draw:transform="rotate (1.5707963267949) translate (0.889cm 13.335cm)">
          <draw:text-box>
            <text:p text:style-name="P5"><text:span text:style-name="T51">Ex</text:span></text:p>
          </draw:text-box>
        </draw:frame>
      </draw:page>
      <draw:page draw:name="page30" draw:style-name="dp1" draw:master-page-name="Default">
        <draw:frame draw:style-name="gr151" draw:text-style-name="P1" draw:layer="layout" svg:width="16.51cm" svg:height="6.985cm" svg:x="1.905cm" svg:y="6.35cm">
          <draw:text-box>
            <text:p><text:span text:style-name="T50">&lt;?xml version="1.0" encoding="utf-8"?&gt;</text:span></text:p>
            <text:p><text:span text:style-name="T50">&lt;rdf:RDF</text:span></text:p>
            <text:p><text:span text:style-name="T50"><text:s text:c="3"/></text:span><text:span text:style-name="T50">xmlns:rdf="http://www.w3.org/1999/02/22-rdf-syntax-ns#"</text:span></text:p>
            <text:p><text:span text:style-name="T50"><text:s text:c="3"/></text:span><text:span text:style-name="T50">xmlns:rdfs="http://www.w3.org/2000/01/rdf-schema#"</text:span></text:p>
            <text:p><text:span text:style-name="T50"><text:s text:c="3"/></text:span><text:span text:style-name="T50">xmlns:sh="http://www.w3.org/ns/shacl#"</text:span></text:p>
            <text:p><text:span text:style-name="T50">&gt;</text:span></text:p>
            <text:p><text:span text:style-name="T50"><text:s text:c="2"/></text:span><text:span text:style-name="T50">&lt;rdf:Description rdf:nodeID="n195ff53ddf1b4e0a8d5b8b9c14890d86b1"&gt;</text:span></text:p>
            <text:p><text:span text:style-name="T50"><text:s text:c="4"/></text:span><text:span text:style-name="T50">&lt;rdf:type rdf:resource="http://www.w3.org/ns/shacl#PropertyShape"/&gt;</text:span></text:p>
            <text:p><text:span text:style-name="T50"><text:s text:c="4"/></text:span><text:span text:style-name="T52">&lt;sh:datatype rdf:resource="http://www.w3.org/2001/XMLSchema#boolean"/&gt;</text:span></text:p>
            <text:p><text:span text:style-name="T50"><text:s text:c="4"/></text:span><text:span text:style-name="T50">&lt;sh:maxCount rdf:datatype="http://www.w3.org/2001/XMLSchema#integer"&gt;1&lt;/sh:maxCount&gt;</text:span></text:p>
            <text:p><text:span text:style-name="T50"><text:s text:c="4"/></text:span><text:span text:style-name="T50">&lt;sh:minCount rdf:datatype="http://www.w3.org/2001/XMLSchema#integer"&gt;1&lt;/sh:minCount&gt;</text:span></text:p>
            <text:p><text:span text:style-name="T50"><text:s text:c="4"/></text:span><text:span text:style-name="T50">&lt;sh:path rdf:resource="http://data.ashrae.org/bacnet/2020#boolean"/&gt;</text:span></text:p>
            <text:p><text:span text:style-name="T50"><text:s text:c="2"/></text:span><text:span text:style-name="T50">&lt;/rdf:Description&gt;</text:span></text:p>
            <text:p><text:span text:style-name="T50"><text:s text:c="2"/></text:span><text:span text:style-name="T50">&lt;rdf:Description rdf:about="http://data.ashrae.org/bacnet/2020#TestSequence"&gt;</text:span></text:p>
            <text:p><text:span text:style-name="T50"><text:s text:c="4"/></text:span><text:span text:style-name="T50">&lt;rdf:type rdf:resource="http://www.w3.org/ns/shacl#NodeShape"/&gt;</text:span></text:p>
            <text:p><text:span text:style-name="T50"><text:s text:c="4"/></text:span><text:span text:style-name="T50">&lt;rdfs:subClassOf rdf:resource="http://data.ashrae.org/bacnet/2020#Sequence"/&gt;</text:span></text:p>
            <text:p><text:span text:style-name="T50"><text:s text:c="4"/></text:span><text:span text:style-name="T50">&lt;sh:property rdf:nodeID="n195ff53ddf1b4e0a8d5b8b9c14890d86b1"/&gt;</text:span></text:p>
            <text:p><text:span text:style-name="T50"><text:s text:c="2"/></text:span><text:span text:style-name="T50">&lt;/rdf:Description&gt;</text:span></text:p>
            <text:p><text:span text:style-name="T50">&lt;/rdf:RDF&gt;</text:span></text:p>
          </draw:text-box>
        </draw:frame>
        <draw:frame draw:style-name="gr26" draw:text-style-name="P1" draw:layer="layout" svg:width="16.51cm" svg:height="3.81cm" svg:x="1.905cm" svg:y="1.905cm">
          <draw:text-box>
            <text:p><text:span text:style-name="T50">@prefix bacnet: &lt;http://data.ashrae.org/bacnet/2020#&gt; .</text:span></text:p>
            <text:p><text:span text:style-name="T50">@prefix sh: &lt;http://www.w3.org/ns/shacl#&gt; .</text:span></text:p>
            <text:p><text:span text:style-name="T53">@prefix xsd: &lt;http://www.w3.org/2001/XMLSchema#&gt; .</text:span></text:p>
            <text:p><text:span text:style-name="T50"/></text:p>
            <text:p><text:span text:style-name="T50">bacnet:TestSequence a sh:NodeShape ;</text:span></text:p>
            <text:p><text:span text:style-name="T50"><text:s text:c="4"/></text:span><text:span text:style-name="T50">sh:property [ a sh:PropertyShape ;</text:span></text:p>
            <text:p><text:span text:style-name="T50"><text:s text:c="12"/></text:span><text:span text:style-name="T52">sh:datatype xsd:boolean</text:span><text:span text:style-name="T50"> ;</text:span></text:p>
            <text:p><text:span text:style-name="T50"><text:s text:c="12"/></text:span><text:span text:style-name="T50">sh:maxCount 1 ;</text:span></text:p>
            <text:p><text:span text:style-name="T50"><text:s text:c="12"/></text:span><text:span text:style-name="T50">sh:minCount 1 ;</text:span></text:p>
            <text:p><text:span text:style-name="T50"><text:s text:c="12"/></text:span><text:span text:style-name="T50">sh:path bacnet:boolean ] .</text:span></text:p>
          </draw:text-box>
        </draw:frame>
        <draw:frame draw:style-name="gr149" draw:text-style-name="P73" draw:layer="layout" svg:width="6.985cm" svg:height="0.962cm" draw:transform="rotate (1.5707963267949) translate (0.889cm 13.335cm)">
          <draw:text-box>
            <text:p text:style-name="P5"><text:span text:style-name="T51">XML</text:span></text:p>
          </draw:text-box>
        </draw:frame>
        <draw:frame draw:style-name="gr150" draw:text-style-name="P73" draw:layer="layout" svg:width="3.81cm" svg:height="0.806cm" draw:transform="rotate (1.5707963267949) translate (0.889cm 5.715cm)">
          <draw:text-box>
            <text:p text:style-name="P5"><text:span text:style-name="T51">Turtle</text:span></text:p>
          </draw:text-box>
        </draw:frame>
      </draw:page>
      <draw:page draw:name="page31" draw:style-name="dp1" draw:master-page-name="Default">
        <draw:frame draw:style-name="gr146" draw:text-style-name="P1" draw:layer="layout" svg:width="15.24cm" svg:height="4.445cm" svg:x="1.905cm" svg:y="1.905cm">
          <draw:text-box>
            <text:p><text:span text:style-name="T50">&lt;?xml version="1.0" encoding="UTF-8"?&gt;</text:span></text:p>
            <text:p><text:span text:style-name="T50">&lt;CSML xmlns="http://bacnet.org/csml/1.2" defaultLocale="en-US"&gt;</text:span></text:p>
            <text:p><text:span text:style-name="T50"><text:s text:c="4"/></text:span><text:span text:style-name="T50">&lt;Definitions&gt;</text:span></text:p>
            <text:p><text:span text:style-name="T50"><text:s text:c="8"/></text:span><text:span text:style-name="T50">&lt;Sequence name="0-BACnetTestSequence"&gt;</text:span></text:p>
            <text:p><text:span text:style-name="T50"><text:s text:c="12"/></text:span><text:span text:style-name="T50">&lt;</text:span><text:span text:style-name="T52">Unsigned</text:span><text:span text:style-name="T50"> name="unsigned"/&gt;</text:span></text:p>
            <text:p><text:span text:style-name="T50"><text:s text:c="8"/></text:span><text:span text:style-name="T50">&lt;/Sequence&gt;</text:span></text:p>
            <text:p><text:span text:style-name="T50"><text:s text:c="4"/></text:span><text:span text:style-name="T50">&lt;/Definitions&gt;</text:span></text:p>
            <text:p><text:span text:style-name="T50">&lt;/CSML&gt;</text:span></text:p>
            <text:p><text:span text:style-name="T50"/></text:p>
            <text:p><text:span text:style-name="T50"/></text:p>
          </draw:text-box>
        </draw:frame>
        <draw:frame draw:style-name="gr147" draw:text-style-name="P1" draw:layer="layout" svg:width="15.24cm" svg:height="4.572cm" svg:x="1.905cm" svg:y="6.985cm">
          <draw:text-box>
            <text:p><text:span text:style-name="T50">@prefix bacnet: &lt;http://data.ashrae.org/bacnet/2020#&gt; .</text:span></text:p>
            <text:p><text:span text:style-name="T50">@prefix rdfs: &lt;http://www.w3.org/2000/01/rdf-schema#&gt; .</text:span></text:p>
            <text:p><text:span text:style-name="T50">@prefix sh: &lt;http://www.w3.org/ns/shacl#&gt; .</text:span></text:p>
            <text:p><text:span text:style-name="T50">@prefix xsd: &lt;http://www.w3.org/2001/XMLSchema#&gt; .</text:span></text:p>
            <text:p><text:span text:style-name="T50"/></text:p>
            <text:p><text:span text:style-name="T50">bacnet:TestSequence a sh:NodeShape ;</text:span></text:p>
            <text:p><text:span text:style-name="T50"><text:s text:c="4"/></text:span><text:span text:style-name="T50">rdfs:subClassOf bacnet:Sequence ;</text:span></text:p>
            <text:p><text:span text:style-name="T50"><text:s text:c="4"/></text:span><text:span text:style-name="T50">sh:property [ a sh:PropertyShape ;</text:span></text:p>
            <text:p><text:span text:style-name="T50"><text:s text:c="12"/></text:span><text:span text:style-name="T50">sh:datatype </text:span><text:span text:style-name="T52">xsd:nonNegativeInteger</text:span><text:span text:style-name="T50"> ;</text:span></text:p>
            <text:p><text:span text:style-name="T50"><text:s text:c="12"/></text:span><text:span text:style-name="T50">sh:maxCount 1 ;</text:span></text:p>
            <text:p><text:span text:style-name="T50"><text:s text:c="12"/></text:span><text:span text:style-name="T50">sh:minCount 1 ;</text:span></text:p>
            <text:p><text:span text:style-name="T50"><text:s text:c="12"/></text:span><text:span text:style-name="T50">sh:path bacnet:unsigned ] .</text:span></text:p>
          </draw:text-box>
        </draw:frame>
        <draw:frame draw:style-name="gr148" draw:text-style-name="P1" draw:layer="layout" svg:width="15.24cm" svg:height="1.27cm" svg:x="1.905cm" svg:y="12.065cm">
          <draw:text-box>
            <text:p><text:span text:style-name="T49">&lt;ex:1&gt; bacnet:unsigned “12”^^xsd:nonNegativeInteger</text:span><text:span text:style-name="T50"> .</text:span></text:p>
          </draw:text-box>
        </draw:frame>
        <draw:frame draw:style-name="gr149" draw:text-style-name="P73" draw:layer="layout" svg:width="4.445cm" svg:height="0.962cm" draw:transform="rotate (1.5707963267949) translate (0.889cm 6.35cm)">
          <draw:text-box>
            <text:p text:style-name="P5"><text:span text:style-name="T51">CSML</text:span></text:p>
          </draw:text-box>
        </draw:frame>
        <draw:frame draw:style-name="gr150" draw:text-style-name="P73" draw:layer="layout" svg:width="4.445cm" svg:height="0.806cm" draw:transform="rotate (1.5707963267949) translate (0.889cm 11.43cm)">
          <draw:text-box>
            <text:p text:style-name="P5"><text:span text:style-name="T51">SHACL</text:span></text:p>
          </draw:text-box>
        </draw:frame>
        <draw:frame draw:style-name="gr150" draw:text-style-name="P73" draw:layer="layout" svg:width="1.27cm" svg:height="0.806cm" draw:transform="rotate (1.5707963267949) translate (0.889cm 13.335cm)">
          <draw:text-box>
            <text:p text:style-name="P5"><text:span text:style-name="T51">Ex</text:span></text:p>
          </draw:text-box>
        </draw:frame>
      </draw:page>
      <draw:page draw:name="page32" draw:style-name="dp1" draw:master-page-name="Default">
        <draw:frame draw:style-name="gr146" draw:text-style-name="P1" draw:layer="layout" svg:width="15.24cm" svg:height="4.445cm" svg:x="1.905cm" svg:y="1.905cm">
          <draw:text-box>
            <text:p><text:span text:style-name="T50">&lt;?xml version="1.0" encoding="UTF-8"?&gt;</text:span></text:p>
            <text:p><text:span text:style-name="T50">&lt;CSML xmlns="http://bacnet.org/csml/1.2" defaultLocale="en-US"&gt;</text:span></text:p>
            <text:p><text:span text:style-name="T50"><text:s text:c="4"/></text:span><text:span text:style-name="T50">&lt;Definitions&gt;</text:span></text:p>
            <text:p><text:span text:style-name="T50"><text:s text:c="8"/></text:span><text:span text:style-name="T50">&lt;Object name="0-AnalogInputObject"&gt;</text:span></text:p>
            <text:p><text:span text:style-name="T50"><text:tab/></text:span><text:span text:style-name="T50"><text:tab/></text:span><text:span text:style-name="T50">&lt;Unsigned name="time-delay-normal" optional="true"</text:span></text:p>
            <text:p><text:span text:style-name="T50"><text:s text:c="18"/></text:span><text:span text:style-name="T50">propertyIdentifier="356" </text:span><text:span text:style-name="T52">value="10"</text:span></text:p>
            <text:p><text:span text:style-name="T50"><text:s text:c="18"/></text:span><text:span text:style-name="T50">variability="operation-setting"</text:span></text:p>
            <text:p><text:span text:style-name="T50"><text:s text:c="15"/></text:span><text:span text:style-name="T50">/&gt;</text:span></text:p>
            <text:p><text:span text:style-name="T50"><text:s text:c="8"/></text:span><text:span text:style-name="T50">&lt;/Object&gt;</text:span></text:p>
            <text:p><text:span text:style-name="T50"><text:s text:c="4"/></text:span><text:span text:style-name="T50">&lt;/Definitions&gt;</text:span></text:p>
            <text:p><text:span text:style-name="T50">&lt;/CSML&gt;</text:span></text:p>
          </draw:text-box>
        </draw:frame>
        <draw:frame draw:style-name="gr147" draw:text-style-name="P1" draw:layer="layout" svg:width="15.24cm" svg:height="4.572cm" svg:x="1.905cm" svg:y="6.985cm">
          <draw:text-box>
            <text:p><text:span text:style-name="T50">@prefix bacnet: &lt;http://data.ashrae.org/bacnet/2020#&gt; .</text:span></text:p>
            <text:p><text:span text:style-name="T50">@prefix rdfs: &lt;http://www.w3.org/2000/01/rdf-schema#&gt; .</text:span></text:p>
            <text:p><text:span text:style-name="T50">@prefix sh: &lt;http://www.w3.org/ns/shacl#&gt; .</text:span></text:p>
            <text:p><text:span text:style-name="T50">@prefix xsd: &lt;http://www.w3.org/2001/XMLSchema#&gt; .</text:span></text:p>
            <text:p><text:span text:style-name="T50"/></text:p>
            <text:p><text:span text:style-name="T50">bacnet:AnalogInputObject a rdfs:Class,</text:span></text:p>
            <text:p><text:span text:style-name="T50"><text:s text:c="8"/></text:span><text:span text:style-name="T50">sh:NodeShape ;</text:span></text:p>
            <text:p><text:span text:style-name="T50"><text:s text:c="4"/></text:span><text:span text:style-name="T50">rdfs:subClassOf bacnet:Object ;</text:span></text:p>
            <text:p><text:span text:style-name="T50"><text:s text:c="4"/></text:span><text:span text:style-name="T50">sh:property [ a sh:PropertyShape ;</text:span></text:p>
            <text:p><text:span text:style-name="T50"><text:s text:c="12"/></text:span><text:span text:style-name="T52">sh:hasValue "10"^^xsd:nonNegativeInteger</text:span><text:span text:style-name="T50"> ;</text:span></text:p>
            <text:p><text:span text:style-name="T50"><text:s text:c="12"/></text:span><text:span text:style-name="T50">sh:maxCount 1 ;</text:span></text:p>
            <text:p><text:span text:style-name="T50"><text:s text:c="12"/></text:span><text:span text:style-name="T50">sh:minCount 0 ;</text:span></text:p>
            <text:p><text:span text:style-name="T50"><text:s text:c="12"/></text:span><text:span text:style-name="T50">sh:path bacnet:time-delay-normal ] .</text:span></text:p>
          </draw:text-box>
        </draw:frame>
        <draw:frame draw:style-name="gr148" draw:text-style-name="P1" draw:layer="layout" svg:width="15.24cm" svg:height="1.27cm" svg:x="1.905cm" svg:y="12.065cm">
          <draw:text-box>
            <text:p><text:span text:style-name="T49">&lt;ex:1&gt; bacnet:time-delay-normal “10”^^xsd:nonNegativeInteger</text:span><text:span text:style-name="T50"> .</text:span></text:p>
          </draw:text-box>
        </draw:frame>
        <draw:frame draw:style-name="gr149" draw:text-style-name="P73" draw:layer="layout" svg:width="4.445cm" svg:height="0.962cm" draw:transform="rotate (1.5707963267949) translate (0.889cm 6.35cm)">
          <draw:text-box>
            <text:p text:style-name="P5"><text:span text:style-name="T51">CSML</text:span></text:p>
          </draw:text-box>
        </draw:frame>
        <draw:frame draw:style-name="gr150" draw:text-style-name="P73" draw:layer="layout" svg:width="4.445cm" svg:height="0.806cm" draw:transform="rotate (1.5707963267949) translate (0.889cm 11.43cm)">
          <draw:text-box>
            <text:p text:style-name="P5"><text:span text:style-name="T51">SHACL</text:span></text:p>
          </draw:text-box>
        </draw:frame>
        <draw:frame draw:style-name="gr150" draw:text-style-name="P73" draw:layer="layout" svg:width="1.27cm" svg:height="0.806cm" draw:transform="rotate (1.5707963267949) translate (0.889cm 13.335cm)">
          <draw:text-box>
            <text:p text:style-name="P5"><text:span text:style-name="T51">Ex</text:span></text:p>
          </draw:text-box>
        </draw:frame>
      </draw:page>
      <draw:page draw:name="page33" draw:style-name="dp1" draw:master-page-name="Default">
        <draw:frame draw:style-name="gr146" draw:text-style-name="P74" draw:layer="layout" svg:width="15.24cm" svg:height="4.445cm" svg:x="1.905cm" svg:y="1.905cm">
          <draw:text-box>
            <text:p><text:span text:style-name="T54">&lt;?xml version="1.0" encoding="UTF-8"?&gt;</text:span></text:p>
            <text:p><text:span text:style-name="T54">&lt;CSML xmlns="http://bacnet.org/csml/1.2" defaultLocale="en-US"&gt;</text:span></text:p>
            <text:p><text:span text:style-name="T54"><text:s text:c="4"/></text:span><text:span text:style-name="T54">&lt;Definitions&gt;</text:span></text:p>
            <text:p><text:span text:style-name="T54"><text:s text:c="8"/></text:span><text:span text:style-name="T54">&lt;BitString name="0-BACnetDaysOfWeek"&gt;</text:span></text:p>
            <text:p><text:span text:style-name="T54"><text:s text:c="12"/></text:span><text:span text:style-name="T54">&lt;NamedBits&gt;</text:span></text:p>
            <text:p><text:span text:style-name="T54"><text:s text:c="16"/></text:span><text:span text:style-name="T54">&lt;Bit name="monday" bit="0"/&gt;</text:span></text:p>
            <text:p><text:span text:style-name="T54"><text:s text:c="16"/></text:span><text:span text:style-name="T54">&lt;Bit name="tuesday" bit="1"/&gt;</text:span></text:p>
            <text:p><text:span text:style-name="T54"><text:s text:c="12"/></text:span><text:span text:style-name="T54">&lt;/NamedBits&gt;</text:span></text:p>
            <text:p><text:span text:style-name="T54"><text:s text:c="8"/></text:span><text:span text:style-name="T54">&lt;/BitString&gt;</text:span></text:p>
            <text:p><text:span text:style-name="T54"><text:s text:c="8"/></text:span><text:span text:style-name="T54">&lt;Sequence name="0-TestSequence1"&gt;</text:span></text:p>
            <text:p><text:span text:style-name="T54"><text:s text:c="12"/></text:span><text:span text:style-name="T54">&lt;BitString name="some-bitstring" type="0-BACnetDaysOfWeek"/&gt;</text:span></text:p>
            <text:p><text:span text:style-name="T54"><text:s text:c="8"/></text:span><text:span text:style-name="T54">&lt;/Sequence&gt;</text:span></text:p>
            <text:p><text:span text:style-name="T54"><text:s text:c="4"/></text:span><text:span text:style-name="T54">&lt;/Definitions&gt;</text:span></text:p>
            <text:p><text:span text:style-name="T54">&lt;/CSML&gt;</text:span></text:p>
            <text:p><text:span text:style-name="T54"/></text:p>
          </draw:text-box>
        </draw:frame>
        <draw:frame draw:style-name="gr147" draw:text-style-name="P75" draw:layer="layout" svg:width="15.24cm" svg:height="4.572cm" svg:x="1.905cm" svg:y="6.985cm">
          <draw:text-box>
            <text:p><text:span text:style-name="T55">bacnet:DaysOfWeek a rdfs:Class,</text:span></text:p>
            <text:p><text:span text:style-name="T55"><text:s text:c="8"/></text:span><text:span text:style-name="T55">sh:NodeShape ;</text:span></text:p>
            <text:p><text:span text:style-name="T55"><text:s text:c="4"/></text:span><text:span text:style-name="T55">bacnet:memberClass bacnet:DaysOfWeekNamedBits ;</text:span></text:p>
            <text:p><text:span text:style-name="T55"><text:s text:c="4"/></text:span><text:span text:style-name="T55">rdfs:subClassOf bacnet:Bitstring .</text:span></text:p>
            <text:p><text:span text:style-name="T55"/></text:p>
            <text:p><text:span text:style-name="T55">bacnet:DaysOfWeekNamedBits a rdfs:Class ;</text:span></text:p>
            <text:p><text:span text:style-name="T55"><text:s text:c="4"/></text:span><text:span text:style-name="T55">rdfs:subClassOf bacnet:NamedBits .</text:span></text:p>
            <text:p><text:span text:style-name="T55"/></text:p>
            <text:p><text:span text:style-name="T55">bacnet:DaysOfWeek-monday a bacnet:DaysOfWeekNamedBits ;</text:span></text:p>
            <text:p><text:span text:style-name="T55"><text:s text:c="4"/></text:span><text:span text:style-name="T55">bacnet:bit "0"^^xsd:nonNegativeInteger ;</text:span></text:p>
            <text:p><text:span text:style-name="T55"><text:s text:c="4"/></text:span><text:span text:style-name="T55">bacnet:name "monday" .</text:span></text:p>
            <text:p><text:span text:style-name="T55"/></text:p>
            <text:p><text:span text:style-name="T55">bacnet:DaysOfWeek-tuesday a bacnet:DaysOfWeekNamedBits ;</text:span></text:p>
            <text:p><text:span text:style-name="T55"><text:s text:c="4"/></text:span><text:span text:style-name="T55">bacnet:bit "1"^^xsd:nonNegativeInteger ;</text:span></text:p>
            <text:p><text:span text:style-name="T55"><text:s text:c="4"/></text:span><text:span text:style-name="T55">bacnet:name "tuesday" .</text:span></text:p>
          </draw:text-box>
        </draw:frame>
        <draw:frame draw:style-name="gr148" draw:text-style-name="P75" draw:layer="layout" svg:width="15.24cm" svg:height="1.27cm" svg:x="1.905cm" svg:y="12.065cm">
          <draw:text-box>
            <text:p><text:span text:style-name="T56">&lt;ex:1&gt; bacnet:some-bitstring ( bacnet:DaysOfWeek-monday )</text:span><text:span text:style-name="T55"> .</text:span></text:p>
          </draw:text-box>
        </draw:frame>
        <draw:frame draw:style-name="gr149" draw:text-style-name="P73" draw:layer="layout" svg:width="4.445cm" svg:height="0.962cm" draw:transform="rotate (1.5707963267949) translate (0.889cm 6.35cm)">
          <draw:text-box>
            <text:p text:style-name="P5"><text:span text:style-name="T51">CSML</text:span></text:p>
          </draw:text-box>
        </draw:frame>
        <draw:frame draw:style-name="gr150" draw:text-style-name="P73" draw:layer="layout" svg:width="4.445cm" svg:height="0.806cm" draw:transform="rotate (1.5707963267949) translate (0.889cm 11.43cm)">
          <draw:text-box>
            <text:p text:style-name="P5"><text:span text:style-name="T51">SHACL</text:span></text:p>
          </draw:text-box>
        </draw:frame>
        <draw:frame draw:style-name="gr150" draw:text-style-name="P73" draw:layer="layout" svg:width="1.27cm" svg:height="0.806cm" draw:transform="rotate (1.5707963267949) translate (0.889cm 13.335cm)">
          <draw:text-box>
            <text:p text:style-name="P5"><text:span text:style-name="T51">Ex</text:span></text:p>
          </draw:text-box>
        </draw:frame>
      </draw:page>
      <draw:page draw:name="page34" draw:style-name="dp1" draw:master-page-name="Default">
        <draw:frame draw:style-name="gr146" draw:text-style-name="P74" draw:layer="layout" svg:width="15.24cm" svg:height="4.445cm" svg:x="1.905cm" svg:y="1.905cm">
          <draw:text-box>
            <text:p><text:span text:style-name="T54">&lt;?xml version="1.0" encoding="UTF-8"?&gt;</text:span></text:p>
            <text:p><text:span text:style-name="T54">&lt;CSML xmlns="http://bacnet.org/csml/1.2" defaultLocale="en-US"&gt;</text:span></text:p>
            <text:p><text:span text:style-name="T54"><text:s text:c="4"/></text:span><text:span text:style-name="T54">&lt;Definitions&gt;</text:span></text:p>
            <text:p><text:span text:style-name="T54"><text:s text:c="8"/></text:span><text:span text:style-name="T54">&lt;BitString name="0-BACnetDaysOfWeek"&gt;</text:span></text:p>
            <text:p><text:span text:style-name="T54"><text:s text:c="12"/></text:span><text:span text:style-name="T54">&lt;NamedBits&gt;</text:span></text:p>
            <text:p><text:span text:style-name="T54"><text:s text:c="16"/></text:span><text:span text:style-name="T54">&lt;Bit name="monday" bit="0"/&gt;</text:span></text:p>
            <text:p><text:span text:style-name="T54"><text:s text:c="16"/></text:span><text:span text:style-name="T54">&lt;Bit name="tuesday" bit="1"/&gt;</text:span></text:p>
            <text:p><text:span text:style-name="T54"><text:s text:c="12"/></text:span><text:span text:style-name="T54">&lt;/NamedBits&gt;</text:span></text:p>
            <text:p><text:span text:style-name="T54"><text:s text:c="8"/></text:span><text:span text:style-name="T54">&lt;/BitString&gt;</text:span></text:p>
            <text:p><text:span text:style-name="T54"><text:s text:c="8"/></text:span><text:span text:style-name="T54">&lt;Sequence name="0-TestSequence1"&gt;</text:span></text:p>
            <text:p><text:span text:style-name="T54"><text:s text:c="12"/></text:span><text:span text:style-name="T54">&lt;BitString name="some-bitstring" type="0-BACnetDaysOfWeek"/&gt;</text:span></text:p>
            <text:p><text:span text:style-name="T54"><text:s text:c="8"/></text:span><text:span text:style-name="T54">&lt;/Sequence&gt;</text:span></text:p>
            <text:p><text:span text:style-name="T54"><text:s text:c="4"/></text:span><text:span text:style-name="T54">&lt;/Definitions&gt;</text:span></text:p>
            <text:p><text:span text:style-name="T54">&lt;/CSML&gt;</text:span></text:p>
            <text:p><text:span text:style-name="T54"/></text:p>
          </draw:text-box>
        </draw:frame>
        <draw:frame draw:style-name="gr152" draw:text-style-name="P75" draw:layer="layout" svg:width="15.24cm" svg:height="6.35cm" svg:x="1.905cm" svg:y="6.985cm">
          <draw:text-box>
            <text:p><text:span text:style-name="T55">bacnet:TestSequence1 a sh:NodeShape ;</text:span></text:p>
            <text:p><text:span text:style-name="T55"><text:s text:c="4"/></text:span><text:span text:style-name="T55">rdfs:subClassOf bacnet:Sequence ;</text:span></text:p>
            <text:p><text:span text:style-name="T55"><text:s text:c="4"/></text:span><text:span text:style-name="T55">sh:property</text:span></text:p>
            <text:p><text:span text:style-name="T55"><text:s text:c="8"/></text:span><text:span text:style-name="T55">[ a sh:PropertyShape ;</text:span></text:p>
            <text:p><text:span text:style-name="T55"><text:s text:c="12"/></text:span><text:span text:style-name="T55">sh:maxCount 1 ;</text:span></text:p>
            <text:p><text:span text:style-name="T55"><text:s text:c="12"/></text:span><text:span text:style-name="T55">sh:minCount 1 ;</text:span></text:p>
            <text:p><text:span text:style-name="T55"><text:s text:c="12"/></text:span><text:span text:style-name="T55">sh:path </text:span><text:span text:style-name="T57">bacnet:some-bitstring</text:span><text:span text:style-name="T55"> ] ;</text:span></text:p>
            <text:p><text:span text:style-name="T55"><text:s text:c="4"/></text:span><text:span text:style-name="T55">sh:xone (</text:span></text:p>
            <text:p><text:span text:style-name="T55"><text:s text:c="8"/></text:span><text:span text:style-name="T55">[ sh:property [</text:span></text:p>
            <text:p><text:span text:style-name="T55"><text:s text:c="12"/></text:span><text:span text:style-name="T55">sh:class bacnet:DaysOfWeekNamedBits ;</text:span></text:p>
            <text:p><text:span text:style-name="T55"><text:s text:c="12"/></text:span><text:span text:style-name="T55">sh:minCount 1 ;</text:span></text:p>
            <text:p><text:span text:style-name="T55"><text:s text:c="12"/></text:span><text:span text:style-name="T55">sh:path ( bacnet:some-bitstring [ sh:zeroOrMorePath rdf:rest ] rdf:first )</text:span></text:p>
            <text:p><text:span text:style-name="T55"><text:s text:c="8"/></text:span><text:span text:style-name="T55">] ]</text:span></text:p>
            <text:p><text:span text:style-name="T55"><text:s text:c="8"/></text:span><text:span text:style-name="T55">[ sh:property [</text:span></text:p>
            <text:p><text:span text:style-name="T55"><text:s text:c="12"/></text:span><text:span text:style-name="T55">sh:hasValue () ;</text:span></text:p>
            <text:p><text:span text:style-name="T55"><text:s text:c="12"/></text:span><text:span text:style-name="T55">sh:minCount 1 ;</text:span></text:p>
            <text:p><text:span text:style-name="T55"><text:s text:c="12"/></text:span><text:span text:style-name="T55">sh:path bacnet:some-bitstring ] ]</text:span></text:p>
            <text:p><text:span text:style-name="T55"><text:s text:c="8"/></text:span><text:span text:style-name="T55">[ sh:property [</text:span></text:p>
            <text:p><text:span text:style-name="T55"><text:s text:c="12"/></text:span><text:span text:style-name="T55">sh:maxCount 0 ;</text:span></text:p>
            <text:p><text:span text:style-name="T55"><text:s text:c="12"/></text:span><text:span text:style-name="T55">sh:path bacnet:some-bitstring ] ]</text:span></text:p>
            <text:p><text:span text:style-name="T55"><text:s text:c="8"/></text:span><text:span text:style-name="T55">) .</text:span></text:p>
            <text:p><text:span text:style-name="T55"/></text:p>
          </draw:text-box>
        </draw:frame>
        <draw:frame draw:style-name="gr149" draw:text-style-name="P73" draw:layer="layout" svg:width="4.445cm" svg:height="0.962cm" draw:transform="rotate (1.5707963267949) translate (0.889cm 6.35cm)">
          <draw:text-box>
            <text:p text:style-name="P5"><text:span text:style-name="T51">CSML</text:span></text:p>
          </draw:text-box>
        </draw:frame>
        <draw:frame draw:style-name="gr150" draw:text-style-name="P73" draw:layer="layout" svg:width="4.445cm" svg:height="0.806cm" draw:transform="rotate (1.5707963267949) translate (0.889cm 11.43cm)">
          <draw:text-box>
            <text:p text:style-name="P5"><text:span text:style-name="T51">SHACL</text:span></text:p>
          </draw:text-box>
        </draw:frame>
      </draw:page>
      <draw:page draw:name="page35" draw:style-name="dp1" draw:master-page-name="Default">
        <draw:frame draw:style-name="gr146" draw:text-style-name="P74" draw:layer="layout" svg:width="15.24cm" svg:height="4.445cm" svg:x="1.905cm" svg:y="1.905cm">
          <draw:text-box>
            <text:p><text:span text:style-name="T54">&lt;?xml version="1.0" encoding="UTF-8"?&gt;</text:span></text:p>
            <text:p><text:span text:style-name="T54">&lt;CSML xmlns="http://bacnet.org/csml/1.2" defaultLocale="en-US"&gt;</text:span></text:p>
            <text:p><text:span text:style-name="T54"><text:s text:c="4"/></text:span><text:span text:style-name="T54">&lt;Definitions&gt;</text:span></text:p>
            <text:p><text:span text:style-name="T54"><text:s text:c="8"/></text:span><text:span text:style-name="T54">&lt;BitString name="0-BACnetDaysOfWeek"&gt;</text:span></text:p>
            <text:p><text:span text:style-name="T54"><text:s text:c="12"/></text:span><text:span text:style-name="T54">&lt;NamedBits&gt;</text:span></text:p>
            <text:p><text:span text:style-name="T54"><text:s text:c="16"/></text:span><text:span text:style-name="T54">&lt;Bit name="monday" bit="0"/&gt;</text:span></text:p>
            <text:p><text:span text:style-name="T54"><text:s text:c="16"/></text:span><text:span text:style-name="T54">&lt;Bit name="tuesday" bit="1"/&gt;</text:span></text:p>
            <text:p><text:span text:style-name="T54"><text:s text:c="12"/></text:span><text:span text:style-name="T54">&lt;/NamedBits&gt;</text:span></text:p>
            <text:p><text:span text:style-name="T54"><text:s text:c="8"/></text:span><text:span text:style-name="T54">&lt;/BitString&gt;</text:span></text:p>
            <text:p><text:span text:style-name="T54"><text:s text:c="8"/></text:span><text:span text:style-name="T54">&lt;Sequence name="0-TestSequence1"&gt;</text:span></text:p>
            <text:p><text:span text:style-name="T54"><text:s text:c="12"/></text:span><text:span text:style-name="T54">&lt;BitString name="some-bitstring" type="0-BACnetDaysOfWeek"/&gt;</text:span></text:p>
            <text:p><text:span text:style-name="T54"><text:s text:c="8"/></text:span><text:span text:style-name="T54">&lt;/Sequence&gt;</text:span></text:p>
            <text:p><text:span text:style-name="T54"><text:s text:c="4"/></text:span><text:span text:style-name="T54">&lt;/Definitions&gt;</text:span></text:p>
            <text:p><text:span text:style-name="T54">&lt;/CSML&gt;</text:span></text:p>
            <text:p><text:span text:style-name="T54"/></text:p>
          </draw:text-box>
        </draw:frame>
        <draw:frame draw:style-name="gr152" draw:text-style-name="P75" draw:layer="layout" svg:width="15.24cm" svg:height="6.35cm" svg:x="1.905cm" svg:y="6.985cm">
          <draw:text-box>
            <text:p><text:span text:style-name="T55">bacnet:TestSequence1 a sh:NodeShape ;</text:span></text:p>
            <text:p><text:span text:style-name="T55"><text:s text:c="4"/></text:span><text:span text:style-name="T55">rdfs:subClassOf bacnet:Sequence ;</text:span></text:p>
            <text:p><text:span text:style-name="T55"><text:s text:c="4"/></text:span><text:span text:style-name="T55">sh:property</text:span></text:p>
            <text:p><text:span text:style-name="T55"><text:s text:c="8"/></text:span><text:span text:style-name="T55">[ a sh:PropertyShape ;</text:span></text:p>
            <text:p><text:span text:style-name="T55"><text:s text:c="12"/></text:span><text:span text:style-name="T55">sh:maxCount 1 ;</text:span></text:p>
            <text:p><text:span text:style-name="T55"><text:s text:c="12"/></text:span><text:span text:style-name="T55">sh:minCount 1 ;</text:span></text:p>
            <text:p><text:span text:style-name="T55"><text:s text:c="12"/></text:span><text:span text:style-name="T55">sh:path bacnet:some-bitstring ] ;</text:span></text:p>
            <text:p><text:span text:style-name="T55"><text:s text:c="4"/></text:span><text:span text:style-name="T55">sh:xone (</text:span></text:p>
            <text:p><text:span text:style-name="T55"><text:s text:c="8"/></text:span><text:span text:style-name="T57">[ sh:property [</text:span></text:p>
            <text:p><text:span text:style-name="T57"><text:s text:c="12"/></text:span><text:span text:style-name="T57">sh:class bacnet:DaysOfWeekNamedBits ;</text:span></text:p>
            <text:p><text:span text:style-name="T57"><text:s text:c="12"/></text:span><text:span text:style-name="T57">sh:minCount 1 ;</text:span></text:p>
            <text:p><text:span text:style-name="T57"><text:s text:c="12"/></text:span><text:span text:style-name="T57">sh:path ( bacnet:some-bitstring [ sh:zeroOrMorePath rdf:rest ] rdf:first )</text:span></text:p>
            <text:p><text:span text:style-name="T57"><text:s text:c="8"/></text:span><text:span text:style-name="T57">] ]</text:span></text:p>
            <text:p><text:span text:style-name="T55"><text:s text:c="8"/></text:span><text:span text:style-name="T58">[ sh:property [</text:span></text:p>
            <text:p><text:span text:style-name="T58"><text:s text:c="12"/></text:span><text:span text:style-name="T58">sh:hasValue () ;</text:span></text:p>
            <text:p><text:span text:style-name="T58"><text:s text:c="12"/></text:span><text:span text:style-name="T58">sh:minCount 1 ;</text:span></text:p>
            <text:p><text:span text:style-name="T58"><text:s text:c="12"/></text:span><text:span text:style-name="T58">sh:path bacnet:some-bitstring ] ]</text:span></text:p>
            <text:p><text:span text:style-name="T55"><text:s text:c="8"/></text:span><text:span text:style-name="T59">[ sh:property [</text:span></text:p>
            <text:p><text:span text:style-name="T59"><text:s text:c="12"/></text:span><text:span text:style-name="T59">sh:maxCount 0 ;</text:span></text:p>
            <text:p><text:span text:style-name="T59"><text:s text:c="12"/></text:span><text:span text:style-name="T59">sh:path bacnet:some-bitstring ] ]</text:span></text:p>
            <text:p><text:span text:style-name="T55"><text:s text:c="8"/></text:span><text:span text:style-name="T55">) .</text:span></text:p>
            <text:p><text:span text:style-name="T55"/></text:p>
          </draw:text-box>
        </draw:frame>
        <draw:frame draw:style-name="gr149" draw:text-style-name="P73" draw:layer="layout" svg:width="4.445cm" svg:height="0.962cm" draw:transform="rotate (1.5707963267949) translate (0.889cm 6.35cm)">
          <draw:text-box>
            <text:p text:style-name="P5"><text:span text:style-name="T51">CSML</text:span></text:p>
          </draw:text-box>
        </draw:frame>
        <draw:frame draw:style-name="gr150" draw:text-style-name="P73" draw:layer="layout" svg:width="4.445cm" svg:height="0.806cm" draw:transform="rotate (1.5707963267949) translate (0.889cm 11.43cm)">
          <draw:text-box>
            <text:p text:style-name="P5"><text:span text:style-name="T51">SHACL</text:span></text:p>
          </draw:text-box>
        </draw:frame>
      </draw:page>
      <draw:page draw:name="page36" draw:style-name="dp1" draw:master-page-name="Default">
        <draw:frame draw:style-name="gr146" draw:text-style-name="P1" draw:layer="layout" svg:width="15.24cm" svg:height="4.445cm" svg:x="1.905cm" svg:y="1.905cm">
          <draw:text-box>
            <text:p><text:span text:style-name="T50">&lt;?xml version="1.0" encoding="UTF-8"?&gt;</text:span></text:p>
            <text:p><text:span text:style-name="T50">&lt;CSML xmlns="http://bacnet.org/csml/1.2" defaultLocale="en-US"&gt;</text:span></text:p>
            <text:p><text:span text:style-name="T50"><text:s text:c="4"/></text:span><text:span text:style-name="T50">&lt;Definitions&gt;</text:span></text:p>
            <text:p><text:span text:style-name="T50"><text:s text:c="8"/></text:span><text:span text:style-name="T50">&lt;Choice name="0-AtomicWriteFile-ACK"&gt;</text:span></text:p>
            <text:p><text:span text:style-name="T50"><text:s text:c="12"/></text:span><text:span text:style-name="T50">&lt;Choices&gt;</text:span></text:p>
            <text:p><text:span text:style-name="T50"><text:s text:c="16"/></text:span><text:span text:style-name="T50">&lt;Integer name="file-start-position" contextTag="0"/&gt;</text:span></text:p>
            <text:p><text:span text:style-name="T50"><text:s text:c="16"/></text:span><text:span text:style-name="T50">&lt;Integer name="file-start-record" contextTag="1"/&gt;</text:span></text:p>
            <text:p><text:span text:style-name="T50"><text:s text:c="12"/></text:span><text:span text:style-name="T50">&lt;/Choices&gt;</text:span></text:p>
            <text:p><text:span text:style-name="T50"><text:s text:c="8"/></text:span><text:span text:style-name="T50">&lt;/Choice&gt;</text:span></text:p>
            <text:p><text:span text:style-name="T50"><text:s text:c="4"/></text:span><text:span text:style-name="T50">&lt;/Definitions&gt;</text:span></text:p>
            <text:p><text:span text:style-name="T50">&lt;/CSML&gt;</text:span></text:p>
            <text:p><text:span text:style-name="T50"/></text:p>
          </draw:text-box>
        </draw:frame>
        <draw:frame draw:style-name="gr147" draw:text-style-name="P76" draw:layer="layout" svg:width="15.24cm" svg:height="4.572cm" svg:x="1.905cm" svg:y="6.985cm">
          <draw:text-box>
            <text:p><text:span text:style-name="T50">bacnet:AtomicWriteFileACK a sh:NodeShape ;</text:span></text:p>
            <text:p><text:span text:style-name="T50"><text:s text:c="4"/></text:span><text:span text:style-name="T50">sh:xone ( [ sh:property [ a sh:PropertyShape ;</text:span></text:p>
            <text:p><text:span text:style-name="T50"><text:s text:c="24"/></text:span><text:span text:style-name="T50">sh:datatype xsd:integer ;</text:span></text:p>
            <text:p><text:span text:style-name="T50"><text:s text:c="24"/></text:span><text:span text:style-name="T50">sh:maxCount 1 ;</text:span></text:p>
            <text:p><text:span text:style-name="T50"><text:s text:c="24"/></text:span><text:span text:style-name="T50">sh:minCount 1 ;</text:span></text:p>
            <text:p><text:span text:style-name="T50"><text:s text:c="24"/></text:span><text:span text:style-name="T50">sh:path bacnet:file-start-position ] ]</text:span></text:p>
            <text:p><text:span text:style-name="T50"><text:s text:c="14"/></text:span><text:span text:style-name="T50">[ sh:property [ a sh:PropertyShape ;</text:span></text:p>
            <text:p><text:span text:style-name="T50"><text:s text:c="24"/></text:span><text:span text:style-name="T50">sh:datatype xsd:integer ;</text:span></text:p>
            <text:p><text:span text:style-name="T50"><text:s text:c="24"/></text:span><text:span text:style-name="T50">sh:maxCount 1 ;</text:span></text:p>
            <text:p><text:span text:style-name="T50"><text:s text:c="24"/></text:span><text:span text:style-name="T50">sh:minCount 1 ;</text:span></text:p>
            <text:p><text:span text:style-name="T50"><text:s text:c="24"/></text:span><text:span text:style-name="T50">sh:path bacnet:file-start-record ] ]</text:span></text:p>
            <text:p><text:span text:style-name="T50"><text:s text:c="4"/></text:span><text:span text:style-name="T50">) .</text:span></text:p>
          </draw:text-box>
        </draw:frame>
        <draw:frame draw:style-name="gr148" draw:text-style-name="P76" draw:layer="layout" svg:width="15.24cm" svg:height="1.27cm" svg:x="1.905cm" svg:y="12.065cm">
          <draw:text-box>
            <text:p><text:span text:style-name="T49">&lt;ex:1&gt; bacnet:file-start-position 5</text:span><text:span text:style-name="T50"> .</text:span></text:p>
          </draw:text-box>
        </draw:frame>
        <draw:frame draw:style-name="gr149" draw:text-style-name="P73" draw:layer="layout" svg:width="4.445cm" svg:height="0.962cm" draw:transform="rotate (1.5707963267949) translate (0.889cm 6.35cm)">
          <draw:text-box>
            <text:p text:style-name="P5"><text:span text:style-name="T51">CSML</text:span></text:p>
          </draw:text-box>
        </draw:frame>
        <draw:frame draw:style-name="gr150" draw:text-style-name="P73" draw:layer="layout" svg:width="4.445cm" svg:height="0.806cm" draw:transform="rotate (1.5707963267949) translate (0.889cm 11.43cm)">
          <draw:text-box>
            <text:p text:style-name="P5"><text:span text:style-name="T51">SHACL</text:span></text:p>
          </draw:text-box>
        </draw:frame>
        <draw:frame draw:style-name="gr150" draw:text-style-name="P73" draw:layer="layout" svg:width="1.27cm" svg:height="0.806cm" draw:transform="rotate (1.5707963267949) translate (0.889cm 13.335cm)">
          <draw:text-box>
            <text:p text:style-name="P5"><text:span text:style-name="T51">Ex</text:span></text:p>
          </draw:text-box>
        </draw:frame>
      </draw:page>
      <draw:page draw:name="page37" draw:style-name="dp1" draw:master-page-name="Default">
        <draw:frame draw:style-name="gr153" draw:text-style-name="P1" draw:layer="layout" svg:width="15.24cm" svg:height="4.793cm" svg:x="1.905cm" svg:y="1.905cm">
          <draw:text-box>
            <text:p><text:span text:style-name="T50">&lt;?xml version="1.0" encoding="UTF-8"?&gt;</text:span></text:p>
            <text:p><text:span text:style-name="T50">&lt;CSML xmlns="http://bacnet.org/csml/1.2" defaultLocale="en-US"&gt;</text:span></text:p>
            <text:p><text:span text:style-name="T50"><text:s text:c="4"/></text:span><text:span text:style-name="T50">&lt;Definitions&gt;</text:span></text:p>
            <text:p><text:span text:style-name="T50"><text:s text:c="8"/></text:span><text:span text:style-name="T52">&lt;Choice name="TestChoice"&gt;</text:span></text:p>
            <text:p><text:span text:style-name="T50"><text:s text:c="12"/></text:span><text:span text:style-name="T50">&lt;Choices&gt;</text:span></text:p>
            <text:p><text:span text:style-name="T50"><text:s text:c="16"/></text:span><text:span text:style-name="T50">&lt;Integer name="some-integer"/&gt;</text:span></text:p>
            <text:p><text:span text:style-name="T50"><text:s text:c="16"/></text:span><text:span text:style-name="T50">&lt;Sequence </text:span><text:span text:style-name="T52">name="some-sequence"</text:span><text:span text:style-name="T50">&gt;</text:span></text:p>
            <text:p><text:span text:style-name="T50"><text:s text:c="20"/></text:span><text:span text:style-name="T50">&lt;Null name="some-null"/&gt;</text:span></text:p>
            <text:p><text:span text:style-name="T50"><text:s text:c="16"/></text:span><text:span text:style-name="T50">&lt;/Sequence&gt;</text:span></text:p>
            <text:p><text:span text:style-name="T50"><text:s text:c="12"/></text:span><text:span text:style-name="T50">&lt;/Choices&gt;</text:span></text:p>
            <text:p><text:span text:style-name="T50"><text:s text:c="8"/></text:span><text:span text:style-name="T50">&lt;/Choice&gt;</text:span></text:p>
            <text:p><text:span text:style-name="T50"><text:s text:c="4"/></text:span><text:span text:style-name="T50">&lt;/Definitions&gt;</text:span></text:p>
            <text:p><text:span text:style-name="T50">&lt;/CSML&gt;</text:span></text:p>
            <text:p><text:span text:style-name="T50"/></text:p>
          </draw:text-box>
        </draw:frame>
        <draw:frame draw:style-name="gr147" draw:text-style-name="P76" draw:layer="layout" svg:width="15.24cm" svg:height="4.572cm" svg:x="1.905cm" svg:y="6.985cm">
          <draw:text-box>
            <text:p><text:span text:style-name="T50">bacnet:TestChoice a sh:NodeShape ;</text:span></text:p>
            <text:p><text:span text:style-name="T50"><text:s text:c="4"/></text:span><text:span text:style-name="T50">sh:xone ( [ sh:property [ a sh:PropertyShape ;</text:span></text:p>
            <text:p><text:span text:style-name="T50"><text:s text:c="24"/></text:span><text:span text:style-name="T50">sh:datatype xsd:integer ;</text:span></text:p>
            <text:p><text:span text:style-name="T50"><text:s text:c="24"/></text:span><text:span text:style-name="T50">sh:maxCount 1 ;</text:span></text:p>
            <text:p><text:span text:style-name="T50"><text:s text:c="24"/></text:span><text:span text:style-name="T50">sh:minCount 1 ;</text:span></text:p>
            <text:p><text:span text:style-name="T50"><text:s text:c="24"/></text:span><text:span text:style-name="T50">sh:path bacnet:some-integer ] ]</text:span></text:p>
            <text:p><text:span text:style-name="T50"><text:s text:c="14"/></text:span><text:span text:style-name="T50">[ sh:property [ a sh:PropertyShape ;</text:span></text:p>
            <text:p><text:span text:style-name="T50"><text:s text:c="24"/></text:span><text:span text:style-name="T50">sh:class </text:span><text:span text:style-name="T52">bacnet:TestChoiceSomeSequence</text:span><text:span text:style-name="T50"> ;</text:span></text:p>
            <text:p><text:span text:style-name="T50"><text:s text:c="24"/></text:span><text:span text:style-name="T50">sh:maxCount 1 ;</text:span></text:p>
            <text:p><text:span text:style-name="T50"><text:s text:c="24"/></text:span><text:span text:style-name="T50">sh:minCount 1 ;</text:span></text:p>
            <text:p><text:span text:style-name="T50"><text:s text:c="24"/></text:span><text:span text:style-name="T50">sh:path bacnet:some-sequence ] ]</text:span></text:p>
            <text:p><text:span text:style-name="T50"><text:s text:c="4"/></text:span><text:span text:style-name="T50">) .</text:span></text:p>
            <text:p><text:span text:style-name="T50"/></text:p>
          </draw:text-box>
        </draw:frame>
        <draw:frame draw:style-name="gr148" draw:text-style-name="P76" draw:layer="layout" svg:width="15.24cm" svg:height="1.27cm" svg:x="1.905cm" svg:y="12.065cm">
          <draw:text-box>
            <text:p><text:span text:style-name="T49">&lt;ex:1&gt; bacnet:some-sequence [ bacnet:some-null bacnet:Null ] </text:span><text:span text:style-name="T50">.</text:span></text:p>
          </draw:text-box>
        </draw:frame>
        <draw:frame draw:style-name="gr149" draw:text-style-name="P73" draw:layer="layout" svg:width="4.445cm" svg:height="0.962cm" draw:transform="rotate (1.5707963267949) translate (0.889cm 6.35cm)">
          <draw:text-box>
            <text:p text:style-name="P5"><text:span text:style-name="T51">CSML</text:span></text:p>
          </draw:text-box>
        </draw:frame>
        <draw:frame draw:style-name="gr150" draw:text-style-name="P73" draw:layer="layout" svg:width="4.445cm" svg:height="0.806cm" draw:transform="rotate (1.5707963267949) translate (0.889cm 11.43cm)">
          <draw:text-box>
            <text:p text:style-name="P5"><text:span text:style-name="T51">SHACL</text:span></text:p>
          </draw:text-box>
        </draw:frame>
        <draw:frame draw:style-name="gr150" draw:text-style-name="P73" draw:layer="layout" svg:width="1.27cm" svg:height="0.806cm" draw:transform="rotate (1.5707963267949) translate (0.889cm 13.335cm)">
          <draw:text-box>
            <text:p text:style-name="P5"><text:span text:style-name="T51">Ex</text:span></text:p>
          </draw:text-box>
        </draw:frame>
      </draw:page>
      <draw:page draw:name="page38" draw:style-name="dp1" draw:master-page-name="Default">
        <draw:custom-shape draw:style-name="gr154" draw:text-style-name="P77" draw:layer="layout" svg:width="1.27cm" svg:height="0.762cm" svg:x="2.413cm" svg:y="3.1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7" draw:layer="layout" svg:width="1.27cm" svg:height="0.762cm" svg:x="2.413cm" svg:y="7.874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77" draw:layer="layout" svg:width="0.762cm" svg:height="0.381cm" svg:x="4.952cm" svg:y="2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77" draw:layer="layout" svg:width="0.762cm" svg:height="0.381cm" svg:x="4.952cm" svg:y="3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77" draw:layer="layout" svg:width="0.762cm" svg:height="0.381cm" svg:x="4.952cm" svg:y="4.1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77" draw:layer="layout" svg:width="0.762cm" svg:height="0.381cm" svg:x="4.953cm" svg:y="2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77" draw:layer="layout" svg:width="0.762cm" svg:height="0.381cm" svg:x="4.953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77" draw:layer="layout" svg:width="0.762cm" svg:height="0.381cm" svg:x="4.953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77" draw:layer="layout" svg:width="0.761cm" svg:height="0.381cm" svg:x="4.954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7" draw:text-style-name="P77" draw:layer="layout" svg:x1="4.318cm" svg:y1="3.053cm" svg:x2="4.318cm" svg:y2="4.318cm">
          <text:p/>
        </draw:line>
        <draw:line draw:style-name="gr157" draw:text-style-name="P77" draw:layer="layout" svg:x1="3.683cm" svg:y1="3.434cm" svg:x2="4.318cm" svg:y2="3.434cm">
          <text:p/>
        </draw:line>
        <draw:line draw:style-name="gr157" draw:text-style-name="P77" draw:layer="layout" svg:x1="4.318cm" svg:y1="3.053cm" svg:x2="4.953cm" svg:y2="3.053cm">
          <text:p/>
        </draw:line>
        <draw:line draw:style-name="gr157" draw:text-style-name="P77" draw:layer="layout" svg:x1="4.318cm" svg:y1="3.688cm" svg:x2="4.953cm" svg:y2="3.688cm">
          <text:p/>
        </draw:line>
        <draw:line draw:style-name="gr157" draw:text-style-name="P77" draw:layer="layout" svg:x1="4.318cm" svg:y1="4.323cm" svg:x2="4.953cm" svg:y2="4.323cm">
          <text:p/>
        </draw:line>
        <draw:custom-shape draw:style-name="gr158" draw:text-style-name="P77" draw:layer="layout" svg:width="0.508cm" svg:height="0.508cm" svg:x="6.731cm" svg:y="2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77" draw:layer="layout" svg:x1="5.715cm" svg:y1="3.053cm" svg:x2="6.223cm" svg:y2="3.053cm">
          <text:p/>
        </draw:line>
        <draw:line draw:style-name="gr157" draw:text-style-name="P77" draw:layer="layout" svg:x1="6.223cm" svg:y1="2.799cm" svg:x2="6.731cm" svg:y2="2.799cm">
          <text:p/>
        </draw:line>
        <draw:custom-shape draw:style-name="gr158" draw:text-style-name="P77" draw:layer="layout" svg:width="0.508cm" svg:height="0.508cm" svg:x="6.731cm" svg:y="3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77" draw:layer="layout" svg:x1="6.223cm" svg:y1="3.561cm" svg:x2="6.731cm" svg:y2="3.561cm">
          <text:p/>
        </draw:line>
        <draw:line draw:style-name="gr157" draw:text-style-name="P77" draw:layer="layout" svg:x1="6.223cm" svg:y1="2.799cm" svg:x2="6.223cm" svg:y2="3.556cm">
          <text:p/>
        </draw:line>
        <draw:custom-shape draw:style-name="gr159" draw:text-style-name="P5" draw:layer="layout" svg:width="0.508cm" svg:height="0.508cm" svg:x="9.27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5" draw:layer="layout" svg:width="0.508cm" svg:height="0.508cm" svg:x="10.28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9.525cm" svg:y1="11.054cm" svg:x2="9.525cm" svg:y2="11.689cm">
          <text:p/>
        </draw:line>
        <draw:line draw:style-name="gr160" draw:text-style-name="P4" draw:layer="layout" svg:x1="10.541cm" svg:y1="11.054cm" svg:x2="10.541cm" svg:y2="11.689cm">
          <text:p/>
        </draw:line>
        <draw:line draw:style-name="gr160" draw:text-style-name="P4" draw:layer="layout" svg:x1="11.049cm" svg:y1="11.689cm" svg:x2="11.049cm" svg:y2="12.324cm">
          <text:p/>
        </draw:line>
        <draw:line draw:style-name="gr160" draw:text-style-name="P4" draw:layer="layout" svg:x1="9.525cm" svg:y1="11.689cm" svg:x2="12.573cm" svg:y2="11.689cm">
          <text:p/>
        </draw:line>
        <draw:custom-shape draw:style-name="gr161" draw:text-style-name="P78" draw:layer="layout" svg:width="1.524cm" svg:height="0.762cm" svg:x="10.287cm" svg:y="12.324cm">
          <text:p text:style-name="P78"><text:span text:style-name="T60">VA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draw:layer="layout" svg:width="0.508cm" svg:height="0.508cm" svg:x="11.303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11.557cm" svg:y1="11.054cm" svg:x2="11.557cm" svg:y2="11.689cm">
          <text:p/>
        </draw:line>
        <draw:custom-shape draw:style-name="gr159" draw:text-style-name="P5" draw:layer="layout" svg:width="0.508cm" svg:height="0.508cm" svg:x="12.319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12.573cm" svg:y1="11.054cm" svg:x2="12.573cm" svg:y2="11.689cm">
          <text:p/>
        </draw:line>
        <draw:custom-shape draw:style-name="gr159" draw:text-style-name="P5" draw:layer="layout" svg:width="0.508cm" svg:height="0.508cm" svg:x="4.19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5" draw:layer="layout" svg:width="0.508cm" svg:height="0.508cm" svg:x="5.20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4.445cm" svg:y1="11.054cm" svg:x2="4.445cm" svg:y2="11.689cm">
          <text:p/>
        </draw:line>
        <draw:line draw:style-name="gr160" draw:text-style-name="P4" draw:layer="layout" svg:x1="5.461cm" svg:y1="11.054cm" svg:x2="5.461cm" svg:y2="11.689cm">
          <text:p/>
        </draw:line>
        <draw:line draw:style-name="gr160" draw:text-style-name="P4" draw:layer="layout" svg:x1="5.969cm" svg:y1="11.689cm" svg:x2="5.969cm" svg:y2="12.324cm">
          <text:p/>
        </draw:line>
        <draw:line draw:style-name="gr160" draw:text-style-name="P4" draw:layer="layout" svg:x1="4.445cm" svg:y1="11.689cm" svg:x2="7.493cm" svg:y2="11.689cm">
          <text:p/>
        </draw:line>
        <draw:custom-shape draw:style-name="gr161" draw:text-style-name="P78" draw:layer="layout" svg:width="1.524cm" svg:height="0.762cm" svg:x="5.207cm" svg:y="12.324cm">
          <text:p text:style-name="P78"><text:span text:style-name="T60">AH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draw:layer="layout" svg:width="0.508cm" svg:height="0.508cm" svg:x="6.223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6.477cm" svg:y1="11.054cm" svg:x2="6.477cm" svg:y2="11.689cm">
          <text:p/>
        </draw:line>
        <draw:custom-shape draw:style-name="gr159" draw:text-style-name="P5" draw:layer="layout" svg:width="0.508cm" svg:height="0.508cm" svg:x="7.239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7.493cm" svg:y1="11.054cm" svg:x2="7.493cm" svg:y2="11.689cm">
          <text:p/>
        </draw:line>
        <draw:line draw:style-name="gr162" draw:text-style-name="P4" draw:layer="layout" svg:x1="6.604cm" svg:y1="12.705cm" svg:x2="10.414cm" svg:y2="12.705cm">
          <text:p/>
        </draw:line>
        <draw:custom-shape draw:style-name="gr161" draw:text-style-name="P78" draw:layer="layout" svg:width="1.524cm" svg:height="0.762cm" svg:x="14.351cm" svg:y="12.324cm">
          <text:p text:style-name="P78"><text:span text:style-name="T60">Z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2" draw:text-style-name="P4" draw:layer="layout" svg:x1="11.684cm" svg:y1="12.705cm" svg:x2="14.478cm" svg:y2="12.705cm">
          <text:p/>
        </draw:line>
        <draw:custom-shape draw:style-name="gr159" draw:text-style-name="P5" draw:layer="layout" svg:width="0.508cm" svg:height="0.508cm" svg:x="14.35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5" draw:layer="layout" svg:width="0.508cm" svg:height="0.508cm" svg:x="15.36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14.605cm" svg:y1="11.054cm" svg:x2="14.605cm" svg:y2="11.689cm">
          <text:p/>
        </draw:line>
        <draw:line draw:style-name="gr160" draw:text-style-name="P4" draw:layer="layout" svg:x1="15.621cm" svg:y1="11.054cm" svg:x2="15.621cm" svg:y2="11.689cm">
          <text:p/>
        </draw:line>
        <draw:line draw:style-name="gr160" draw:text-style-name="P4" draw:layer="layout" svg:x1="15.113cm" svg:y1="11.689cm" svg:x2="15.113cm" svg:y2="12.324cm">
          <text:p/>
        </draw:line>
        <draw:line draw:style-name="gr160" draw:text-style-name="P4" draw:layer="layout" svg:x1="14.605cm" svg:y1="11.689cm" svg:x2="15.621cm" svg:y2="11.689cm">
          <text:p/>
        </draw:line>
        <draw:line draw:style-name="gr157" draw:text-style-name="P77" draw:layer="layout" svg:x1="4.318cm" svg:y1="7.747cm" svg:x2="4.318cm" svg:y2="9.017cm">
          <text:p/>
        </draw:line>
        <draw:line draw:style-name="gr157" draw:text-style-name="P77" draw:layer="layout" svg:x1="3.683cm" svg:y1="8.128cm" svg:x2="4.318cm" svg:y2="8.128cm">
          <text:p/>
        </draw:line>
        <draw:line draw:style-name="gr157" draw:text-style-name="P77" draw:layer="layout" svg:x1="4.318cm" svg:y1="7.747cm" svg:x2="4.953cm" svg:y2="7.747cm">
          <text:p/>
        </draw:line>
        <draw:line draw:style-name="gr157" draw:text-style-name="P77" draw:layer="layout" svg:x1="4.318cm" svg:y1="8.382cm" svg:x2="4.953cm" svg:y2="8.382cm">
          <text:p/>
        </draw:line>
        <draw:line draw:style-name="gr157" draw:text-style-name="P77" draw:layer="layout" svg:x1="4.318cm" svg:y1="9.017cm" svg:x2="4.953cm" svg:y2="9.017cm">
          <text:p/>
        </draw:line>
        <draw:custom-shape draw:style-name="gr158" draw:text-style-name="P77" draw:layer="layout" svg:width="0.508cm" svg:height="0.508cm" svg:x="6.223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77" draw:layer="layout" svg:x1="5.715cm" svg:y1="7.747cm" svg:x2="6.223cm" svg:y2="7.747cm">
          <text:p/>
        </draw:line>
        <draw:custom-shape draw:style-name="gr158" draw:text-style-name="P77" draw:layer="layout" svg:width="0.508cm" svg:height="0.508cm" svg:x="6.223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77" draw:layer="layout" svg:x1="5.715cm" svg:y1="8.382cm" svg:x2="6.223cm" svg:y2="8.382cm">
          <text:p/>
        </draw:line>
        <draw:line draw:style-name="gr157" draw:text-style-name="P77" draw:layer="layout" svg:x1="1.905cm" svg:y1="3.434cm" svg:x2="2.413cm" svg:y2="3.434cm">
          <text:p/>
        </draw:line>
        <draw:line draw:style-name="gr157" draw:text-style-name="P77" draw:layer="layout" svg:x1="1.905cm" svg:y1="8.128cm" svg:x2="2.413cm" svg:y2="8.128cm">
          <text:p/>
        </draw:line>
        <draw:line draw:style-name="gr157" draw:text-style-name="P77" draw:layer="layout" svg:x1="1.905cm" svg:y1="2.926cm" svg:x2="1.905cm" svg:y2="9.525cm">
          <text:p/>
        </draw:line>
        <draw:custom-shape draw:style-name="gr163" draw:text-style-name="P4" draw:layer="layout" svg:width="0.762cm" svg:height="0.254cm" svg:x="7.747cm" svg:y="2.672cm">
          <text:p/>
          <draw:enhanced-geometry svg:viewBox="0 0 21600 21600" draw:type="rectangle" draw:enhanced-path="M 0 0 L 21600 0 21600 21600 0 21600 0 0 Z N"/>
        </draw:custom-shape>
        <draw:line draw:style-name="gr164" draw:text-style-name="P4" draw:layer="layout" svg:x1="7.239cm" svg:y1="2.799cm" svg:x2="7.747cm" svg:y2="2.799cm">
          <text:p/>
        </draw:line>
        <draw:line draw:style-name="gr164" draw:text-style-name="P4" draw:layer="layout" svg:x1="5.715cm" svg:y1="4.445cm" svg:x2="6.985cm" svg:y2="4.445cm">
          <text:p/>
        </draw:line>
        <draw:custom-shape draw:style-name="gr163" draw:text-style-name="P4" draw:layer="layout" svg:width="0.762cm" svg:height="0.254cm" svg:x="7.493cm" svg:y="4.699cm">
          <text:p/>
          <draw:enhanced-geometry svg:viewBox="0 0 21600 21600" draw:type="rectangle" draw:enhanced-path="M 0 0 L 21600 0 21600 21600 0 21600 0 0 Z N"/>
        </draw:custom-shape>
        <draw:line draw:style-name="gr164" draw:text-style-name="P4" draw:layer="layout" svg:x1="6.985cm" svg:y1="4.826cm" svg:x2="7.493cm" svg:y2="4.826cm">
          <text:p/>
        </draw:line>
        <draw:line draw:style-name="gr164" draw:text-style-name="P4" draw:layer="layout" svg:x1="6.985cm" svg:y1="5.207cm" svg:x2="6.985cm" svg:y2="4.445cm">
          <text:p/>
        </draw:line>
        <draw:custom-shape draw:style-name="gr163" draw:text-style-name="P4" draw:layer="layout" svg:width="0.762cm" svg:height="0.254cm" svg:x="7.493cm" svg:y="5.08cm">
          <text:p/>
          <draw:enhanced-geometry svg:viewBox="0 0 21600 21600" draw:type="rectangle" draw:enhanced-path="M 0 0 L 21600 0 21600 21600 0 21600 0 0 Z N"/>
        </draw:custom-shape>
        <draw:line draw:style-name="gr164" draw:text-style-name="P4" draw:layer="layout" svg:x1="6.985cm" svg:y1="5.207cm" svg:x2="7.493cm" svg:y2="5.207cm">
          <text:p/>
        </draw:line>
        <draw:frame draw:style-name="gr152" draw:text-style-name="P1" draw:layer="layout" svg:width="6.35cm" svg:height="6.35cm" svg:x="12.065cm" svg:y="3.175cm">
          <draw:text-box>
            <text:p><text:span text:style-name="T1">Given a BACnet object with a </text:span><text:span text:style-name="T61">bacnet:tags</text:span><text:span text:style-name="T1"> property referencing a list of class names, Haystack calls them marker tags.</text:span></text:p>
          </draw:text-box>
        </draw:frame>
      </draw:page>
      <draw:page draw:name="page39" draw:style-name="dp1" draw:master-page-name="Default">
        <draw:line draw:style-name="gr165" draw:text-style-name="P4" draw:layer="layout" svg:x1="9.017cm" svg:y1="6.604cm" svg:x2="9.017cm" svg:y2="10.292cm">
          <text:p/>
        </draw:line>
        <draw:custom-shape draw:style-name="gr154" draw:text-style-name="P77" draw:layer="layout" svg:width="1.27cm" svg:height="0.762cm" svg:x="2.413cm" svg:y="3.1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7" draw:layer="layout" svg:width="1.27cm" svg:height="0.762cm" svg:x="2.413cm" svg:y="7.874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77" draw:layer="layout" svg:width="0.762cm" svg:height="0.381cm" svg:x="4.952cm" svg:y="2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77" draw:layer="layout" svg:width="0.762cm" svg:height="0.381cm" svg:x="4.952cm" svg:y="3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77" draw:layer="layout" svg:width="0.762cm" svg:height="0.381cm" svg:x="4.952cm" svg:y="4.1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77" draw:layer="layout" svg:width="0.762cm" svg:height="0.381cm" svg:x="4.953cm" svg:y="2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77" draw:layer="layout" svg:width="0.762cm" svg:height="0.381cm" svg:x="4.953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77" draw:layer="layout" svg:width="0.762cm" svg:height="0.381cm" svg:x="4.953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77" draw:layer="layout" svg:width="0.761cm" svg:height="0.381cm" svg:x="4.954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7" draw:text-style-name="P77" draw:layer="layout" svg:x1="4.318cm" svg:y1="3.053cm" svg:x2="4.318cm" svg:y2="4.318cm">
          <text:p/>
        </draw:line>
        <draw:line draw:style-name="gr157" draw:text-style-name="P77" draw:layer="layout" svg:x1="3.683cm" svg:y1="3.434cm" svg:x2="4.318cm" svg:y2="3.434cm">
          <text:p/>
        </draw:line>
        <draw:line draw:style-name="gr157" draw:text-style-name="P77" draw:layer="layout" svg:x1="4.318cm" svg:y1="3.053cm" svg:x2="4.953cm" svg:y2="3.053cm">
          <text:p/>
        </draw:line>
        <draw:line draw:style-name="gr157" draw:text-style-name="P77" draw:layer="layout" svg:x1="4.318cm" svg:y1="3.688cm" svg:x2="4.953cm" svg:y2="3.688cm">
          <text:p/>
        </draw:line>
        <draw:line draw:style-name="gr157" draw:text-style-name="P77" draw:layer="layout" svg:x1="4.318cm" svg:y1="4.323cm" svg:x2="4.953cm" svg:y2="4.323cm">
          <text:p/>
        </draw:line>
        <draw:custom-shape draw:style-name="gr158" draw:text-style-name="P77" draw:layer="layout" svg:width="0.508cm" svg:height="0.508cm" svg:x="6.731cm" svg:y="2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77" draw:layer="layout" svg:x1="5.715cm" svg:y1="3.053cm" svg:x2="6.223cm" svg:y2="3.053cm">
          <text:p/>
        </draw:line>
        <draw:line draw:style-name="gr157" draw:text-style-name="P77" draw:layer="layout" svg:x1="6.223cm" svg:y1="2.799cm" svg:x2="6.731cm" svg:y2="2.799cm">
          <text:p/>
        </draw:line>
        <draw:custom-shape draw:style-name="gr158" draw:text-style-name="P77" draw:layer="layout" svg:width="0.508cm" svg:height="0.508cm" svg:x="6.731cm" svg:y="3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77" draw:layer="layout" svg:x1="6.223cm" svg:y1="3.561cm" svg:x2="6.731cm" svg:y2="3.561cm">
          <text:p/>
        </draw:line>
        <draw:line draw:style-name="gr157" draw:text-style-name="P77" draw:layer="layout" svg:x1="6.223cm" svg:y1="2.799cm" svg:x2="6.223cm" svg:y2="3.556cm">
          <text:p/>
        </draw:line>
        <draw:custom-shape draw:style-name="gr159" draw:text-style-name="P5" draw:layer="layout" svg:width="0.508cm" svg:height="0.508cm" svg:x="9.27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5" draw:layer="layout" svg:width="0.508cm" svg:height="0.508cm" svg:x="10.28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9.525cm" svg:y1="11.054cm" svg:x2="9.525cm" svg:y2="11.689cm">
          <text:p/>
        </draw:line>
        <draw:line draw:style-name="gr160" draw:text-style-name="P4" draw:layer="layout" svg:x1="10.541cm" svg:y1="11.054cm" svg:x2="10.541cm" svg:y2="11.689cm">
          <text:p/>
        </draw:line>
        <draw:line draw:style-name="gr160" draw:text-style-name="P4" draw:layer="layout" svg:x1="11.049cm" svg:y1="11.689cm" svg:x2="11.049cm" svg:y2="12.324cm">
          <text:p/>
        </draw:line>
        <draw:line draw:style-name="gr160" draw:text-style-name="P4" draw:layer="layout" svg:x1="9.525cm" svg:y1="11.689cm" svg:x2="12.573cm" svg:y2="11.689cm">
          <text:p/>
        </draw:line>
        <draw:custom-shape draw:style-name="gr161" draw:text-style-name="P78" draw:layer="layout" svg:width="1.524cm" svg:height="0.762cm" svg:x="10.287cm" svg:y="12.324cm">
          <text:p text:style-name="P78"><text:span text:style-name="T60">VA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draw:layer="layout" svg:width="0.508cm" svg:height="0.508cm" svg:x="11.303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11.557cm" svg:y1="11.054cm" svg:x2="11.557cm" svg:y2="11.689cm">
          <text:p/>
        </draw:line>
        <draw:custom-shape draw:style-name="gr159" draw:text-style-name="P5" draw:layer="layout" svg:width="0.508cm" svg:height="0.508cm" svg:x="12.319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12.573cm" svg:y1="11.054cm" svg:x2="12.573cm" svg:y2="11.689cm">
          <text:p/>
        </draw:line>
        <draw:custom-shape draw:style-name="gr159" draw:text-style-name="P5" draw:layer="layout" svg:width="0.508cm" svg:height="0.508cm" svg:x="4.19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5" draw:layer="layout" svg:width="0.508cm" svg:height="0.508cm" svg:x="5.20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4.445cm" svg:y1="11.054cm" svg:x2="4.445cm" svg:y2="11.689cm">
          <text:p/>
        </draw:line>
        <draw:line draw:style-name="gr160" draw:text-style-name="P4" draw:layer="layout" svg:x1="5.461cm" svg:y1="11.054cm" svg:x2="5.461cm" svg:y2="11.689cm">
          <text:p/>
        </draw:line>
        <draw:line draw:style-name="gr160" draw:text-style-name="P4" draw:layer="layout" svg:x1="5.969cm" svg:y1="11.689cm" svg:x2="5.969cm" svg:y2="12.324cm">
          <text:p/>
        </draw:line>
        <draw:line draw:style-name="gr160" draw:text-style-name="P4" draw:layer="layout" svg:x1="4.445cm" svg:y1="11.689cm" svg:x2="7.493cm" svg:y2="11.689cm">
          <text:p/>
        </draw:line>
        <draw:custom-shape draw:style-name="gr161" draw:text-style-name="P78" draw:layer="layout" svg:width="1.524cm" svg:height="0.762cm" svg:x="5.207cm" svg:y="12.324cm">
          <text:p text:style-name="P78"><text:span text:style-name="T60">AH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draw:layer="layout" svg:width="0.508cm" svg:height="0.508cm" svg:x="6.223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6.477cm" svg:y1="11.054cm" svg:x2="6.477cm" svg:y2="11.689cm">
          <text:p/>
        </draw:line>
        <draw:custom-shape draw:style-name="gr159" draw:text-style-name="P5" draw:layer="layout" svg:width="0.508cm" svg:height="0.508cm" svg:x="7.239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7.493cm" svg:y1="11.054cm" svg:x2="7.493cm" svg:y2="11.689cm">
          <text:p/>
        </draw:line>
        <draw:line draw:style-name="gr162" draw:text-style-name="P4" draw:layer="layout" svg:x1="6.604cm" svg:y1="12.705cm" svg:x2="10.414cm" svg:y2="12.705cm">
          <text:p/>
        </draw:line>
        <draw:custom-shape draw:style-name="gr161" draw:text-style-name="P78" draw:layer="layout" svg:width="1.524cm" svg:height="0.762cm" svg:x="14.351cm" svg:y="12.324cm">
          <text:p text:style-name="P78"><text:span text:style-name="T60">Z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2" draw:text-style-name="P4" draw:layer="layout" svg:x1="11.684cm" svg:y1="12.705cm" svg:x2="14.478cm" svg:y2="12.705cm">
          <text:p/>
        </draw:line>
        <draw:custom-shape draw:style-name="gr159" draw:text-style-name="P5" draw:layer="layout" svg:width="0.508cm" svg:height="0.508cm" svg:x="14.35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5" draw:layer="layout" svg:width="0.508cm" svg:height="0.508cm" svg:x="15.36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14.605cm" svg:y1="11.054cm" svg:x2="14.605cm" svg:y2="11.689cm">
          <text:p/>
        </draw:line>
        <draw:line draw:style-name="gr160" draw:text-style-name="P4" draw:layer="layout" svg:x1="15.621cm" svg:y1="11.054cm" svg:x2="15.621cm" svg:y2="11.689cm">
          <text:p/>
        </draw:line>
        <draw:line draw:style-name="gr160" draw:text-style-name="P4" draw:layer="layout" svg:x1="15.113cm" svg:y1="11.689cm" svg:x2="15.113cm" svg:y2="12.324cm">
          <text:p/>
        </draw:line>
        <draw:line draw:style-name="gr160" draw:text-style-name="P4" draw:layer="layout" svg:x1="14.605cm" svg:y1="11.689cm" svg:x2="15.621cm" svg:y2="11.689cm">
          <text:p/>
        </draw:line>
        <draw:line draw:style-name="gr157" draw:text-style-name="P77" draw:layer="layout" svg:x1="4.318cm" svg:y1="7.747cm" svg:x2="4.318cm" svg:y2="9.017cm">
          <text:p/>
        </draw:line>
        <draw:line draw:style-name="gr157" draw:text-style-name="P77" draw:layer="layout" svg:x1="3.683cm" svg:y1="8.128cm" svg:x2="4.318cm" svg:y2="8.128cm">
          <text:p/>
        </draw:line>
        <draw:line draw:style-name="gr157" draw:text-style-name="P77" draw:layer="layout" svg:x1="4.318cm" svg:y1="7.747cm" svg:x2="4.953cm" svg:y2="7.747cm">
          <text:p/>
        </draw:line>
        <draw:line draw:style-name="gr157" draw:text-style-name="P77" draw:layer="layout" svg:x1="4.318cm" svg:y1="8.382cm" svg:x2="4.953cm" svg:y2="8.382cm">
          <text:p/>
        </draw:line>
        <draw:line draw:style-name="gr157" draw:text-style-name="P77" draw:layer="layout" svg:x1="4.318cm" svg:y1="9.017cm" svg:x2="4.953cm" svg:y2="9.017cm">
          <text:p/>
        </draw:line>
        <draw:custom-shape draw:style-name="gr158" draw:text-style-name="P77" draw:layer="layout" svg:width="0.508cm" svg:height="0.508cm" svg:x="6.223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77" draw:layer="layout" svg:x1="5.715cm" svg:y1="7.747cm" svg:x2="6.223cm" svg:y2="7.747cm">
          <text:p/>
        </draw:line>
        <draw:custom-shape draw:style-name="gr158" draw:text-style-name="P77" draw:layer="layout" svg:width="0.508cm" svg:height="0.508cm" svg:x="6.223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77" draw:layer="layout" svg:x1="5.715cm" svg:y1="8.382cm" svg:x2="6.223cm" svg:y2="8.382cm">
          <text:p/>
        </draw:line>
        <draw:line draw:style-name="gr166" draw:text-style-name="P4" draw:layer="layout" svg:x1="5.334cm" svg:y1="6.35cm" svg:x2="8.382cm" svg:y2="6.35cm">
          <text:p/>
        </draw:line>
        <draw:line draw:style-name="gr167" draw:text-style-name="P4" draw:layer="layout" svg:x1="9.398cm" svg:y1="10.673cm" svg:x2="9.017cm" svg:y2="10.292cm">
          <text:p/>
        </draw:line>
        <draw:line draw:style-name="gr157" draw:text-style-name="P77" draw:layer="layout" svg:x1="1.905cm" svg:y1="3.434cm" svg:x2="2.413cm" svg:y2="3.434cm">
          <text:p/>
        </draw:line>
        <draw:line draw:style-name="gr157" draw:text-style-name="P77" draw:layer="layout" svg:x1="1.905cm" svg:y1="8.128cm" svg:x2="2.413cm" svg:y2="8.128cm">
          <text:p/>
        </draw:line>
        <draw:line draw:style-name="gr157" draw:text-style-name="P77" draw:layer="layout" svg:x1="1.905cm" svg:y1="2.926cm" svg:x2="1.905cm" svg:y2="9.525cm">
          <text:p/>
        </draw:line>
        <draw:custom-shape draw:style-name="gr163" draw:text-style-name="P4" draw:layer="layout" svg:width="0.762cm" svg:height="0.254cm" svg:x="7.747cm" svg:y="2.672cm">
          <text:p/>
          <draw:enhanced-geometry svg:viewBox="0 0 21600 21600" draw:type="rectangle" draw:enhanced-path="M 0 0 L 21600 0 21600 21600 0 21600 0 0 Z N"/>
        </draw:custom-shape>
        <draw:line draw:style-name="gr164" draw:text-style-name="P4" draw:layer="layout" svg:x1="7.239cm" svg:y1="2.799cm" svg:x2="7.747cm" svg:y2="2.799cm">
          <text:p/>
        </draw:line>
        <draw:line draw:style-name="gr168" draw:text-style-name="P4" draw:layer="layout" svg:x1="5.334cm" svg:y1="4.572cm" svg:x2="5.334cm" svg:y2="6.35cm">
          <text:p/>
        </draw:line>
        <draw:line draw:style-name="gr164" draw:text-style-name="P4" draw:layer="layout" svg:x1="5.715cm" svg:y1="4.445cm" svg:x2="6.985cm" svg:y2="4.445cm">
          <text:p/>
        </draw:line>
        <draw:custom-shape draw:style-name="gr163" draw:text-style-name="P4" draw:layer="layout" svg:width="0.762cm" svg:height="0.254cm" svg:x="7.493cm" svg:y="4.699cm">
          <text:p/>
          <draw:enhanced-geometry svg:viewBox="0 0 21600 21600" draw:type="rectangle" draw:enhanced-path="M 0 0 L 21600 0 21600 21600 0 21600 0 0 Z N"/>
        </draw:custom-shape>
        <draw:line draw:style-name="gr164" draw:text-style-name="P4" draw:layer="layout" svg:x1="6.985cm" svg:y1="4.826cm" svg:x2="7.493cm" svg:y2="4.826cm">
          <text:p/>
        </draw:line>
        <draw:line draw:style-name="gr164" draw:text-style-name="P4" draw:layer="layout" svg:x1="6.985cm" svg:y1="5.207cm" svg:x2="6.985cm" svg:y2="4.445cm">
          <text:p/>
        </draw:line>
        <draw:custom-shape draw:style-name="gr163" draw:text-style-name="P4" draw:layer="layout" svg:width="0.762cm" svg:height="0.254cm" svg:x="7.493cm" svg:y="5.08cm">
          <text:p/>
          <draw:enhanced-geometry svg:viewBox="0 0 21600 21600" draw:type="rectangle" draw:enhanced-path="M 0 0 L 21600 0 21600 21600 0 21600 0 0 Z N"/>
        </draw:custom-shape>
        <draw:line draw:style-name="gr164" draw:text-style-name="P4" draw:layer="layout" svg:x1="6.985cm" svg:y1="5.207cm" svg:x2="7.493cm" svg:y2="5.207cm">
          <text:p/>
        </draw:line>
        <draw:custom-shape draw:style-name="gr169" draw:text-style-name="P79" draw:layer="layout" svg:width="1.27cm" svg:height="0.508cm" svg:x="8.382cm" svg:y="6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2" draw:text-style-name="P1" draw:layer="layout" svg:width="6.35cm" svg:height="6.35cm" svg:x="12.065cm" svg:y="3.175cm">
          <draw:text-box>
            <text:p><text:span text:style-name="T47">The 223 model </text:span><text:span text:style-name="T23">s223:hasExternalReference</text:span><text:span text:style-name="T47"> relates an </text:span><text:span text:style-name="T26">s223:Property</text:span><text:span text:style-name="T47"> with some version of a </text:span><text:span text:style-name="T61">bacnet:DeviceObjectProperty</text:span><text:span text:style-name="T47"> reference.</text:span></text:p>
            <text:p><text:span text:style-name="T47"/></text:p>
            <text:p><text:span text:style-name="T47">This reference describes an implicit reference to a specific BACnet object.</text:span></text:p>
          </draw:text-box>
        </draw:frame>
      </draw:page>
      <draw:page draw:name="page40" draw:style-name="dp1" draw:master-page-name="Default">
        <draw:frame draw:style-name="gr170" draw:text-style-name="P76" draw:layer="layout" svg:width="15.24cm" svg:height="5.115cm" svg:x="1.905cm" svg:y="1.905cm">
          <draw:text-box>
            <text:p><text:span text:style-name="T50">&lt;?xml version="1.0" encoding="UTF-8"?&gt;</text:span></text:p>
            <text:p><text:span text:style-name="T50">&lt;CSML xmlns="http://bacnet.org/csml/1.2" defaultLocale="en-US"&gt;</text:span></text:p>
            <text:p><text:span text:style-name="T50"><text:s text:c="4"/></text:span><text:span text:style-name="T50">&lt;Definitions&gt;</text:span></text:p>
            <text:p><text:span text:style-name="T50"><text:s text:c="8"/></text:span><text:span text:style-name="T50">&lt;Sequence name="0-BACnetDeviceObjectPropertyReference"&gt;</text:span></text:p>
            <text:p><text:span text:style-name="T50"><text:s text:c="12"/></text:span><text:span text:style-name="T50">&lt;ObjectIdentifier name="object-identifier"/&gt;</text:span></text:p>
            <text:p><text:span text:style-name="T50"><text:s text:c="12"/></text:span><text:span text:style-name="T50">&lt;Enumerated name="property-identifier" type="0-BACnetPropertyIdentifier"/&gt;</text:span></text:p>
            <text:p><text:span text:style-name="T50"><text:s text:c="12"/></text:span><text:span text:style-name="T50">&lt;Unsigned name="property-array-index" optional="true"/&gt;</text:span></text:p>
            <text:p><text:span text:style-name="T50"><text:s text:c="12"/></text:span><text:span text:style-name="T50">&lt;ObjectIdentifier name="device-identifier" optional="true"/&gt;</text:span></text:p>
            <text:p><text:span text:style-name="T50"><text:s text:c="8"/></text:span><text:span text:style-name="T50">&lt;/Sequence&gt;</text:span></text:p>
            <text:p><text:span text:style-name="T50"><text:s text:c="8"/></text:span><text:span text:style-name="T50">&lt;Object name="Property"&gt;</text:span></text:p>
            <text:p><text:span text:style-name="T50"><text:s text:c="12"/></text:span><text:span text:style-name="T50">&lt;Sequence name="hasExternalReference"</text:span></text:p>
            <text:p><text:span text:style-name="T50"><text:s text:c="16"/></text:span><text:span text:style-name="T50">type="0-BACnetDeviceObjectPropertyReference"/&gt;</text:span></text:p>
            <text:p><text:span text:style-name="T50"><text:s text:c="8"/></text:span><text:span text:style-name="T50">&lt;/Object&gt;</text:span></text:p>
            <text:p><text:span text:style-name="T50"><text:s text:c="4"/></text:span><text:span text:style-name="T50">&lt;/Definitions&gt;</text:span></text:p>
            <text:p><text:span text:style-name="T50">&lt;/CSML&gt;</text:span></text:p>
          </draw:text-box>
        </draw:frame>
        <draw:frame draw:style-name="gr171" draw:text-style-name="P76" draw:layer="layout" svg:width="15.24cm" svg:height="4.699cm" svg:x="1.905cm" svg:y="8.255cm">
          <draw:text-box>
            <text:p><text:span text:style-name="T50">&lt;ex:1&gt; s223:hasExternalReference [</text:span></text:p>
            <text:p><text:span text:style-name="T49"><text:s text:c="4"/></text:span><text:span text:style-name="T49">a bacnet:</text:span><text:span text:style-name="T50">DeviceObjectPropertyReference ;</text:span></text:p>
            <text:p text:style-name="P13"><text:span text:style-name="T49"><text:s text:c="4"/></text:span><text:span text:style-name="T49">bacnet:device-identifier "device,1234" ;</text:span></text:p>
            <text:p text:style-name="P13"><text:span text:style-name="T49"><text:s text:c="4"/></text:span><text:span text:style-name="T49">bacnet:object-identifier "analog-value,1" ;</text:span></text:p>
            <text:p text:style-name="P13"><text:span text:style-name="T49"><text:s text:c="4"/></text:span><text:span text:style-name="T49">bacnet:property-identifier bacnet:PropertyIdentifier.present-value ;</text:span></text:p>
            <text:p><text:span text:style-name="T50"><text:s text:c="4"/></text:span><text:span text:style-name="T50">] .</text:span></text:p>
            <text:p><text:span text:style-name="T50"/></text:p>
            <text:p text:style-name="P13"><text:span text:style-name="T50">&lt;ex:1&gt; s223:hasExternalReference [</text:span></text:p>
            <text:p text:style-name="P13"><text:span text:style-name="T49"><text:s text:c="4"/></text:span><text:span text:style-name="T49">bacnet:url "bacnet://device,1234/analog-value,1/present-value" ;</text:span></text:p>
            <text:p text:style-name="P13"><text:span text:style-name="T50"><text:s text:c="4"/></text:span><text:span text:style-name="T50">] .</text:span></text:p>
          </draw:text-box>
        </draw:frame>
        <draw:frame draw:style-name="gr149" draw:text-style-name="P73" draw:layer="layout" svg:width="4.445cm" svg:height="0.962cm" draw:transform="rotate (1.5707963267949) translate (0.889cm 6.35cm)">
          <draw:text-box>
            <text:p text:style-name="P5"><text:span text:style-name="T51">CSML</text:span></text:p>
          </draw:text-box>
        </draw:frame>
        <draw:frame draw:style-name="gr150" draw:text-style-name="P73" draw:layer="layout" svg:width="5.715cm" svg:height="0.806cm" draw:transform="rotate (1.5707963267949) translate (0.889cm 13.335cm)">
          <draw:text-box>
            <text:p text:style-name="P5"><text:span text:style-name="T51">Ex</text:span></text:p>
          </draw:text-box>
        </draw:frame>
      </draw:page>
      <draw:page draw:name="page41" draw:style-name="dp1" draw:master-page-name="Default">
        <draw:line draw:style-name="gr165" draw:text-style-name="P4" draw:layer="layout" svg:x1="9.017cm" svg:y1="6.604cm" svg:x2="9.017cm" svg:y2="10.292cm">
          <text:p/>
        </draw:line>
        <draw:custom-shape draw:style-name="gr154" draw:text-style-name="P77" draw:layer="layout" svg:width="1.27cm" svg:height="0.762cm" svg:x="2.413cm" svg:y="3.1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7" draw:layer="layout" svg:width="1.27cm" svg:height="0.762cm" svg:x="2.413cm" svg:y="7.874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77" draw:layer="layout" svg:width="0.762cm" svg:height="0.381cm" svg:x="4.952cm" svg:y="2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77" draw:layer="layout" svg:width="0.762cm" svg:height="0.381cm" svg:x="4.952cm" svg:y="3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77" draw:layer="layout" svg:width="0.762cm" svg:height="0.381cm" svg:x="4.952cm" svg:y="4.1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77" draw:layer="layout" svg:width="0.762cm" svg:height="0.381cm" svg:x="4.953cm" svg:y="2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77" draw:layer="layout" svg:width="0.762cm" svg:height="0.381cm" svg:x="4.953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77" draw:layer="layout" svg:width="0.762cm" svg:height="0.381cm" svg:x="4.953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77" draw:layer="layout" svg:width="0.761cm" svg:height="0.381cm" svg:x="4.954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7" draw:text-style-name="P77" draw:layer="layout" svg:x1="4.318cm" svg:y1="3.053cm" svg:x2="4.318cm" svg:y2="4.318cm">
          <text:p/>
        </draw:line>
        <draw:line draw:style-name="gr157" draw:text-style-name="P77" draw:layer="layout" svg:x1="3.683cm" svg:y1="3.434cm" svg:x2="4.318cm" svg:y2="3.434cm">
          <text:p/>
        </draw:line>
        <draw:line draw:style-name="gr157" draw:text-style-name="P77" draw:layer="layout" svg:x1="4.318cm" svg:y1="3.053cm" svg:x2="4.953cm" svg:y2="3.053cm">
          <text:p/>
        </draw:line>
        <draw:line draw:style-name="gr157" draw:text-style-name="P77" draw:layer="layout" svg:x1="4.318cm" svg:y1="3.688cm" svg:x2="4.953cm" svg:y2="3.688cm">
          <text:p/>
        </draw:line>
        <draw:line draw:style-name="gr157" draw:text-style-name="P77" draw:layer="layout" svg:x1="4.318cm" svg:y1="4.323cm" svg:x2="4.953cm" svg:y2="4.323cm">
          <text:p/>
        </draw:line>
        <draw:custom-shape draw:style-name="gr158" draw:text-style-name="P77" draw:layer="layout" svg:width="0.508cm" svg:height="0.508cm" svg:x="6.731cm" svg:y="2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77" draw:layer="layout" svg:x1="5.715cm" svg:y1="3.053cm" svg:x2="6.223cm" svg:y2="3.053cm">
          <text:p/>
        </draw:line>
        <draw:line draw:style-name="gr157" draw:text-style-name="P77" draw:layer="layout" svg:x1="6.223cm" svg:y1="2.799cm" svg:x2="6.731cm" svg:y2="2.799cm">
          <text:p/>
        </draw:line>
        <draw:custom-shape draw:style-name="gr158" draw:text-style-name="P77" draw:layer="layout" svg:width="0.508cm" svg:height="0.508cm" svg:x="6.731cm" svg:y="3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77" draw:layer="layout" svg:x1="6.223cm" svg:y1="3.561cm" svg:x2="6.731cm" svg:y2="3.561cm">
          <text:p/>
        </draw:line>
        <draw:line draw:style-name="gr157" draw:text-style-name="P77" draw:layer="layout" svg:x1="6.223cm" svg:y1="2.799cm" svg:x2="6.223cm" svg:y2="3.556cm">
          <text:p/>
        </draw:line>
        <draw:custom-shape draw:style-name="gr159" draw:text-style-name="P5" draw:layer="layout" svg:width="0.508cm" svg:height="0.508cm" svg:x="9.27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5" draw:layer="layout" svg:width="0.508cm" svg:height="0.508cm" svg:x="10.28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9.525cm" svg:y1="11.054cm" svg:x2="9.525cm" svg:y2="11.689cm">
          <text:p/>
        </draw:line>
        <draw:line draw:style-name="gr160" draw:text-style-name="P4" draw:layer="layout" svg:x1="10.541cm" svg:y1="11.054cm" svg:x2="10.541cm" svg:y2="11.689cm">
          <text:p/>
        </draw:line>
        <draw:line draw:style-name="gr160" draw:text-style-name="P4" draw:layer="layout" svg:x1="11.049cm" svg:y1="11.689cm" svg:x2="11.049cm" svg:y2="12.324cm">
          <text:p/>
        </draw:line>
        <draw:line draw:style-name="gr160" draw:text-style-name="P4" draw:layer="layout" svg:x1="9.525cm" svg:y1="11.689cm" svg:x2="12.573cm" svg:y2="11.689cm">
          <text:p/>
        </draw:line>
        <draw:custom-shape draw:style-name="gr161" draw:text-style-name="P78" draw:layer="layout" svg:width="1.524cm" svg:height="0.762cm" svg:x="10.287cm" svg:y="12.324cm">
          <text:p text:style-name="P78"><text:span text:style-name="T60">VA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draw:layer="layout" svg:width="0.508cm" svg:height="0.508cm" svg:x="11.303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11.557cm" svg:y1="11.054cm" svg:x2="11.557cm" svg:y2="11.689cm">
          <text:p/>
        </draw:line>
        <draw:custom-shape draw:style-name="gr159" draw:text-style-name="P5" draw:layer="layout" svg:width="0.508cm" svg:height="0.508cm" svg:x="12.319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12.573cm" svg:y1="11.054cm" svg:x2="12.573cm" svg:y2="11.689cm">
          <text:p/>
        </draw:line>
        <draw:custom-shape draw:style-name="gr159" draw:text-style-name="P5" draw:layer="layout" svg:width="0.508cm" svg:height="0.508cm" svg:x="4.19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5" draw:layer="layout" svg:width="0.508cm" svg:height="0.508cm" svg:x="5.20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4.445cm" svg:y1="11.054cm" svg:x2="4.445cm" svg:y2="11.689cm">
          <text:p/>
        </draw:line>
        <draw:line draw:style-name="gr160" draw:text-style-name="P4" draw:layer="layout" svg:x1="5.461cm" svg:y1="11.054cm" svg:x2="5.461cm" svg:y2="11.689cm">
          <text:p/>
        </draw:line>
        <draw:line draw:style-name="gr160" draw:text-style-name="P4" draw:layer="layout" svg:x1="5.969cm" svg:y1="11.689cm" svg:x2="5.969cm" svg:y2="12.324cm">
          <text:p/>
        </draw:line>
        <draw:line draw:style-name="gr160" draw:text-style-name="P4" draw:layer="layout" svg:x1="4.445cm" svg:y1="11.689cm" svg:x2="7.493cm" svg:y2="11.689cm">
          <text:p/>
        </draw:line>
        <draw:custom-shape draw:style-name="gr161" draw:text-style-name="P78" draw:layer="layout" svg:width="1.524cm" svg:height="0.762cm" svg:x="5.207cm" svg:y="12.324cm">
          <text:p text:style-name="P78"><text:span text:style-name="T60">AH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draw:layer="layout" svg:width="0.508cm" svg:height="0.508cm" svg:x="6.223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6.477cm" svg:y1="11.054cm" svg:x2="6.477cm" svg:y2="11.689cm">
          <text:p/>
        </draw:line>
        <draw:custom-shape draw:style-name="gr159" draw:text-style-name="P5" draw:layer="layout" svg:width="0.508cm" svg:height="0.508cm" svg:x="7.239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7.493cm" svg:y1="11.054cm" svg:x2="7.493cm" svg:y2="11.689cm">
          <text:p/>
        </draw:line>
        <draw:line draw:style-name="gr162" draw:text-style-name="P4" draw:layer="layout" svg:x1="6.604cm" svg:y1="12.705cm" svg:x2="10.414cm" svg:y2="12.705cm">
          <text:p/>
        </draw:line>
        <draw:custom-shape draw:style-name="gr161" draw:text-style-name="P78" draw:layer="layout" svg:width="1.524cm" svg:height="0.762cm" svg:x="14.351cm" svg:y="12.324cm">
          <text:p text:style-name="P78"><text:span text:style-name="T60">Z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2" draw:text-style-name="P4" draw:layer="layout" svg:x1="11.684cm" svg:y1="12.705cm" svg:x2="14.478cm" svg:y2="12.705cm">
          <text:p/>
        </draw:line>
        <draw:custom-shape draw:style-name="gr159" draw:text-style-name="P5" draw:layer="layout" svg:width="0.508cm" svg:height="0.508cm" svg:x="14.35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5" draw:layer="layout" svg:width="0.508cm" svg:height="0.508cm" svg:x="15.36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14.605cm" svg:y1="11.054cm" svg:x2="14.605cm" svg:y2="11.689cm">
          <text:p/>
        </draw:line>
        <draw:line draw:style-name="gr160" draw:text-style-name="P4" draw:layer="layout" svg:x1="15.621cm" svg:y1="11.054cm" svg:x2="15.621cm" svg:y2="11.689cm">
          <text:p/>
        </draw:line>
        <draw:line draw:style-name="gr160" draw:text-style-name="P4" draw:layer="layout" svg:x1="15.113cm" svg:y1="11.689cm" svg:x2="15.113cm" svg:y2="12.324cm">
          <text:p/>
        </draw:line>
        <draw:line draw:style-name="gr160" draw:text-style-name="P4" draw:layer="layout" svg:x1="14.605cm" svg:y1="11.689cm" svg:x2="15.621cm" svg:y2="11.689cm">
          <text:p/>
        </draw:line>
        <draw:line draw:style-name="gr157" draw:text-style-name="P77" draw:layer="layout" svg:x1="4.318cm" svg:y1="7.747cm" svg:x2="4.318cm" svg:y2="9.017cm">
          <text:p/>
        </draw:line>
        <draw:line draw:style-name="gr157" draw:text-style-name="P77" draw:layer="layout" svg:x1="3.683cm" svg:y1="8.128cm" svg:x2="4.318cm" svg:y2="8.128cm">
          <text:p/>
        </draw:line>
        <draw:line draw:style-name="gr157" draw:text-style-name="P77" draw:layer="layout" svg:x1="4.318cm" svg:y1="7.747cm" svg:x2="4.953cm" svg:y2="7.747cm">
          <text:p/>
        </draw:line>
        <draw:line draw:style-name="gr157" draw:text-style-name="P77" draw:layer="layout" svg:x1="4.318cm" svg:y1="8.382cm" svg:x2="4.953cm" svg:y2="8.382cm">
          <text:p/>
        </draw:line>
        <draw:line draw:style-name="gr157" draw:text-style-name="P77" draw:layer="layout" svg:x1="4.318cm" svg:y1="9.017cm" svg:x2="4.953cm" svg:y2="9.017cm">
          <text:p/>
        </draw:line>
        <draw:custom-shape draw:style-name="gr158" draw:text-style-name="P77" draw:layer="layout" svg:width="0.508cm" svg:height="0.508cm" svg:x="6.223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77" draw:layer="layout" svg:x1="5.715cm" svg:y1="7.747cm" svg:x2="6.223cm" svg:y2="7.747cm">
          <text:p/>
        </draw:line>
        <draw:custom-shape draw:style-name="gr158" draw:text-style-name="P77" draw:layer="layout" svg:width="0.508cm" svg:height="0.508cm" svg:x="6.223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77" draw:layer="layout" svg:x1="5.715cm" svg:y1="8.382cm" svg:x2="6.223cm" svg:y2="8.382cm">
          <text:p/>
        </draw:line>
        <draw:line draw:style-name="gr166" draw:text-style-name="P4" draw:layer="layout" svg:x1="5.334cm" svg:y1="6.35cm" svg:x2="8.382cm" svg:y2="6.35cm">
          <text:p/>
        </draw:line>
        <draw:line draw:style-name="gr167" draw:text-style-name="P4" draw:layer="layout" svg:x1="9.398cm" svg:y1="10.673cm" svg:x2="9.017cm" svg:y2="10.292cm">
          <text:p/>
        </draw:line>
        <draw:line draw:style-name="gr157" draw:text-style-name="P77" draw:layer="layout" svg:x1="1.905cm" svg:y1="3.434cm" svg:x2="2.413cm" svg:y2="3.434cm">
          <text:p/>
        </draw:line>
        <draw:line draw:style-name="gr157" draw:text-style-name="P77" draw:layer="layout" svg:x1="1.905cm" svg:y1="8.128cm" svg:x2="2.413cm" svg:y2="8.128cm">
          <text:p/>
        </draw:line>
        <draw:line draw:style-name="gr157" draw:text-style-name="P77" draw:layer="layout" svg:x1="1.905cm" svg:y1="2.926cm" svg:x2="1.905cm" svg:y2="9.525cm">
          <text:p/>
        </draw:line>
        <draw:custom-shape draw:style-name="gr163" draw:text-style-name="P4" draw:layer="layout" svg:width="0.762cm" svg:height="0.254cm" svg:x="7.747cm" svg:y="2.672cm">
          <text:p/>
          <draw:enhanced-geometry svg:viewBox="0 0 21600 21600" draw:type="rectangle" draw:enhanced-path="M 0 0 L 21600 0 21600 21600 0 21600 0 0 Z N"/>
        </draw:custom-shape>
        <draw:line draw:style-name="gr164" draw:text-style-name="P4" draw:layer="layout" svg:x1="7.239cm" svg:y1="2.799cm" svg:x2="7.747cm" svg:y2="2.799cm">
          <text:p/>
        </draw:line>
        <draw:line draw:style-name="gr168" draw:text-style-name="P4" draw:layer="layout" svg:x1="5.334cm" svg:y1="4.572cm" svg:x2="5.334cm" svg:y2="6.35cm">
          <text:p/>
        </draw:line>
        <draw:line draw:style-name="gr164" draw:text-style-name="P4" draw:layer="layout" svg:x1="5.715cm" svg:y1="4.445cm" svg:x2="6.985cm" svg:y2="4.445cm">
          <text:p/>
        </draw:line>
        <draw:custom-shape draw:style-name="gr163" draw:text-style-name="P4" draw:layer="layout" svg:width="0.762cm" svg:height="0.254cm" svg:x="7.493cm" svg:y="4.699cm">
          <text:p/>
          <draw:enhanced-geometry svg:viewBox="0 0 21600 21600" draw:type="rectangle" draw:enhanced-path="M 0 0 L 21600 0 21600 21600 0 21600 0 0 Z N"/>
        </draw:custom-shape>
        <draw:line draw:style-name="gr164" draw:text-style-name="P4" draw:layer="layout" svg:x1="6.985cm" svg:y1="4.826cm" svg:x2="7.493cm" svg:y2="4.826cm">
          <text:p/>
        </draw:line>
        <draw:custom-shape draw:style-name="gr172" draw:text-style-name="P80" draw:layer="layout" svg:width="1.27cm" svg:height="0.508cm" svg:x="9.398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3" draw:text-style-name="P4" draw:layer="layout" svg:x1="9.398cm" svg:y1="4.318cm" svg:x2="5.715cm" svg:y2="4.318cm">
          <text:p/>
        </draw:line>
        <draw:line draw:style-name="gr164" draw:text-style-name="P4" draw:layer="layout" svg:x1="6.985cm" svg:y1="5.207cm" svg:x2="6.985cm" svg:y2="4.445cm">
          <text:p/>
        </draw:line>
        <draw:custom-shape draw:style-name="gr163" draw:text-style-name="P4" draw:layer="layout" svg:width="0.762cm" svg:height="0.254cm" svg:x="7.493cm" svg:y="5.08cm">
          <text:p/>
          <draw:enhanced-geometry svg:viewBox="0 0 21600 21600" draw:type="rectangle" draw:enhanced-path="M 0 0 L 21600 0 21600 21600 0 21600 0 0 Z N"/>
        </draw:custom-shape>
        <draw:line draw:style-name="gr164" draw:text-style-name="P4" draw:layer="layout" svg:x1="6.985cm" svg:y1="5.207cm" svg:x2="7.493cm" svg:y2="5.207cm">
          <text:p/>
        </draw:line>
        <draw:line draw:style-name="gr174" draw:text-style-name="P4" draw:layer="layout" svg:x1="10.033cm" svg:y1="4.572cm" svg:x2="10.033cm" svg:y2="10.287cm">
          <text:p/>
        </draw:line>
        <draw:line draw:style-name="gr175" draw:text-style-name="P4" draw:layer="layout" svg:x1="9.652cm" svg:y1="10.668cm" svg:x2="10.033cm" svg:y2="10.287cm">
          <text:p/>
        </draw:line>
        <draw:custom-shape draw:style-name="gr169" draw:text-style-name="P79" draw:layer="layout" svg:width="1.27cm" svg:height="0.508cm" svg:x="8.382cm" svg:y="6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2" draw:text-style-name="P1" draw:layer="layout" svg:width="6.35cm" svg:height="6.35cm" svg:x="12.065cm" svg:y="3.175cm">
          <draw:text-box>
            <text:p><text:span text:style-name="T47">The Brick model uses rdf:type to relate an </text:span><text:span text:style-name="T26">s223:Property</text:span><text:span text:style-name="T47"> with some subclass of a </text:span><text:span text:style-name="T24">brick:Point</text:span><text:span text:style-name="T47">.</text:span></text:p>
            <text:p><text:span text:style-name="T47"/></text:p>
            <text:p><text:span text:style-name="T47">Given both of the references in the 223 model, a SHACL rule can make the association from the BACnet object to the Brick class.</text:span></text:p>
          </draw:text-box>
        </draw:frame>
      </draw:page>
      <draw:page draw:name="page42" draw:style-name="dp1" draw:master-page-name="Default">
        <draw:line draw:style-name="gr167" draw:text-style-name="P4" draw:layer="layout" svg:x1="9.017cm" svg:y1="6.35cm" svg:x2="9.017cm" svg:y2="10.292cm">
          <text:p/>
        </draw:line>
        <draw:custom-shape draw:style-name="gr154" draw:text-style-name="P77" draw:layer="layout" svg:width="1.27cm" svg:height="0.762cm" svg:x="2.413cm" svg:y="3.1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7" draw:layer="layout" svg:width="1.27cm" svg:height="0.762cm" svg:x="2.413cm" svg:y="7.874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77" draw:layer="layout" svg:width="0.762cm" svg:height="0.381cm" svg:x="4.952cm" svg:y="2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77" draw:layer="layout" svg:width="0.762cm" svg:height="0.381cm" svg:x="4.952cm" svg:y="3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77" draw:layer="layout" svg:width="0.762cm" svg:height="0.381cm" svg:x="4.952cm" svg:y="4.1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77" draw:layer="layout" svg:width="0.762cm" svg:height="0.381cm" svg:x="4.953cm" svg:y="2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77" draw:layer="layout" svg:width="0.762cm" svg:height="0.381cm" svg:x="4.953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77" draw:layer="layout" svg:width="0.762cm" svg:height="0.381cm" svg:x="4.953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77" draw:layer="layout" svg:width="0.761cm" svg:height="0.381cm" svg:x="4.954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7" draw:text-style-name="P77" draw:layer="layout" svg:x1="4.318cm" svg:y1="3.053cm" svg:x2="4.318cm" svg:y2="4.318cm">
          <text:p/>
        </draw:line>
        <draw:line draw:style-name="gr157" draw:text-style-name="P77" draw:layer="layout" svg:x1="3.683cm" svg:y1="3.434cm" svg:x2="4.318cm" svg:y2="3.434cm">
          <text:p/>
        </draw:line>
        <draw:line draw:style-name="gr157" draw:text-style-name="P77" draw:layer="layout" svg:x1="4.318cm" svg:y1="3.053cm" svg:x2="4.953cm" svg:y2="3.053cm">
          <text:p/>
        </draw:line>
        <draw:line draw:style-name="gr157" draw:text-style-name="P77" draw:layer="layout" svg:x1="4.318cm" svg:y1="3.688cm" svg:x2="4.953cm" svg:y2="3.688cm">
          <text:p/>
        </draw:line>
        <draw:line draw:style-name="gr157" draw:text-style-name="P77" draw:layer="layout" svg:x1="4.318cm" svg:y1="4.323cm" svg:x2="4.953cm" svg:y2="4.323cm">
          <text:p/>
        </draw:line>
        <draw:custom-shape draw:style-name="gr158" draw:text-style-name="P77" draw:layer="layout" svg:width="0.508cm" svg:height="0.508cm" svg:x="6.731cm" svg:y="2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77" draw:layer="layout" svg:x1="5.715cm" svg:y1="3.053cm" svg:x2="6.223cm" svg:y2="3.053cm">
          <text:p/>
        </draw:line>
        <draw:line draw:style-name="gr157" draw:text-style-name="P77" draw:layer="layout" svg:x1="6.223cm" svg:y1="2.799cm" svg:x2="6.731cm" svg:y2="2.799cm">
          <text:p/>
        </draw:line>
        <draw:custom-shape draw:style-name="gr158" draw:text-style-name="P77" draw:layer="layout" svg:width="0.508cm" svg:height="0.508cm" svg:x="6.731cm" svg:y="3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77" draw:layer="layout" svg:x1="6.223cm" svg:y1="3.561cm" svg:x2="6.731cm" svg:y2="3.561cm">
          <text:p/>
        </draw:line>
        <draw:line draw:style-name="gr157" draw:text-style-name="P77" draw:layer="layout" svg:x1="6.223cm" svg:y1="2.799cm" svg:x2="6.223cm" svg:y2="3.556cm">
          <text:p/>
        </draw:line>
        <draw:custom-shape draw:style-name="gr159" draw:text-style-name="P5" draw:layer="layout" svg:width="0.508cm" svg:height="0.508cm" svg:x="9.27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5" draw:layer="layout" svg:width="0.508cm" svg:height="0.508cm" svg:x="10.28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9.525cm" svg:y1="11.054cm" svg:x2="9.525cm" svg:y2="11.689cm">
          <text:p/>
        </draw:line>
        <draw:line draw:style-name="gr160" draw:text-style-name="P4" draw:layer="layout" svg:x1="10.541cm" svg:y1="11.054cm" svg:x2="10.541cm" svg:y2="11.689cm">
          <text:p/>
        </draw:line>
        <draw:line draw:style-name="gr160" draw:text-style-name="P4" draw:layer="layout" svg:x1="11.049cm" svg:y1="11.689cm" svg:x2="11.049cm" svg:y2="12.324cm">
          <text:p/>
        </draw:line>
        <draw:line draw:style-name="gr160" draw:text-style-name="P4" draw:layer="layout" svg:x1="9.525cm" svg:y1="11.689cm" svg:x2="12.573cm" svg:y2="11.689cm">
          <text:p/>
        </draw:line>
        <draw:custom-shape draw:style-name="gr161" draw:text-style-name="P78" draw:layer="layout" svg:width="1.524cm" svg:height="0.762cm" svg:x="10.287cm" svg:y="12.324cm">
          <text:p text:style-name="P78"><text:span text:style-name="T60">VA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draw:layer="layout" svg:width="0.508cm" svg:height="0.508cm" svg:x="11.303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11.557cm" svg:y1="11.054cm" svg:x2="11.557cm" svg:y2="11.689cm">
          <text:p/>
        </draw:line>
        <draw:custom-shape draw:style-name="gr159" draw:text-style-name="P5" draw:layer="layout" svg:width="0.508cm" svg:height="0.508cm" svg:x="12.319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12.573cm" svg:y1="11.054cm" svg:x2="12.573cm" svg:y2="11.689cm">
          <text:p/>
        </draw:line>
        <draw:custom-shape draw:style-name="gr159" draw:text-style-name="P5" draw:layer="layout" svg:width="0.508cm" svg:height="0.508cm" svg:x="4.19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5" draw:layer="layout" svg:width="0.508cm" svg:height="0.508cm" svg:x="5.20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4.445cm" svg:y1="11.054cm" svg:x2="4.445cm" svg:y2="11.689cm">
          <text:p/>
        </draw:line>
        <draw:line draw:style-name="gr160" draw:text-style-name="P4" draw:layer="layout" svg:x1="5.461cm" svg:y1="11.054cm" svg:x2="5.461cm" svg:y2="11.689cm">
          <text:p/>
        </draw:line>
        <draw:line draw:style-name="gr160" draw:text-style-name="P4" draw:layer="layout" svg:x1="5.969cm" svg:y1="11.689cm" svg:x2="5.969cm" svg:y2="12.324cm">
          <text:p/>
        </draw:line>
        <draw:line draw:style-name="gr160" draw:text-style-name="P4" draw:layer="layout" svg:x1="4.445cm" svg:y1="11.689cm" svg:x2="7.493cm" svg:y2="11.689cm">
          <text:p/>
        </draw:line>
        <draw:custom-shape draw:style-name="gr161" draw:text-style-name="P78" draw:layer="layout" svg:width="1.524cm" svg:height="0.762cm" svg:x="5.207cm" svg:y="12.324cm">
          <text:p text:style-name="P78"><text:span text:style-name="T60">AH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draw:layer="layout" svg:width="0.508cm" svg:height="0.508cm" svg:x="6.223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6.477cm" svg:y1="11.054cm" svg:x2="6.477cm" svg:y2="11.689cm">
          <text:p/>
        </draw:line>
        <draw:custom-shape draw:style-name="gr159" draw:text-style-name="P5" draw:layer="layout" svg:width="0.508cm" svg:height="0.508cm" svg:x="7.239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7.493cm" svg:y1="11.054cm" svg:x2="7.493cm" svg:y2="11.689cm">
          <text:p/>
        </draw:line>
        <draw:line draw:style-name="gr162" draw:text-style-name="P4" draw:layer="layout" svg:x1="6.604cm" svg:y1="12.705cm" svg:x2="10.414cm" svg:y2="12.705cm">
          <text:p/>
        </draw:line>
        <draw:custom-shape draw:style-name="gr161" draw:text-style-name="P78" draw:layer="layout" svg:width="1.524cm" svg:height="0.762cm" svg:x="14.351cm" svg:y="12.324cm">
          <text:p text:style-name="P78"><text:span text:style-name="T60">Z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2" draw:text-style-name="P4" draw:layer="layout" svg:x1="11.684cm" svg:y1="12.705cm" svg:x2="14.478cm" svg:y2="12.705cm">
          <text:p/>
        </draw:line>
        <draw:custom-shape draw:style-name="gr159" draw:text-style-name="P5" draw:layer="layout" svg:width="0.508cm" svg:height="0.508cm" svg:x="14.351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5" draw:layer="layout" svg:width="0.508cm" svg:height="0.508cm" svg:x="15.367cm" svg:y="10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" draw:layer="layout" svg:x1="14.605cm" svg:y1="11.054cm" svg:x2="14.605cm" svg:y2="11.689cm">
          <text:p/>
        </draw:line>
        <draw:line draw:style-name="gr160" draw:text-style-name="P4" draw:layer="layout" svg:x1="15.621cm" svg:y1="11.054cm" svg:x2="15.621cm" svg:y2="11.689cm">
          <text:p/>
        </draw:line>
        <draw:line draw:style-name="gr160" draw:text-style-name="P4" draw:layer="layout" svg:x1="15.113cm" svg:y1="11.689cm" svg:x2="15.113cm" svg:y2="12.324cm">
          <text:p/>
        </draw:line>
        <draw:line draw:style-name="gr160" draw:text-style-name="P4" draw:layer="layout" svg:x1="14.605cm" svg:y1="11.689cm" svg:x2="15.621cm" svg:y2="11.689cm">
          <text:p/>
        </draw:line>
        <draw:line draw:style-name="gr157" draw:text-style-name="P77" draw:layer="layout" svg:x1="4.318cm" svg:y1="7.747cm" svg:x2="4.318cm" svg:y2="9.017cm">
          <text:p/>
        </draw:line>
        <draw:line draw:style-name="gr157" draw:text-style-name="P77" draw:layer="layout" svg:x1="3.683cm" svg:y1="8.128cm" svg:x2="4.318cm" svg:y2="8.128cm">
          <text:p/>
        </draw:line>
        <draw:line draw:style-name="gr157" draw:text-style-name="P77" draw:layer="layout" svg:x1="4.318cm" svg:y1="7.747cm" svg:x2="4.953cm" svg:y2="7.747cm">
          <text:p/>
        </draw:line>
        <draw:line draw:style-name="gr157" draw:text-style-name="P77" draw:layer="layout" svg:x1="4.318cm" svg:y1="8.382cm" svg:x2="4.953cm" svg:y2="8.382cm">
          <text:p/>
        </draw:line>
        <draw:line draw:style-name="gr157" draw:text-style-name="P77" draw:layer="layout" svg:x1="4.318cm" svg:y1="9.017cm" svg:x2="4.953cm" svg:y2="9.017cm">
          <text:p/>
        </draw:line>
        <draw:custom-shape draw:style-name="gr158" draw:text-style-name="P77" draw:layer="layout" svg:width="0.508cm" svg:height="0.508cm" svg:x="6.223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77" draw:layer="layout" svg:x1="5.715cm" svg:y1="7.747cm" svg:x2="6.223cm" svg:y2="7.747cm">
          <text:p/>
        </draw:line>
        <draw:custom-shape draw:style-name="gr158" draw:text-style-name="P77" draw:layer="layout" svg:width="0.508cm" svg:height="0.508cm" svg:x="6.223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7" draw:text-style-name="P77" draw:layer="layout" svg:x1="5.715cm" svg:y1="8.382cm" svg:x2="6.223cm" svg:y2="8.382cm">
          <text:p/>
        </draw:line>
        <draw:line draw:style-name="gr176" draw:text-style-name="P4" draw:layer="layout" svg:x1="5.334cm" svg:y1="6.35cm" svg:x2="9.017cm" svg:y2="6.35cm">
          <text:p/>
        </draw:line>
        <draw:line draw:style-name="gr177" draw:text-style-name="P4" draw:layer="layout" svg:x1="9.398cm" svg:y1="10.673cm" svg:x2="9.017cm" svg:y2="10.292cm">
          <text:p/>
        </draw:line>
        <draw:line draw:style-name="gr157" draw:text-style-name="P77" draw:layer="layout" svg:x1="1.905cm" svg:y1="3.434cm" svg:x2="2.413cm" svg:y2="3.434cm">
          <text:p/>
        </draw:line>
        <draw:line draw:style-name="gr157" draw:text-style-name="P77" draw:layer="layout" svg:x1="1.905cm" svg:y1="8.128cm" svg:x2="2.413cm" svg:y2="8.128cm">
          <text:p/>
        </draw:line>
        <draw:line draw:style-name="gr157" draw:text-style-name="P77" draw:layer="layout" svg:x1="1.905cm" svg:y1="2.926cm" svg:x2="1.905cm" svg:y2="9.525cm">
          <text:p/>
        </draw:line>
        <draw:custom-shape draw:style-name="gr163" draw:text-style-name="P4" draw:layer="layout" svg:width="0.762cm" svg:height="0.254cm" svg:x="7.747cm" svg:y="2.672cm">
          <text:p/>
          <draw:enhanced-geometry svg:viewBox="0 0 21600 21600" draw:type="rectangle" draw:enhanced-path="M 0 0 L 21600 0 21600 21600 0 21600 0 0 Z N"/>
        </draw:custom-shape>
        <draw:line draw:style-name="gr164" draw:text-style-name="P4" draw:layer="layout" svg:x1="7.239cm" svg:y1="2.799cm" svg:x2="7.747cm" svg:y2="2.799cm">
          <text:p/>
        </draw:line>
        <draw:line draw:style-name="gr176" draw:text-style-name="P4" draw:layer="layout" svg:x1="5.334cm" svg:y1="4.572cm" svg:x2="5.334cm" svg:y2="6.35cm">
          <text:p/>
        </draw:line>
        <draw:line draw:style-name="gr164" draw:text-style-name="P4" draw:layer="layout" svg:x1="5.715cm" svg:y1="4.445cm" svg:x2="6.985cm" svg:y2="4.445cm">
          <text:p/>
        </draw:line>
        <draw:custom-shape draw:style-name="gr163" draw:text-style-name="P4" draw:layer="layout" svg:width="0.762cm" svg:height="0.254cm" svg:x="7.493cm" svg:y="4.699cm">
          <text:p/>
          <draw:enhanced-geometry svg:viewBox="0 0 21600 21600" draw:type="rectangle" draw:enhanced-path="M 0 0 L 21600 0 21600 21600 0 21600 0 0 Z N"/>
        </draw:custom-shape>
        <draw:line draw:style-name="gr164" draw:text-style-name="P4" draw:layer="layout" svg:x1="6.985cm" svg:y1="4.826cm" svg:x2="7.493cm" svg:y2="4.826cm">
          <text:p/>
        </draw:line>
        <draw:custom-shape draw:style-name="gr172" draw:text-style-name="P80" draw:layer="layout" svg:width="1.27cm" svg:height="0.508cm" svg:x="9.398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4" draw:text-style-name="P4" draw:layer="layout" svg:x1="9.398cm" svg:y1="4.318cm" svg:x2="5.715cm" svg:y2="4.318cm">
          <text:p/>
        </draw:line>
        <draw:line draw:style-name="gr164" draw:text-style-name="P4" draw:layer="layout" svg:x1="6.985cm" svg:y1="5.207cm" svg:x2="6.985cm" svg:y2="4.445cm">
          <text:p/>
        </draw:line>
        <draw:custom-shape draw:style-name="gr163" draw:text-style-name="P4" draw:layer="layout" svg:width="0.762cm" svg:height="0.254cm" svg:x="7.493cm" svg:y="5.08cm">
          <text:p/>
          <draw:enhanced-geometry svg:viewBox="0 0 21600 21600" draw:type="rectangle" draw:enhanced-path="M 0 0 L 21600 0 21600 21600 0 21600 0 0 Z N"/>
        </draw:custom-shape>
        <draw:line draw:style-name="gr164" draw:text-style-name="P4" draw:layer="layout" svg:x1="6.985cm" svg:y1="5.207cm" svg:x2="7.493cm" svg:y2="5.207cm">
          <text:p/>
        </draw:line>
        <draw:line draw:style-name="gr178" draw:text-style-name="P4" draw:layer="layout" svg:x1="10.033cm" svg:y1="4.572cm" svg:x2="10.033cm" svg:y2="10.287cm">
          <text:p/>
        </draw:line>
        <draw:line draw:style-name="gr179" draw:text-style-name="P4" draw:layer="layout" svg:x1="9.652cm" svg:y1="10.668cm" svg:x2="10.033cm" svg:y2="10.287cm">
          <text:p/>
        </draw:line>
        <draw:frame draw:style-name="gr152" draw:text-style-name="P1" draw:layer="layout" svg:width="6.35cm" svg:height="6.35cm" svg:x="12.065cm" svg:y="3.175cm">
          <draw:text-box>
            <text:p><text:span text:style-name="T47">Given a list of tags interpreted as RDF triples the BACnet object can refer directly to the system, device, or property.</text:span></text:p>
            <text:p><text:span text:style-name="T47"/></text:p>
            <text:p><text:span text:style-name="T47">When the system or device is bundled with a BACnet controller, the model of the system can be described using 223 with a combination of tags on “regular” objects, Structure View Objects, or both.</text:span></text:p>
          </draw:text-box>
        </draw:frame>
      </draw:page>
      <draw:page draw:name="page43" draw:style-name="dp1" draw:master-page-name="Default">
        <draw:frame draw:style-name="gr180" draw:text-style-name="P76" draw:layer="layout" svg:width="15.24cm" svg:height="5.08cm" svg:x="1.905cm" svg:y="1.905cm">
          <draw:text-box>
            <text:p><text:span text:style-name="T50">&lt;?xml version="1.0" encoding="UTF-8"?&gt;</text:span></text:p>
            <text:p><text:span text:style-name="T50">&lt;CSML xmlns="http://bacnet.org/csml/1.2" defaultLocale="en-US"&gt;</text:span></text:p>
            <text:p><text:span text:style-name="T50"><text:s text:c="4"/></text:span><text:span text:style-name="T50">&lt;Definitions&gt;</text:span></text:p>
            <text:p><text:span text:style-name="T50"><text:s text:c="8"/></text:span><text:span text:style-name="T50">&lt;Sequence name="0-BACnetNameValue"&gt;</text:span></text:p>
            <text:p><text:span text:style-name="T50"><text:s text:c="12"/></text:span><text:span text:style-name="T50">&lt;String name="name" contextTag="0"/&gt;</text:span></text:p>
            <text:p><text:span text:style-name="T50"><text:s text:c="12"/></text:span><text:span text:style-name="T50">&lt;Any name="value" optional="true"</text:span></text:p>
            <text:p><text:span text:style-name="T50"><text:s text:c="16"/></text:span><text:span text:style-name="T50">comment="value is limited to primitve datatypes and BACnetDateTime"/&gt;</text:span></text:p>
            <text:p><text:span text:style-name="T50"><text:s text:c="8"/></text:span><text:span text:style-name="T50">&lt;/Sequence&gt;</text:span></text:p>
            <text:p><text:span text:style-name="T50"><text:s text:c="8"/></text:span><text:span text:style-name="T50">&lt;Object name="0-AnalogValueObject"&gt;</text:span></text:p>
            <text:p><text:span text:style-name="T50"><text:s text:c="12"/></text:span><text:span text:style-name="T50">&lt;Array memberType="0-BACnetNameValue" name="tags" optional="true"/&gt;</text:span></text:p>
            <text:p><text:span text:style-name="T50"><text:s text:c="8"/></text:span><text:span text:style-name="T50">&lt;/Object&gt;</text:span></text:p>
            <text:p><text:span text:style-name="T50"><text:s text:c="4"/></text:span><text:span text:style-name="T50">&lt;/Definitions&gt;</text:span></text:p>
            <text:p><text:span text:style-name="T50">&lt;/CSML&gt;</text:span></text:p>
          </draw:text-box>
        </draw:frame>
        <draw:frame draw:style-name="gr181" draw:text-style-name="P76" draw:layer="layout" svg:width="15.24cm" svg:height="5.715cm" svg:x="1.905cm" svg:y="7.62cm">
          <draw:text-box>
            <text:p><text:span text:style-name="T50">&lt;ex:1&gt; a bacnet:AnalogValueObject ;</text:span></text:p>
            <text:p><text:span text:style-name="T50"><text:s text:c="4"/></text:span><text:span text:style-name="T50">bacnet:tags (</text:span></text:p>
            <text:p text:style-name="P13"><text:span text:style-name="T49"><text:s text:c="8"/></text:span><text:span text:style-name="T49">[ bacnet:name "id" ; bacnet:value "a-0005" ]</text:span></text:p>
            <text:p><text:span text:style-name="T49"><text:s text:c="8"/></text:span><text:span text:style-name="T49">[ bacnet:name </text:span><text:span text:style-name="T50">"cur" ]</text:span></text:p>
            <text:p text:style-name="P13"><text:span text:style-name="T49"><text:s text:c="8"/></text:span><text:span text:style-name="T49">[ bacnet:name </text:span><text:span text:style-name="T50">"his" ]</text:span></text:p>
            <text:p text:style-name="P13"><text:span text:style-name="T49"><text:s text:c="7"/></text:span><text:span text:style-name="T62"><text:s/></text:span><text:span text:style-name="T63">[ bacnet:name </text:span><text:span text:style-name="T64">"mixed" ]</text:span></text:p>
            <text:p text:style-name="P13"><text:span text:style-name="T63"><text:s text:c="8"/></text:span><text:span text:style-name="T63">[ bacnet:name "air" ]</text:span></text:p>
            <text:p text:style-name="P13"><text:span text:style-name="T63"><text:s text:c="8"/></text:span><text:span text:style-name="T63">[ bacnet:name </text:span><text:span text:style-name="T64">"temp" ]</text:span></text:p>
            <text:p text:style-name="P13"><text:span text:style-name="T63"><text:s text:c="8"/></text:span><text:span text:style-name="T63">[ bacnet:name "sensor" ]</text:span></text:p>
            <text:p text:style-name="P13"><text:span text:style-name="T49"><text:s text:c="8"/></text:span><text:span text:style-name="T49">[ bacnet:name </text:span><text:span text:style-name="T50">"point" ]</text:span></text:p>
            <text:p><text:span text:style-name="T50"><text:s text:c="4"/></text:span><text:span text:style-name="T50">) .</text:span></text:p>
            <text:p text:style-name="P13"><text:span text:style-name="T49"/></text:p>
            <text:p text:style-name="P13"><text:span text:style-name="T49">_:a-0005</text:span><text:span text:style-name="T50"> a bacnet:AnalogValueObject ;</text:span></text:p>
            <text:p text:style-name="P13"><text:span text:style-name="T50"><text:s text:c="4"/></text:span><text:span text:style-name="T50">bacnet:tags (</text:span></text:p>
            <text:p text:style-name="P13"><text:span text:style-name="T49"><text:s text:c="8"/></text:span><text:span text:style-name="T49">[ bacnet:name "</text:span><text:span text:style-name="T65">brick:Mixed_Air_Temperature_Sensor</text:span><text:span text:style-name="T50">" ]</text:span></text:p>
            <text:p text:style-name="P13"><text:span text:style-name="T50"><text:s text:c="4"/></text:span><text:span text:style-name="T50">) .</text:span></text:p>
          </draw:text-box>
        </draw:frame>
        <draw:frame draw:style-name="gr149" draw:text-style-name="P73" draw:layer="layout" svg:width="4.445cm" svg:height="0.962cm" draw:transform="rotate (1.5707963267949) translate (0.889cm 6.35cm)">
          <draw:text-box>
            <text:p text:style-name="P5"><text:span text:style-name="T51">CSML</text:span></text:p>
          </draw:text-box>
        </draw:frame>
        <draw:frame draw:style-name="gr150" draw:text-style-name="P73" draw:layer="layout" svg:width="5.715cm" svg:height="0.806cm" draw:transform="rotate (1.5707963267949) translate (0.889cm 13.335cm)">
          <draw:text-box>
            <text:p text:style-name="P5"><text:span text:style-name="T51">E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" draw:display-name="Black 45 Degrees" draw:style="single" draw:color="#000000" draw:distance="0.102cm" draw:rotation="450"/>
    <draw:opacity draw:name="Transparency_20_5" draw:display-name="Transparency 5" draw:style="square" draw:cx="50%" draw:cy="50%" draw:start="100%" draw:end="0%" draw:angle="0deg" draw:border="0%"/>
    <draw:opacity draw:name="Transparency_20_6" draw:display-name="Transparency 6" draw:style="rectangular" draw:cx="50%" draw:cy="50%" draw:start="100%" draw:end="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5T15:38:30.210963774</meta:creation-date>
    <dc:date>2024-04-20T02:08:47.080161956</dc:date>
    <meta:editing-duration>P1DT22H2M46S</meta:editing-duration>
    <meta:editing-cycles>57</meta:editing-cycles>
    <meta:generator>LibreOffice/7.3.7.2$Linux_X86_64 LibreOffice_project/30$Build-2</meta:generator>
    <meta:document-statistic meta:object-count="945"/>
  </office:meta>
</office:document-meta>
</file>